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êpÂ'C0Ê‹" svg:font-family="êpÂ'C0Ê‹, Cambria"/>
    <style:font-face style:name="Helvetica-Bold" svg:font-family="Helvetica-Bold, Helvetica" style:font-family-generic="swiss"/>
    <style:font-face style:name="Calibri" svg:font-family="Calibri" style:font-pitch="variable"/>
    <style:font-face style:name="Cambria" svg:font-family="Cambria" style:font-pitch="variable"/>
    <style:font-face style:name="Courier New" svg:font-family="'Courier New'" style:font-pitch="variable"/>
    <style:font-face style:name="Lucida Grande" svg:font-family="'Lucida Grande'" style:font-pitch="variable"/>
    <style:font-face style:name="Times" svg:font-family="Times" style:font-pitch="variable"/>
    <style:font-face style:name="ＭＳ 明朝" svg:font-family="'ＭＳ 明朝'"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 style:master-page-name="Standard">
      <style:paragraph-properties style:page-number="auto"/>
    </style:style>
    <style:style style:name="P2" style:family="paragraph" style:parent-style-name="Heading_20_1">
      <style:paragraph-properties fo:break-before="page"/>
    </style:style>
    <style:style style:name="P3" style:family="paragraph" style:parent-style-name="Heading_20_1" style:master-page-name="Conversion_20_1">
      <style:paragraph-properties style:page-number="auto"/>
    </style:style>
    <style:style style:name="P4" style:family="paragraph" style:parent-style-name="Heading_20_1" style:master-page-name="Conversion_20_2">
      <style:paragraph-properties style:page-number="auto"/>
    </style:style>
    <style:style style:name="P5" style:family="paragraph" style:parent-style-name="Heading_20_1" style:master-page-name="Conversion_20_3">
      <style:paragraph-properties style:page-number="auto"/>
    </style:style>
    <style:style style:name="P6" style:family="paragraph" style:parent-style-name="Heading_20_1" style:master-page-name="Conversion_20_4">
      <style:paragraph-properties style:page-number="auto"/>
    </style:style>
    <style:style style:name="P7" style:family="paragraph" style:parent-style-name="Heading_20_1" style:master-page-name="Conversion_20_5">
      <style:paragraph-properties style:page-number="auto"/>
    </style:style>
    <style:style style:name="P8" style:family="paragraph" style:parent-style-name="Heading_20_1" style:master-page-name="Conversion_20_6">
      <style:paragraph-properties style:page-number="auto"/>
    </style:style>
    <style:style style:name="P9" style:family="paragraph" style:parent-style-name="Heading_20_1" style:master-page-name="Conversion_20_7">
      <style:paragraph-properties style:page-number="auto"/>
    </style:style>
    <style:style style:name="P10" style:family="paragraph" style:parent-style-name="Heading_20_1" style:master-page-name="Conversion_20_8">
      <style:paragraph-properties style:page-number="auto"/>
    </style:style>
    <style:style style:name="P11" style:family="paragraph" style:parent-style-name="Heading_20_1" style:master-page-name="Conversion_20_9">
      <style:paragraph-properties style:page-number="auto"/>
    </style:style>
    <style:style style:name="P12" style:family="paragraph" style:parent-style-name="Heading_20_1" style:master-page-name="Conversion_20_10">
      <style:paragraph-properties style:page-number="auto"/>
    </style:style>
    <style:style style:name="P13" style:family="paragraph" style:parent-style-name="Heading_20_1" style:master-page-name="Conversion_20_11">
      <style:paragraph-properties style:page-number="auto"/>
    </style:style>
    <style:style style:name="P14" style:family="paragraph" style:parent-style-name="Heading_20_1" style:master-page-name="Conversion_20_12">
      <style:paragraph-properties style:page-number="auto"/>
    </style:style>
    <style:style style:name="P15" style:family="paragraph" style:parent-style-name="Heading_20_1" style:master-page-name="Conversion_20_13">
      <style:paragraph-properties style:page-number="auto"/>
    </style:style>
    <style:style style:name="P16" style:family="paragraph" style:parent-style-name="Heading_20_1" style:master-page-name="Conversion_20_14">
      <style:paragraph-properties style:page-number="auto"/>
    </style:style>
    <style:style style:name="P17" style:family="paragraph" style:parent-style-name="Heading_20_1" style:master-page-name="Conversion_20_15">
      <style:paragraph-properties style:page-number="auto"/>
    </style:style>
    <style:style style:name="P18" style:family="paragraph" style:parent-style-name="Heading_20_1" style:master-page-name="Conversion_20_16">
      <style:paragraph-properties style:page-number="auto"/>
    </style:style>
    <style:style style:name="P19" style:family="paragraph" style:parent-style-name="Heading_20_1" style:master-page-name="Conversion_20_17">
      <style:paragraph-properties style:page-number="auto"/>
    </style:style>
    <style:style style:name="P20" style:family="paragraph" style:parent-style-name="Heading_20_1" style:master-page-name="Conversion_20_18">
      <style:paragraph-properties style:page-number="auto"/>
    </style:style>
    <style:style style:name="P21" style:family="paragraph" style:parent-style-name="Footnote">
      <style:paragraph-properties fo:text-align="justify" style:justify-single-word="false"/>
    </style:style>
    <style:style style:name="P22" style:family="paragraph" style:parent-style-name="Endnote">
      <style:paragraph-properties fo:text-align="justify" style:justify-single-word="false"/>
    </style:style>
    <style:style style:name="P23" style:family="paragraph" style:parent-style-name="Endnote">
      <style:paragraph-properties fo:text-align="justify" style:justify-single-word="false"/>
      <style:text-properties style:font-name="Cambria" fo:font-size="11pt" style:font-size-asian="11pt" style:font-name-complex="Cambria" style:font-size-complex="11pt"/>
    </style:style>
    <style:style style:name="T1" style:family="text">
      <style:text-properties fo:font-size="10pt" style:font-size-asian="10pt" style:font-size-complex="10pt"/>
    </style:style>
    <style:style style:name="T2" style:family="text">
      <style:text-properties fo:font-size="10pt" style:font-size-asian="10pt" style:font-name-complex="Cambria" style:font-size-complex="10pt"/>
    </style:style>
    <style:style style:name="T3" style:family="text">
      <style:text-properties fo:font-size="10pt" fo:font-weight="bold" style:font-size-asian="10pt" style:font-weight-asian="bold" style:font-name-complex="Cambria" style:font-size-complex="10pt"/>
    </style:style>
    <style:style style:name="T4" style:family="text">
      <style:text-properties style:font-name="Cambria" fo:font-size="10pt" style:font-size-asian="10pt" style:font-name-complex="Cambria" style:font-size-complex="10pt"/>
    </style:style>
    <style:style style:name="T5" style:family="text">
      <style:text-properties style:font-name="Cambria" fo:font-size="10pt" fo:language="de" fo:country="DE" style:font-size-asian="10pt" style:font-name-complex="Cambria" style:font-size-complex="10pt"/>
    </style:style>
    <style:style style:name="T6" style:family="text">
      <style:text-properties style:font-name="Cambria" fo:font-size="10pt" fo:language="de" fo:country="DE" style:font-name-asian="Cambria" style:font-size-asian="10pt" style:font-name-complex="Cambria" style:font-size-complex="10pt"/>
    </style:style>
    <style:style style:name="T7" style:family="text">
      <style:text-properties style:font-name="Cambria" fo:font-size="10pt" fo:language="de" fo:country="DE" fo:font-style="italic" style:font-size-asian="10pt" style:font-style-asian="italic" style:font-name-complex="Cambria" style:font-size-complex="10pt"/>
    </style:style>
    <style:style style:name="T8" style:family="text">
      <style:text-properties style:font-name="Cambria" fo:font-size="10pt" fo:language="de" fo:country="DE" fo:font-style="italic" style:font-size-asian="10pt" style:font-style-asian="italic" style:font-name-complex="Cambria" style:font-size-complex="10pt" style:font-style-complex="italic"/>
    </style:style>
    <style:style style:name="T9" style:family="text">
      <style:text-properties style:font-name="Cambria" fo:font-size="10pt" fo:language="de" fo:country="DE" fo:font-style="italic" fo:font-weight="bold" style:font-size-asian="10pt" style:font-style-asian="italic" style:font-weight-asian="bold" style:font-name-complex="Cambria" style:font-size-complex="10pt"/>
    </style:style>
    <style:style style:name="T10" style:family="text">
      <style:text-properties style:font-name="Cambria" fo:font-size="10pt" fo:language="de" fo:country="DE" fo:font-style="italic" fo:font-weight="bold" style:font-size-asian="10pt" style:font-style-asian="italic" style:font-weight-asian="bold" style:font-name-complex="Cambria" style:font-size-complex="10pt" style:font-style-complex="italic"/>
    </style:style>
    <style:style style:name="T11" style:family="text">
      <style:text-properties style:font-name="Cambria" fo:font-size="10pt" fo:language="de" fo:country="DE" fo:font-weight="bold" style:font-size-asian="10pt" style:font-weight-asian="bold" style:font-name-complex="Cambria" style:font-size-complex="10pt"/>
    </style:style>
    <style:style style:name="T12" style:family="text">
      <style:text-properties style:font-name="Cambria" fo:font-size="10pt" fo:language="de" fo:country="DE" fo:font-weight="bold" fo:background-color="#ffff00" style:font-size-asian="10pt" style:font-weight-asian="bold" style:font-name-complex="Cambria" style:font-size-complex="10pt"/>
    </style:style>
    <style:style style:name="T13" style:family="text">
      <style:text-properties style:font-name="Cambria" fo:font-size="10pt" fo:language="de" fo:country="DE" fo:background-color="#ffff00" style:font-size-asian="10pt" style:font-name-complex="Cambria" style:font-size-complex="10pt"/>
    </style:style>
    <style:style style:name="T14" style:family="text">
      <style:text-properties style:font-name="Cambria" fo:font-size="10pt" style:font-name-asian="Cambria" style:font-size-asian="10pt" style:font-name-complex="Cambria" style:font-size-complex="10pt"/>
    </style:style>
    <style:style style:name="T15" style:family="text">
      <style:text-properties style:font-name="Cambria" fo:font-size="10pt" fo:font-style="italic" style:font-size-asian="10pt" style:font-style-asian="italic" style:font-name-complex="Cambria" style:font-size-complex="10pt"/>
    </style:style>
    <style:style style:name="T16" style:family="text">
      <style:text-properties style:font-name="Cambria" fo:font-size="10pt" fo:font-style="italic" style:font-size-asian="10pt" style:font-style-asian="italic" style:font-name-complex="Cambria" style:font-size-complex="10pt" style:font-style-complex="italic"/>
    </style:style>
    <style:style style:name="T17" style:family="text">
      <style:text-properties style:font-name="Cambria" fo:font-size="10pt" fo:font-style="italic" fo:font-weight="bold" style:font-size-asian="10pt" style:font-style-asian="italic" style:font-weight-asian="bold" style:font-name-complex="Cambria" style:font-size-complex="10pt"/>
    </style:style>
    <style:style style:name="T18" style:family="text">
      <style:text-properties style:font-name="Cambria" fo:font-size="10pt" fo:font-weight="bold" style:font-size-asian="10pt" style:font-weight-asian="bold" style:font-name-complex="Cambria" style:font-size-complex="10pt"/>
    </style:style>
    <style:style style:name="T19" style:family="text">
      <style:text-properties style:font-name="Cambria" fo:font-size="10pt" fo:language="en" fo:country="GB" style:font-size-asian="10pt" style:font-name-complex="Cambria" style:font-size-complex="10pt"/>
    </style:style>
    <style:style style:name="T20" style:family="text">
      <style:text-properties style:font-name="Cambria" fo:font-size="10pt" fo:language="en" fo:country="GB" fo:font-style="italic" style:font-size-asian="10pt" style:font-style-asian="italic" style:font-name-complex="Cambria" style:font-size-complex="10pt"/>
    </style:style>
    <style:style style:name="T21" style:family="text">
      <style:text-properties style:font-name="Cambria" fo:font-size="10pt" style:text-underline-style="solid" style:text-underline-width="auto" style:text-underline-color="font-color" style:font-size-asian="10pt" style:font-name-complex="Cambria" style:font-size-complex="10pt"/>
    </style:style>
    <style:style style:name="T22" style:family="text">
      <style:text-properties style:font-name="Cambria" fo:font-size="10pt" fo:language="el" fo:country="GR" style:font-size-asian="10pt" style:font-name-complex="Cambria" style:font-size-complex="10pt"/>
    </style:style>
    <style:style style:name="T23" style:family="text">
      <style:text-properties style:font-name="Cambria" fo:font-size="10pt" fo:language="el" fo:country="GR" fo:font-weight="bold" style:font-size-asian="10pt" style:font-weight-asian="bold" style:font-name-complex="Cambria" style:font-size-complex="10pt"/>
    </style:style>
    <style:style style:name="T24" style:family="text">
      <style:text-properties style:font-name="Cambria" style:font-name-complex="Cambria"/>
    </style:style>
    <style:style style:name="T25" style:family="text">
      <style:text-properties style:font-name="Cambria" style:font-name-complex="Cambria" style:font-size-complex="16pt"/>
    </style:style>
    <style:style style:name="T26" style:family="text">
      <style:text-properties style:font-name="Cambria" fo:language="de" fo:country="DE" style:font-name-complex="Cambria" style:font-size-complex="16pt"/>
    </style:style>
    <style:style style:name="T27" style:family="text">
      <style:text-properties style:font-name="Cambria" fo:language="de" fo:country="DE" style:font-name-complex="Cambria" style:font-size-complex="13pt"/>
    </style:style>
    <style:style style:name="T28" style:family="text">
      <style:text-properties style:font-name="Cambria" fo:language="de" fo:country="DE" fo:font-style="italic" style:font-style-asian="italic" style:font-name-complex="Cambria" style:font-size-complex="16pt"/>
    </style:style>
    <style:style style:name="T29" style:family="text">
      <style:text-properties style:font-name="Cambria" fo:language="de" fo:country="DE" fo:font-style="italic" fo:font-weight="bold" style:font-style-asian="italic" style:font-weight-asian="bold" style:font-name-complex="Cambria" style:font-size-complex="16pt"/>
    </style:style>
    <style:style style:name="T30" style:family="text">
      <style:text-properties style:font-name="Cambria" fo:language="de" fo:country="DE" fo:font-style="italic" fo:font-weight="bold" fo:background-color="#ffff00" style:font-style-asian="italic" style:font-weight-asian="bold" style:font-name-complex="Cambria" style:font-size-complex="16pt"/>
    </style:style>
    <style:style style:name="T31" style:family="text">
      <style:text-properties style:font-name="Cambria" fo:language="de" fo:country="DE" fo:font-style="italic" fo:background-color="#ffff00" style:font-style-asian="italic" style:font-name-complex="Cambria" style:font-size-complex="16pt"/>
    </style:style>
    <style:style style:name="T32" style:family="text">
      <style:text-properties style:font-name="Cambria" fo:language="de" fo:country="DE" style:font-name-asian="Cambria" style:font-name-complex="Cambria" style:font-size-complex="16pt"/>
    </style:style>
    <style:style style:name="T33" style:family="text">
      <style:text-properties style:font-name="Cambria" fo:language="de" fo:country="DE" fo:background-color="#ffff00" style:font-name-complex="Cambria" style:font-size-complex="16pt"/>
    </style:style>
    <style:style style:name="T34" style:family="text">
      <style:text-properties style:font-name="Cambria" fo:language="de" fo:country="DE" fo:font-weight="bold" style:font-weight-asian="bold" style:font-name-complex="Cambria" style:font-size-complex="16pt"/>
    </style:style>
    <style:style style:name="T35" style:family="text">
      <style:text-properties style:font-name="Cambria" fo:language="de" fo:country="DE" fo:font-weight="bold" fo:background-color="#ffff00" style:font-weight-asian="bold" style:font-name-complex="Cambria" style:font-size-complex="16pt"/>
    </style:style>
    <style:style style:name="T36" style:family="text">
      <style:text-properties style:font-name="Cambria" fo:language="de" fo:country="DE" fo:font-weight="bold" fo:background-color="#00ffff" style:font-weight-asian="bold" style:font-name-complex="Cambria" style:font-size-complex="16pt"/>
    </style:style>
    <style:style style:name="T37" style:family="text">
      <style:text-properties style:font-name="Cambria" fo:language="de" fo:country="DE" fo:font-weight="bold" style:font-name-asian="ＭＳ 明朝" style:font-weight-asian="bold" style:font-name-complex="Cambria" style:font-size-complex="16pt"/>
    </style:style>
    <style:style style:name="T38" style:family="text">
      <style:text-properties style:font-name="Cambria" fo:language="de" fo:country="DE" fo:font-weight="bold" fo:background-color="#00ff00" style:font-weight-asian="bold" style:font-name-complex="Cambria" style:font-size-complex="16pt"/>
    </style:style>
    <style:style style:name="T39" style:family="text">
      <style:text-properties style:font-name="Cambria" fo:language="de" fo:country="DE" fo:background-color="#00ffff" style:font-name-complex="Cambria" style:font-size-complex="16pt"/>
    </style:style>
    <style:style style:name="T40" style:family="text">
      <style:text-properties style:font-name="Cambria" fo:language="de" fo:country="DE" style:text-underline-style="solid" style:text-underline-width="auto" style:text-underline-color="font-color" style:font-name-complex="Cambria" style:font-size-complex="16pt"/>
    </style:style>
    <style:style style:name="T41" style:family="text">
      <style:text-properties style:font-name="Cambria" fo:language="de" fo:country="DE" style:text-underline-style="solid" style:text-underline-width="auto" style:text-underline-color="font-color" fo:background-color="#00ffff" style:font-name-complex="Cambria" style:font-size-complex="16pt"/>
    </style:style>
    <style:style style:name="T42" style:family="text">
      <style:text-properties style:font-name="Cambria" fo:language="de" fo:country="DE" style:text-underline-style="solid" style:text-underline-width="auto" style:text-underline-color="font-color" fo:font-weight="bold" style:font-weight-asian="bold" style:font-name-complex="Cambria" style:font-size-complex="16pt"/>
    </style:style>
    <style:style style:name="T43" style:family="text">
      <style:text-properties style:font-name="Cambria" fo:language="de" fo:country="DE" style:text-underline-style="solid" style:text-underline-width="auto" style:text-underline-color="font-color" fo:background-color="#ffff00" style:font-name-complex="Cambria" style:font-size-complex="16pt"/>
    </style:style>
    <style:style style:name="T44" style:family="text">
      <style:text-properties style:font-name="Cambria" fo:language="de" fo:country="DE" fo:background-color="#00ff00" style:font-name-complex="Cambria" style:font-size-complex="16pt"/>
    </style:style>
    <style:style style:name="T45" style:family="text">
      <style:text-properties style:font-name="Cambria" fo:font-size="11pt" style:font-size-asian="11pt" style:font-name-complex="Cambria" style:font-size-complex="11pt"/>
    </style:style>
    <style:style style:name="T46" style:family="text">
      <style:text-properties style:font-name="Cambria" fo:font-size="11pt" style:font-name-asian="Cambria" style:font-size-asian="11pt" style:font-name-complex="Cambria" style:font-size-complex="11pt"/>
    </style:style>
    <style:style style:name="T47" style:family="text">
      <style:text-properties style:font-name="Cambria" style:font-name-asian="Cambria" style:font-name-complex="Cambria"/>
    </style:style>
    <style:style style:name="T48" style:family="text">
      <style:text-properties style:font-name="Cambria" fo:font-style="italic" style:font-style-asian="italic" style:font-name-complex="Cambria" style:font-size-complex="16pt"/>
    </style:style>
    <style:style style:name="T49" style:family="text">
      <style:text-properties style:font-name="Cambria" fo:font-weight="normal" style:font-weight-asian="normal" style:font-name-complex="Cambria" style:font-size-complex="16pt"/>
    </style:style>
    <style:style style:name="T50" style:family="text">
      <style:text-properties fo:language="de" fo:country="DE"/>
    </style:style>
    <style:style style:name="T51" style:family="text">
      <style:text-properties style:font-size-complex="24pt"/>
    </style:style>
    <style:style style:name="T52" style:family="text">
      <style:text-properties style:font-size-complex="32pt"/>
    </style:style>
    <style:style style:name="T53" style:family="text">
      <style:text-properties style:font-size-complex="16pt"/>
    </style:style>
    <style:style style:name="T54" style:family="text">
      <style:text-properties fo:font-style="italic" style:font-style-asian="italic"/>
    </style:style>
    <style:style style:name="T55" style:family="text">
      <style:text-properties fo:font-style="italic" style:font-style-asian="italic" style:font-style-complex="italic"/>
    </style:style>
    <style:style style:name="T56" style:family="text">
      <style:text-properties fo:font-style="italic" fo:font-weight="bold" style:font-style-asian="italic" style:font-weight-asian="bold"/>
    </style:style>
    <style:style style:name="T57" style:family="text">
      <style:text-properties fo:font-weight="bold" style:font-weight-asian="bold"/>
    </style:style>
    <style:style style:name="T58" style:family="text">
      <style:text-properties fo:font-weight="bold" style:font-weight-asian="bold" style:font-weight-complex="bold"/>
    </style:style>
    <style:style style:name="T59" style:family="text">
      <style:text-properties fo:font-weight="bold" fo:background-color="#00ff00" style:font-weight-asian="bold"/>
    </style:style>
    <style:style style:name="T60" style:family="text">
      <style:text-properties fo:color="#ff0000" style:font-name="Cambria" fo:language="de" fo:country="DE" fo:font-weight="bold" style:font-weight-asian="bold" style:font-name-complex="Cambria" style:font-size-complex="16pt"/>
    </style:style>
    <style:style style:name="T61" style:family="text">
      <style:text-properties fo:color="#ff0000" style:font-name="Cambria" fo:font-size="10pt" fo:language="de" fo:country="DE" fo:font-weight="bold" style:font-size-asian="10pt" style:font-weight-asian="bold" style:font-name-complex="Cambria" style:font-size-complex="10pt"/>
    </style:style>
    <style:style style:name="T62" style:family="text">
      <style:text-properties fo:color="#ff0000" fo:font-weight="bold" style:font-weight-asian="bold"/>
    </style:style>
    <style:style style:name="T63" style:family="text">
      <style:text-properties style:text-underline-style="solid" style:text-underline-width="auto" style:text-underline-color="font-color"/>
    </style:style>
    <style:style style:name="T64" style:family="text">
      <style:text-properties style:font-style-complex="italic"/>
    </style:style>
    <style:style style:name="T65" style:family="text">
      <style:text-properties style:text-position="super 58%" fo:font-size="10pt" style:font-size-asian="10pt" style:font-size-complex="10pt"/>
    </style:style>
    <style:style style:name="T66" style:family="text">
      <style:text-properties fo:font-variant="small-caps" style:font-name="Cambria" fo:font-size="10pt" style:font-size-asian="10pt" style:font-name-complex="Cambria" style:font-size-complex="10pt"/>
    </style:style>
    <style:style style:name="T67" style:family="text">
      <style:text-properties fo:color="#cc0000" style:font-name="Cambria" fo:language="de" fo:country="DE" style:font-name-complex="Cambria" style:font-size-complex="11pt"/>
    </style:style>
    <style:style style:name="T68" style:family="text">
      <style:text-properties fo:background-color="#00ff00"/>
    </style:style>
    <style:style style:name="T69" style:family="text">
      <style:text-properties fo:color="#000000" style:font-name="Cambria" fo:font-size="12pt" style:font-size-asian="12pt" style:font-name-complex="Cambria" style:font-size-complex="16pt" style:font-weight-complex="normal"/>
    </style:style>
    <style:style style:name="T70" style:family="text">
      <style:text-properties fo:font-weight="normal" style:font-weight-asian="normal"/>
    </style:style>
    <style:style style:name="T71" style:family="text">
      <style:text-properties fo:color="#0000ff" style:text-underline-style="solid" style:text-underline-width="auto" style:text-underline-color="font-color"/>
    </style:style>
    <style:style style:name="T72" style:family="text">
      <style:text-properties fo:color="#0000ff" style:text-underline-style="solid" style:text-underline-width="auto" style:text-underline-color="font-color" fo:background-color="#cee8b3"/>
    </style:style>
    <style:style style:name="T73" style:family="text">
      <style:text-properties style:font-name="êpÂ'C0Ê‹" style:font-name-complex="êpÂ'C0Ê‹"/>
    </style:style>
    <style:style style:name="T74" style:family="text">
      <style:text-properties style:font-name="êpÂ'C0Ê‹" fo:font-size="8pt" style:font-size-asian="8pt" style:font-name-complex="êpÂ'C0Ê‹" style:font-size-complex="8pt"/>
    </style:style>
    <style:style style:name="T75" style:family="text">
      <style:text-properties style:font-name-complex="êpÂ'C0Ê‹"/>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51">Friedrich Schiller. </text:span><text:span text:style-name="T52">Ueber die ästhetische Erziehung des Menschen, in einer Reihe von Briefen</text:span><text:span text:style-name="T52"> </text:span></text:p>
      <text:h text:style-name="Heading_20_1" text:outline-level="1"><text:bookmark-start text:name="__RefHeading__3_1800196833"/><text:span text:style-name="T50">Erster Brief.</text:span><text:bookmark-end text:name="__RefHeading__3_1800196833"/></text:h>
      <text:p text:style-name="Text_20_body"><text:span text:style-name="T26">Sie wollen mir also vergönnen, Ihnen die Resultate meiner Untersuchungen </text:span><text:span text:style-name="T28">über das Schöne und die Kunst</text:span><text:span text:style-name="T26"> in einer Reihe von Briefen vorzulegen. Lebhaft empfinde ich das Gewicht, aber auch den Reiz und die Würde dieser Unternehmung. Ich werde von einem Gegenstande sprechen, der mit dem besten Theil unserer Glückseligkeit in einer unmittelbaren und mit dem moralischen Adel der menschlichen Natur in keiner sehr entfernten Verbindung steht. Ich werde die Sache der Schönheit vor einem Herzen führen, das ihre ganze Macht empfindet und ausübt und bei einer Untersuchung, wo man eben so oft genöthigt ist, sich auf Gefühle als auf Grundsätze zu berufen, den schwersten Theil meines Geschäfts auf sich nehmen wird.</text:span></text:p>
      <text:p text:style-name="Text_20_body"><text:span text:style-name="T26">Was ich mir als eine Gunst von Ihnen erbitten wollte, machen Sie großmüthiger Weise mir zur Pflicht und lassen mir da den Schein eines Verdienstes, wo ich bloß meiner Neigung nachgebe. Die </text:span><text:span text:style-name="T33">Freiheit</text:span><text:span text:style-name="T26"> des Ganges, welche Sie mir vorschreiben, ist kein Zwang, vielmehr ein Bedürfniß für mich. Wenig geübt im Gebrauche schulgerechter Formen, werde ich kaum in Gefahr sein, mich durch Mißbrauch derselben an dem guten Geschmack zu versündigen. Meine Ideen, mehr auf dem einförmigen Umgang mit mir selbst als auf einer reichen Welterfahrung geschöpft oder durch Lektüre erworben, werden ihren Ursprung nicht verleugnen, werden sich eher jedes andern Fehlers als der Sektiererei</text:span><text:span text:style-name="Endnote_20_Symbol"><text:span text:style-name="T26"><text:note text:id="ftn3" text:note-class="endnote"><text:note-citation>1</text:note-citation><text:note-body><text:p text:style-name="P22"><text:span text:style-name="T5"/></text:p></text:note-body></text:note></text:span></text:span><text:span text:style-name="T26"> schuldig machen und eher aus eigner Schwäche fallen, als durch Autorität und fremde Stärke sich aufrecht erhalten. </text:span></text:p>
      <text:p text:style-name="Text_20_body"><text:span text:style-name="T26">Zwar will ich Ihnen nicht verbergen, daß es größtentheils Kantische Grundsätze sind, auf denen die nachfolgenden Behauptungen ruhen werden; aber meinem Unvermögen, nicht jenen Grundsätzen schreiben Sie es zu, wenn Sie im Lauf dieser Untersuchungen an irgend eine besondre philosophische Schule erinnert werden sollten. Nein, die Freyheit Ihres Geistes soll mir unverletzlich seyn. Ihre eigne Empfindung wird mir die Thatsachen hergeben, auf die ich baue, Ihre eigne freye Denkkraft wird die Gesetze diktieren, nach welchen verfahren werden soll.</text:span></text:p>
      <text:p text:style-name="Text_20_body"><text:span text:style-name="T26">Ueber diejenigen Ideen, welche in dem praktischen Theil des Kantischen Systems die herrschenden sind, sind nur die Philosophen entzweit, aber die Menschen, ich getraue mir, es zu beweisen, von jeher einig gewesen. Man befreie sie von ihrer technischen Form, und sie werden als die verjährten Aussprüche der gemeinen Vernunft und als Thatsachen des moralischen Instinktes erscheinen, den die weise Natur dem Menschen zum Vormund setzte, bis die helle Einsicht ihn mündig macht. Aber eben diese technische Form, welche die Wahrheit dem Verstande versichtbart, verbirgt sie wieder dem Gefühl; denn leider muß der Verstand das Objekt des innern Sinns erst zerstören, wenn er es </text:span><text:span text:style-name="T28">sich</text:span><text:span text:style-name="T26"> zu eigen machen will. Wie der Scheidekünstler, so findet auch der Philosoph nur durch Auflösung die Verbindung und nur durch die Marter der Kunst das Werk der freiwilligen Natur. Um die flüchtige Erscheinung zu haschen, muß er sie in die Fesseln der Regel schlagen, ihren schönen Körper in Begriffe zerfleischen und in </text:span><text:soft-page-break/><text:span text:style-name="T26">einem dürftigen Wortgerippe ihren lebendigen Geist aufbewahren. Ist es ein Wunder, wenn sich das natürliche Gefühl in einem solchen Abbild nicht wieder findet und die Wahrheit in dem Berichte des Analysten als ein Paradoxon erscheint?</text:span></text:p>
      <text:p text:style-name="Text_20_body"><text:span text:style-name="T26">Lassen Sie daher auch mir einige Nachsicht zu Statten kommen, wenn die nachfolgenden Untersuchungen ihren Gegenstand, indem sie ihn dem Verstande zu nähern suchen, den Sinnen entrücken sollten. Was dort von moralischen Erfahrungen gilt, muß in einem noch höhern Grade von der Erscheinung der Schönheit gelten. Die ganze Magie derselben beruht auf ihrem Geheimniß, und mit dem nothwendigen Bund ihrer Elemente ist auch ihr Wesen aufgehoben.</text:span></text:p>
      <text:h text:style-name="P3" text:outline-level="1"><text:bookmark-start text:name="__RefHeading__5_1800196833"/>Zweiter Brief [der Zeitgeist: fern von jeglichem Ideal; der Nutzen].<text:bookmark-end text:name="__RefHeading__5_1800196833"/></text:h>
      <text:p text:style-name="Text_20_body"><text:span text:style-name="T26">[9] </text:span><text:span text:style-name="T26">Aber sollte ich von der </text:span><text:span text:style-name="T33">Freiheit</text:span><text:span text:style-name="T26">, die mir von Ihnen verstattet</text:span><text:span text:style-name="Endnote_20_Symbol"><text:span text:style-name="T26"><text:note text:id="ftn6" text:note-class="endnote"><text:note-citation>2</text:note-citation><text:note-body><text:p text:style-name="Quotations"><text:span text:style-name="T4"/></text:p></text:note-body></text:note></text:span></text:span><text:span text:style-name="T26"> wird, nicht vielleicht einen bessern Gebrauch machen können, als Ihre Aufmerksamkeit auf dem Schauplatz der schönen Kunst zu beschäftigen? Ist es nicht wenigstens </text:span><text:span text:style-name="T34">außer der Zeit, sich nach einem Gesetzbuch für die ästhetische Welt umzusehen</text:span><text:span text:style-name="T26">, da die </text:span><text:span text:style-name="T34">Angelegenheiten der moralischen</text:span><text:span text:style-name="T26"> ein so viel näheres Interesse darbieten und der philosophische Untersuchungsgeist durch die Zeitumstände so nachdrücklich aufgefordert wird, sich mit dem vollkommensten aller Kunstwerke, mit dem </text:span><text:span text:style-name="T34">Bau einer wahren politischen </text:span><text:span text:style-name="T35">Freiheit</text:span><text:span text:style-name="T34"> </text:span><text:span text:style-name="T26">zu beschäftigen?</text:span></text:p>
      <text:p text:style-name="Text_20_body"><text:span text:style-name="T26">Ich möchte nicht gern in einem andern Jahrhundert leben und für ein andres gearbeitet haben. </text:span><text:span text:style-name="T34">Man ist eben so gut Zeitbürger, als man Staatsbürger ist</text:span><text:span text:style-name="T26">;</text:span><text:span text:style-name="T26"> und wenn es unschicklich, ja unerlaubt gefunden wird, sich von den Sitten und Gewohnheiten des Zirkels, in dem man lebt, auszuschließen, warum sollte es weniger Pflicht sein, in der Wahl seines Wirkens dem Bedürfniß und dem Geschmack des Jahrhunderts eine Stimme einzuräumen?</text:span></text:p>
      <text:p text:style-name="Text_20_body"><text:span text:style-name="T26">Diese Stimme scheint aber keineswegs zum Vortheil der Kunst auszufallen, derjenigen wenigstens nicht, auf welche allein meine Untersuchungen gerichtet sein werden. Der Lauf der Begebenheiten hat </text:span><text:span text:style-name="T34">dem Genius der Zeit eine Richtung gegeben, die ihn je mehr und mehr von der Kunst des Ideals zu entfernen droht</text:span><text:span text:style-name="T26">. Diese muß die Wirklichkeit verlassen und sich mit anständiger Kühnheit über das Bedürfniß erheben; denn die Kunst ist eine Tochter der </text:span><text:span text:style-name="T33">Freiheit,</text:span><text:span text:style-name="T26"> und </text:span><text:span text:style-name="T39">von der Nothwendigkeit der Geister, nicht von der Nothdurft der Materie</text:span><text:span text:style-name="T26"> will sie ihre Vorschrift empfangen. Jetzt aber herrscht das Bedürfniß und beugt die gesunkene Menschheit unter sein </text:span><text:span text:style-name="T33">tyrannisches</text:span><text:span text:style-name="T26"> Joch. </text:span><text:span text:style-name="T34">Der </text:span><text:span text:style-name="T29">Nutzen</text:span><text:span text:style-name="Endnote_20_Symbol"><text:span text:style-name="T26"><text:note text:id="ftn9" text:note-class="endnote"><text:note-citation>3</text:note-citation><text:note-body><text:p text:style-name="Quotations"><text:span text:style-name="T4"/></text:p></text:note-body></text:note></text:span></text:span><text:span text:style-name="T26"> </text:span><text:span text:style-name="T34">ist das große Idol der Zeit</text:span><text:span text:style-name="T26">, dem alle Kräfte frohnen</text:span><text:span text:style-name="Footnote_20_Symbol"><text:span text:style-name="T26"><text:note text:id="ftn10" text:note-class="footnote"><text:note-citation>1</text:note-citation><text:note-body><text:p text:style-name="Footnote"><text:s/><text:span text:style-name="T57">frohnen/die Frohne</text:span> : 1) […] Dienste, welche Unterthanen ihrer Herrschaft umsonst, oder doch gegen einen geringen Lohn zu leisten verbunden sind. Etwas zur Frohne thun, d. i. als eine Frohne.</text:p></text:note-body></text:note></text:span></text:span><text:span text:style-name="T26"> und alle Talente huldigen sollen. Auf dieser groben Wage hat </text:span><text:span text:style-name="T34">das geistige Verdienst der Kunst kein Gewicht</text:span><text:span text:style-name="T26">, und aller </text:span><text:span text:style-name="T60">[10]</text:span><text:span text:style-name="T26"> Aufmunterung beraubt, verschwindet sie von dem lärmenden Markt des Jahrhunderts. </text:span><text:span text:style-name="T34">Selbst der philosophische Untersuchungsgeist entreißt der Einbildungskraft eine Provinz nach der andern, und die Grenzen der Kunst verengen sich, je mehr die Wissenschaft ihre Schranken erweitert</text:span><text:span text:style-name="T26">.</text:span></text:p>
      <text:p text:style-name="Text_20_body"><text:span text:style-name="T26">Erwartungsvoll sind </text:span><text:span text:style-name="T34">die Blicke des Philosophen wie des Weltmanns auf den politischen Schauplatz geheftet</text:span><text:span text:style-name="T26">, wo jetzt, wie man glaubt, </text:span><text:span text:style-name="T40">das große Schicksal der Menschheit</text:span><text:span text:style-name="T26"> verhandelt wird. Verräth es nicht eine tadelnswerthe Gleichgültigkeit gegen das Wohl der Gesellschaft, </text:span><text:span text:style-name="T39">dieses allgemeine Gespräch</text:span><text:span text:style-name="T26"> nicht zu theilen? So nahe dieser große Rechtshandel, seines Inhalts und seiner Folgen wegen, Jeden, der sich Mensch nennt, angeht, so sehr muß er, seiner Behandlungsart wegen, jeden Selbstdenker insbesondere interessieren. </text:span><text:span text:style-name="T40">Eine Frage, welche sonst nur durch </text:span><text:span text:style-name="T41">das blinde Recht des Stärkern</text:span><text:span text:style-name="T40"> beantwortet</text:span><text:span text:style-name="T26"> wurde, ist nun, wie es scheint, </text:span><text:span text:style-name="T40">vor dem Richterstuhl reiner Vernunft anhängig </text:span><text:span text:style-name="T26">gemacht, und wer nur immer fähig </text:span><text:soft-page-break/><text:span text:style-name="T26">ist, sich in das Centrum des Ganzen zu versetzen und sein Individuum zur Gattung zu steigern, darf sich als einen Beisitzer jenes Vernunftgerichts betrachten, sowie er </text:span><text:span text:style-name="T36">als Mensch und Weltbürger zugleich Partei</text:span><text:span text:style-name="T26"> ist und näher oder entfernter in den Erfolg sich verwickelt sieht. Es ist also nicht bloß seine eigene Sache, die in diesem großen Rechtshandel zur Entscheidung kommt; es soll auch nach Gesetzen gesprochen werden, die er als vernünftiger Geist selbst zu diktieren fähig und berechtiget ist.</text:span></text:p>
      <text:p text:style-name="Text_20_body"><text:span text:style-name="T26">Wie anziehend müßte es für mich sein, einen solchen Gegenstand mit einem eben so geistreichen Denker als liberalen Weltbürger</text:span><text:span text:style-name="Endnote_20_Symbol"><text:span text:style-name="T26"><text:note text:id="ftn11" text:note-class="endnote"><text:note-citation>4</text:note-citation><text:note-body><text:p text:style-name="Quotations"><text:span text:style-name="T15"/></text:p></text:note-body></text:note></text:span></text:span><text:span text:style-name="T26"> in Untersuchung zu nehmen und einem Herzen, das mit schönem Enthusiasmus dem Wohl der Menschheit sich weiht, die Entscheidung heimzustellen! Wie angenehm überraschend, bei einer noch so großen Verschiedenheit des Standorts und bei dem weiten Abstand, den die Verhältnisse in der wirklichen Welt nöthig machen, Ihrem vorurtheilfreien Geist auf dem Felde der Ideen in </text:span><text:span text:style-name="T60">[11] </text:span><text:span text:style-name="T26">dem nämlichen Resultat zu begegnen! Daß ich dieser reizenden Versuchung widerstehe und </text:span><text:span text:style-name="T34">die Schönheit der </text:span><text:span text:style-name="T35">Freiheit</text:span><text:span text:style-name="T34"> voran gehen lasse</text:span><text:span text:style-name="T26">, glaube ich nicht bloß mit meiner Neigung entschuldigen, sondern durch Grundsätze rechtfertigen zu können. Ich hoffe, Sie zu überzeugen, daß diese Materie weit weniger dem Bedürfniß als dem Geschmack des Zeitalters fremd ist; ja, daß man, </text:span><text:span text:style-name="T34">um jenes politische Problem in der Erfahrung zu lösen, durch das ästhetische den Weg nehmen muß</text:span><text:span text:style-name="T26">, weil es die Schönheit ist, durch welche man zu der </text:span><text:span text:style-name="T33">Freiheit</text:span><text:span text:style-name="T26"> wandert. Aber dieser Beweis kann nicht geführt werden, ohne daß ich Ihnen die Grundsätze in Erinnerung bringe, durch welche sich die Vernunft überhaupt bei einer politischen Gesetzgebung leitet.</text:span></text:p>
      <text:p text:style-name="Text_20_body">---</text:p>
      <text:p text:style-name="Text_20_body">Ist es zeitgemäß, sich mit Kunst, und nicht mit Politik zu beschäftigen ?</text:p>
      <text:p text:style-name="Text_20_body">[Der Geist des Nutzen]</text:p>
      <text:p text:style-name="Text_20_body">daß man, um jenes politische Problem in der Erfahrung zu lösen, durch das ästhetische den Weg nehmen muß, weil es die Schönheit ist, durch welche man zu der Freiheit wandert.</text:p>
      <text:h text:style-name="P4" text:outline-level="1"><text:bookmark-start text:name="__RefHeading__7_1800196833"/>Dritter Brief<text:bookmark-end text:name="__RefHeading__7_1800196833"/></text:h>
      <text:p text:style-name="Text_20_body">Die Natur fängt mit dem Menschen nicht besser an als mit ihren übrigen Werken: sie handelt für ihn, wo er als freie Intelligenz noch nicht selbst handeln kann. Aber eben das macht ihn zum Menschen, daß er bei dem nicht stille steht, was die bloße Natur aus ihm machte, sondern die Fähigkeit besitzt, die Schritte, welche jene mit ihm antizipierte, durch Vernunft wieder rückwärts zu thun, <text:span text:style-name="T57">das W erk der Noth in ein Werk seiner freien Wahl umzuschaffen</text:span> und <text:span text:style-name="T57">die physische Nothwendigkeit zu einer moralischen</text:span> zu erheben.</text:p>
      <text:p text:style-name="Text_20_body"><text:span text:style-name="T26">Er kommt zu sich </text:span><text:span text:style-name="T34">aus seinem sinnlichen Schlummer</text:span><text:span text:style-name="T26">, erkennt sich als Mensch, blickt um sich her und findet sich – in dem Staate. Der </text:span><text:span text:style-name="T34">Zwang der Bedürfnisse</text:span><text:span text:style-name="T26"> warf ihn hinein, ehe er in seiner </text:span><text:span text:style-name="T33">Freiheit</text:span><text:span text:style-name="T26"> diesen Stand wählen konnte; die Noth richtete denselben nach bloßen Naturgesetzen ein, ehe </text:span><text:span text:style-name="T28">er</text:span><text:span text:style-name="T26"> es nach Vernunftgesetzen konnte. Aber mit diesem </text:span><text:span text:style-name="T34">Nothstaat</text:span><text:span text:style-name="T26">, der nur </text:span><text:span text:style-name="T40">aus seiner Naturbestimmung hervorgegangen</text:span><text:span text:style-name="T26"> und auch </text:span><text:span text:style-name="T40">nur auf diese berechnet</text:span><text:span text:style-name="T26"> war, konnte und kann er als moralische Person nicht zufrieden seyn – und </text:span><text:span text:style-name="T60">[12] </text:span><text:span text:style-name="T26">schlimm für ihn, wenn er es könnte! Er </text:span><text:span text:style-name="T40">verläßt also, mit demselben Rechte, womit er Mensch ist, die Herrschaft einer blinden Nothwendigkeit</text:span><text:span text:style-name="T26">, wie er in so vielen andern Stücken durch seine </text:span><text:span text:style-name="T33">Freiheit</text:span><text:span text:style-name="T26"> von ihr scheidet, wie er, um nur </text:span><text:span text:style-name="T28">ein</text:span><text:span text:style-name="T26"> </text:span><text:span text:style-name="T34">Beispiel</text:span><text:span text:style-name="T26"> zu geben, den gemeinen Charakter, den das Bedürfniß der </text:span><text:span text:style-name="T34">Geschlechtsliebe</text:span><text:span text:style-name="T26"> aufdrückte, durch Sittlichkeit auslöscht und durch Schönheit veredelt. </text:span><text:span text:style-name="T34">So holt er, auf eine künstliche Weise, in seiner Volljährigkeit seine Kindheit nach</text:span><text:span text:style-name="T26">, bildet sich einen </text:span><text:span text:style-name="T29">Naturstand</text:span><text:span text:style-name="T34"> in der Idee</text:span><text:span text:style-name="T26">, der ihm zwar durch keine Erfahrung gegeben, aber durch seine Vernunftbestimmung nothwendig gesetzt ist, </text:span><text:span text:style-name="T40">leiht sich in diesem idealischen Stand einen </text:span><text:span text:style-name="T42">Endzweck</text:span><text:span text:style-name="T40">, den er in seinem wirklichen Naturstand nicht kannte</text:span><text:span text:style-name="T26">, und eine </text:span><text:span text:style-name="T34">Wahl</text:span><text:span text:style-name="T26">, deren er damals nicht fähig war, und verfährt nun nicht anders, als ob er von vorn anfinge und </text:span><text:span text:style-name="T40">den Stand der Unabhängigkeit aus heller Einsicht und freiem Entschluß mit dem Stand der Verträge vertauschte</text:span><text:span text:style-name="T26">. Wie kunstreich und fest auch die blinde Willkür ihr Werk gegründet haben, wie anmaßend sie es auch behaupten und mit welchem Scheine von Ehrwürdigkeit es umgeben mag – er darf es, bei dieser Operation, als völlig ungeschehen betrachten; denn das Werk blinder Kräfte besitzt keine Autorität, vor welcher die </text:span><text:span text:style-name="T33">Freiheit</text:span><text:span text:style-name="T26"> sich zu beugen brauchte, und </text:span><text:span text:style-name="T34">alles muß sich dem höchsten Endzwecke fügen, den die Vernunft in seiner Persönlichkeit aufstellt</text:span><text:span text:style-name="T26">. Auf diese Art entsteht und rechtfertigt sich </text:span><text:span text:style-name="T34">der Versuch eines mündig gewordenen Volks, seinen Naturstaat in einen sittlichen umzuformen</text:span><text:span text:style-name="T26">.</text:span></text:p>
      <text:p text:style-name="Text_20_body"><text:span text:style-name="T26">Dieser </text:span><text:span text:style-name="T34">Naturstaat</text:span><text:span text:style-name="T26"> (wie jeder politische Körper heißen kann, der seine Einrichtung ursprünglich </text:span><text:span text:style-name="T34">von Kräften, nicht von Gesetzen</text:span><text:span text:style-name="T26"> ableitet) widerspricht nun zwar dem moralischen Menschen, dem die bloße Gesetzmäßigkeit zum Gesetz dienen soll; aber er ist doch gerade hinreichend für den physischen Menschen, der sich nur darum Gesetze gibt, um sich mit Kräften abzufinden. Nun ist aber </text:span><text:span text:style-name="T34">der physische Mensch </text:span><text:span text:style-name="T29">wirklich</text:span><text:span text:style-name="T34">, und der sittliche nur </text:span><text:span text:style-name="T29">problematisch</text:span><text:span text:style-name="T26">. Hebt also die Vernunft den Naturstaat auf, wie sie nothwendig muß, wenn sie den ihrigen an die Stelle setzen will, so wagt sie den physischen und wirklichen Menschen an den problematischen sittlichen, </text:span><text:span text:style-name="T34">so wagt sie die Existenz der Gesellschaft an ein bloß mögliches (wenn gleich moralisch nothwendiges) Ideal von Gesellschaft</text:span><text:span text:style-name="T26">. Sie nimmt dem Menschen etwas, das er wirklich besitzt, und ohne welches er nichts besitzt, und </text:span><text:soft-page-break/><text:span text:style-name="T26">weist ihn dafür an etwas an, das er besitzen könnte und sollte; und hätte sie zuviel auf ihn gerechnet, so würde sie ihm für eine Menschheit, die ihm noch mangelt und unbeschadet seiner Existenz mangeln kann, auch selbst die Mittel zur Thierheit entrissen haben, die doch die Bedingung seiner Menschheit ist. </text:span><text:span text:style-name="T34">Ehe er Zeit gehabt hätte, sich mit seinem Willen an dem Gesetz fest zu halten, hätte sie unter seinen Füßen die Leiter der Natur weggezogen</text:span><text:span text:style-name="T26">.</text:span></text:p>
      <text:p text:style-name="Text_20_body"><text:span text:style-name="T26">Das große Bedenken also ist, daß </text:span><text:span text:style-name="T34">die physische Gesellschaft </text:span><text:span text:style-name="T29">in der Zeit</text:span><text:span text:style-name="T34"> keinen Augenblick aufhören darf, indem die moralische </text:span><text:span text:style-name="T29">in der Idee</text:span><text:span text:style-name="T34"> sich bildet</text:span><text:span text:style-name="T26">, daß um der Würde des Menschen willen seine Existenz nicht in Gefahr gerathen darf. Wenn der Künstler an einem Uhrwerk zu bessern hat, so läßt er die Räder ablaufen; aber </text:span><text:span text:style-name="T34">das lebendige Uhrwerk</text:span><text:span text:style-name="T26"> </text:span><text:span text:style-name="T34">des Staats muß gebessert werden, indem es schlägt</text:span><text:span text:style-name="T26">, und hier gilt es, </text:span><text:span text:style-name="T34">das rollende Rad während seines Umschwunges auszutauschen</text:span><text:span text:style-name="T26">. Man muß also </text:span><text:span text:style-name="T34">für die Fortdauer der Gesellschaft eine Stütze</text:span><text:span text:style-name="T26"> aufsuchen, die sie von dem Naturstaate, den man auflösen will, unabhängig macht.</text:span></text:p>
      <text:p text:style-name="Text_20_body"><text:span text:style-name="T26">Diese Stütze findet sich </text:span><text:span text:style-name="T34">nicht in dem natürlichen Charakter des Menschen</text:span><text:span text:style-name="T26">, der, </text:span><text:span text:style-name="T34">selbstsüchtig und gewaltthätig</text:span><text:span text:style-name="T26">, vielmehr auf Zerstörung als auf Erhaltung der Gesellschaft zielt; sie findet sich eben so wenig in seinem sittlichen Charakter, der, nach der Voraussetzung, erst gebildet werden soll, und auf den, weil er frei ist, und </text:span><text:span text:style-name="T28">weil er nie erscheint</text:span><text:span text:style-name="T26">, von dem Gesetzgeber nie gewirkt und nie mit Sicherheit gerechnet werden könnte. Es käme also darauf an, </text:span><text:span text:style-name="T34">von dem physischen Charakter die Willkür und von dem moralischen die Freiheit abzusondern</text:span><text:span text:style-name="T26"> – es käme </text:span><text:span text:style-name="T60">[14]</text:span><text:span text:style-name="T26"> darauf an, den erstern mit Gesetzen übereinstimmend, den letztern von Eindrücken abhängig zu machen – es käme darauf an, jenen von der Materie etwas weiter zu entfernen, diesen ihr um etwas näher zu bringen – um </text:span><text:span text:style-name="T34">einen dritten Charakter zu erzeugen, der, mit jenen beiden verwandt, von der Herrschaft bloßer Kräfte zu der Herrschaft der Gesetze einen Uebergang bahnte</text:span><text:span text:style-name="T26"> und, ohne den moralischen Charakter an seiner Entwicklung zu verhindern, vielmehr </text:span><text:span text:style-name="T34">zu einem sinnlichen Pfand der unsichtbaren Sittlichkeit </text:span><text:span text:style-name="T26">diente.</text:span></text:p>
      <text:h text:style-name="P5" text:outline-level="1"><text:bookmark-start text:name="__RefHeading__9_1800196833"/>Vierter Brief<text:bookmark-end text:name="__RefHeading__9_1800196833"/></text:h>
      <text:p text:style-name="Text_20_body"><text:span text:style-name="T26">So viel ist gewiß: Nur das Uebergewicht eines solches Charakters bei einem Volk kann eine Staatsverwandlung nach moralischen Principien unschädlich machen, und auch nur ein solcher Charakter kann ihre Dauer verbürgen. Bei Aufstellung eines moralischen Staats wird auf das Sittengesetz als auf eine wirkende Kraft gerechnet, und der freie Wille wird in das Reich der Ursachen gezogen, wo alles mit strenger Nothwendigkeit und Stetigkeit an einander hängt. Wir wissen aber, daß </text:span><text:span text:style-name="T34">die Bestimmungen des menschlichen Willens immer zufällig</text:span><text:span text:style-name="T26"> bleiben, und daß </text:span><text:span text:style-name="T34">nur bei dem absoluten Wesen die physische Nothwendigkeit mit der moralischen zusammenfällt</text:span><text:span text:style-name="T26">. Wenn also auf das sittliche Betragen des Menschen wie auf </text:span><text:span text:style-name="T28">natürliche</text:span><text:span text:style-name="T26"> Erfolge gerechnet werden soll, so muß es Natur </text:span><text:span text:style-name="T28">sein</text:span><text:span text:style-name="T26">, und er muß schon durch seine Triebe zu einem solchen Verfahren geführt werden, als nur immer ein sittlicher Charakter zur Folge haben kann. </text:span><text:span text:style-name="T34">Der Wille des Menschen steht aber vollkommen frei zwischen Pflicht und Neigung, und in dieses Majestätsrecht seiner Person kann und darf keine physische Nöthigung greifen</text:span><text:span text:style-name="T26">. Soll er also dieses Vermögen der Wahl beibehalten und nichts desto weniger ein zuverlässiges Glied in der Causalverknüpfung der Kräfte sein, so kann dies nur dadurch bewerkstelligt werden, daß die Wirkungen jener beiden Triebfedern im Reich der Erscheinungen vollkommen gleich ausfallen und, bei aller Verschiedenheit in der Form, die Materie seines Wollens dieselbe bleibt, daß also seine Triebe mit seiner Vernunft übereinstimmend genug sind, um zu einer universellen Gesetzgebung zu taugen.</text:span></text:p>
      <text:p text:style-name="Text_20_body"><text:span text:style-name="T34">Jeder individuelle Mensch</text:span><text:span text:style-name="T26">, kann man sagen, </text:span><text:span text:style-name="T34">trägt, der Anlage und Bestimmung nach, einen reinen, idealischen Menschen in sich</text:span><text:span text:style-name="T26">, mit dessen unveränderlicher Einheit in allen seinen Abwechselungen übereinzustimmen, die große Aufgabe seines Daseins ist.</text:span><text:span text:style-name="Endnote_20_Symbol"><text:span text:style-name="T26"><text:note text:id="ftn12" text:note-class="endnote"><text:note-citation>5</text:note-citation><text:note-body><text:p text:style-name="Quotations"><text:span text:style-name="T5"/></text:p></text:note-body></text:note></text:span></text:span><text:span text:style-name="T26"> </text:span><text:span text:style-name="T34">Dieser reine Mensch</text:span><text:span text:style-name="T26">, der sich, mehr oder weniger deutlich, in jedem Subjekt zu erkennen gibt, </text:span><text:span text:style-name="T34">wird repräsentirt durch den Staat</text:span><text:span text:style-name="T26">, die objektive und gleichsam kanonische Form, in der sich die Mannigfaltigkeit der Subjekte zu vereinigen trachtet. Nun lassen sich aber </text:span><text:span text:style-name="T34">zwei verschiedene Arten</text:span><text:span text:style-name="T26"> denken, </text:span><text:span text:style-name="T34">wie der Mensch in der Zeit mit dem Menschen in der Idee zusammentreffen</text:span><text:span text:style-name="T26">, mithin eben so viele, </text:span><text:span text:style-name="T34">wie der Staat in den Individuen sich behaupten kann</text:span><text:span text:style-name="T26">: entweder dadurch, daß </text:span><text:span text:style-name="T40">der reine Mensch den empirischen unterdrückt</text:span><text:span text:style-name="T26">, daß der Staat die Individuen aufhebt, oder dadurch, daß das Individuum Staat </text:span><text:span text:style-name="T28">wird</text:span><text:span text:style-name="T26">, daß der Mensch in der Zeit zum Menschen in der Idee sich </text:span><text:span text:style-name="T28">veredelt</text:span><text:span text:style-name="T26">.</text:span></text:p>
      <text:p text:style-name="Text_20_body"><text:span text:style-name="T26">Zwar in der einseitigen moralischen Schätzung fällt dieser Unterschied hinweg; denn die Vernunft ist befriedigt, wenn ihr Gesetz nur ohne Bedingung gilt; aber </text:span><text:span text:style-name="T34">in der vollständigen anthropologischen Schätzung</text:span><text:span text:style-name="T26">, wo mit der Form auch der Inhalt zählt und die lebendige Empfindung zugleich eine Stimme hat, wird derselbe desto mehr in Betrachtung kommen. </text:span><text:span text:style-name="T40">Einheit fordert zwar die Vernunft, die Natur aber Mannigfaltigkeit</text:span><text:span text:style-name="T26">, und von beiden Legislationen wird der Mensch in Anspruch genommen. Das Gesetz der erstern ist ihm durch ein unbestechliches Bewußtsein, das Gesetz der andern durch ein unvertilgbares Gefühl eingeprägt. Daher wird es jederzeit </text:span><text:span text:style-name="T34">von einer noch mangelhaften Bildung zeugen, wenn der sittliche Charakter nur </text:span><text:soft-page-break/><text:span text:style-name="T34">mit Aufopferung des natürlichen sich behaupten kann</text:span><text:span text:style-name="T26">; und eine Staatsverfassung wird noch sehr unvollendet sein, die nur durch Aufhebung der Mannigfaltigkeit Einheit zu bewirken im Stand ist. Der Staat soll nicht bloß den objektiven und generischen, er soll auch den subjektiven und specifischen Charakter in den Individuen ehren und, indem er das unsichtbare Reich der Sitten ausbreitet, das Reich der Erscheinung nicht entvölkern.</text:span></text:p>
      <text:p text:style-name="Text_20_body"><text:span text:style-name="T26">Wenn </text:span><text:span text:style-name="T34">der mechanische Künstler seine Hand an die gestaltlose Masse</text:span><text:span text:style-name="T26"> legt, um ihr die Form seiner Zwecke zu geben, so trägt er kein Bedenken, ihr Gewalt anzuthun; denn die Natur, die er bearbeitet, verdient für sich selbst keine Achtung, und es liegt ihm nicht an dem Ganzen um der Theile willen, sondern an den Theilen um des Ganzen willen. Wenn </text:span><text:span text:style-name="T34">der schöne Künstler</text:span><text:span text:style-name="T26"> seine Hand an die nämliche Masse legt, so trägt er eben so wenig Bedenken, ihr Gewalt anzuthun, nur vermeidet er, sie zu zeigen. Den Stoff, den er bearbeitet, respektiert er nicht im geringsten mehr, als der mechanische Künstler; aber das Auge, welches die </text:span><text:span text:style-name="T33">Freiheit</text:span><text:span text:style-name="T26"> dieses Stoffes in Schutz nimmt, wird er durch eine scheinbare Nachgiebigkeit gegen denselben zu täuschen suchen. Ganz anders verhält es sich mit dem </text:span><text:span text:style-name="T34">pädagogischen und politischen Künstler</text:span><text:span text:style-name="T26">, der den Menschen zugleich zu seinem Material und zu seiner Aufgabe macht. Hier kehrt der Zweck in den Stoff zurück, und nur weil das Ganze den Theilen dient, dürfen sich die Theile dem Ganzen fügen. Mit einer ganz andern Achtung als diejenige ist, die der schöne Künstler gegen seine Materie vorgibt, muß der Staatskünstler sich der seinigen nahen, und </text:span><text:span text:style-name="T34">nicht bloß subjektiv und für einen täuschendem Effekt in den Sinnen, sondern objektiv und für das innere Wesen muß er ihrer Eigenthümlichkeit und Persönlichkeit schonen</text:span><text:span text:style-name="T26">.</text:span></text:p>
      <text:p text:style-name="Text_20_body"><text:span text:style-name="T26">Aber eben deßwegen, weil </text:span><text:span text:style-name="T34">der Staat eine Organisation</text:span><text:span text:style-name="T26"> sein soll, die sich durch sich selbst und für sich selbst bildet, so kann er auch nur insoferne wirklich werden, als sich </text:span><text:span text:style-name="T34">die Theile zur Idee des Ganzen hinaufgestimmt</text:span><text:span text:style-name="T26"> haben. Weil der Staat der reinen und objektiven Menschheit in der Brust seiner Bürger zum Repräsentanten dient, so wird er gegen seine Bürger dasselbe Verhältniß zu beobachten haben, in welchem sie zu sich selber stehen, und ihre subjektive Menschheit auch nur in </text:span><text:span text:style-name="T28">dem</text:span><text:span text:style-name="T26"> Grade ehren können, als sie zur objektiven veredelt ist. Ist der innere Mensch mit sich einig, so wird er auch </text:span><text:span text:style-name="T34">bei der höchsten Universalisierung seines Betragens seine Eigenthümlichkeit retten</text:span><text:span text:style-name="T26">, und </text:span><text:span text:style-name="T34">der Staat wird bloß der Ausleger seines schönen Instinkts, die deutlichere Formel seiner innern Gesetzgebung sein</text:span><text:span text:style-name="T26">. Setzt sich hingegen in dem Charakter eines Volks der subjektive Mensch dem objektiven noch so contradictorisch entgegen, daß nur die Unterdrückung des erstern dem letztern den Sieg verschaffen kann, so wird auch der Staat gegen den Bürger den strengen Ernst des Gesetzes annehmen und, um nicht ihr Opfer zu sein, </text:span><text:span text:style-name="T34">eine so feindselige Individualität ohne Achtung darnieder treten</text:span><text:span text:style-name="T26"> müssen.</text:span></text:p>
      <text:p text:style-name="Text_20_body"><text:span text:style-name="T34">Der Mensch kann sich aber auf eine doppelte Weise entgegengesetzt sein:</text:span><text:span text:style-name="Endnote_20_Symbol"><text:span text:style-name="T34"><text:note text:id="ftn13" text:note-class="endnote"><text:note-citation>6</text:note-citation><text:note-body><text:p text:style-name="Quotations"><text:span text:style-name="T5"/></text:p></text:note-body></text:note></text:span></text:span><text:span text:style-name="T34"> entweder als Wilder, wenn seine Gefühle über seine Grundsätze herrschen; oder als Barbar, wenn seine Grundsätze seine Gefühle zerstören</text:span><text:span text:style-name="T26">. Der </text:span><text:span text:style-name="T34">Wilde</text:span><text:span text:style-name="T26"> verachtet die Kunst und erkennt die Natur als seinen unumschränkten Gebieter; der </text:span><text:span text:style-name="T34">Barbar</text:span><text:span text:style-name="T26"> verspottet und entehrt die Natur, aber, verächtlicher als der Wilde, fährt er </text:span><text:soft-page-break/><text:span text:style-name="T26">häufig genug fort, der Sklave seines Sklaven zu sein. </text:span><text:span text:style-name="T34">Der gebildete Mensch </text:span><text:span text:style-name="T26">macht die Natur zu seinem Freund und ehrt ihre </text:span><text:span text:style-name="T33">Freiheit</text:span><text:span text:style-name="T26">, indem er bloß ihre Willkür zügelt.</text:span></text:p>
      <text:p text:style-name="Text_20_body"><text:span text:style-name="T34">Wenn also die Vernunft in die physische Gesellschaft ihre moralische Einheit bringt, so darf sie die Mannigfaltigkeit der Natur nicht verletzen</text:span><text:span text:style-name="T26">. Wenn die Natur in dem moralischen Bau der Gesellschaft ihre Mannigfaltigkeit zu behaupten strebt, so darf der moralischen Einheit dadurch kein Abbruch geschehen; gleich </text:span><text:span text:style-name="T34">weit von Einförmigkeit und Verwirrung ruht die siegende Form</text:span><text:span text:style-name="T26">. </text:span><text:span text:style-name="T28">Totalität</text:span><text:span text:style-name="T26"> des Charakters muß also bei dem Volke gefunden werden, welches fähig und würdig sein soll, den Staat der Noth mit dem Staat der </text:span><text:span text:style-name="T33">Freiheit</text:span><text:span text:style-name="T26"> zu vertauschen.</text:span></text:p>
      <text:h text:style-name="P6" text:outline-level="1"><text:bookmark-start text:name="__RefHeading__11_1800196833"/>Fünfter Brief. [Das jetzige Zeitalter. Die große Revolution, eine verpaßte Gelegenheit; Verwilderung der Niederen, Erschlaffung der Höheren Klassen]<text:bookmark-end text:name="__RefHeading__11_1800196833"/></text:h>
      <text:p text:style-name="Text_20_body"><text:span text:style-name="T26">Ist es dieser Charakter, den uns </text:span><text:span text:style-name="T34">das jetzige Zeitalter</text:span><text:span text:style-name="T26">, den die gegenwärtigen Ereignisse zeigen? Ich richte meine Aufmerksamkeit sogleich auf den hervorstechendsten Gegenstand in diesem weitläuftigen Gemälde.</text:span></text:p>
      <text:p text:style-name="Text_20_body"><text:span text:style-name="T26">Wahr ist es, das </text:span><text:span text:style-name="T34">Ansehen der Meinung</text:span><text:span text:style-name="Endnote_20_Symbol"><text:span text:style-name="T34"><text:note text:id="ftn14" text:note-class="endnote"><text:note-citation>7</text:note-citation><text:note-body><text:p text:style-name="Quotations"><text:span text:style-name="T19"/></text:p></text:note-body></text:note></text:span></text:span><text:span text:style-name="T26"> ist gefallen, </text:span><text:span text:style-name="T34">die Willkür</text:span><text:span text:style-name="Endnote_20_Symbol"><text:span text:style-name="T34"><text:note text:id="ftn15" text:note-class="endnote"><text:note-citation>8</text:note-citation><text:note-body><text:p text:style-name="Quotations"/></text:note-body></text:note></text:span></text:span><text:span text:style-name="T34"> ist entlarvt</text:span><text:span text:style-name="T26">, und obgleich </text:span><text:span text:style-name="T34">noch mit Macht bewaffnet</text:span><text:span text:style-name="T26">, erschleicht sie doch keine Würde mehr; </text:span><text:span text:style-name="T34">der Mensch ist aus seiner langen Indolenz</text:span><text:span text:style-name="Endnote_20_Symbol"><text:span text:style-name="T34"><text:note text:id="ftn16" text:note-class="endnote"><text:note-citation>9</text:note-citation><text:note-body><text:p text:style-name="Quotations"><text:span text:style-name="T4"/></text:p></text:note-body></text:note></text:span></text:span><text:span text:style-name="T34"> und Selbsttäuschung aufgewacht, und mit nachdrücklicher Stimmenmehrheit fordert er die Wiederherstellung in seine unverlierbaren Rechte</text:span><text:span text:style-name="T26">.</text:span><text:span text:style-name="Endnote_20_Symbol"><text:span text:style-name="T26"><text:note text:id="ftn17" text:note-class="endnote"><text:note-citation>10</text:note-citation><text:note-body><text:p text:style-name="Quotations"/><text:p text:style-name="Quotations"/></text:note-body></text:note></text:span></text:span><text:span text:style-name="T26"> Aber er fordert sie nicht bloß; jenseits und diesseits steht er auf, sich gewaltsam zu nehmen, was ihm nach seiner Meinung mit Unrecht verweigert wird. </text:span><text:span text:style-name="T34">Das Gebäude des Naturstaates wankt</text:span><text:span text:style-name="T26">, seine mürben Fundamente weichen, und eine </text:span><text:span text:style-name="T28">physische</text:span><text:span text:style-name="T26"> Möglichkeit scheint gegeben, das Gesetz auf den Thron zu stellen, </text:span><text:span text:style-name="T34">den Menschen endlich als Selbstzweck</text:span><text:span text:style-name="Endnote_20_Symbol"><text:span text:style-name="T34"><text:note text:id="ftn18" text:note-class="endnote"><text:note-citation>11</text:note-citation><text:note-body><text:p text:style-name="Quotations"/></text:note-body></text:note></text:span></text:span><text:span text:style-name="T34"> zu ehren</text:span><text:span text:style-name="T26"> und wahre </text:span><text:span text:style-name="T33">Freiheit</text:span><text:span text:style-name="T26"> zur Grundlage der politischen Verbindung zu machen. Vergebliche Hoffnung! Die </text:span><text:span text:style-name="T28">moralische</text:span><text:span text:style-name="T26"> Möglichkeit fehlt, und </text:span><text:span text:style-name="T34">der freigebige Augenblick findet ein unempfängliches Geschlecht</text:span><text:span text:style-name="T26">.</text:span><text:span text:style-name="Endnote_20_Symbol"><text:span text:style-name="T26"><text:note text:id="ftn19" text:note-class="endnote"><text:note-citation>12</text:note-citation><text:note-body><text:p text:style-name="Quotations"><text:span text:style-name="T4"/></text:p></text:note-body></text:note></text:span></text:span></text:p>
      <text:p text:style-name="Text_20_body"><text:span text:style-name="T26">In seinen Thaten malt sich der Mensch, und welche Gestalt ist es, die sich in dem </text:span><text:span text:style-name="T34">Drama der jetzigen Zeit</text:span><text:span text:style-name="T26"> abbildet! </text:span><text:span text:style-name="T34">Hier Verwilderung, dort Erschlaffung</text:span><text:span text:style-name="T26">: die </text:span><text:span text:style-name="T34">zwei Aeußersten des menschlichen Verfalls, und beide in </text:span><text:span text:style-name="T29">einem</text:span><text:span text:style-name="T34"> Zeitraum vereinigt</text:span><text:span text:style-name="T26">!</text:span></text:p>
      <text:p text:style-name="Text_20_body"><text:span text:style-name="T34">In den niedern und zahlreichern Klassen</text:span><text:span text:style-name="T26"> stellen sich uns </text:span><text:span text:style-name="T34">rohe, gesetzlose Triebe</text:span><text:span text:style-name="T26"> dar, die sich nach aufgelöstem Band der bürgerlichen Ordnung </text:span><text:span text:style-name="T34">entfesseln</text:span><text:span text:style-name="T26"> und </text:span><text:span text:style-name="T34">mit unlenksamer Wuth zu ihrer thierischen Befriedigung eilen</text:span><text:span text:style-name="T26">. Es mag also sein, daß die objektive Menschheit Ursache gehabt hätte, sich über den Staat zu beklagen; die subjektive muß seine Anstalten ehren. Darf man ihn tadeln, daß er die Würde der menschlichen Natur aus den Augen setzte, so lange es noch galt, ihre Existenz zu vertheidigen? daß er eilte, durch die Schwerkraft zu scheiden und durch die Cohäsionskraft zu binden, wo an die bildende noch nicht zu denken war? Seine Auflösung enthält seine Rechtfertigung.</text:span><text:span text:style-name="Endnote_20_Symbol"><text:span text:style-name="T26"><text:note text:id="ftn20" text:note-class="endnote"><text:note-citation>13</text:note-citation><text:note-body><text:p text:style-name="Quotations"><text:span text:style-name="T4"/></text:p></text:note-body></text:note></text:span></text:span><text:span text:style-name="T26"> </text:span><text:span text:style-name="T34">Die losgebundene Gesellschaft, anstatt aufwärts in das organische Leben zu eilen, fällt in das Elementarreich zurück</text:span><text:span text:style-name="T26">.</text:span></text:p>
      <text:p text:style-name="Text_20_body"><text:span text:style-name="T26">Auf der andern Seite geben uns </text:span><text:span text:style-name="T34">die zivilisierten Klassen</text:span><text:span text:style-name="Endnote_20_Symbol"><text:span text:style-name="T34"><text:note text:id="ftn21" text:note-class="endnote"><text:note-citation>14</text:note-citation><text:note-body><text:p text:style-name="Quotations"/></text:note-body></text:note></text:span></text:span><text:span text:style-name="T26"> den noch widrigern Anblick der </text:span><text:span text:style-name="T34">Schlaffheit</text:span><text:span text:style-name="T26"> und einer </text:span><text:span text:style-name="T34">Depravation</text:span><text:span text:style-name="Endnote_20_Symbol"><text:span text:style-name="T34"><text:note text:id="ftn22" text:note-class="endnote"><text:note-citation>15</text:note-citation><text:note-body><text:p text:style-name="Quotations"><text:span text:style-name="T4"/></text:p></text:note-body></text:note></text:span></text:span><text:span text:style-name="T34"> des Charakters</text:span><text:span text:style-name="T26">, die desto mehr empört, weil </text:span><text:span text:style-name="T34">die Kultur selbst ihre Quelle</text:span><text:span text:style-name="T26"> ist. Ich erinnere mich nicht mehr, welcher alte oder neue Philosoph die Bemerkung machte, daß das Edlere in seiner Zerstörung das Abscheulichere sei</text:span><text:span text:style-name="Endnote_20_Symbol"><text:span text:style-name="T26"><text:note text:id="ftn23" text:note-class="endnote"><text:note-citation>16</text:note-citation><text:note-body><text:p text:style-name="Quotations"><text:span text:style-name="T1"/></text:p></text:note-body></text:note></text:span></text:span><text:span text:style-name="T26">; aber man wird sie auch im Moralischen wahr finden. Aus dem Natursohne wird, wenn er ausschweift</text:span><text:span text:style-name="Endnote_20_Symbol"><text:span text:style-name="T26"><text:note text:id="ftn24" text:note-class="endnote"><text:note-citation>17</text:note-citation><text:note-body><text:p text:style-name="Text_20_body"><text:s/><text:span text:style-name="T4">ausschweifen : </text:span><text:span text:style-name="content"><text:span text:style-name="T4">das normale Maß [des Lebensgenusses o. Ä.] stark überschreiten</text:span></text:span></text:p></text:note-body></text:note></text:span></text:span><text:span text:style-name="T26">, ein Rasender; aus dem Zögling der Kunst ein Nichtswürdiger. Die </text:span><text:span text:style-name="T34">Aufklärung des Verstandes</text:span><text:span text:style-name="T26">, deren sich die verfeinerten Stände nicht ganz mit Unrecht rühmen, zeigt im Ganzen so wenig einen veredelnden Einfluß auf die </text:span><text:span text:style-name="T34">Gesinnungen</text:span><text:span text:style-name="T26">, daß </text:span><text:soft-page-break/><text:span text:style-name="T26">sie vielmehr </text:span><text:span text:style-name="T34">die Verderbniß durch Maximen befestigt</text:span><text:span text:style-name="T26">. Wir verleugnen</text:span><text:span text:style-name="Endnote_20_Symbol"><text:span text:style-name="T26"><text:note text:id="ftn25" text:note-class="endnote"><text:note-citation>18</text:note-citation><text:note-body><text:p text:style-name="Text_20_body"><text:s/>verleugnen : reniement. Verrat an sich selbst</text:p></text:note-body></text:note></text:span></text:span><text:span text:style-name="T26"> die Natur auf ihrem rechtmäßigen</text:span><text:span text:style-name="Endnote_20_Symbol"><text:span text:style-name="T26"><text:note text:id="ftn26" text:note-class="endnote"><text:note-citation>19</text:note-citation><text:note-body><text:p text:style-name="Quotations"/></text:note-body></text:note></text:span></text:span><text:span text:style-name="T26"> Felde, um aus dem moralischen ihre Tyrannei zu erfahren, und indem wir ihren Eindrücken widerstreben, nehmen wir unsre Grundsätze von ihr an. Die </text:span><text:span text:style-name="T34">affektierte Decenz</text:span><text:span text:style-name="Endnote_20_Symbol"><text:span text:style-name="T34"><text:note text:id="ftn27" text:note-class="endnote"><text:note-citation>20</text:note-citation><text:note-body><text:p text:style-name="Quotations"><text:span text:style-name="T4"/></text:p></text:note-body></text:note></text:span></text:span><text:span text:style-name="T26"> unsrer Sitten verweigert ihr die verzeihliche </text:span><text:span text:style-name="T28">erste</text:span><text:span text:style-name="T26"> Stimme, </text:span><text:span text:style-name="T34">um ihr, in unsrer materialistischen Sittenlehre, die entscheidende </text:span><text:span text:style-name="T29">letzte</text:span><text:span text:style-name="T34"> einzuräumen</text:span><text:span text:style-name="T26">. Mitten im Schooße der raffiniertesten Geselligkeit hat der Egoism</text:span><text:span text:style-name="Endnote_20_Symbol"><text:span text:style-name="T26"><text:note text:id="ftn28" text:note-class="endnote"><text:note-citation>21</text:note-citation><text:note-body><text:p text:style-name="Text_20_body"><text:span text:style-name="T14"><text:s/></text:span><text:span text:style-name="T5">Egoism: </text:span>provocation que constituent les thèses d’Helvétius sur l’égoïsme</text:p></text:note-body></text:note></text:span></text:span><text:span text:style-name="T26"> sein System gegründet, und </text:span><text:span text:style-name="T34">ohne ein geselliges Herz mit heraus zu bringen, erfahren wir alle Ansteckungen und alle Drangsale der Gesellschaft</text:span><text:span text:style-name="T26">.</text:span><text:span text:style-name="Endnote_20_Symbol"><text:span text:style-name="T26"><text:note text:id="ftn29" text:note-class="endnote"><text:note-citation>22</text:note-citation><text:note-body><text:p text:style-name="Quotations"><text:span text:style-name="T4"/></text:p></text:note-body></text:note></text:span></text:span><text:span text:style-name="T26"> Unser freies Urtheil unterwerfen wir ihrer despotischen Meinung,</text:span><text:span text:style-name="Endnote_20_Symbol"><text:span text:style-name="T26"><text:note text:id="ftn30" text:note-class="endnote"><text:note-citation>23</text:note-citation><text:note-body><text:p text:style-name="Quotations"><text:span text:style-name="T4"/></text:p></text:note-body></text:note></text:span></text:span><text:span text:style-name="T26"> unser Gefühl ihren bizarren Gebräuchen,</text:span><text:span text:style-name="Endnote_20_Symbol"><text:span text:style-name="T26"><text:note text:id="ftn31" text:note-class="endnote"><text:note-citation>24</text:note-citation><text:note-body><text:p text:style-name="Quotations"><text:span text:style-name="T4"/></text:p></text:note-body></text:note></text:span></text:span><text:span text:style-name="T26"> unsern Willen ihren Verführungen;</text:span><text:span text:style-name="Endnote_20_Symbol"><text:span text:style-name="T26"><text:note text:id="ftn32" text:note-class="endnote"><text:note-citation>25</text:note-citation><text:note-body><text:p text:style-name="Quotations"><text:span text:style-name="T4"/></text:p></text:note-body></text:note></text:span></text:span><text:span text:style-name="T26"> nur unsre Willkür behaupten wir gegen ihre heiligen Rechte. Stolze Selbstgenügsamkeit zieht das Herz des Weltmanns zusammen, das in dem rohen Naturmenschen noch oft sympathetisch schlägt,</text:span><text:span text:style-name="Endnote_20_Symbol"><text:span text:style-name="T26"><text:note text:id="ftn33" text:note-class="endnote"><text:note-citation>26</text:note-citation><text:note-body><text:p text:style-name="Quotations"/></text:note-body></text:note></text:span></text:span><text:span text:style-name="T26"> und wie aus einer brennenden Stadt sucht jeder nur sein elendes Eigenthum aus der Verwüstung zu flüchten. Nur in einer völligen </text:span><text:span text:style-name="T34">Abschwörung der Empfindsamkeit</text:span><text:span text:style-name="T26"> glaubt man gegen ihre Verirrungen Schutz zu finden, und der Spott, der den Schwärmer</text:span><text:span text:style-name="Endnote_20_Symbol"><text:span text:style-name="T26"><text:note text:id="ftn34" text:note-class="endnote"><text:note-citation>27</text:note-citation><text:note-body><text:p text:style-name="Quotations"><text:span text:style-name="T7"/></text:p></text:note-body></text:note></text:span></text:span><text:span text:style-name="Endnote_20_Symbol"><text:span text:style-name="T26"><text:note text:id="ftn35" text:note-class="endnote"><text:note-citation>28</text:note-citation><text:note-body><text:p text:style-name="Quotations"><text:span text:style-name="T14"/></text:p></text:note-body></text:note></text:span></text:span><text:span text:style-name="T26"> oft heilsam züchtigt, lästert mit gleich wenig Schonung das edelste Gefühl. </text:span><text:span text:style-name="T34">Die Kultur, weit entfernt, uns in </text:span><text:span text:style-name="T35">Freiheit</text:span><text:span text:style-name="T34"> zu setzen, entwickelt mit jeder Kraft, die sie in uns ausbildet, nur ein neues Bedürfniß</text:span><text:span text:style-name="T26">;</text:span><text:span text:style-name="Endnote_20_Symbol"><text:span text:style-name="T26"><text:note text:id="ftn36" text:note-class="endnote"><text:note-citation>29</text:note-citation><text:note-body><text:p text:style-name="Quotations"><text:span text:style-name="T4"/></text:p></text:note-body></text:note></text:span></text:span><text:span text:style-name="T26"> die Bande des Physischen schnüren sich immer beängstigender zu, so daß die Furcht, zu verlieren, selbst den feurigen Trieb nach Verbesserung erstickt und die Maxime des leidenden Gehorsams für die höchste Weisheit des Lebens gilt. So sieht man den </text:span><text:span text:style-name="T34">Geist der Zeit zwischen Verkehrtheit und Rohigkeit, zwischen Unnatur und bloßer Natur, zwischen Superstition und moralischem Unglauben schwanken</text:span><text:span text:style-name="T26">, und es ist bloß das Gleichgewicht des Schlimmen, was ihm zuweilen noch Grenzen setzt.</text:span></text:p>
      <text:h text:style-name="P7" text:outline-level="1"><text:bookmark-start text:name="__RefHeading__13_1800196833"/>Sechster Brief [Zwischen gestern und heute, den Griechen und uns. Der Verfall durch die Kultur ; die Verkümmerung der Individuen auf dem Wege zur menschlichen Kultur]<text:bookmark-end text:name="__RefHeading__13_1800196833"/></text:h>
      <text:p text:style-name="Text_20_body"><text:span text:style-name="T26">Sollte ich mit dieser Schilderung dem Zeitalter wohl zu viel gethan haben? Ich erwarte diesen Einwurf nicht, eher einen andern: daß ich zu viel dadurch bewiesen habe. Dieses Gemälde, werden Sie mir sagen, gleicht zwar der gegenwärtigen Menschheit, aber es gleicht überhaupt </text:span><text:span text:style-name="T34">allen Völkern, die in der Kultur begriffen sind</text:span><text:span text:style-name="T26">, weil alle ohne Unterschied </text:span><text:span text:style-name="T34">durch Vernünftelei von der Natur abfallen müssen, ehe sie durch Vernunft zu ihr zurückkehren können</text:span><text:span text:style-name="T26">.</text:span></text:p>
      <text:p text:style-name="Text_20_body"><text:span text:style-name="T26">Aber bei einiger Aufmerksamkeit auf den Zeitcharakter muß uns der </text:span><text:span text:style-name="T34">Contrast</text:span><text:span text:style-name="T26"> in Verwunderung setzen, der </text:span><text:span text:style-name="T34">zwischen der heutigen Form der Menschheit </text:span><text:span text:style-name="T26">und zwischen der ehemaligen, besonders</text:span><text:span text:style-name="T34"> der griechischen</text:span><text:span text:style-name="T26">, angetroffen wird. Der Ruhm der Ausbildung und Verfeinerung, den wir mit Recht gegen jede andere </text:span><text:span text:style-name="T28">bloße</text:span><text:span text:style-name="T26"> Natur geltend machen, kann uns gegen </text:span><text:span text:style-name="T34">die griechische Natur</text:span><text:span text:style-name="Endnote_20_Symbol"><text:span text:style-name="T34"><text:note text:id="ftn37" text:note-class="endnote"><text:note-citation>30</text:note-citation><text:note-body><text:p text:style-name="Quotations"><text:span text:style-name="T24"/></text:p><text:p text:style-name="Quotations"/><text:p text:style-name="Quotations"/><text:p text:style-name="Quotations"/><text:p text:style-name="Quotations"/></text:note-body></text:note></text:span></text:span><text:span text:style-name="T34"> nicht zu Statten kommen, die sich mit allen Reizen der Kunst und mit aller Würde der Weisheit vermählte, ohne doch, wie die unsrige, das Opfer derselben zu sein</text:span><text:span text:style-name="T26">. Die Griechen beschämen uns nicht bloß durch eine Simplicität, die unserm Zeitalter fremd ist; sie sind zugleich unsre Nebenbuhler, ja oft unsre Muster in den nämlichen Vorzügen, mit denen wir uns über die </text:span><text:span text:style-name="T34">Naturwidrigkeit unserer Sitten</text:span><text:span text:style-name="T26"> zu trösten pflegen. Zugleich </text:span><text:span text:style-name="T34">voll Form und voll Fülle</text:span><text:span text:style-name="T26">, zugleich philosophierend und bildend, zugleich zart und energisch sehen wir sie </text:span><text:span text:style-name="T34">die Jugend der Phantasie mit der Männlichkeit der Vernunft in einer herrlichen Menschheit vereinigen</text:span><text:span text:style-name="T26">.</text:span></text:p>
      <text:p text:style-name="Text_20_body"><text:span text:style-name="T34">Damals</text:span><text:span text:style-name="T26">, bei jenem schönen </text:span><text:span text:style-name="T34">Erwachen der Geisteskräfte</text:span><text:span text:style-name="T26">, hatten </text:span><text:span text:style-name="T34">die Sinne und der Geist noch kein strenge geschiedenes Eigenthum</text:span><text:span text:style-name="T26">; denn noch hatte kein Zwiespalt sie gereizt, mit einander feindselig abzutheilen und ihre Markung</text:span><text:span text:style-name="Endnote_20_Symbol"><text:span text:style-name="T26"><text:note text:id="ftn38" text:note-class="endnote"><text:note-citation>31</text:note-citation><text:note-body><text:p text:style-name="Quotations"><text:span text:style-name="T5"/></text:p></text:note-body></text:note></text:span></text:span><text:span text:style-name="T26"> zu bestimmen. Die Poesie hatte noch nicht mit dem Witze</text:span><text:span text:style-name="Endnote_20_Symbol"><text:span text:style-name="T26"><text:note text:id="ftn39" text:note-class="endnote"><text:note-citation>32</text:note-citation><text:note-body><text:p text:style-name="Quotations"><text:span text:style-name="T4"/></text:p></text:note-body></text:note></text:span></text:span><text:span text:style-name="T26"> gebuhlt und die Spekulation sich noch nicht durch Spitzfindigkeit geschändet. Beide konnten im Nothfall ihre Verrichtungen tauschen, weil jedes, nur auf seine eigene Weise, die Wahrheit ehrte. </text:span><text:span text:style-name="T34">So hoch die Vernunft auch stieg, so zog sie doch immer die Materie liebend nach</text:span><text:span text:style-name="T26">, und so fein und scharf sie auch trennte, so verstümmelte sie doch nie. Sie zerlegte zwar die menschliche Natur und warf sie in ihrem herrlichen Götterkreis vergrößert auseinander, aber nicht dadurch, daß sie sie in Stücken riß, sondern dadurch, daß sie sie verschiedentlich mischte, denn die ganze Menschheit fehlte in keinem einzelnen Gott. //</text:span><text:span text:style-name="T34">Wie ganz anders bei uns Neuern!</text:span><text:span text:style-name="T26"> Auch bei uns ist </text:span><text:span text:style-name="T34">das Bild der Gattung in den Individuen vergrößert</text:span><text:span text:style-name="T26"> auseinander geworfen – aber in Bruchstücken, nicht in veränderten Mischungen, daß man von Individuum zu Individuum herumfragen muß, um die Totalität der Gattung zusammenzulesen. Bei uns, möchte man fast versucht werden zu behaupten, </text:span><text:span text:style-name="T34">äußern sich die Gemüthskräfte auch in der Erfahrung so getrennt, wie der Psychologe sie in der Vorstellung scheidet</text:span><text:span text:style-name="T26">, und wir sehen nicht bloß einzelne Subjekte, sondern </text:span><text:span text:style-name="T34">ganze Klassen von Menschen nur einen Theil ihrer Anlagen entfalten</text:span><text:span text:style-name="T26">, während daß die übrigen, wie bei </text:span><text:soft-page-break/><text:span text:style-name="T26">verkrüppelten Gewächsen, kaum mit matter Spur angedeutet sind.</text:span></text:p>
      <text:p text:style-name="Text_20_body"><text:span text:style-name="T26">Ich verkenne nicht </text:span><text:span text:style-name="T34">die Vorzüge, welche das gegenwärtige Geschlecht, als Einheit betrachtet und auf der Wage des Verstandes, vor dem besten in der Vorwelt behaupten mag</text:span><text:span text:style-name="T26">; aber in geschlossenen Gliedern muß es den Wertkampf beginnen und das Ganze mit dem Ganzen sich messen. Welcher einzelne Neuere tritt heraus, Mann gegen Mann mit dem einzelnen Athenienser um den Preis der Menschheit zu streiten?</text:span></text:p>
      <text:p text:style-name="Text_20_body"><text:span text:style-name="T26">Woher wohl </text:span><text:span text:style-name="T34">dieses nachtheilige Verhältniß der Individuen bei allem Vortheil der Gattung?</text:span><text:span text:style-name="T26"> Warum qualifizierte sich der einzelne Grieche zum Repräsentanten seiner Zeit, und warum darf dies der einzelne Neuere nicht wagen? Weil </text:span><text:span text:style-name="T34">jenem die alles vereinende Natur, diesem der alles trennende Verstand seine Formen ertheilten</text:span><text:span text:style-name="T26">.</text:span></text:p>
      <text:p text:style-name="Text_20_body"><text:span text:style-name="T34">Die Kultur selbst war es, welche der neuern Menschheit diese Wunde schlug</text:span><text:span text:style-name="T26">. Sobald auf der einen Seite die erweiterte Erfahrung und das bestimmtere Denken eine schärfere </text:span><text:span text:style-name="T34">Scheidung der Wissenschaften</text:span><text:span text:style-name="T26">, auf der andern das verwickeltere Uhrwerk</text:span><text:span text:style-name="Endnote_20_Symbol"><text:span text:style-name="T26"><text:note text:id="ftn40" text:note-class="endnote"><text:note-citation>33</text:note-citation><text:note-body><text:p text:style-name="Quotations"><text:span text:style-name="T5"/></text:p></text:note-body></text:note></text:span></text:span><text:span text:style-name="T26"> der Staaten eine strengere </text:span><text:span text:style-name="T34">Absonderung der Stände und Geschäfte</text:span><text:span text:style-name="T26"> nothwendig machte, so </text:span><text:span text:style-name="T34">zerriß auch der innere Bund der menschlichen Natur</text:span><text:span text:style-name="T26">, und ein verderblicher Streit entzweite ihre harmonischen Kräfte. </text:span><text:span text:style-name="T34">Der intuitive und der spekulative Verstand</text:span><text:span text:style-name="T26"> verteilten sich jetzt feindlich gesinnt auf ihren verschiedenen Feldern, deren Grenzen sie jetzt anfingen mit Mißtrauen und Eifersucht zu bewachen, und </text:span><text:span text:style-name="T34">mit der Sphäre, auf die man seine Wirksamkeit einschränkt, hat man sich auch in sich selbst einen Herrn gegeben, der nicht selten mit Unterdrückung der übrigen Anlagen zu endigen pflegt</text:span><text:span text:style-name="T26">. Indem hier die luxurierende Einbildungskraft die mühsamen Pflanzungen des Verstandes verwüstet, verzehrt dort der Abstraktionsgeist das Feuer, an dem das Herz sich hätte wärmen und die Phantasie sich entzünden sollen.</text:span></text:p>
      <text:p text:style-name="Text_20_body"><text:span text:style-name="T26">Diese Zerrüttung,</text:span><text:span text:style-name="Endnote_20_Symbol"><text:span text:style-name="T26"><text:note text:id="ftn41" text:note-class="endnote"><text:note-citation>34</text:note-citation><text:note-body><text:p text:style-name="Quotations"><text:span text:style-name="font_5f_normal"/></text:p></text:note-body></text:note></text:span></text:span><text:span text:style-name="T26"> welche </text:span><text:span text:style-name="T34">Kunst</text:span><text:span text:style-name="T26"> und </text:span><text:span text:style-name="T34">Gelehrsamkeit</text:span><text:span text:style-name="T26"> in dem innern Menschen anfingen, machte der neue Geist der </text:span><text:span text:style-name="T34">Regierung</text:span><text:span text:style-name="T26"> vollkommen und allgemein. Es war freilich nicht zu erwarten, daß </text:span><text:span text:style-name="T34">die einfache Organisation der ersten Republiken die Einfalt der ersten Sitten und Verhältnisse überlebte</text:span><text:span text:style-name="T26">; aber anstatt zu einem höhern animalischen Leben zu steigen, sank sie zu einer gemeinen und groben </text:span><text:span text:style-name="T34">Mechanik</text:span><text:span text:style-name="T26"> herab. Jene Polypennatur der griechischen Staaten</text:span><text:alphabetical-index-mark text:string-value="Staat"/><text:span text:style-name="T26">, wo jedes Individuum eines unabhängigen Lebens genoß und, wenn es noth that, zum Ganzen werden konnte, machte jetzt einem kunstreichen </text:span><text:span text:style-name="T34">Uhrwerke</text:span><text:alphabetical-index-mark text:string-value="Uhrwerk"/><text:span text:style-name="T26"> Platz, wo aus der Zusammenstückelung unendlich vieler, aber lebloser Theile </text:span><text:span text:style-name="T34">ein mechanisches Leben</text:span><text:span text:style-name="T26"> im Ganzen sich bildet. Auseinandergerissen wurden jetzt der Staat</text:span><text:alphabetical-index-mark text:string-value="Staat"/><text:span text:style-name="T26"> und die Kirche, die Gesetze und die Sitten; der Genuß wurde von der Arbeit, das Mittel vom Zweck, die Anstrengung von der Belohnung geschieden. </text:span><text:span text:style-name="T34">Ewig nur an ein einzelnes kleines Bruchstück des Ganzen gefesselt, bildet sich der Mensch selbst nur als Bruchstück aus</text:span><text:span text:style-name="T26">; ewig nur das eintönige Geräusch des Rades, das er umtreibt, im Ohre, entwickelt er nie die Harmonie seines Wesens, und anstatt die Menschheit</text:span><text:alphabetical-index-mark text:string-value="Menschheit"/><text:span text:style-name="T26"> in seiner Natur auszuprägen, wird er bloß zu einem Abdruck seines Geschäfts</text:span><text:alphabetical-index-mark text:string-value="Gesch‰ft"/><text:span text:style-name="T26">, seiner Wissenschaft. Aber selbst der karge, fragmentarische Antheil, der die einzelnen Glieder noch an das Ganze knüpft, hängt nicht von Formen ab, die sie sich selbstthätig geben </text:span><text:soft-page-break/><text:span text:style-name="T26">(denn wie dürfte man ihrer Freiheit ein so künstliches und lichtscheues </text:span><text:span text:style-name="T53">Uhrwerk</text:span><text:alphabetical-index-mark text:string-value="Uhrwerk"/><text:span text:style-name="T53"> </text:span><text:span text:style-name="T26">vertrauen?) sondern wird ihnen mit scrupulöser Strenge durch ein Formular vorgeschrieben in welchem man ihre freie Einsicht gebunden hält. </text:span><text:span text:style-name="T34">Der todte Buchstabe vertritt den lebendigen Verstand</text:span><text:alphabetical-index-mark text:string-value="Verstand"/><text:span text:style-name="T34">, und ein geübtes Gedächtniß leitet sicherer als Genie und Empfindung.</text:span></text:p>
      <text:p text:style-name="Text_20_body"><text:span text:style-name="T26">Wenn </text:span><text:span text:style-name="T34">das gemeine Wesen das Amt zum Maßstab des Mannes macht</text:span><text:span text:style-name="T26">; wenn es an dem einen seiner Bürger</text:span><text:alphabetical-index-mark text:string-value="B¸rger"/><text:span text:style-name="T26"> nur die Memorie, an einem andern den tabellarischen Verstand</text:span><text:alphabetical-index-mark text:string-value="Verstand"/><text:span text:style-name="T26">, an einem dritten nur die mechanische Fertigkeit ehrt; wenn es hier, gleichgültig gegen den Charakter</text:span><text:alphabetical-index-mark text:string-value="Charakter"/><text:span text:style-name="T26">, </text:span><text:span text:style-name="T34">nur auf Kenntnisse dringt</text:span><text:span text:style-name="T26">, dort hingegen einem Geiste der Ordnung und einem gesetzlichen Verhalten die größte Verfinsterung des Verstandes</text:span><text:alphabetical-index-mark text:string-value="Verstand"/><text:span text:style-name="T26"> zu gut hält; wenn es zugleich </text:span><text:span text:style-name="T34">diese einzelnen Fertigkeiten zu einer eben so großen Intensität will getrieben wissen</text:span><text:span text:style-name="T26">, als es dem Subjekt an Extensität erläßt – darf es uns da wundern, daß </text:span><text:span text:style-name="T34">die übrigen Anlagen des Gemüths</text:span><text:span text:style-name="Endnote_20_Symbol"><text:span text:style-name="T34"><text:note text:id="ftn42" text:note-class="endnote"><text:note-citation>35</text:note-citation><text:note-body><text:p text:style-name="Quotations"/></text:note-body></text:note></text:span></text:span><text:span text:style-name="T34"> vernachlässigt</text:span><text:span text:style-name="T26"> werden, um der einzigen, welche ehrt und lohnt, alle Pflege zuzuwenden? Zwar wissen wir, daß das kraftvolle Genie die Grenzen seines Geschäfts</text:span><text:alphabetical-index-mark text:string-value="Gesch‰ft"/><text:span text:style-name="T26"> nicht zu Grenzen seiner Thätigkeit macht; aber das mittelmäßige Talent verzehrt in dem Geschäfte</text:span><text:alphabetical-index-mark text:string-value="Gesch‰ft"/><text:span text:style-name="T26">, das ihm zum Antheil fiel, die ganze karge Summe seiner Kraft, und es muß schon kein gemeiner Kopf sein, um, unbeschadet seines Berufs, für Liebhabereien etwas übrig zu behalten. Noch dazu ist es selten eine gute Empfehlung bei dem Staat</text:span><text:alphabetical-index-mark text:string-value="Staat"/><text:span text:style-name="T26">, wenn die Kräfte die Aufträge übersteigen, oder wenn das höhere Geistesbedürfniß des Mannes von Genie seinem Amt einen Nebenbuhler gibt. So eifersüchtig ist der Staat</text:span><text:alphabetical-index-mark text:string-value="Staat"/><text:span text:style-name="T26"> auf den Alleinbesitz seiner Diener, daß er sich leichter dazu entschließen wird (und wer kann ihm Unrecht geben?), seinen Mann mit einer Venus Cytherea</text:span><text:span text:style-name="Endnote_20_Symbol"><text:span text:style-name="T26"><text:note text:id="ftn43" text:note-class="endnote"><text:note-citation>36</text:note-citation><text:note-body><text:p text:style-name="Quotations"><text:span text:style-name="T5"/></text:p></text:note-body></text:note></text:span></text:span><text:span text:style-name="T26"> als mit einer Venus Urania zu theilen.</text:span></text:p>
      <text:p text:style-name="Text_20_body"><text:span text:style-name="T26">[Entfremdung des Staates und der Bürger] Und so wird denn allmählich </text:span><text:span text:style-name="T34">das einzelne concrete Leben vertilgt, damit das Abstrakt des Ganzen sein dürftiges Dasein friste</text:span><text:span text:style-name="T26">, und ewig bleibt der Staat</text:span><text:alphabetical-index-mark text:string-value="Staat"/><text:span text:style-name="T26"> seinen Bürgern</text:span><text:alphabetical-index-mark text:string-value="B¸rger"/><text:span text:style-name="T26"> fremd, weil ihn das Gefühl nirgends findet. Genöthigt, sich die Mannigfaltigkeit seiner Bürger</text:span><text:alphabetical-index-mark text:string-value="B¸rger"/><text:span text:style-name="T26"> durch Klassificierung zu erleichtern und </text:span><text:span text:style-name="T34">die Menschheit</text:span><text:alphabetical-index-mark text:string-value="Menschheit"/><text:span text:style-name="T34"> nie anders als durch Repräsentation aus der zweiten Hand</text:span><text:span text:style-name="T26"> zu empfangen, verliert der regierende Theil sie zuletzt ganz und gar auf den Augen, indem er sie mit einem bloßen Machwerk des Verstandes</text:span><text:alphabetical-index-mark text:string-value="Verstand"/><text:span text:style-name="T26"> vermengt; und </text:span><text:span text:style-name="T34">der regierte kann nicht anders als mit Kaltsinn die Gesetze empfangen</text:span><text:span text:style-name="T26">, die an ihn selbst so wenig gerichtet sind. Endlich überdrüssig, ein Band zu unterhalten, das ihr von dem Staate</text:span><text:alphabetical-index-mark text:string-value="Staat"/><text:span text:style-name="T26"> so wenig erleichtert wird, fällt die positive Gesellschaft (wie schon längst das Schicksal der meisten europäischen Staaten</text:span><text:alphabetical-index-mark text:string-value="Staat"/><text:span text:style-name="T26"> ist) in einen moralischen Naturstand auseinander, wo die öffentliche Macht nur eine Partei </text:span><text:span text:style-name="T28">mehr</text:span><text:span text:style-name="T26"> ist, gehaßt und hintergangen von Dem, der sie nöthig macht, und nur von Dem, der sie entbehren kann, geachtet.</text:span></text:p>
      <text:p text:style-name="Text_20_body"><text:span text:style-name="T26">[der spekulative Geist/der Geschäftsgeist] Konnte die Menschheit</text:span><text:alphabetical-index-mark text:string-value="Menschheit"/><text:span text:style-name="T26"> bei dieser doppelten Gewalt, die von innen und außen auf sie drückte, wohl eine andere Richtung nehmen, als sie wirklich nahm? Indem </text:span><text:span text:style-name="T34">der spekulative Geist im Ideenreich nach unverlierbaren Besitzungen strebte, mußte er ein Fremdling in der Sinnenwelt werden und über der Form die Materie verlieren</text:span><text:span text:style-name="T26">. Der </text:span><text:span text:style-name="T34">Geschäftsgeist</text:span><text:alphabetical-index-mark text:string-value="Gesch‰ft" text:key1="Gesch‰ftsgeist"/><text:span text:style-name="T26">, in einen einförmigen</text:span><text:alphabetical-index-mark text:string-value="einfˆrmig"/><text:span text:style-name="T26"> Kreis von Objekten eingeschlossen und in diesem noch mehr durch Formeln eingeengt, mußte das freie Ganze sich aus den Augen </text:span><text:soft-page-break/><text:span text:style-name="T26">gerückt sehen und zugleich mit seiner Sphäre verarmen. So wie ersterer versucht wird, das Wirkliche nach dem Denkbaren zu modeln und die subjektiven Bedingungen seiner Vorstellungskraft zu constitutiven Gesetzen für das Dasein der Dinge zu erheben, so stürzte letzterer in das entgegenstehende Extrem, alle Erfahrung überhaupt nach einem besondern Fragment von Erfahrung zu schätzen und die Regeln </text:span><text:span text:style-name="T28">seines</text:span><text:span text:style-name="T26"> Geschäfts</text:span><text:alphabetical-index-mark text:string-value="Gesch‰ft"/><text:span text:style-name="T26"> jedem Geschäft</text:span><text:alphabetical-index-mark text:string-value="Gesch‰ft"/><text:span text:style-name="T26"> ohne Unterschied anpassen zu wollen. </text:span><text:span text:style-name="T34">Der eine mußte einer leeren Subtilität, der andre einer pedantischen Beschränktheit zum Raube werden</text:span><text:span text:style-name="T26">, </text:span><text:span text:style-name="T34">weil jener für das Einzelne zu hoch, dieser zu tief für das Ganze stand</text:span><text:span text:style-name="T26">. Aber das Nachtheilige dieser Geistesrichtung schränkte sich nicht bloß auf das </text:span><text:span text:style-name="T34">Wissen</text:span><text:span text:style-name="T26"> und Hervorbringen ein; es erstreckte sich nicht weniger auf das </text:span><text:span text:style-name="T34">Empfinden</text:span><text:span text:style-name="T26"> und </text:span><text:span text:style-name="T34">Handeln</text:span><text:span text:style-name="T26">. Wir wissen, daß die Sensibilität des Gemüths ihrem Grade nach von der Lebhaftigkeit, ihrem Umfange nach von dem Reichthum der Einbildungskraft</text:span><text:alphabetical-index-mark text:string-value="Einbildungskraft"/><text:span text:style-name="T26"> abhängt. Nun muß aber </text:span><text:span text:style-name="T34">das Uebergewicht des analytischen Vermögens</text:span><text:span text:style-name="T26"> die Phantasie</text:span><text:alphabetical-index-mark text:string-value="Phantasie"/><text:span text:style-name="T26"> nothwendig ihrer Kraft und ihres Feuers berauben und eine eingeschränktere Sphäre von Objekten ihren Reichthum vermindern. </text:span><text:span text:style-name="T34">Der abstrakte Denker hat daher gar oft ein </text:span><text:span text:style-name="T29">kaltes</text:span><text:span text:style-name="T34"> Herz</text:span><text:span text:style-name="T26">, weil er die Eindrücke </text:span><text:span text:style-name="T34">zergliedert</text:span><text:span text:style-name="T26">, die doch nur als ein Ganzes die Seele</text:span><text:alphabetical-index-mark text:string-value="Seele"/><text:span text:style-name="T26"> rühren; der </text:span><text:span text:style-name="T34">Geschäftsmann</text:span><text:alphabetical-index-mark text:string-value="Gesch‰ftsmann" text:key1="Gesch‰ft"/><text:span text:style-name="T34"> hat gar oft ein </text:span><text:span text:style-name="T29">enges</text:span><text:span text:style-name="T34"> Herz</text:span><text:span text:style-name="T26">, weil seine Einbildungskraft</text:span><text:alphabetical-index-mark text:string-value="Einbildungskraft"/><text:span text:style-name="T26">, in den einförmigen</text:span><text:alphabetical-index-mark text:string-value="einfˆrmig"/><text:span text:style-name="T26"> Kreis seines Berufs eingeschlossen, sich zu fremder Vorstellungsart nicht erweitern kann.</text:span></text:p>
      <text:p text:style-name="Text_20_body"><text:span text:style-name="T26">Es lag auf meinem Wege, </text:span><text:span text:style-name="T34">die nachtheilige Richtung des Zeitcharakters</text:span><text:alphabetical-index-mark text:string-value="Charakter"/><text:span text:style-name="T26"> und ihre Quellen aufzudecken, nicht die Vortheile zu zeigen, wodurch die Natur sie vergütet. Gerne will ich Ihnen eingestehen, daß, so wenig es auch den </text:span><text:span text:style-name="T34">Individuen bei dieser Zerstückelung ihres Wesens</text:span><text:span text:style-name="T26"> wohl werden kann, doch </text:span><text:span text:style-name="T34">die Gattung auf keine andere Art hätte Fortschritte machen können</text:span><text:span text:style-name="T26">. Die Erscheinung der griechischen Menschheit</text:span><text:alphabetical-index-mark text:string-value="Menschheit"/><text:span text:style-name="T26"> war unstreitig ein Maximum, das auf dieser Stufe weder verharren noch höher steigen konnte – nicht verharren, weil der Verstand</text:span><text:alphabetical-index-mark text:string-value="Verstand"/><text:span text:style-name="T26"> durch den Vorrath, den er schon hatte, unausbleiblich genöthigt werden mußte, sich von der Empfindung und Anschauung abzusondern und nach Deutlichkeit der Erkenntniß zu streben; auch nicht höher steigen, weil nur ein bestimmter</text:span><text:alphabetical-index-mark text:string-value="bestimmt" text:key1="bestimmen"/><text:span text:style-name="T26"> Grad von Klarheit mit einer bestimmten</text:span><text:alphabetical-index-mark text:string-value="bestimmt" text:key1="bestimmen"/><text:span text:style-name="T26"> Fülle und Wärme zusammen bestehen kann. Die Griechen hatten diesen Grad erreicht, und wenn sie </text:span><text:span text:style-name="T34">zu einer höhern Ausbildung</text:span><text:alphabetical-index-mark text:string-value="Ausbildung"/><text:span text:style-name="T34"> fortschreiten</text:span><text:span text:style-name="T26"> wollten, so mußten sie, wie wir, </text:span><text:span text:style-name="T34">die Totalität ihres Wesens aufgeben</text:span><text:span text:style-name="T26"> und die Wahrheit auf getrennten Bahnen verfolgen.</text:span></text:p>
      <text:p text:style-name="Text_20_body"><text:span text:style-name="T26">Die mannigfaltigen Anlagen im Menschen zu entwickeln, war kein anderes Mittel, als sie einander entgegen zu setzen. </text:span><text:span text:style-name="T34">Dieser Antagonism der Kräfte ist das große Instrument der Kultur</text:span><text:alphabetical-index-mark text:string-value="Kultur"/><text:span text:style-name="T26">,</text:span><text:span text:style-name="Endnote_20_Symbol"><text:span text:style-name="T26"><text:note text:id="ftn44" text:note-class="endnote"><text:note-citation>37</text:note-citation><text:note-body><text:p text:style-name="Quotations"/></text:note-body></text:note></text:span></text:span><text:span text:style-name="T26"> aber auch nur das Instrument; denn so lange derselbe dauert, ist man erst auf dem Wege zu dieser. Dadurch allein, daß in dem Menschen einzelne Kräfte sich isolieren und einer ausschließenden Gesetzgebung anmaßen, gerathen sie in Widerstreit mit der Wahrheit der Dinge und nöthigen den Gemeinsinn,</text:span><text:span text:style-name="Endnote_20_Symbol"><text:span text:style-name="T26"><text:note text:id="ftn45" text:note-class="endnote"><text:note-citation>38</text:note-citation><text:note-body><text:p text:style-name="Quotations"/></text:note-body></text:note></text:span></text:span><text:span text:style-name="T26"> der sonst mit träger Genügsamkeit auf der äußern Erscheinung ruht, in die Tiefen der Objekte zu dringen. Indem der reine Verstand</text:span><text:alphabetical-index-mark text:string-value="Verstand"/><text:span text:style-name="T26"> eine Autorität in der Sinnenwelt usurpiert und der empirische beschäftigt ist, ihn den Bedingungen der Erfahrung zu unterwerfen, bilden beide Anlagen sich zu möglichster Reife aus und erschöpfen den ganzen Umfang ihrer Sphäre. Indem hier die Einbildungskraft</text:span><text:alphabetical-index-mark text:string-value="Einbildungskraft"/><text:span text:style-name="T26"> durch ihre Willkür</text:span><text:alphabetical-index-mark text:string-value="Willk¸r"/><text:span text:style-name="T26"> die Weltordnung </text:span><text:soft-page-break/><text:span text:style-name="T26">aufzulösen wagt, nöthiget sie dort die Vernunft, zu den obersten Quellen der Erkenntniß zu steigen und das Gesetz der Nothwendigkeit gegen sie zu Hilfe zu rufen.</text:span></text:p>
      <text:p text:style-name="Text_20_body"><text:span text:style-name="T34">Einseitigkeit in Uebung der Kräfte führt zwar das Individuum unausbleiblich zum Irrthum, aber die Gattung zur Wahrheit</text:span><text:span text:style-name="T26">. Dadurch allein, daß wir die ganze Energie unseres Geistes in </text:span><text:span text:style-name="T28">einem</text:span><text:span text:style-name="T26"> Brennpunkt versammeln und unser ganzes Wesen in eine einzige Kraft zusammenziehen, setzen wir dieser einzelnen Kraft gleichsam Flügel an und führen sie künstlicher Weise weit über die Schranken hinaus, welche die Natur ihr gesetzt zu haben scheint. So gewiß es ist, daß alle menschlichen Individuen zusammen genommen mit der Sehkraft, welche die Natur ihnen ertheilt, nie dahin gekommen sein würden, einen Trabanten des Jupiter auszuspähn, den der </text:span><text:span text:style-name="T34">Teleskop</text:span><text:span text:style-name="T26"> dem Astronomen entdeckt; eben so ausgemacht ist es, daß </text:span><text:span text:style-name="T34">die menschliche Denkkraft</text:span><text:span text:style-name="T26"> niemals eine Analysis des Unendlichen oder eine Kritik der reinen Vernunft würde aufgestellt haben, wenn nicht in einzelnen dazu berufnen Subjekten die Vernunft sich vereinzelt, von allem Stoff</text:span><text:alphabetical-index-mark text:string-value="Stoff"/><text:span text:style-name="T26"> gleichsam losgewunden und durch die angestrengteste Abstraktion ihren Blick ins Unbedingte bewaffnet hätte. Aber </text:span><text:span text:style-name="T34">wird wohl ein solcher, in reinen Verstand</text:span><text:alphabetical-index-mark text:string-value="Verstand"/><text:span text:style-name="T34"> und reine Anschauung gleichsam aufgelöster Geist dazu tüchtig sein, die strengen Fesseln der Logik mit dem freien Gange der Dichtungskraft zu vertauschen und die Individualität der Dinge mit treuem und keuschem</text:span><text:alphabetical-index-mark text:string-value="keusch"/><text:span text:style-name="T34"> Sinn zu ergreifen?</text:span><text:span text:style-name="T26"> Hier setzt die Natur auch dem Universalgenie eine Grenze, die es nicht überschreiten kann, und die Wahrheit wird so lange Märtyrer machen, als die Philosophie </text:span><text:span text:style-name="Référence_20_intense">[28]</text:span> <text:span text:style-name="T26">noch ihr vornehmstes Geschäft</text:span><text:alphabetical-index-mark text:string-value="Gesch‰ft"/><text:span text:style-name="T26"> daraus machen muß, Anstalten gegen den Irrthum</text:span><text:span text:style-name="Endnote_20_Symbol"><text:span text:style-name="T26"><text:note text:id="ftn46" text:note-class="endnote"><text:note-citation>39</text:note-citation><text:note-body><text:p text:style-name="Quotations"/></text:note-body></text:note></text:span></text:span><text:span text:style-name="T26"> zu treffen.</text:span></text:p>
      <text:p text:style-name="Text_20_body"><text:span text:style-name="T26">Wie viel also auch für das Ganze der Welt durch diese </text:span><text:span text:style-name="T34">getrennte Ausbildung</text:span><text:alphabetical-index-mark text:string-value="Ausbildung"/><text:span text:style-name="T34"> der menschlichen Kräfte</text:span><text:span text:style-name="T26"> gewonnen werden mag, so ist nicht zu leugnen, daß die Individuen, welche sie trifft, unter dem </text:span><text:span text:style-name="T34">Fluch dieses Weltzweckes</text:span><text:span text:style-name="T26"> leiden. Durch gymnastische Uebungen bilden sich zwar athletische Körper aus, aber nur durch das freie und gleichförmige Spiel der Glieder die Schönheit. Eben so kann die </text:span><text:span text:style-name="T34">Anspannung einzelner Geisteskräfte</text:span><text:span text:style-name="T26"> zwar außerordentliche, aber nur die gleichförmige Temperatur derselben glückliche und vollkommene Menschen erzeugen. Und in welchem Verhältniß stünden wir also zu dem vergangenen und kommenden Weltalter, wenn die Ausbildung</text:span><text:alphabetical-index-mark text:string-value="Ausbildung"/><text:span text:style-name="T26"> der menschlichen Natur ein solches Opfer nothwendig machte? Wir wären </text:span><text:span text:style-name="T34">die Knechte der Menschheit</text:span><text:alphabetical-index-mark text:string-value="Menschheit"/><text:span text:style-name="T26"> gewesen, wir hätten einige Jahrtausende lang die Sklavenarbeiten für sie getrieben und unserer verstümmelten Natur die beschämenden Spuren dieser Dienstbarkeit eingedrückt – damit das spätere Geschlecht in einem seligen Müßiggange seiner moralischen Gesundheit warten und den freien Wuchs seiner Menschheit</text:span><text:alphabetical-index-mark text:string-value="Menschheit"/><text:span text:style-name="T26"> entwickeln könnte!</text:span></text:p>
      <text:p text:style-name="Text_20_body"><text:span text:style-name="T26">Kann aber wohl </text:span><text:span text:style-name="T34">der Mensch dazu bestimmt</text:span><text:alphabetical-index-mark text:string-value="bestimmt" text:key1="bestimmen"/><text:span text:style-name="T34"> sein, über irgend einem Zwecke sich selbst zu versäumen</text:span><text:span text:style-name="T26">? Sollte uns die Natur durch ihre Zwecke eine Vollkommenheit rauben können, welche uns die Vernunft durch die ihrigen vorschreibt? Es muß also falsch sein, daß die Ausbildung</text:span><text:alphabetical-index-mark text:string-value="Ausbildung"/><text:span text:style-name="T26"> der einzelnen Kräfte das Opfer ihrer Totalität nothwendig macht; oder wenn auch das Gesetz der Natur noch so sehr dahin strebte, so muß es bei uns stehen, </text:span><text:span text:style-name="T34">diese Totalität in unsrer Natur, welche die Kunst </text:span><text:soft-page-break/><text:span text:style-name="T34">zerstört hat, durch eine höhere Kunst wieder herzustellen</text:span><text:span text:style-name="T26">.</text:span></text:p>
      <text:h text:style-name="P8" text:outline-level="1"><text:bookmark-start text:name="__RefHeading__15_1800196833"/>Siebenter Brief. <text:bookmark-end text:name="__RefHeading__15_1800196833"/></text:h>
      <text:p text:style-name="Text_20_body"><text:span text:style-name="Référence_20_intense">[29]</text:span> <text:span text:style-name="T26">Sollte diese Wirkung vielleicht </text:span><text:span text:style-name="T34">von dem Staat</text:span><text:alphabetical-index-mark text:string-value="Staat"/><text:span text:style-name="T26"> zu erwarten sein? Das ist nicht möglich; denn der Staat</text:span><text:alphabetical-index-mark text:string-value="Staat"/><text:span text:style-name="T26">, wie er jetzt beschaffen ist, hat das Uebel veranlaßt, und </text:span><text:span text:style-name="T34">der Staat</text:span><text:alphabetical-index-mark text:string-value="Staat"/><text:span text:style-name="T34">, wie ihn die Vernunft in der Idee sich aufgibt, anstatt diese bessere Menschheit</text:span><text:alphabetical-index-mark text:string-value="Menschheit"/><text:span text:style-name="T34"> begründen zu können, müßte selbst erst darauf gegründet werden.</text:span><text:span text:style-name="T26"> </text:span><text:alphabetical-index-mark text:string-value="Zeit"/><text:span text:style-name="T34">Das jetzige Zeitalter</text:span><text:alphabetical-index-mark text:string-value="Zeitalter"/><text:span text:style-name="T34">, weit entfernt, uns diejenige Form der Menschheit</text:span><text:alphabetical-index-mark text:string-value="Menschheit"/><text:span text:style-name="T34"> aufzuweisen, welche als nothwendige Bedingung einer moralischen Staatsverbesserung</text:span><text:alphabetical-index-mark text:string-value="Staat"/><text:span text:style-name="T34"> erkannt worden ist, zeigt uns vielmehr das direkte Gegentheil davon</text:span><text:span text:style-name="T26">. Sind also die von mir aufgestellten Grundsätze richtig, und bestätigt die Erfahrung mein Gemälde der Gegenwart, so muß man jeden Versuch einer solchen Staatsveränderung</text:span><text:alphabetical-index-mark text:string-value="Staat"/><text:span text:style-name="T26"> so lange für unzeitig und jede darauf gegründete Hoffnung so lange für chimärisch erklären, bis </text:span><text:span text:style-name="T34">die Trennung in dem innern Menschen wieder aufgehoben und seine Natur vollständig genug entwickelt ist</text:span><text:span text:style-name="T26">, um selbst die Künstlerin zu sein und der politischen Schöpfung der Vernunft ihre Realität zu verbürgen.</text:span></text:p>
      <text:p text:style-name="Text_20_body"><text:s/></text:p>
      <text:p text:style-name="Text_20_body"><text:span text:style-name="T34">Die Natur zeichnet uns in ihrer physischen Schöpfung den Weg vor, den man in der moralischen zu wandeln hat</text:span><text:span text:style-name="T26">. Nicht eher, als bis der Kampf elementarischer Kräfte in den niedrigern Organisationen besänftiget ist,</text:span><text:span text:style-name="Endnote_20_Symbol"><text:span text:style-name="T26"><text:note text:id="ftn47" text:note-class="endnote"><text:note-citation>40</text:note-citation><text:note-body><text:p text:style-name="Quotations"/></text:note-body></text:note></text:span></text:span><text:span text:style-name="T26"> erhebt sie sich zu der edeln</text:span><text:alphabetical-index-mark text:string-value="edel"/><text:span text:style-name="T26"> </text:span><text:span text:style-name="T40">Bildung des physischen Menschen</text:span><text:span text:style-name="T26">. Eben so muß der Elementenstreit in dem ethischen Menschen, </text:span><text:span text:style-name="T34">der Conflikt blinder Triebe</text:span><text:span text:style-name="T26"> fürs erste beruhigt sein, und die grobe Entgegensetzung muß in ihm aufgehört haben, ehe man es wagen darf, </text:span><text:span text:style-name="T34">die Mannigfaltigkeit</text:span><text:span text:style-name="T26"> zu begünstigen. Auf der andern Seite muß </text:span><text:span text:style-name="T34">die Selbständigkeit seines Charakters</text:span><text:alphabetical-index-mark text:string-value="g"/><text:span text:style-name="T26"> gesichert sein und die </text:span><text:span text:style-name="T40">Unterwürfigkeit unter fremde despotische Formen einer anständigen </text:span><text:span text:style-name="T43">Freiheit</text:span><text:span text:style-name="T40"> Platz</text:span><text:span text:style-name="T26"> gemacht haben, ehe man die </text:span><text:span text:style-name="T40">Mannigfaltigkeit in ihm der Einheit des Ideals unterwerfen</text:span><text:span text:style-name="T26"> darf. Wo der Naturmensch seine Willkür</text:span><text:alphabetical-index-mark text:string-value="Willk¸r"/><text:span text:style-name="T26"> noch so gesetzlos mißbraucht, da darf man ihm seine </text:span><text:span text:style-name="T33">Freiheit</text:span><text:span text:style-name="T26"> kaum zeigen; wo der künstliche Mensch seine </text:span><text:span text:style-name="T33">Freiheit</text:span><text:span text:style-name="T26"> noch so wenig gebraucht, da darf man ihm seine Willkür</text:span><text:alphabetical-index-mark text:string-value="Willk¸r"/><text:span text:style-name="T26"> nicht nehmen. Das </text:span><text:span text:style-name="T34">Geschenk liberaler Grundsätze</text:span><text:span text:style-name="T26"> wird Verrätherei an dem Ganzen, wenn es sich zu einer noch gährenden Kraft gesellt und einer schon übermächtigen Natur Verstärkung zusendet; </text:span><text:span text:style-name="T34">das Gesetz der Uebereinstimmung </text:span><text:span text:style-name="T26">wird Tyrannei gegen das Individuum, wenn es sich mit einer schon herrschenden Schwäche und physischen Beschränkung verknüpft und so den letzten glimmenden Funken von Selbstthätigkeit und Eigenthümlichkeit auslöscht.</text:span></text:p>
      <text:p text:style-name="Text_20_body"><text:span text:style-name="T34">Der Charakter</text:span><text:alphabetical-index-mark text:string-value="Charakter"/><text:span text:style-name="T34"> der Zeit</text:span><text:alphabetical-index-mark text:string-value="Zeit"/><text:span text:style-name="T34"> muß sich also von seiner tiefen Entwürdigung erst aufrichten, dort der blinden Gewalt der Natur sich entziehen und hier zu ihrer Einfalt, Wahrheit und Fülle zurückkehren</text:span><text:span text:style-name="T26"> – eine Aufgabe für mehr als </text:span><text:span text:style-name="T28">ein</text:span><text:span text:style-name="T26"> Jahrhundert</text:span><text:alphabetical-index-mark text:string-value="Jahrhundert"/><text:span text:style-name="T26">. Unterdessen, gebe ich gerne zu, </text:span><text:span text:style-name="T40">kann mancher Versuch im Einzelnen gelingen</text:span><text:span text:style-name="T26">; </text:span><text:span text:style-name="T40">aber am Ganzen wird dadurch nichts gebessert sein, und der Widerspruch des Betragens wird stets gegen die Einheit der Maximen beweisen</text:span><text:span text:style-name="T26">. Man wird in andern Welttheilen in dem Neger die Menschheit</text:span><text:alphabetical-index-mark text:string-value="Menschheit"/><text:span text:style-name="T26"> ehren und in Europa sie in dem Denker schänden. Die alten Grundsätze werden bleiben, aber sie werden das Kleid des Jahrhunderts</text:span><text:alphabetical-index-mark text:string-value="Jahrhundert"/><text:span text:style-name="T26"> tragen, und zu einer Unterdrückung, </text:span><text:soft-page-break/><text:span text:style-name="T26">welche sonst die Kirche autorisierte, wird die Philosophie ihren Namen leihen. </text:span><text:span text:style-name="T40">Von der </text:span><text:span text:style-name="T43">Freiheit</text:span><text:span text:style-name="T40"> erschreckt</text:span><text:span text:style-name="T26">, die in ihren ersten Versuchen sich immer als Feindin ankündigt, wird man </text:span><text:span text:style-name="T28">dort</text:span><text:span text:style-name="T26"> </text:span><text:span text:style-name="T40">einer bequemen Knechtschaft sich in die Arme werfen</text:span><text:span text:style-name="T26"> und hier, von einer pedantischen </text:span><text:span text:style-name="T28">Curatel</text:span><text:span text:style-name="T26"> zur Verzweiflung gebracht, </text:span><text:span text:style-name="T40">in die wilde</text:span><text:alphabetical-index-mark text:string-value="wild"/><text:span text:style-name="T40"> Ungebundenheit des Naturstands</text:span><text:span text:style-name="T26"> entspringen. Die Usurpation wird sich auf die Schwachheit der menschlichen Natur, die Insurrektion auf die Würde</text:span><text:alphabetical-index-mark text:string-value="W¸rde"/><text:span text:style-name="T26"> derselben berufen, bis endlich die große Beherrscherin aller menschlichen Dinge, </text:span><text:span text:style-name="T40">die blinde Stärke</text:span><text:span text:style-name="T26">, dazwischen tritt und den vorgeblichen Streit der Principien wie einen gemeinen Faustkampf entscheidet</text:span><text:alphabetical-index-mark text:string-value="entscheiden" text:key1="scheiden"/><text:span text:style-name="T26">.</text:span></text:p>
      <text:h text:style-name="P9" text:outline-level="1"><text:bookmark-start text:name="__RefHeading__17_1800196833"/>Achter Brief.<text:bookmark-end text:name="__RefHeading__17_1800196833"/></text:h>
      <text:p text:style-name="Text_20_body">Soll sich also die Philosophie, muthlos und ohne Hoffnung, aus diesem Gebiete zurückziehen? Während daß sich die Herrschaft der Formen nach jeder andern Richtung erweitert, soll dieses wichtigste aller Güter dem gestaltlosen Zufall preisgegeben sein? Der Conflikt blinder Kräfte soll in der politischen Welt ewig dauern und das gesellige Gesetz nie über die feindselige Selbstsucht siegen?</text:p>
      <text:p text:style-name="Text_20_body"><text:span text:style-name="T26">Nichts weniger! Die Vernunft selbst wird zwar mit dieser rauhen Macht, die ihren Waffen widersteht, unmittelbar den Kampf nicht versuchen und so wenig, als der Sohn des Saturns in der Ilias</text:span><text:span text:style-name="Endnote_20_Symbol"><text:span text:style-name="T26"><text:note text:id="ftn48" text:note-class="endnote"><text:note-citation>41</text:note-citation><text:note-body><text:p text:style-name="Quotations"><text:span text:style-name="T5"/></text:p></text:note-body></text:note></text:span></text:span><text:span text:style-name="T26">, selbsthandelnd auf den finstern Schauplatz heruntersteigen. Aber aus der Mitte der Streiter wählt sie sich den würdigsten aus, bekleidet ihn, wie Zeus seinen Enkel, mit göttlichen Waffen und bewirkt durch seine siegende Kraft die große Entscheidung</text:span><text:alphabetical-index-mark text:string-value="Entscheidung" text:key1="entscheiden"/><text:span text:style-name="T26">.</text:span></text:p>
      <text:p text:style-name="Text_20_body"><text:span text:style-name="T34">Die Vernunft hat geleistet, was sie leisten kann, wenn sie das Gesetz findet und aufstellt; vollstrecken muß es der muthige Wille und das lebendige Gefühl</text:span><text:span text:style-name="T26">. Wenn </text:span><text:span text:style-name="T40">die Wahrheit</text:span><text:span text:style-name="T26"> im Streit mit Kräften den Sieg erhalten soll, so muß sie selbst erst zur </text:span><text:span text:style-name="T28">Kraft</text:span><text:span text:style-name="T26"> werden und zu ihrem Sachführer im Reich der Erscheinungen einen </text:span><text:span text:style-name="T28">Trieb</text:span><text:span text:style-name="T26"> aufstellen; denn </text:span><text:span text:style-name="T34">Triebe sind die einzigen bewegenden Kräfte in der empfindenden Welt</text:span><text:span text:style-name="T26">. Hat sie bis jetzt ihre siegende Kraft noch so wenig bewiesen, so liegt dies nicht an dem </text:span><text:span text:style-name="T40">Verstande</text:span><text:alphabetical-index-mark text:string-value="Verstand"/><text:span text:style-name="T26">, der sie nicht zu entschleiern wußte, sondern an dem </text:span><text:span text:style-name="T40">Herzen</text:span><text:span text:style-name="T26">, das sich ihr verschloß, und an dem </text:span><text:span text:style-name="T40">Triebe</text:span><text:span text:style-name="T26">, der nicht für sie handelte.</text:span></text:p>
      <text:p text:style-name="Text_20_body"><text:span text:style-name="T26">Denn </text:span><text:span text:style-name="T34">woher diese noch so allgemeine</text:span><text:alphabetical-index-mark text:string-value="allgemein"/><text:span text:style-name="T34"> Herrschaft der Vorurtheile und diese Verfinsterung der Köpfe bei allem Licht, das Philosophie und Erfahrung aufsteckten</text:span><text:span text:style-name="T26">? Das Zeitalter</text:span><text:alphabetical-index-mark text:string-value="Zeitalter"/><text:span text:style-name="T26"> ist aufgeklärt, das heißt, die Kenntnisse sind gefunden und öffentlich preisgegeben, welche hinreichen würden, </text:span><text:span text:style-name="T34">wenigstens unsre praktischen Grundsätze zu berichtigen</text:span><text:span text:style-name="T26">. Der Geist der freien Untersuchung hat die Wahnbegriffe zerstreut, welche lange Zeit</text:span><text:alphabetical-index-mark text:string-value="Zeit"/><text:span text:style-name="T26"> den Zugang zu der Wahrheit verwehrten, und den Grund unterwühlt, auf welchem Fanatismus und Betrug ihren Thron erbauten. Die Vernunft hat sich von den Täuschungen der Sinne und von einer bezüglichen Sophistik gereinigt, und die Philosophie selbst, welche uns zuerst von ihr abtrünnig machte, ruft uns laut und dringend in den Schooß der Natur zurück – woran liegt es, daß wir noch immer Barbaren</text:span><text:alphabetical-index-mark text:string-value="Barbar"/><text:span text:style-name="T26"> sind?</text:span></text:p>
      <text:p text:style-name="Text_20_body"><text:span text:style-name="T26">Es muß also, weil es nicht in den Dingen liegt, in den Gemüthern der Menschen etwas vorhanden sein, was der </text:span><text:span text:style-name="T34">Aufnahme der Wahrheit</text:span><text:span text:style-name="T26">, auch wenn sie noch so hell leuchtete, und der Annahme derselben, auch wenn sie noch so lebendig überzeugte, im Wege steht. Ein alter Weiser hat es empfunden, und es liegt in dem vielbedeutenden Ausdrucke versteckt: </text:span><text:span text:style-name="T27">sapere aude</text:span><text:span text:style-name="Endnote_20_Symbol"><text:span text:style-name="T27"><text:note text:id="ftn49" text:note-class="endnote"><text:note-citation>42</text:note-citation><text:note-body><text:p text:style-name="Quotations"><text:span text:style-name="T4"/></text:p><text:p text:style-name="Quotations"/><text:p text:style-name="Quotations"/></text:note-body></text:note></text:span></text:span><text:span text:style-name="T26">.</text:span></text:p>
      <text:p text:style-name="Text_20_body"><text:span text:style-name="T34">Erkühne dich, weise zu sein</text:span><text:span text:style-name="T26">. Energie des Muths gehört dazu, die Hindernisse zu bekämpfen, welche sowohl die Trägheit der Natur als die Feigheit des Herzens der Belehrung entgegen setzen. Nicht ohne Bedeutung läßt der alte Mythus die Göttin der Weisheit in voller Rüstung aus Jupiters Haupte steigen; denn schon ihre erste Verrichtung ist </text:span><text:soft-page-break/><text:span text:style-name="T26">kriegerisch. Schon in der Geburt hat sie einen harten Kampf mit den Sinnen zu bestehen, die aus ihrer süßen Ruhe nicht gerissen sein wollen. </text:span><text:span text:style-name="T34">Der zahlreichere Theil der Menschen</text:span><text:span text:style-name="T26"> wird durch den </text:span><text:span text:style-name="T34">Kampf mit der Noth </text:span><text:span text:style-name="T26">viel zu sehr ermüdet und abgespannt, als daß er sich zu einem neuen und härtern </text:span><text:span text:style-name="T34">Kampf mit dem Irrthum</text:span><text:span text:style-name="T26"> aufraffen sollte. Zufrieden, wenn er selbst der sauren Mühe des Denkens entgeht, läßt er Andere gern über seine Begriffe die Vormundschaft führen, und geschieht es, daß sich höhere Bedürfnisse in ihm regen, so ergreift er mit durstigem Glauben die Formeln, welche der Staat</text:span><text:alphabetical-index-mark text:string-value="Staat"/><text:span text:style-name="T26"> und das Priesterthum für diesen Fall in Bereitschaft halten. Wenn diese unglücklichen Menschen unser Mitleiden verdienen, so trifft unsere gerechte Verachtung die andern, die ein besseres Loos von dem Joch der Bedürfnisse frei macht, aber eigene Wahl darunter beugt. Diese ziehen den </text:span><text:span text:style-name="T34">Dämmerschein dunkler Begriffe</text:span><text:span text:style-name="T26">, </text:span><text:span text:style-name="T34">wo man lebhafter fühlt und die Phantasie</text:span><text:alphabetical-index-mark text:string-value="Phantasie"/><text:span text:style-name="T26"> sich nach eignem Belieben bequeme Gestalten bildet, den Strahlen der Wahrheit vor, die das angenehme Blendwerk ihrer Träume verjagen. Auf eben diese Täuschungen, die das feindselige Licht der Erkenntniß zerstreuen soll, haben sie den ganzen Bau ihres Glücks gegründet, und sie sollten eine Wahrheit so theuer kaufen, die damit anfängt, ihnen alles zu nehmen, was Werth für sie besitzt? Sie müßten schon weise sein, um die Weisheit zu lieben: eine Wahrheit, die Derjenige schon fühlte, der der Philosophie ihren Namen gab.</text:span></text:p>
      <text:p text:style-name="Text_20_body"><text:span text:style-name="T26">Nicht genug also, daß alle Aufklärung des Verstandes</text:span><text:alphabetical-index-mark text:string-value="Verstand"/><text:span text:style-name="T26"> nur insoferne Achtung verdient, als sie auf den Charakter</text:span><text:alphabetical-index-mark text:string-value="Charakter"/><text:span text:style-name="T26"> zurückfließt; sie geht auch gewissermaßen von dem Charakter</text:span><text:alphabetical-index-mark text:string-value="Charakter"/><text:span text:style-name="T26"> aus, weil </text:span><text:span text:style-name="T34">der Weg zu dem Kopf durch das Herz muß geöffnet werden</text:span><text:span text:style-name="T26">. </text:span><text:span text:style-name="T34">Ausbildung</text:span><text:alphabetical-index-mark text:string-value="Ausbildung"/><text:span text:style-name="T34"> des Empfindungsvermögens ist also das dringendere Bedürfniß der Zeit</text:span><text:alphabetical-index-mark text:string-value="Zeit"/><text:span text:style-name="T26">, nicht bloß weil sie ein Mittel wird, die verbesserte Einsicht für das Leben wirksam zu machen, sondern selbst darum, weil sie zu Verbesserung der Einsicht erweckt.</text:span></text:p>
      <text:h text:style-name="P10" text:outline-level="1"><text:bookmark-start text:name="__RefHeading__19_1800196833"/>Neunter Brief [Der Künstler].<text:bookmark-end text:name="__RefHeading__19_1800196833"/></text:h>
      <text:p text:style-name="Text_20_body"><text:span text:style-name="T26">Aber ist hier nicht vielleicht ein Zirkel? </text:span><text:span text:style-name="T34">Die theoretische Kultur</text:span><text:alphabetical-index-mark text:string-value="Kultur"/><text:span text:style-name="T34"> soll die praktische herbeiführen, und die praktische doch die Bedingung der theoretischen sein?</text:span><text:span text:style-name="T26"> Alle Verbesserung im Politischen soll von Veredlung</text:span><text:alphabetical-index-mark text:string-value="Veredlung" text:key1="edel"/><text:span text:style-name="T26"> des Charakters</text:span><text:alphabetical-index-mark text:string-value="Charakter"/><text:span text:style-name="T26"> ausgehen – aber wie kann sich unter den Einflüssen einer barbarischen</text:span><text:alphabetical-index-mark text:string-value="barbarisch" text:key1="Barbar"/><text:span text:style-name="T26"> Staatsverfassung</text:span><text:alphabetical-index-mark text:string-value="Staat"/><text:span text:style-name="T26"> der Charakter</text:span><text:alphabetical-index-mark text:string-value="Charakter"/><text:span text:style-name="T26"> veredeln</text:span><text:alphabetical-index-mark text:string-value="veredeln" text:key1="edel"/><text:span text:style-name="T26">? Man müßte also zu diesem Zwecke ein Werkzeug aufsuchen, welches der Staat</text:span><text:alphabetical-index-mark text:string-value="Staat"/><text:span text:style-name="T26"> nicht hergibt, und Quellen dazu eröffnen, die sich bei aller politischen Verderbniß</text:span><text:alphabetical-index-mark text:string-value="Verderbniﬂ" text:key1="verderben"/><text:span text:style-name="T26"> rein und lauter erhalten.</text:span></text:p>
      <text:p text:style-name="Text_20_body">Jetzt bin ich an dem Punkt angelangt, zu welchem alle meine bisherigen Betrachtungen hingestrebt haben. <text:span text:style-name="T57">Dieses Werkzeug ist die schöne Kunst, diese Quellen öffnen sich in ihren unsterblichen Mustern</text:span>.</text:p>
      <text:p text:style-name="Text_20_body"><text:span text:style-name="T34">Von allem, was positiv</text:span><text:span text:style-name="Endnote_20_Symbol"><text:span text:style-name="T34"><text:note text:id="ftn50" text:note-class="endnote"><text:note-citation>43</text:note-citation><text:note-body><text:p text:style-name="Quotations"><text:span text:style-name="T4"/></text:p></text:note-body></text:note></text:span></text:span><text:span text:style-name="T34"> ist und was menschliche Conventionen einführten, ist die Kunst wie die Wissenschaft losgesprochen, und beide erfreuen sich einer absoluten </text:span><text:span text:style-name="T29">Immunität</text:span><text:span text:style-name="T34"> von der Willkür</text:span><text:alphabetical-index-mark text:string-value="Willk¸r"/><text:span text:style-name="T34"> der Menschen</text:span><text:span text:style-name="T26">. Der politische Gesetzgeber kann ihr Gebiet sperren, aber darin herrschen kann er nicht. Er kann den Wahrheitsfreund ächten, aber die Wahrheit besteht; er kann den Künstler erniedrigen, aber die Kunst kann er nicht verfälschen. Zwar ist nichts gewöhnlicher, als daß beide, Wissenschaft und Kunst, dem Geist des Zeitalters</text:span><text:alphabetical-index-mark text:string-value="Zeitalter"/><text:span text:style-name="T26"> huldigen, und der hervorbringende Geschmack von dem beurtheilenden das Gesetz empfängt. Wo der Charakter</text:span><text:alphabetical-index-mark text:string-value="Charakter"/><text:span text:style-name="T26"> straff wird und sich verhärtet, da sehen wir die Wissenschaft streng ihre Grenzen bewachen und die Kunst in den schweren Fesseln der Regel gehen; wo der Charakter</text:span><text:alphabetical-index-mark text:string-value="Charakter"/><text:span text:style-name="T26"> erschlafft und sich auflöst, da wird die Wissenschaft zu gefallen und die Kunst zu vergnügen streben. </text:span><text:span text:style-name="T34">Ganze Jahrhunderte</text:span><text:alphabetical-index-mark text:string-value="Jahrhundert"/><text:span text:style-name="T34"> lang zeigen sich die Philosophen wie die Künstler geschäftig</text:span><text:alphabetical-index-mark text:string-value="gesch‰ftig" text:key1="Gesch‰ft"/><text:span text:style-name="T34">, Wahrheit und Schönheit in die Tiefen gemeiner Menschheit</text:span><text:alphabetical-index-mark text:string-value="Menschheit"/><text:span text:style-name="T34"> hinabzutauchen</text:span><text:span text:style-name="T26">; jene gehen darin unter, aber mit eigener unzerstörbarer Lebenskraft ringen sich diese siegend empor.</text:span></text:p>
      <text:p text:style-name="Text_20_body"><text:span text:style-name="T34">Der Künstler ist zwar der Sohn seiner Zeit</text:span><text:alphabetical-index-mark text:string-value="Zeit"/><text:span text:style-name="T34">, aber schlimm für ihn, wenn er zugleich ihr Zögling oder gar noch ihr Günstling</text:span><text:span text:style-name="Endnote_20_Symbol"><text:span text:style-name="T34"><text:note text:id="ftn51" text:note-class="endnote"><text:note-citation>44</text:note-citation><text:note-body><text:p text:style-name="Quotations"/></text:note-body></text:note></text:span></text:span><text:span text:style-name="T34"> ist</text:span><text:span text:style-name="T26">. Eine wohlthätige Gottheit reiße den Säugling bei Zeiten</text:span><text:alphabetical-index-mark text:string-value="Zeit"/><text:span text:style-name="T26"> von seiner Mutter Brust, nähre ihn mit der Milch eines bessern Alters und lasse ihn unter fernem griechischen Himmel zur Mündigkeit reifen. Wenn er dann Mann geworden ist, so kehre er, eine fremde Gestalt, in sein Jahrhundert</text:span><text:alphabetical-index-mark text:string-value="Jahrhundert"/><text:span text:style-name="T26"> zurück; aber nicht, um es mit seiner Erscheinung zu erfreuen, sondern furchtbar wie Agamemnons Sohn,</text:span><text:span text:style-name="Endnote_20_Symbol"><text:span text:style-name="T26"><text:note text:id="ftn52" text:note-class="endnote"><text:note-citation>45</text:note-citation><text:note-body><text:p text:style-name="Quotations"/></text:note-body></text:note></text:span></text:span><text:span text:style-name="T26"> um es zu reinigen. </text:span><text:span text:style-name="T34">Den Stoff</text:span><text:alphabetical-index-mark text:string-value="Stoff"/><text:span text:style-name="T34"> zwar wird er von der Gegenwart nehmen, aber die Form von einer edleren</text:span><text:alphabetical-index-mark text:string-value="edel"/><text:span text:style-name="T34"> Zeit, ja, jenseits aller Zeit</text:span><text:alphabetical-index-mark text:string-value="Zeit"/><text:span text:style-name="T34">, von der absoluten, unwandelbaren Einheit seines Wesens entlehnen</text:span><text:span text:style-name="T26">. Hier aus dem reinen Aether seiner dämonischen</text:span><text:span text:style-name="Endnote_20_Symbol"><text:span text:style-name="T26"><text:note text:id="ftn53" text:note-class="endnote"><text:note-citation>46</text:note-citation><text:note-body><text:p text:style-name="Quotations"/></text:note-body></text:note></text:span></text:span><text:span text:style-name="T26"> Natur rinnt die Quelle der Schönheit herab, </text:span><text:span text:style-name="T34">unangesteckt von der Verderbniß</text:span><text:alphabetical-index-mark text:string-value="Verderbniﬂ" text:key1="verderben"/><text:span text:style-name="T34"> der Geschlechter und Zeiten</text:span><text:alphabetical-index-mark text:string-value="Zeit"/><text:span text:style-name="T26">, welche tief unter ihr in trüben Strudeln sich wälzen. Seinen Stoff</text:span><text:alphabetical-index-mark text:string-value="Stoff"/><text:span text:style-name="T26"> kann die Laune</text:span><text:span text:style-name="Endnote_20_Symbol"><text:span text:style-name="T26"><text:note text:id="ftn54" text:note-class="endnote"><text:note-citation>47</text:note-citation><text:note-body><text:p text:style-name="Quotations"><text:span text:style-name="T26"/></text:p></text:note-body></text:note></text:span></text:span><text:span text:style-name="T26"> entehren, wie sie ihn geadelt</text:span><text:alphabetical-index-mark text:string-value="adeln" text:key1="adel"/><text:span text:style-name="T26"> hat, aber die keusche</text:span><text:alphabetical-index-mark text:string-value="keusch"/><text:span text:style-name="Endnote_20_Symbol"><text:span text:style-name="T26"><text:note text:id="ftn55" text:note-class="endnote"><text:note-citation>48</text:note-citation><text:note-body><text:p text:style-name="Quotations"/></text:note-body></text:note></text:span></text:span><text:span text:style-name="T26"> Form ist ihrem Wechsel entzogen. Der Römer des ersten Jahrhunderts</text:span><text:alphabetical-index-mark text:string-value="Jahrhundert"/><text:span text:style-name="T26"> hatte längst schon die Kniee vor seinen Kaisern gebeugt, als die Bildsäulen noch aufrecht standen; die Tempel blieben dem Auge heilig, als die Götter längst zum Gelächter </text:span><text:soft-page-break/><text:span text:style-name="T26">dienten, und die Schandthaten eines Nero</text:span><text:span text:style-name="Endnote_20_Symbol"><text:span text:style-name="T26"><text:note text:id="ftn56" text:note-class="endnote"><text:note-citation>49</text:note-citation><text:note-body><text:p text:style-name="Quotations"><text:span text:style-name="T26"/></text:p></text:note-body></text:note></text:span></text:span><text:span text:style-name="T26"> und Commodus</text:span><text:span text:style-name="Endnote_20_Symbol"><text:span text:style-name="T26"><text:note text:id="ftn57" text:note-class="endnote"><text:note-citation>50</text:note-citation><text:note-body><text:p text:style-name="Quotations"><text:span text:style-name="T26"/></text:p></text:note-body></text:note></text:span></text:span><text:span text:style-name="T26"> beschämte der edle</text:span><text:alphabetical-index-mark text:string-value="edel"/><text:span text:style-name="T26"> Styl des Gebäudes, das seine Hülle dazu gab. </text:span><text:span text:style-name="T34">Die Menschheit</text:span><text:alphabetical-index-mark text:string-value="Menschheit"/><text:span text:style-name="T34"> hat ihre Würde</text:span><text:alphabetical-index-mark text:string-value="W¸rde"/><text:span text:style-name="T34"> verloren, aber die Kunst hat sie gerettet und aufbewahrt in bedeutenden Steinen</text:span><text:span text:style-name="T26">;</text:span><text:span text:style-name="Endnote_20_Symbol"><text:span text:style-name="T26"><text:note text:id="ftn58" text:note-class="endnote"><text:note-citation>51</text:note-citation><text:note-body><text:p text:style-name="Quotations"/></text:note-body></text:note></text:span></text:span><text:span text:style-name="T26"> </text:span><text:span text:style-name="T34">die Wahrheit lebt in der Täuschung fort, und aus dem Nachbilde wird das Urbild wieder hergestellt werden</text:span><text:span text:style-name="T26">. So wie die edle</text:span><text:alphabetical-index-mark text:string-value="edel"/><text:span text:style-name="T26"> Kunst die edle</text:span><text:alphabetical-index-mark text:string-value="edel"/><text:span text:style-name="T26"> Natur </text:span><text:span text:style-name="T28">überlebte</text:span><text:span text:style-name="T26">, so schreitet sie derselben auch in der Begeisterung, bildend und erweckend, voran. </text:span><text:span text:style-name="T34">Ehe noch die Wahrheit ihr siegendes Licht in die Tiefen der Herzen sendet, fängt die Dichtungskraft ihre Strahlen auf, und die Gipfel der Menschheit</text:span><text:alphabetical-index-mark text:string-value="Menschheit"/><text:span text:style-name="T34"> werden glänzen, wenn noch feuchte Nacht in den Thälern liegt.</text:span></text:p>
      <text:p text:style-name="Text_20_body"><text:span text:style-name="T26">Wie verwahrt sich aber der Künstler </text:span><text:span text:style-name="T34">vor den Verderbnissen</text:span><text:alphabetical-index-mark text:string-value="Verderbniﬂ" text:key1="verderben"/><text:span text:style-name="T34"> seiner Zeit</text:span><text:alphabetical-index-mark text:string-value="Zeit"/><text:span text:style-name="T26">, die ihn von allen Seiten umfangen? Wenn er </text:span><text:span text:style-name="T34">ihr Urtheil verachtet</text:span><text:span text:style-name="T26">. Er blicke aufwärts nach seiner Würde</text:span><text:alphabetical-index-mark text:string-value="W¸rde"/><text:span text:style-name="T26"> und dem Gesetz, nicht niederwärts nach dem Glück und nach dem Bedürfniß. Gleich frei von der eiteln Geschäftigkeit</text:span><text:alphabetical-index-mark text:string-value="Gesch‰ftigkeit" text:key1="Gesch‰ft"/><text:span text:style-name="T26">, die in den flüchtigen Augenblick gern ihre Spur drücken möchte, und von dem ungeduldigen Schwärmergeist</text:span><text:alphabetical-index-mark text:string-value="schw‰rmen"/><text:span text:style-name="T26">, der auf die dürftige Geburt der Zeit</text:span><text:alphabetical-index-mark text:string-value="Zeit"/><text:span text:style-name="T26"> den Maßstab des Unbedingten anwendet, überlasse er </text:span><text:span text:style-name="T34">dem Verstande</text:span><text:alphabetical-index-mark text:string-value="Verstand"/><text:span text:style-name="T34">, der hier einheimisch ist, die Sphäre des Wirklichen</text:span><text:span text:style-name="T26">; er aber strebe, </text:span><text:span text:style-name="T34">auf dem Bunde des Möglichen mit dem Nothwendigen das Ideal zu erzeugen</text:span><text:span text:style-name="T26">. Dieses präge er aus in Täuschung und Wahrheit, präge es in die Spiele seiner Einbildungskraft</text:span><text:alphabetical-index-mark text:string-value="Einbildungskraft"/><text:span text:style-name="T26"> und in den Ernst seiner Thaten, präge es aus in allen sinnlichen und geistigen Formen und werfe es schweigend in die unendliche Zeit</text:span><text:alphabetical-index-mark text:string-value="Zeit"/><text:span text:style-name="T26">.</text:span></text:p>
      <text:p text:style-name="Text_20_body"><text:span text:style-name="T26">Aber nicht Jedem, dem dieses Ideal in der Seele</text:span><text:alphabetical-index-mark text:string-value="Seele"/><text:span text:style-name="T26"> glüht, wurde die schöpferische Ruhe und der große geduldige Sinn verliehen, es in den verschwiegnen Stein einzudrücken oder in das nüchterne Wort auszugießen und den treuen Händen der Zeit</text:span><text:alphabetical-index-mark text:string-value="Zeit"/><text:span text:style-name="T26"> zu vertrauen. Viel zu </text:span><text:span text:style-name="T34">ungestüm</text:span><text:span text:style-name="T26">, um durch dieses ruhige Mittel zu wandern, stürzt sich der göttliche Bildungstrieb</text:span><text:alphabetical-index-mark text:string-value="Bildungstrieb" text:key1="Trieb"/><text:span text:style-name="T26"> oft unmittelbar auf die Gegenwart und auf das handelnde Leben und unternimmt, den formlosen Stoff</text:span><text:alphabetical-index-mark text:string-value="Stoff"/><text:span text:style-name="T26"> der moralischen Welt umzubilden. Dringend spricht das Unglück seiner Gattung zu dem fühlenden Menschen, dringender ihre Entwürdigung, der Enthusiasmus entflammt sich, und das glühende Verlangen strebt in kraftvollen Seelen</text:span><text:alphabetical-index-mark text:string-value="Seele"/><text:span text:style-name="T26"> ungeduldig zur That. Aber befragte er sich auch, ob diese Unordnungen in der moralischen Welt seine Vernunft beleidigen oder nicht vielmehr seine Selbstliebe schmerzen? Weiß er es noch nicht, so wird er es an dem Eifer erkennen, womit er auf bestimmte</text:span><text:alphabetical-index-mark text:string-value="bestimmt" text:key1="bestimmen"/><text:span text:style-name="T26"> und beschleunigte Wirkungen dringt. </text:span><text:span text:style-name="T34">Der reine moralische Trieb</text:span><text:alphabetical-index-mark text:string-value="Trieb"/><text:span text:style-name="T34"> ist aufs Unbedingte gerichtet</text:span><text:span text:style-name="T26">, für ihn gibt es keine Zeit</text:span><text:alphabetical-index-mark text:string-value="Zeit"/><text:span text:style-name="T26">, und die Zukunft wird ihm zur Gegenwart, sobald sie sich aus der Gegenwart nothwendig entwickeln muß. Vor einer </text:span><text:span text:style-name="T34">Vernunft ohne Schranken</text:span><text:span text:style-name="T26"> ist die Richtung zugleich die Vollendung, und der Weg ist zurückgelegt, sobald er eingeschlagen ist.</text:span></text:p>
      <text:p text:style-name="Text_20_body"><text:span text:style-name="T26">Gib also, werde ich dem jungen </text:span><text:span text:style-name="T34">Freund der Wahrheit und Schönheit</text:span><text:span text:style-name="T26"> zur Antwort geben, der von mir wissen will, wie er dem edeln</text:span><text:alphabetical-index-mark text:string-value="edel"/><text:span text:style-name="T26"> Trieb</text:span><text:alphabetical-index-mark text:string-value="Trieb"/><text:span text:style-name="T26"> in seiner Brust, bei allem Widerstande des Jahrhunderts</text:span><text:alphabetical-index-mark text:string-value="Jahrhundert"/><text:span text:style-name="T26">, Genüge zu thun habe, </text:span><text:span text:style-name="T34">gib der Welt, auf die du wirkst, die </text:span><text:span text:style-name="T29">Richtung</text:span><text:span text:style-name="T34"> zum Guten, so wird der ruhige Rhythmus der Zeit</text:span><text:alphabetical-index-mark text:string-value="Zeit"/><text:span text:style-name="T34"> die Entwicklung bringen</text:span><text:span text:style-name="T26">. Diese </text:span><text:soft-page-break/><text:span text:style-name="T26">Richtung hast du ihr gegeben, wenn du, lehrend, ihre Gedanken zum Nothwendigen und Ewigen erhebst, wenn du, handelnd oder bildend, </text:span><text:span text:style-name="T34">das Nothwendige und Ewige in einen Gegenstand ihrer Triebe</text:span><text:alphabetical-index-mark text:string-value="Trieb"/><text:span text:style-name="T26"> verwandelst. Fallen wird das Gebäude des Wahns und der Willkürlichkeit</text:span><text:alphabetical-index-mark text:string-value="Willk¸rlichkeit" text:key1="Willk¸r"/><text:span text:style-name="T26">, fallen muß es, es ist schon gefallen, sobald du gewiß bist, daß es sich neigt, aber in dem innern, nicht bloß in dem äußern Menschen muß es sich neigen. </text:span><text:span text:style-name="T34">In der schamhaften</text:span><text:span text:style-name="Endnote_20_Symbol"><text:span text:style-name="T34"><text:note text:id="ftn59" text:note-class="endnote"><text:note-citation>52</text:note-citation><text:note-body><text:p text:style-name="Quotations"><text:span text:style-name="T5"/></text:p></text:note-body></text:note></text:span></text:span><text:span text:style-name="T34"> Stille deines Gemüths erziehe die siegende Wahrheit, stelle sie aus dir heraus in der Schönheit, daß nicht bloß der Gedanke ihr huldige, sondern auch der Sinn ihre Erscheinung liebend ergreife</text:span><text:span text:style-name="T26">. Und damit es dir nicht begegne, von der Wirklichkeit das Muster zu empfangen, das du ihr geben sollst, so wage dich nicht eher in ihre bedenkliche Gesellschaft, bis du eines idealischen Gefolges in deinem Herzen versichert bist. </text:span><text:span text:style-name="T34">Lebe mit deinem Jahrhundert</text:span><text:alphabetical-index-mark text:string-value="Jahrhundert"/><text:span text:style-name="T34">,</text:span><text:span text:style-name="Endnote_20_Symbol"><text:span text:style-name="T34"><text:note text:id="ftn60" text:note-class="endnote"><text:note-citation>53</text:note-citation><text:note-body><text:p text:style-name="Quotations"><text:span text:style-name="T11"/></text:p></text:note-body></text:note></text:span></text:span><text:span text:style-name="T34"> aber sei nicht sein Geschöpf</text:span><text:span text:style-name="T26">; leiste deinen Zeitgenossen, aber, was sie bedürfen, nicht, was sie loben. Ohne ihre Schuld getheilt zu haben, theile mit edler</text:span><text:alphabetical-index-mark text:string-value="edel"/><text:span text:style-name="T26"> Resignation ihre Strafen und beuge dich mit </text:span><text:span text:style-name="T33">Freiheit</text:span><text:span text:style-name="T26"> unter das Joch, das sie gleich schlecht entbehren und tragen. Durch den standhaften Muth, mit dem du ihr Glück verschmähest, wirst du ihnen beweisen, daß nicht deine Feigheit sich ihren Leiden unterwirft. Denke sie dir, wie sie sein sollten, wenn du auf sie zu wirken hast, aber denke sie dir, wie sie sind, wenn du für sie zu handeln versucht wirst. Ihren Beifall suche durch ihre Würde</text:span><text:alphabetical-index-mark text:string-value="W¸rde"/><text:span text:style-name="T26">, aber auf ihren Unwerth berechne ihr Glück, so wird dein eigner Adel</text:span><text:alphabetical-index-mark text:string-value="Adel"/><text:span text:style-name="T26"> dort den ihrigen aufwecken und ihre Unwürdigkeit hier deinen Zweck nicht vernichten. </text:span><text:span text:style-name="T34">Der Ernst deiner Grundsätze wird sie von dir scheuchen, aber im Spiele ertragen sie sie noch</text:span><text:span text:style-name="T26">; ihr Geschmack ist keuscher</text:span><text:alphabetical-index-mark text:string-value="keusch"/><text:span text:style-name="T26"> als ihr Herz, und hier mußt du den scheuen Flüchtling ergreifen. </text:span><text:span text:style-name="T34">Ihre Maximen wirst du umsonst bestürmen, ihre Thaten umsonst verdammen, aber an ihrem Müßiggange kannst du deine bildende Hand versuchen</text:span><text:span text:style-name="T26">. Verjage die </text:span><text:span text:style-name="T34">Willkür</text:span><text:alphabetical-index-mark text:string-value="Willk¸r"/><text:span text:style-name="T34">, die Frivolität, die Rohigkeit</text:span><text:span text:style-name="T26"> auf ihren Vergnügungen, so wirst du sie unvermerkt auch aus ihren Handlungen, endlich aus ihren Gesinnungen verbannen. Wo du sie findest, umgib sie mit edeln</text:span><text:alphabetical-index-mark text:string-value="edel"/><text:span text:style-name="T26">, mit großen, mit geistreichen Formen, schließe sie ringsum mit den Symbolen des Vortrefflichen ein, </text:span><text:span text:style-name="T34">bis der Schein die Wirklichkeit und die Kunst die Natur überwindet</text:span><text:span text:style-name="T26">.</text:span></text:p>
      <text:h text:style-name="P11" text:outline-level="1"><text:bookmark-start text:name="__RefHeading__21_1800196833"/><text:span text:style-name="Référence_20_intense">[39]</text:span> <text:span text:style-name="T50">Zehnter Brief.</text:span><text:bookmark-end text:name="__RefHeading__21_1800196833"/></text:h>
      <text:p text:style-name="Text_20_body"><text:span text:style-name="Référence_20_intense">[39]</text:span> <text:span text:style-name="T26">Sie sind also mit mir darin einig und durch den Inhalt meiner vorigen Briefe überzeugt, daß </text:span><text:span text:style-name="T34">sich der Mensch auf zwei entgegengesetzten Wegen von seiner Bestimmung</text:span><text:alphabetical-index-mark text:string-value="Bestimmung"/><text:span text:style-name="T34"> entfernen könne</text:span><text:span text:style-name="T26">, daß unser Zeitalter</text:span><text:alphabetical-index-mark text:string-value="Zeitalter"/><text:span text:style-name="T26"> wirklich auf beiden Abwegen wandle und </text:span><text:span text:style-name="T34">hier der Rohigkeit, dort der Erschlaffung und Verkehrtheit zum Raub geworden sei</text:span><text:span text:style-name="T26">. </text:span><text:span text:style-name="T34">Von dieser doppelten Verirrung soll es durch die Schönheit zurückgeführt werden</text:span><text:span text:style-name="T26">. Wie kann aber die schöne Kultur</text:span><text:alphabetical-index-mark text:string-value="Kultur"/><text:span text:style-name="T26"> beiden entgegengesetzten Gebrechen zugleich begegnen und zwei widersprechende Eigenschaften in sich vereinigen? Kann sie in dem Wilden</text:span><text:alphabetical-index-mark text:string-value="Wilde [der]"/><text:span text:style-name="T26"> die Natur in Fesseln legen und in dem Barbaren</text:span><text:alphabetical-index-mark text:string-value="Barbar"/><text:span text:style-name="T26"> dieselbe in </text:span><text:span text:style-name="T33">Freiheit</text:span><text:span text:style-name="T26"> setzen? Kann sie </text:span><text:span text:style-name="T34">zugleich anspannen und auflösen</text:span><text:span text:style-name="T26"> – und wenn sie nicht wirklich beides leistet, wie kann ein so großer Effekt, als die Ausbildung</text:span><text:alphabetical-index-mark text:string-value="Ausbildung"/><text:span text:style-name="T26"> der Menschheit</text:span><text:alphabetical-index-mark text:string-value="Menschheit"/><text:span text:style-name="T26"> ist, vernünftiger Weise von ihr erwartet werden?</text:span></text:p>
      <text:p text:style-name="Text_20_body"><text:span text:style-name="T26">Zwar hat man schon zum Ueberdruß die Behauptung hören müssen, daß das entwickelte Gefühl für Schönheit die Sitten verfeinere, so daß es hiezu keines neuen Beweises mehr zu bedürfen scheint. Man stützt sich auf die alltägliche Erfahrung, welche fast durchgängig mit einem gebildeten Geschmacke Klarheit des Verstandes</text:span><text:alphabetical-index-mark text:string-value="Verstand"/><text:span text:style-name="T26">, Regsamkeit des Gefühls, Liberalität und selbst Würde</text:span><text:alphabetical-index-mark text:string-value="W¸rde"/><text:span text:style-name="T26"> des Betragens, mit einem ungebildeten gewöhnlich das Gegentheil verbunden zeigt. Man beruft sich, zuversichtlich genug, auf das </text:span><text:span text:style-name="T40">Beispiel der gesittetsten aller Nationen des Alterthums</text:span><text:span text:style-name="T26">, bei welcher das Schönheitsgefühl zugleich seine höchste Entwicklung erreichte, und auf </text:span><text:span text:style-name="T40">das entgegengesetzte Beispiel jener theils wilden</text:span><text:alphabetical-index-mark text:string-value="wild"/><text:span text:style-name="T40">, theils barbarischen</text:span><text:alphabetical-index-mark text:string-value="barbarisch" text:key1="Barbar"/><text:span text:style-name="T40"> Völker</text:span><text:span text:style-name="T26">, die ihre Unempfindlichkeit für das Schöne mit einem rohen oder doch austeren Charakter</text:span><text:alphabetical-index-mark text:string-value="Charakter"/><text:span text:style-name="T26"> büßen. Nichts desto weniger fällt es zuweilen denkenden Köpfen ein, </text:span><text:span text:style-name="T40">entweder das Faktum zu leugnen, oder doch die Rechtmäßigkeit der daraus gezogenen Schlüsse zu bezweifeln</text:span><text:span text:style-name="T26">. Sie denken nicht ganz so schlimm von jener Wildheit, die man den ungebildeten </text:span><text:span text:style-name="Référence_20_intense">[39]</text:span> <text:span text:style-name="T26">Völkern zum Vorwurf macht, und nicht ganz so vortheilhaft von dieser Verfeinerung, die man an den gebildeten preist. Schon im Alterthum gab es Männer, welche die schöne Kultur</text:span><text:alphabetical-index-mark text:string-value="Kultur"/><text:span text:style-name="T26"> für nichts weniger als eine Wohlthat hielten und deßwegen sehr geneigt waren, den Künsten der Einbildungskraft</text:span><text:alphabetical-index-mark text:string-value="Einbildungskraft"/><text:span text:style-name="T26"> den Eintritt in ihre Republik zu verwehren</text:span><text:span text:style-name="Endnote_20_Symbol"><text:span text:style-name="T26"><text:note text:id="ftn61" text:note-class="endnote"><text:note-citation>54</text:note-citation><text:note-body><text:p text:style-name="Quotations"><text:span text:style-name="T4"/></text:p></text:note-body></text:note></text:span></text:span><text:span text:style-name="T26">.</text:span></text:p>
      <text:p text:style-name="Text_20_body"><text:span text:style-name="T26">Nicht von Denjenigen rede ich, die bloß darum die Grazien schmähn, weil sie nie ihre Gunst erfuhren. Sie, die keinen andern Maßstab des Werthes kennen als die Mühe der Erwerbung und den handgreiflichen Ertrag – wie sollten sie fähig sein, </text:span><text:span text:style-name="T34">die stille Arbeit des Geschmacks an dem äußern und innern Menschen zu würdigen</text:span><text:span text:style-name="T26">, und über den zufälligen Nachtheilen der schönen Kultur</text:span><text:alphabetical-index-mark text:string-value="Kultur"/><text:span text:style-name="T26"> nicht ihre wesentlichen Vortheile aus den Augen setzen? </text:span><text:span text:style-name="T34">Der Mensch ohne Form verachtet alle Anmuth im Vortrage als Bestechung, alle Feinheit im Umgang als Verstellung, alle Delicatesse und Großheit im Betragen als Ueberspannung und Affektation</text:span><text:span text:style-name="T26">. Er kann es dem Günstling der Grazien nicht vergeben, daß er als Gesellschafter alle Zirkel aufheitert, als Geschäftsmann</text:span><text:alphabetical-index-mark text:string-value="Gesch‰ftsmann" text:key1="Gesch‰ft"/><text:span text:style-name="T26"> alle Köpfe nach seinen Absichten lenkt, als Schriftsteller seinem ganzen Jahrhundert</text:span><text:alphabetical-index-mark text:string-value="Jahrhundert"/><text:span text:style-name="T26"> vielleicht seinen Geist aufdrückt, während daß er, </text:span><text:span text:style-name="T34">das Schlachtopfer </text:span><text:soft-page-break/><text:span text:style-name="T34">des Fleißes</text:span><text:span text:style-name="T26">, mit all seinem Wissen keine Aufmerksamkeit erzwingen, keinen Stein von der Stelle rücken kann. Da er jenem das genialische Geheimniß, angenehm zu sein, niemals abzulernen vermag, so bleibt ihm nichts anders übrig, als </text:span><text:span text:style-name="T34">die Verkehrtheit der menschlichen Natur</text:span><text:span text:style-name="T26"> zu bejammern, die mehr dem Schein als dem Wesen</text:span><text:span text:style-name="Endnote_20_Symbol"><text:span text:style-name="T26"><text:note text:id="ftn62" text:note-class="endnote"><text:note-citation>55</text:note-citation><text:note-body><text:p text:style-name="Quotations"><text:span text:style-name="T4"/></text:p></text:note-body></text:note></text:span></text:span><text:span text:style-name="T26"> huldigt.</text:span></text:p>
      <text:p text:style-name="Text_20_body"><text:span text:style-name="T26">Aber es gibt </text:span><text:span text:style-name="T34">achtungswürdige Stimmen, die sich gegen die Wirkungen der Schönheit erklären</text:span><text:span text:style-name="T26"> und auf der Erfahrung mit furchtbaren Gründen dagegen gerüstet sind. »Es ist nicht zu leugnen,« sagen sie, »die Reize des Schönen können in guten Händen zu löblichen Zwecken wirken, aber es widerspricht ihrem Wesen nicht, in schlimmen Händen gerade das Gegentheil zu thun und ihre seelenfesselnde</text:span><text:alphabetical-index-mark text:string-value="Seele"/><text:span text:style-name="T26"> Kraft für Irrthum und Unrecht zu verwenden. Eben </text:span><text:span text:style-name="Référence_20_intense">[40]</text:span> <text:span text:style-name="T26">deßwegen, weil der Geschmack nur auf die Form und nie auf den Inhalt achtet, so gibt er dem Gemüth zuletzt die gefährliche Richtung, alle Realität überhaupt zu vernachlässigen und </text:span><text:span text:style-name="T34">einer reizenden Einkleidung Wahrheit und Sittlichkeit aufzuopfern</text:span><text:span text:style-name="T26">. Aller Sachunterschied der Dinge verliert sich, und es ist bloß die Erscheinung, die ihren Werth bestimmt</text:span><text:alphabetical-index-mark text:string-value="bestimmt" text:key1="bestimmen"/><text:span text:style-name="T26">. Wie viele Menschen von Fähigkeit,« fahren sie fort, »werden nicht durch die </text:span><text:span text:style-name="T34">verführerische Macht des Schönen</text:span><text:span text:style-name="T26"> von einer ernsten und anstrengenden Wirksamkeit abgezogen, oder wenigstens verleitet, sie oberflächlich zu behandeln! Wie mancher schwache Verstand</text:span><text:alphabetical-index-mark text:string-value="Verstand"/><text:span text:style-name="T26"> wird bloß deßwegen mit der bürgerlichen</text:span><text:alphabetical-index-mark text:string-value="b¸rgerlich" text:key1="B¸rger"/><text:span text:style-name="T26"> Einrichtung uneins, weil es der Phantasie</text:span><text:alphabetical-index-mark text:string-value="Phantasie"/><text:span text:style-name="T26"> der Poeten beliebte, eine Welt abzustellen, worin alles ganz anders erfolgt, wo keine Convenienz die Meinungen bindet, keine Kunst die Natur unterdrückt. Welche </text:span><text:span text:style-name="T34">gefährliche Dialektik haben die Leidenschaften</text:span><text:span text:style-name="T26"> nicht erlernt, seitdem sie in den Gemälden der Dichter mit den glänzendsten Farben prangen und im Kampf mit Gesetzen und Pflichten gewöhnlich das Feld behalten? Was hat wohl die Gesellschaft dabei gewonnen, </text:span><text:span text:style-name="T34">daß jetzt die Schönheit dem Umgang Gesetze gibt, den sonst die Wahrheit regierte, und daß der äußere Eindruck die Achtung entscheidet</text:span><text:alphabetical-index-mark text:string-value="entscheiden" text:key1="scheiden"/><text:span text:style-name="T34">, die nur an das Verdienst gefesselt sein sollte?</text:span><text:span text:style-name="T26"> Es ist wahr, man sieht jetzt alle Tugenden blühen, die einen gefälligen Effekt in der Erscheinung machen und einen Werth in der Gesellschaft verleihen, dafür aber auch alle Ausschweifungen herrschen und alle Laster im Schwange gehn, die sich mit einer schönen Hülle vertragen.« In der That muß es Nachdenken erregen, daß man </text:span><text:span text:style-name="T34">beinahe in jeder Epoche der Geschichte, wo die Künste blühen und der Geschmack regiert, die Menschheit </text:span><text:alphabetical-index-mark text:string-value="Menschheit"/><text:span text:style-name="T34">gesunken findet</text:span><text:span text:style-name="T26"> und auch nicht ein einziges Beispiel aufweisen kann, daß ein hoher Grad und eine große Allgemeinheit</text:span><text:alphabetical-index-mark text:string-value="Allgemeinheit" text:key1="allgemein"/><text:span text:style-name="T26"> ästhetischer Kultur</text:span><text:alphabetical-index-mark text:string-value="Kultur"/><text:span text:style-name="T26"> bei einem Volke</text:span><text:alphabetical-index-mark text:string-value="Volk"/><text:span text:style-name="T26"> mit politischer </text:span><text:span text:style-name="T33">Freiheit</text:span><text:span text:style-name="T26"> und bürgerlicher</text:span><text:alphabetical-index-mark text:string-value="b¸rgerlich" text:key1="B¸rger"/><text:span text:style-name="T26"> Tugend, daß </text:span><text:span text:style-name="T34">schöne Sitten mit guten Sitten, und Politur des Betragens mit Wahrheit desselben Hand in Hand gegangen wäre</text:span><text:span text:style-name="T26">.</text:span></text:p>
      <text:p text:style-name="Text_20_body"><text:span text:style-name="Référence_20_intense">[41]</text:span> <text:span text:style-name="T26">So lange </text:span><text:span text:style-name="T34">Athen und Sparta</text:span><text:span text:style-name="T26"> ihre Unabhängigkeit behaupteten und Achtung für die Gesetze ihrer Verfassung zur Grundlage diente, war der Geschmack noch unreif, die Kunst noch in ihrer Kindheit, und es fehlte noch viel, daß die Schönheit die Gemüther beherrschte. Zwar hatte die Dichtkunst schon einen erhabnen Flug gethan, aber nur </text:span><text:span text:style-name="T34">mit den Schwingen des Genies, von dem wir wissen, daß es am nächsten </text:span><text:soft-page-break/><text:span text:style-name="T34">an die Wildheit grenzt</text:span><text:span text:style-name="T26"> und ein Licht ist, das gern aus der Finsterniß schimmert, welches also vielmehr gegen den Geschmack seines Zeitalters</text:span><text:alphabetical-index-mark text:string-value="Zeitalter"/><text:span text:style-name="T26">, als für denselben zeugt. Als </text:span><text:span text:style-name="T34">unter dem Perikles und Alexander das goldene Alter der Künste </text:span><text:span text:style-name="T26">herbeikam und die </text:span><text:span text:style-name="T34">Herrschaft des Geschmacks</text:span><text:span text:style-name="T26"> sich allgemeiner</text:span><text:alphabetical-index-mark text:string-value="allgemein"/><text:span text:style-name="T26"> verbreitete, findet man </text:span><text:span text:style-name="T34">Griechenlands Kraft und </text:span><text:span text:style-name="T35">Freiheit</text:span><text:span text:style-name="T34"> nicht mehr</text:span><text:span text:style-name="T26">, die Beredsamkeit verfälschte die Wahrheit, die Weisheit beleidigte in dem Mund eines Sokrates, und die Tugend in dem Leben eines Phocion. Die Römer, wissen wir, mußten erst in den bürgerlichen</text:span><text:alphabetical-index-mark text:string-value="b¸rgerlich" text:key1="B¸rger"/><text:span text:style-name="T26"> Kriegen ihre Kraft erschöpfen und, durch morgenländische Ueppigkeit entmannt, unter das Joch eines glücklichen Dynasten sich beugen, ehe wir die griechische Kunst über die Rigidität ihres Charakters</text:span><text:alphabetical-index-mark text:string-value="Charakter"/><text:span text:style-name="T26"> triumphieren sehen. Auch den Arabern ging die Morgenröthe der Kultur</text:span><text:alphabetical-index-mark text:string-value="Kultur"/><text:span text:style-name="T26"> nicht eher auf, als bis die Energie ihres kriegerischen Geistes unter dem Scepter der Abbassiden erschlafft war. In dem neuern Italien zeigte sich die schöne Kunst nicht eher, als nachdem der herrliche Bund der Lombarden zerrissen war, Florenz sich den Medicäern unterworfen und der Geist der Unabhängigkeit in allen jenen muthvollen Städten einer unrühmlichen Ergebung Platz gemacht hatte. Es ist beinahe überflüssig, noch an das Beispiel der neuern Nationen zu erinnern, deren Verfeinerung in demselben Verhältnisse zunahm, als ihre Selbständigkeit endigte. Wohin wir immer in der vergangenen Welt unsere Augen richten, da finden wir, daß </text:span><text:span text:style-name="T34">Geschmack und </text:span><text:span text:style-name="T35">Freiheit</text:span><text:span text:style-name="T34"> einander fliehen</text:span><text:span text:style-name="T26"> und daß </text:span><text:span text:style-name="T34">die Schönheit nur auf den Untergang heroischer Tugenden ihre Herrschaft gründet</text:span><text:span text:style-name="T26">.</text:span></text:p>
      <text:p text:style-name="Text_20_body"><text:span text:style-name="Référence_20_intense">[42]</text:span> <text:span text:style-name="T26">Und doch ist gerade diese </text:span><text:span text:style-name="T34">Energie des Charakters</text:span><text:alphabetical-index-mark text:string-value="Charakter"/><text:span text:style-name="T26">, mit welcher die ästhetische Kultur</text:span><text:alphabetical-index-mark text:string-value="Kultur"/><text:span text:style-name="T26"> gewöhnlich erkauft wird, die wirksamste Feder alles Großen und Trefflichen im Menschen, deren Mangel kein anderer, wenn auch noch so großer Vorzug ersetzen kann. Hält man sich also einzig nur an das, was die bisherigen Erfahrungen über den Einfluß der Schönheit lehren, so kann man in der That </text:span><text:span text:style-name="T34">nicht sehr aufgemuntert sein, Gefühle auszubilden, die der wahren Kultur</text:span><text:alphabetical-index-mark text:string-value="Kultur"/><text:span text:style-name="T34"> des Menschen so gefährlich sind</text:span><text:span text:style-name="T26">; und lieber wird man, auf die Gefahr der Rohigkeit und Härte, die schmelzende Kraft der Schönheit entbehren, als sich bei allen Vortheilen der Verfeinerung ihren erschlaffenden Wirkungen überliefert sehen. Aber vielleicht ist </text:span><text:span text:style-name="T34">die </text:span><text:span text:style-name="T29">Erfahrung</text:span><text:span text:style-name="T34"> der Richterstuhl nicht</text:span><text:span text:style-name="T26">, vor welchem sich eine Frage wie diese ausmachen läßt, und ehe man ihrem Zeugniß Gewicht einräumte, müßte erst außer Zweifel gesetzt sein, daß es dieselbe Schönheit ist, von der wir reden und gegen welche jene Beispiele zeugen. Dies scheint aber </text:span><text:span text:style-name="T34">einen Begriff der Schönheit vorauszusetzen, der eine andere Quelle hat als die Erfahrung,</text:span><text:span text:style-name="T26"> weil durch denselben erkannt werden soll, ob das, was in der Erfahrung schön heißt, mit Recht diesen Namen führe.</text:span></text:p>
      <text:p text:style-name="Text_20_body"><text:span text:style-name="T34">Dieser reine </text:span><text:span text:style-name="T29">Vernunftbegriff</text:span><text:span text:style-name="T34"> der Schönheit</text:span><text:span text:style-name="T26">, wenn ein solcher sich aufzeigen ließe, müßte also – weil er aus keinem wirklichen Falle geschöpft werden kann, vielmehr unser Urtheil über jeden wirklichen Fall erst berichtigt und leitet – auf dem Wege der Abstraktion gesucht und schon aus der Möglichkeit der sinnlich vergünstigen Natur gefolgert werden können; mit </text:span><text:span text:style-name="T28">einem</text:span><text:span text:style-name="T26"> Wort: </text:span><text:span text:style-name="T34">die Schönheit müßte sich als eine nothwendige Bedingung der Menschheit</text:span><text:alphabetical-index-mark text:string-value="Menschheit"/><text:span text:style-name="T34"> aufzeigen lassen</text:span><text:span text:style-name="T26">. Zu dem </text:span><text:soft-page-break/><text:span text:style-name="T26">reinen Begriff der Menschheit</text:span><text:alphabetical-index-mark text:string-value="Menschheit"/><text:span text:style-name="T26"> müssen wir uns also nunmehr erheben, und da uns die Erfahrung nur einzelne Zustände einzelner Menschen, aber niemals die Menschheit</text:span><text:alphabetical-index-mark text:string-value="Menschheit"/><text:span text:style-name="T26"> zeigt, so müssen wir auf diesen ihren individuellen und wandelbaren Erscheinungsarten das Absolute und Bleibende zu entdecken und durch Wegwerfung </text:span><text:span text:style-name="Référence_20_intense">[43]</text:span> <text:span text:style-name="T26">aller zufälligen Schranken uns der nothwendigen Bedingungen ihres Daseins zu bemächtigen suchen. Zwar wird uns dieser transzendentale Weg eine Zeit</text:span><text:alphabetical-index-mark text:string-value="Zeit"/><text:span text:style-name="T26"> lang aus dem traulichen Kreis der Erscheinungen und aus der lebendigen Gegenwart der Dinge entfernen und auf dem nackten Gefild abgezogener Begriffe verweilen; aber wir streben ja nach einem festen Grund der Erkenntniß, den nichts mehr erschüttern soll, und </text:span><text:span text:style-name="T34">wer sich über die Wirklichkeit nicht hinauswagt, der wird nie die Wahrheit erobern</text:span><text:span text:style-name="T26">.</text:span></text:p>
      <text:h text:style-name="P12" text:outline-level="1"><text:bookmark-start text:name="__RefHeading__23_1800196833"/><text:span text:style-name="Référence_20_intense">[43]</text:span> <text:span text:style-name="T50">Eilfter Brief [Schönheitsbegriff in der Spekulation über den Menschheitsbegriff: Person und Zustand.</text:span><text:bookmark-end text:name="__RefHeading__23_1800196833"/></text:h>
      <text:p text:style-name="Text_20_body"><text:span text:style-name="T26">Wenn die Abstraktion so hoch, als sie immer kann, hinaufsteigt, so gelangt sie zu zwei letzten Begriffen, bei denen sie stille stehen und ihre Grenzen bekennen muß. </text:span><text:span text:style-name="T34">Sie unterscheidet</text:span><text:alphabetical-index-mark text:string-value="unterscheiden"/><text:span text:style-name="T34"> in dem Menschen etwas, das bleibt, und etwas, das sich unaufhörlich verändert</text:span><text:span text:style-name="T26">. Das Bleibende nennt sie seine </text:span><text:span text:style-name="T29">Person</text:span><text:span text:style-name="T26">, das Wechselnde seinen </text:span><text:span text:style-name="T29">Zustand</text:span><text:span text:style-name="T26">.</text:span></text:p>
      <text:p text:style-name="Text_20_body"><text:span text:style-name="T34">Person</text:span><text:alphabetical-index-mark text:string-value="Person"/><text:span text:style-name="T34"> und Zustand</text:span><text:span text:style-name="T26"> – das Selbst und seine Bestimmungen</text:span><text:alphabetical-index-mark text:string-value="Bestimmungen" text:key1="Bestimmung"/><text:span text:style-name="T26"> – die wir uns in dem nothwendigen Wesen als Eins und Dasselbe denken, sind ewig </text:span><text:span text:style-name="T34">Zwei in dem endlichen. Bei aller Beharrung der Person</text:span><text:alphabetical-index-mark text:string-value="Person"/><text:span text:style-name="T34"> wechselt der Zustand, bei allem Wechsel des Zustands beharret die Person</text:span><text:alphabetical-index-mark text:string-value="Person"/><text:span text:style-name="T26">. Wir gehen von der Ruhe zur Thätigkeit, vom Affekt zur Gleichgültigkeit, von der Uebereinstimmung zum Widerspruch; aber </text:span><text:span text:style-name="T28">wir</text:span><text:span text:style-name="T26"> sind doch immer, und was unmittelbar aus </text:span><text:span text:style-name="T28">uns</text:span><text:span text:style-name="T26"> folgt, bleibt. In dem absoluten Subjekt allein beharren </text:span><text:span text:style-name="T28">mit</text:span><text:span text:style-name="T26"> der Persönlichkeit auch alle ihre Bestimmungen</text:span><text:alphabetical-index-mark text:string-value="Bestimmungen" text:key1="Bestimmung"/><text:span text:style-name="T26">, weil sie </text:span><text:span text:style-name="T28">aus</text:span><text:span text:style-name="T26"> der Persönlichkeit fließen. Alles, </text:span><text:span text:style-name="T28">was</text:span><text:span text:style-name="T26"> die Gottheit ist, ist sie deßwegen, </text:span><text:span text:style-name="T28">weil</text:span><text:span text:style-name="T26"> sie ist, sie ist folglich alles auf ewig, weil sie ewig ist.</text:span></text:p>
      <text:p text:style-name="Text_20_body"><text:span text:style-name="T26">Da </text:span><text:span text:style-name="T34">in dem Menschen, als endlichem Wesen, Person</text:span><text:alphabetical-index-mark text:string-value="Person"/><text:span text:style-name="T34"> und Zustand verschieden sind</text:span><text:span text:style-name="T26">, so kann sich weder der Zustand auf die Person</text:span><text:alphabetical-index-mark text:string-value="Person"/><text:span text:style-name="T26">, noch die Person</text:span><text:alphabetical-index-mark text:string-value="Person"/><text:span text:style-name="T26"> auf den Zustand gründen. Wäre das letztere, so müßte die Person</text:span><text:alphabetical-index-mark text:string-value="Person"/><text:span text:style-name="T26"> sich verändern; wäre </text:span><text:span text:style-name="Référence_20_intense">[44]</text:span> <text:span text:style-name="T26">das erstere, so müßte der Zustand beharren; also in jedem Fall entweder die Persönlichkeit oder die Endlichkeit aufhören. Nicht, weil wir denken, wollen, empfinden, sind wir; nicht, weil wir sind, denken, wollen, empfinden wir. Wir sind, weil wir sind; wir empfinden, denken und wollen, weil außer uns noch etwas Anderes ist.</text:span></text:p>
      <text:p text:style-name="Text_20_body"><text:span text:style-name="T34">Die Person</text:span><text:alphabetical-index-mark text:string-value="Person"/><text:span text:style-name="T34"> also muß ihr eigener Grund sein</text:span><text:span text:style-name="T26">; denn das Bleibende kann nicht aus der Veränderung fließen; und so hätten wir denn fürs erste die Idee des absoluten, in sich selbst gegründeten Seins, d. i. die </text:span><text:span text:style-name="T28">Freiheit</text:span><text:span text:style-name="T26">. Der Zustand muß einen Grund haben; er muß, da er nicht durch die Person</text:span><text:alphabetical-index-mark text:string-value="Person"/><text:span text:style-name="T26">, also nicht absolut ist, </text:span><text:span text:style-name="T28">erfolgen</text:span><text:span text:style-name="T26">; und so hätten wir fürs zweite die Bedingung alles abhängigen Seins oder Werdens, die Zeit</text:span><text:alphabetical-index-mark text:string-value="Zeit"/><text:span text:style-name="T26">. </text:span><text:span text:style-name="T34">Die Zeit</text:span><text:alphabetical-index-mark text:string-value="Zeit"/><text:span text:style-name="T34"> ist die Bedingung alles Werdens</text:span><text:span text:style-name="T26">, ist ein identischer Satz, denn er sagt nichts anders, als: die Folge ist die Bedingung, daß etwas erfolgt.</text:span></text:p>
      <text:p text:style-name="Text_20_body"><text:span text:style-name="T26">Die Person</text:span><text:alphabetical-index-mark text:string-value="Person"/><text:span text:style-name="T26">, die sich in dem ewig beharrenden </text:span><text:span text:style-name="T28">Ich</text:span><text:span text:style-name="T26"> und nur in diesem offenbart, kann nicht werden, nicht anfangen in der Zeit</text:span><text:alphabetical-index-mark text:string-value="Zeit"/><text:span text:style-name="T26">, weil vielmehr umgekehrt die Zeit</text:span><text:alphabetical-index-mark text:string-value="Zeit"/><text:span text:style-name="T26"> in ihr anfangen, weil dem Wechsel ein Beharrliches zum Grund liegen muß. Etwas muß sich verändern, wenn Veränderung sein soll; dieses Etwas kann also nicht selbst schon Veränderung sein. Indem wir sagen, die Blume blühet und verwelkt, machen wir die Blume zum Bleibenden in dieser Verwandlung und leihen ihr gleichsam eine Person</text:span><text:alphabetical-index-mark text:string-value="Person"/><text:span text:style-name="T26">, an der sich jene beiden Zustände offenbaren. Daß der Mensch erst wird, ist kein Einwurf; denn der Mensch ist nicht bloß Person</text:span><text:alphabetical-index-mark text:string-value="Person"/><text:span text:style-name="T26"> überhaupt, sondern Person</text:span><text:alphabetical-index-mark text:string-value="Person"/><text:span text:style-name="T26">, die sich in einem bestimmten</text:span><text:alphabetical-index-mark text:string-value="bestimmt" text:key1="bestimmen"/><text:span text:style-name="T26"> Zustand befindet. </text:span><text:span text:style-name="T34">Aller Zustand aber, alles bestimmte</text:span><text:alphabetical-index-mark text:string-value="bestimmt" text:key1="bestimmen"/><text:span text:style-name="T34"> Dasein entsteht in der Zeit</text:span><text:alphabetical-index-mark text:string-value="Zeit"/><text:span text:style-name="T34">, und so muß also der Mensch, als Phänomen, einen Anfang nehmen, </text:span><text:soft-page-break/><text:span text:style-name="T34">obgleich die reine Intelligenz in ihm ewig ist</text:span><text:span text:style-name="T26">. </text:span><text:span text:style-name="T34">Ohne die Zeit</text:span><text:alphabetical-index-mark text:string-value="Zeit"/><text:span text:style-name="T34">, das heißt, ohne es zu werden, würde er nie ein bestimmtes</text:span><text:alphabetical-index-mark text:string-value="bestimmt" text:key1="bestimmen"/><text:span text:style-name="T34"> Wesen sein; seine Persönlichkeit würde zwar in der Anlage, aber nicht in der That existieren</text:span><text:span text:style-name="T26">. Nur durch die Folge seiner Vorstellungen wird das beharrliche Ich sich selbst zur Erscheinung.</text:span></text:p>
      <text:p text:style-name="Text_20_body"><text:span text:style-name="Référence_20_intense">[45]</text:span> <text:span text:style-name="T26">Die </text:span><text:span text:style-name="T34">Materie der Thätigkeit also oder die Realität</text:span><text:span text:style-name="T26">, welche die höchste Intelligenz auf sich selber schöpft, muß der Mensch erst </text:span><text:span text:style-name="T28">empfangen</text:span><text:span text:style-name="T26">, und zwar empfängt er dieselbe </text:span><text:span text:style-name="T34">als etwas außer ihm Befindliches im Raume und als etwas in ihm Wechselndes in der Zeit</text:span><text:alphabetical-index-mark text:string-value="Zeit"/><text:span text:style-name="T34"> auf dem Wege der Wahrnehmung</text:span><text:span text:style-name="T26">. Diesen in ihm wechselnden Stoff</text:span><text:alphabetical-index-mark text:string-value="Stoff"/><text:span text:style-name="T26"> begleitet sein niemals wechselndes Ich – und in allem Wechsel beständig Er selbst zu bleiben, alle Wahrnehmungen zur Erfahrung, d. h. zur Einheit der Erkenntniß und jede seiner Erscheinungsarten in der Zeit</text:span><text:alphabetical-index-mark text:string-value="Zeit"/><text:span text:style-name="T26"> zum Gesetz für alle Zeiten</text:span><text:alphabetical-index-mark text:string-value="Zeit"/><text:span text:style-name="T26"> zu machen, ist die Vorschrift, die durch seine vernünftige Natur ihm gegeben ist. Nur indem er sich verändert, </text:span><text:span text:style-name="T28">existiert</text:span><text:span text:style-name="T26"> er; nur indem er unveränderlich bleibt, existiert er. Der Mensch, vorgestellt in seiner Vollendung, wäre demnach die beharrliche Einheit, die in den Fluthen der Veränderung ewig dieselbe bleibt.</text:span></text:p>
      <text:p text:style-name="Text_20_body">Ob nun gleich ein unendliches Wesen, eine Gottheit, nicht <text:span text:style-name="T54">werden</text:span> kann, so muß man doch eine Tendenz göttlich nennen, die das eigentlichste Merkmal der Gottheit, absolute Verkündigung des Vermögens (Wirklichkeit alles Möglichen) und absolute Einheit des Erscheinens (Nothwendigkeit alles Wirklichen) zu ihrer unendlichen Aufgabe hat. <text:span text:style-name="T57">Die Anlage zu der Gottheit trägt der Mensch unwidersprechlich in seiner Persönlichkeit in sich</text:span>; der Weg zu der Gottheit, wenn man einen Weg nennen kann, was niemals zum Ziele führt, ist ihm aufgethan in den <text:span text:style-name="T54">Sinnen</text:span>.</text:p>
      <text:p text:style-name="Text_20_body"><text:span text:style-name="T26">Seine </text:span><text:span text:style-name="T34">Persönlichkeit</text:span><text:span text:style-name="T26">, für sich allein und </text:span><text:span text:style-name="T34">unabhängig von allem sinnlichen Stoffe</text:span><text:alphabetical-index-mark text:string-value="Stoff"/><text:span text:style-name="T26"> betrachtet, ist bloß </text:span><text:span text:style-name="T34">die Anlage zu einer möglichen, unendlichen Aeußerung</text:span><text:span text:style-name="T26">; und so lange er nicht anschaut und nicht empfindet, ist er noch weiter nichts als Form und leeres Vermögen. Seine Sinnlichkeit, für sich allein und abgesondert von aller Selbstthätigkeit des Geistes betrachtet, vermag weiter nichts, als daß sie ihn, der ohne sie bloß Form ist, zur Materie macht, aber keineswegs, daß sie die Materie mit ihm vereinigt. So lange er bloß empfindet, bloß begehrt und aus bloßer Begierde wirkt, ist er </text:span><text:span text:style-name="Référence_20_intense">[46]</text:span> <text:span text:style-name="T26">noch weiter nichts als </text:span><text:span text:style-name="T29">Welt</text:span><text:span text:style-name="T34">, wenn wir unter diesem Namen bloß den formlosen Inhalt der Zeit</text:span><text:alphabetical-index-mark text:string-value="Zeit"/><text:span text:style-name="T34"> verstehen</text:span><text:span text:style-name="T26">. Seine Sinnlichkeit ist es zwar allein, die sein Vermögen zur wirkenden Kraft macht; aber nur seine Persönlichkeit ist es, die sein Wirken zu dem seinigen macht. </text:span><text:span text:style-name="T34">Um also nicht bloß Welt zu sein, muß er der Materie Form ertheilen</text:span><text:span text:style-name="T26">; </text:span><text:span text:style-name="T34">um nicht bloß Form zu sein, muß er der Anlage, die er in sich trägt, Wirklichkeit geben</text:span><text:span text:style-name="T26">. Er verwirklichet die Form, wenn er die Zeit</text:span><text:alphabetical-index-mark text:string-value="Zeit"/><text:span text:style-name="T26"> erschafft und dem Beharrlichen die Veränderung, der ewigen Einheit seines Ichs die Mannigfaltigkeit der Welt gegenüberstellt; er formt die Materie, wenn er die Zeit</text:span><text:alphabetical-index-mark text:string-value="Zeit"/><text:span text:style-name="T26"> wieder aufhebt, Beharrlichkeit im Wechsel behauptet und die Mannigfaltigkeit der Welt der Einheit seines Ichs unterwürfig macht.</text:span></text:p>
      <text:p text:style-name="Text_20_body"><text:span text:style-name="T26">Hieraus fließen nun </text:span><text:span text:style-name="T34">zwei entgegengesetzte Anforderungen an den Menschen</text:span><text:span text:style-name="T26">, die zwei Fundamentalgesetze der sinnlich vernünftigen Natur. Das erste dringt auf absolute </text:span><text:span text:style-name="T28">Realität</text:span><text:span text:style-name="T26">: er soll alles zur Welt machen, was </text:span><text:soft-page-break/><text:span text:style-name="T26">bloß Form ist, und alle seine Anlagen zur Erscheinung bringen; das zweite dringt auf absolute </text:span><text:span text:style-name="T28">Formalität</text:span><text:span text:style-name="T26">: er soll alles in sich vertilgen, was bloß Welt ist, und Uebereinstimmung in alle seine Veränderungen bringen; mit andern Worten: er soll alles Innre veräußern und alles Aeußere formen. Beide Aufgaben, in ihrer höchsten Erfüllung gedacht, führen zu dem Begriff der Gottheit zurücke, von dem ich ausgegangen bin.</text:span></text:p>
      <text:h text:style-name="P2" text:outline-level="1"><text:bookmark-start text:name="__RefHeading__27_1800196833"/>Zwölfter Brief [die beiden Triebe: der sinnliche Trieb, der Formtrieb].<text:bookmark-end text:name="__RefHeading__27_1800196833"/></text:h>
      <text:p text:style-name="Text_20_body"><text:span text:style-name="T26">Zur Erfüllung dieser </text:span><text:span text:style-name="T37">doppelten Aufgabe, das Nothwendige in uns zur Wirklichkeit zu bringen und das Wirkliche außer uns dem Gesetz der Nothwendigkeit zu unterwerfen</text:span><text:span text:style-name="T26">, werden wir durch </text:span><text:span text:style-name="T34">zwei entgegengesetzte Kräfte</text:span><text:span text:style-name="T26"> gedrungen, die man, weil sie uns antreiben, ihr Objekt zu verwirklichen, ganz schicklich </text:span><text:span text:style-name="T34">Triebe</text:span><text:span text:style-name="T26"> nennt. </text:span><text:span text:style-name="T34">Der erste</text:span><text:span text:style-name="T26"> dieser </text:span><text:span text:style-name="Référence_20_intense">[47]</text:span> <text:span text:style-name="T26">Triebe, den ich den </text:span><text:span text:style-name="T28">sinnlichen</text:span><text:span text:style-name="T26"> nennen will, geht aus von dem physischen Dasein des Menschen oder von seiner sinnlichen Natur und ist beschäftigt, ihn in die Schranken der Zeit</text:span><text:alphabetical-index-mark text:string-value="Zeit"/><text:span text:style-name="T26"> zu setzen und zur Materie zu machen, nicht ihm Materie zu geben, weil dazu schon eine freie Thätigkeit der Person</text:span><text:alphabetical-index-mark text:string-value="Person"/><text:span text:style-name="T26"> gehört, welche die Materie aufnimmt und von sich, dem Beharrlichen, unterscheidet</text:span><text:alphabetical-index-mark text:string-value="unterscheiden"/><text:span text:style-name="T26">. </text:span><text:span text:style-name="T34">Materie aber heißt hier nichts als Veränderung oder Realität, die die Zeit</text:span><text:alphabetical-index-mark text:string-value="Zeit"/><text:span text:style-name="T34"> erfüllt</text:span><text:span text:style-name="T26">; mithin fordert dieser Trieb, daß Veränderung sei, daß die Zeit</text:span><text:alphabetical-index-mark text:string-value="Zeit"/><text:span text:style-name="T26"> einen Inhalt habe. </text:span><text:span text:style-name="T34">Dieser Zustand der bloß erfüllten Zeit</text:span><text:alphabetical-index-mark text:string-value="Zeit"/><text:span text:style-name="T34"> heißt Empfindung</text:span><text:span text:style-name="T26">, und er ist es allein, durch den sich das physische Dasein verkündigt.</text:span></text:p>
      <text:p text:style-name="Text_20_body"><text:span text:style-name="T26">Da alles, was in der Zeit</text:span><text:alphabetical-index-mark text:string-value="Zeit"/><text:span text:style-name="T26"> ist, </text:span><text:span text:style-name="T28">nach einander</text:span><text:span text:style-name="T26"> ist, so wird dadurch, daß etwas ist, alles Andere ausgeschlossen. Indem man auf einem Instrument einen Ton greift, ist unter allen Tönen, die es möglicher Weise angeben kann, nur dieser einzige wirklich; indem der Mensch das Gegenwärtige empfindet, ist die ganze unendliche Möglichkeit seiner Bestimmungen</text:span><text:alphabetical-index-mark text:string-value="Bestimmungen" text:key1="Bestimmung"/><text:span text:style-name="T26"> auf diese einzige Art des Daseins beschränkt. Wo also dieser Trieb anschließend wirkt, da ist nothwendig die höchste Begrenzung vorhanden; der Mensch ist in diesem Zustande nichts als eine Größeneinheit, ein erfüllter Moment der Zeit</text:span><text:alphabetical-index-mark text:string-value="Zeit"/><text:span text:style-name="T26"> – oder vielmehr, </text:span><text:span text:style-name="T28">er</text:span><text:span text:style-name="T26"> ist nicht, denn </text:span><text:span text:style-name="T34">seine Persönlichkeit ist so lange aufgehoben, als ihn die Empfindung beherrscht und die Zeit</text:span><text:alphabetical-index-mark text:string-value="Zeit"/><text:span text:style-name="T34"> mit sich fortreißt</text:span><text:span text:style-name="T26">.</text:span><text:span text:style-name="Endnote_20_Symbol"><text:span text:style-name="T26"><text:note text:id="ftn63" text:note-class="endnote"><text:note-citation>56</text:note-citation><text:note-body><text:p text:style-name="Quotations"><text:span text:style-name="T5"/></text:p></text:note-body></text:note></text:span></text:span><text:a xlink:type="simple" xlink:href="http://gutenberg.spiegel.de/schiller/aesterz/Druckversion_aesterz2.htm#Anm1"><text:span text:style-name="T67">1)</text:span></text:a><text:span text:style-name="T26"> </text:span><text:span text:style-name="Référence_20_intense">[48]</text:span></text:p>
      <text:p text:style-name="Text_20_body"><text:span text:style-name="T34">Soweit der Mensch endlich ist, erstreckt sich das Gebiet dieses Triebs</text:span><text:span text:style-name="T26">; und da alle Form nur an einer Materie, alles Absolute nur durch das Medium der Schranken erscheint, so ist es freilich der sinnliche Trieb, an dem zuletzt die ganze Erscheinung der Menschheit</text:span><text:alphabetical-index-mark text:string-value="Menschheit"/><text:span text:style-name="T26"> befestiget ist. Aber obgleich er allein </text:span><text:span text:style-name="T34">die Anlagen der Menschheit</text:span><text:alphabetical-index-mark text:string-value="Menschheit"/><text:span text:style-name="T34"> weckt und entfaltet, so ist er es doch allein, der ihre Vollendung unmöglich macht</text:span><text:span text:style-name="T26">. Mit unzerreißbaren Banden </text:span><text:span text:style-name="T34">fesselt er den höher strebenden Geist an die Sinnenwelt</text:span><text:span text:style-name="T26">, und von ihrer freiesten Wanderung ins Unendliche ruft er die Abstraktion in die Grenzen der Gegenwart zurücke. Der Gedanke zwar darf ihm augenblicklich entfliehen, und ein fester Wille setzt sich seinen Forderungen sieghaft entgegen: aber bald tritt die unterdrückte Natur wieder in ihre Rechte zurück, um auf Realität des Daseins, auf einen Inhalt unsrer Erkenntnisse und auf einen Zweck unsers Handelns zu dringen.</text:span></text:p>
      <text:p text:style-name="Text_20_body"><text:span text:style-name="T26">Der zweite jener Triebe, den man den </text:span><text:span text:style-name="T29">Formtrieb</text:span><text:alphabetical-index-mark text:string-value="Formtrieb" text:key1="Trieb"/><text:span text:style-name="T26"> nennen kann, geht aus von dem absoluten Dasein des Menschen oder von seiner vernünftigen Natur und ist bestrebt, ihn in </text:span><text:span text:style-name="T33">Freiheit</text:span><text:span text:style-name="T26"> zu setzen, Harmonie in die Verschiedenheit seines Erscheinens zu bringen und bei allem Wechsel des Zustands seine Person</text:span><text:alphabetical-index-mark text:string-value="Person"/><text:span text:style-name="T26"> zu behaupten. Da nun die letztere als absolute und </text:span><text:soft-page-break/><text:span text:style-name="T26">untheilbare Einheit mit sich selbst nie im Widerspruch sein kann, </text:span><text:span text:style-name="T28">da wir in alle Ewigkeit wir sind</text:span><text:span text:style-name="T26">, so kann derjenige Trieb, der </text:span><text:span text:style-name="T34">auf Behauptung der Persönlichkeit dringt</text:span><text:span text:style-name="T26">, nie etwas anders fordern, als was er in alle Ewigkeit fordern muß; er entscheidet</text:span><text:alphabetical-index-mark text:string-value="entscheiden" text:key1="scheiden"/><text:span text:style-name="T26"> also für immer, wie er für jetzt entscheidet</text:span><text:alphabetical-index-mark text:string-value="entscheiden" text:key1="scheiden"/><text:span text:style-name="T26">, und gebietet für jetzt, was er für immer gebietet. Er </text:span><text:span text:style-name="T34">umfaßt mithin die ganze Folge der Zeit</text:span><text:alphabetical-index-mark text:string-value="Zeit"/><text:span text:style-name="T26">, das ist so viel als: </text:span><text:span text:style-name="T34">er hebt die Zeit</text:span><text:alphabetical-index-mark text:string-value="Zeit"/><text:span text:style-name="T34">, er hebt die Veränderung auf</text:span><text:span text:style-name="T26">; er will, daß das Wirkliche nothwendig und ewig, und daß das Ewige und Nothwendige wirklich sei; mit andern Worten: er dringt auf </text:span><text:span text:style-name="T34">Wahrheit und auf Recht</text:span><text:span text:style-name="T26">.</text:span></text:p>
      <text:p text:style-name="Text_20_body"><text:span text:style-name="T34">Wenn der erste nur </text:span><text:span text:style-name="T29">Fälle</text:span><text:span text:style-name="T34"> macht, so gibt der andre </text:span><text:span text:style-name="T29">Gesetze</text:span><text:span text:style-name="T26"> – Gesetze für jedes Urtheil, wenn es Erkenntnisse, Gesetze für jeden Willen, wenn es Thaten betrifft. Es sei </text:span><text:span text:style-name="Référence_20_intense">[49]</text:span> <text:span text:style-name="T26">nun, daß wir einen Gegenstand erkennen, daß wir einem Zustande unsers Subjekts objektive Gültigkeit beilegen, oder daß wir aus Erkenntnissen handeln, daß wir das Objektive zum Bestimmungsgrund</text:span><text:alphabetical-index-mark text:string-value="Bestimmungsgrund" text:key1="Bestimmung"/><text:span text:style-name="T26"> unseres Zustandes machen – in beiden Fällen reißen wir diesen Zustand aus der Gerichtsbarkeit der Zeit</text:span><text:alphabetical-index-mark text:string-value="Zeit"/><text:span text:style-name="T26"> und gestehen ihm Realität für alle Menschen und alle Zeiten</text:span><text:alphabetical-index-mark text:string-value="Zeit"/><text:span text:style-name="T26">, d. i. Allgemeinheit</text:span><text:alphabetical-index-mark text:string-value="Allgemeinheit" text:key1="allgemein"/><text:span text:style-name="T26"> und Nothwendigkeit zu. Das Gefühl kann bloß sagen: Das ist wahr </text:span><text:span text:style-name="T28">für dieses Subjekt</text:span><text:span text:style-name="T26"> und </text:span><text:span text:style-name="T28">in diesem Moment</text:span><text:span text:style-name="T26">, und ein anderer Moment, ein anderes Subjekt kann kommen, das die Aussage der gegenwärtigen Empfindung zurücknimmt. Aber wenn der Gedanke einmal ausspricht: </text:span><text:span text:style-name="T28">Das ist</text:span><text:span text:style-name="T26">, so entscheidet</text:span><text:alphabetical-index-mark text:string-value="entscheiden" text:key1="scheiden"/><text:span text:style-name="T26"> er für immer und ewig, und die Gültigkeit seines Ausspruchs ist durch die Persönlichkeit selbst verbürgt, die allem Wechsel Trotz bietet. </text:span><text:span text:style-name="T34">Die Neigung kann bloß sagen: Das ist </text:span><text:span text:style-name="T29">für dein Individuum</text:span><text:span text:style-name="T34"> und </text:span><text:span text:style-name="T29">für dein jetziges Bedürfniß</text:span><text:span text:style-name="T34"> gut</text:span><text:span text:style-name="T26">; aber dein Individuum und dein jetziges Bedürfniß wird die Veränderung mit sich fortreißen und, was du jetzt feurig begehrst, dereinst zum Gegenstand deines Abscheues machen. Wenn aber </text:span><text:span text:style-name="T34">das moralische Gefühl sagt: </text:span><text:span text:style-name="T29">Das soll sein</text:span><text:span text:style-name="T34">, so entscheidet</text:span><text:alphabetical-index-mark text:string-value="entscheiden" text:key1="scheiden"/><text:span text:style-name="T34"> es für immer und ewig</text:span><text:span text:style-name="T26"> – wenn du </text:span><text:span text:style-name="T34">Wahrheit</text:span><text:span text:style-name="T26"> bekennst, weil sie Wahrheit ist, und </text:span><text:span text:style-name="T34">Gerechtigkeit</text:span><text:span text:style-name="T26"> ausübst, weil sie Gerechtigkeit ist, so hast du </text:span><text:span text:style-name="T34">einen einzelnen Fall zum Gesetz für alle Fälle gemacht, einen Moment in deinem Leben als Ewigkeit behandelt</text:span><text:span text:style-name="T26">.</text:span></text:p>
      <text:p text:style-name="Text_20_body"><text:span text:style-name="T34">Wo also der Formtrieb</text:span><text:alphabetical-index-mark text:string-value="Formtrieb" text:key1="Trieb"/><text:span text:style-name="T34"> die Herrschaft führt</text:span><text:span text:style-name="T26"> und das reine Objekt in uns handelt, da ist </text:span><text:span text:style-name="T34">die höchste Erweiterung des Seins</text:span><text:span text:style-name="T26">, da verschwinden alle Schranken, da hat sich der Mensch </text:span><text:span text:style-name="T34">aus einer Größen-Einheit</text:span><text:span text:style-name="T26">, auf welche der dürftige Sinn ihn beschränkte, </text:span><text:span text:style-name="T34">zu einer </text:span><text:span text:style-name="T29">Ideen-Einheit</text:span><text:span text:style-name="T34"> erhoben</text:span><text:span text:style-name="T26">, die das ganze Reich der Erscheinungen unter sich faßt. </text:span><text:span text:style-name="T34">Wir sind bei dieser Operation nicht mehr in der Zeit</text:span><text:alphabetical-index-mark text:string-value="Zeit"/><text:span text:style-name="T34">, sondern die Zeit</text:span><text:alphabetical-index-mark text:string-value="Zeit"/><text:span text:style-name="T34"> ist in uns mit ihrer ganzen nie endenden Reihe</text:span><text:span text:style-name="T26">. Wir sind nicht mehr Individuen, sondern </text:span><text:span text:style-name="T34">Gattung</text:span><text:span text:style-name="T26">; das Urtheil aller Geister ist durch das unsrige ausgesprochen, die Wahl aller Herzen ist repräsentirt durch unsre That.</text:span></text:p>
      <text:h text:style-name="P2" text:outline-level="1"><text:bookmark-start text:name="__RefHeading__29_1800196833"/><text:span text:style-name="Référence_20_intense">[50]</text:span> <text:span text:style-name="T50">Dreizehnter Brief [Wechselwirkung zwischen beiden Trieben].</text:span><text:bookmark-end text:name="__RefHeading__29_1800196833"/></text:h>
      <text:p text:style-name="Text_20_body"><text:span text:style-name="T44">Beim ersten Anblick</text:span><text:span text:style-name="T26"> scheint nichts einander mehr entgegengesetzt zu sein, als die Tendenzen dieser beiden Triebe, indem </text:span><text:span text:style-name="T34">der eine auf Veränderung, der andre auf Unveränderlichkeit dringt</text:span><text:span text:style-name="T26">. Und doch sind es diese beiden Triebe, die den Begriff der Menschheit</text:span><text:alphabetical-index-mark text:string-value="Menschheit"/><text:span text:style-name="T26"> erschöpfen, und ein dritter </text:span><text:span text:style-name="T28">Grundtrieb</text:span><text:span text:style-name="T26">, der beide vermitteln könnte, ist schlechterdings ein undenkbarer Begriff. Wie werden wir also </text:span><text:span text:style-name="T34">die Einheit der menschlichen Natur wieder herstellen, die durch diese ursprüngliche und radicale Entgegensetzung völlig aufgehoben scheint</text:span><text:span text:style-name="T26">?</text:span></text:p>
      <text:p text:style-name="Text_20_body"><text:span text:style-name="T26">Wahr ist es, </text:span><text:span text:style-name="T34">ihre </text:span><text:span text:style-name="T29">Tendenzen</text:span><text:span text:style-name="T34"> widersprechen sich</text:span><text:span text:style-name="T26">, aber, was wohl zu bemerken ist, </text:span><text:span text:style-name="T34">nicht </text:span><text:span text:style-name="T29">in denselben Objekten</text:span><text:span text:style-name="T26">, und was nicht auf einander trifft, kann nicht gegen einander stoßen. Der sinnliche Trieb fordert zwar Veränderung, aber er fordert nicht, daß sie auch auf die Person</text:span><text:alphabetical-index-mark text:string-value="Person"/><text:span text:style-name="T26"> und ihr Gebiet sich erstrecke, daß ein Wechsel der Grundsätze sei. Der Formtrieb</text:span><text:alphabetical-index-mark text:string-value="Formtrieb" text:key1="Trieb"/><text:span text:style-name="T26"> dringt auf Einheit und Beharrlichkeit – aber er will nicht, daß mit der Person</text:span><text:alphabetical-index-mark text:string-value="Person"/><text:span text:style-name="T26"> sich auch der Zustand fixiere, daß Identität der Empfindung sei. Sie sind </text:span><text:span text:style-name="T44">einander also von Natur nicht entgegengesetzt, und wenn sie demohngeachtet so erscheinen</text:span><text:span text:style-name="T26">, so sind sie es erst geworden durch eine freie </text:span><text:span text:style-name="T34">Uebertretung der Natur</text:span><text:span text:style-name="T26">, indem sie sich selbst mißverstehen und ihre Sphären verwirren.</text:span><text:span text:style-name="Endnote_20_Symbol"><text:span text:style-name="T26"><text:note text:id="ftn64" text:note-class="endnote"><text:note-citation>57</text:note-citation><text:note-body><text:p text:style-name="Quotations"><text:span text:style-name="T5"/></text:p><text:p text:style-name="Quotations"/></text:note-body></text:note></text:span></text:span><text:a xlink:type="simple" xlink:href="http://gutenberg.spiegel.de/schiller/aesterz/Druckversion_aesterz3.htm#Anm1"><text:span text:style-name="T67">1)</text:span></text:a><text:span text:style-name="T26"> </text:span></text:p>
      <text:p text:style-name="Text_20_body"><text:span text:style-name="Référence_20_intense">[51]</text:span> <text:span text:style-name="T34">Ueber diese zu wachen und einem jeden dieser beiden Triebe seine Grenzen zu sichern, ist </text:span><text:span text:style-name="T35">die Aufgabe der </text:span><text:span text:style-name="T30">Kultur</text:span><text:alphabetical-index-mark text:string-value="Kultur"/><text:span text:style-name="T26">, die also beiden eine gleiche Gerechtigkeit schuldig ist und </text:span><text:span text:style-name="T44">nicht bloß</text:span><text:span text:style-name="T26"> den vernünftigen Trieb gegen den sinnlichen, </text:span><text:span text:style-name="T44">sondern auch</text:span><text:span text:style-name="T26"> diesen gegen jenen zu behaupten hat. Ihr Geschäft</text:span><text:alphabetical-index-mark text:string-value="Gesch‰ft"/><text:span text:style-name="T26"> ist </text:span><text:span text:style-name="T44">also</text:span><text:span text:style-name="T26"> </text:span><text:span text:style-name="T34">doppelt, </text:span><text:span text:style-name="T29">erstlich:</text:span><text:span text:style-name="T34"> die Sinnlichkeit gegen die Eingriffe der Freiheit zu verwahren; </text:span><text:span text:style-name="T29">zweitens:</text:span><text:span text:style-name="T34"> die Persönlichkeit gegen die Macht der Empfindungen sicher zu stellen</text:span><text:span text:style-name="T26">. Jenes erreicht sie durch Ausbildung</text:span><text:alphabetical-index-mark text:string-value="Ausbildung"/><text:span text:style-name="T26"> des </text:span><text:span text:style-name="T34">Gefühlvermögens</text:span><text:span text:style-name="T26">, dieses durch Ausbildung</text:span><text:alphabetical-index-mark text:string-value="Ausbildung"/><text:span text:style-name="T26"> des </text:span><text:span text:style-name="T34">Vernunftvermögens</text:span><text:span text:style-name="T26">.</text:span></text:p>
      <text:p text:style-name="Text_20_body"><text:span text:style-name="T44">Da</text:span><text:span text:style-name="T26"> die Welt ein Ausgedehntes in der Zeit</text:span><text:alphabetical-index-mark text:string-value="Zeit"/><text:span text:style-name="T26">, Veränderung, ist, </text:span><text:span text:style-name="T44">so</text:span><text:span text:style-name="T26"> wird die Vollkommenheit desjenigen Vermögens, welches den Menschen mit der Welt in Verbindung setzt, größtmöglichste Veränderlichkeit und Extensität sein müssen. Da </text:span><text:span text:style-name="T34">die Person</text:span><text:alphabetical-index-mark text:string-value="Person"/><text:span text:style-name="T34"> das Bestehende in der Veränderung ist</text:span><text:span text:style-name="T26">, so wird die Vollkommenheit desjenigen Vermögens, welches sich dem Wechsel entgegensetzen soll, größtmöglichste </text:span><text:span text:style-name="T34">Selbständigkeit und Intensität</text:span><text:span text:style-name="T26"> sein müssen. Je vielseitiger </text:span><text:span text:style-name="Référence_20_intense">[52]</text:span> <text:span text:style-name="T26">sich die Empfänglichkeit ausbildet, je beweglicher dieselbe ist, und je mehr Fläche sie den Erscheinungen darbietet, desto mehr Welt </text:span><text:span text:style-name="T29">ergreift</text:span><text:span text:style-name="T26"> der Mensch, desto mehr Anlagen entwickelt er in sich; je mehr Kraft und Tiefe die Persönlichkeit, je mehr Freiheit die Vernunft gewinnt, desto mehr Welt </text:span><text:span text:style-name="T29">begreift</text:span><text:span text:style-name="T26"> der Mensch, desto mehr Form schafft er außer sich. Seine Kultur</text:span><text:alphabetical-index-mark text:string-value="Kultur"/><text:span text:style-name="T26"> wird also darin bestehen, </text:span><text:span text:style-name="T28">erstlich:</text:span><text:span text:style-name="T26"> dem empfangenden Vermögen die vielfältigsten Berührungen mit der Welt zu verschaffen und auf Seiten des Gefühls die Passivität aufs Höchste zu treiben; </text:span><text:span text:style-name="T28">zweitens:</text:span><text:span text:style-name="T26"> dem </text:span><text:soft-page-break/><text:span text:style-name="T26">bestimmenden Vermögen die höchste Unabhängigkeit von dem empfangenden zu erwerben und auf Seiten der Vernunft die Aktivität aufs Höchste zu treiben. Wo beide Eigenschaften sich vereinigen, da wird der Mensch mit der höchsten Fülle von Dasein die höchste Selbständigkeit und Freiheit verbinden und, </text:span><text:span text:style-name="T34">anstatt sich an die Welt zu verlieren, diese vielmehr mit der ganzen Unendlichkeit ihrer Erscheinungen in sich ziehen</text:span><text:span text:style-name="T26"> und der Einheit seiner Vernunft unterwerfen.</text:span></text:p>
      <text:p text:style-name="Text_20_body"><text:span text:style-name="T26">Dieses Verhältniß nun kann der Mensch </text:span><text:span text:style-name="T29">umkehren</text:span><text:span text:style-name="T34"> und dadurch auf eine zweifache Weise seine Bestimmung</text:span><text:alphabetical-index-mark text:string-value="Bestimmung"/><text:span text:style-name="T34"> verfehlen</text:span><text:span text:style-name="T26">.</text:span><text:span text:style-name="Endnote_20_Symbol"><text:span text:style-name="T26"><text:note text:id="ftn65" text:note-class="endnote"><text:note-citation>58</text:note-citation><text:note-body><text:p text:style-name="Quotations"><text:span text:style-name="T26"/></text:p></text:note-body></text:note></text:span></text:span><text:span text:style-name="T26"> Er kann die Intensität, welche die thätige Kraft erheischt, auf die leidende legen, durch den Stofftrieb</text:span><text:alphabetical-index-mark text:string-value="Stofftrieb" text:key1="Trieb"/><text:span text:style-name="T26"> dem Formtriebe</text:span><text:alphabetical-index-mark text:string-value="Formtrieb" text:key1="Trieb"/><text:span text:style-name="T26"> vorgreifen und </text:span><text:span text:style-name="T34">das empfangende Vermögen zum bestimmenden machen</text:span><text:span text:style-name="T26">. Er kann die Extensität, welche der leidenden Kraft gebührt, der thätigen zutheilen, durch den Formtrieb</text:span><text:alphabetical-index-mark text:string-value="Formtrieb" text:key1="Trieb"/><text:span text:style-name="T26"> dem Stofftriebe</text:span><text:alphabetical-index-mark text:string-value="Stofftrieb" text:key1="Trieb"/><text:span text:style-name="T26"> vorgreifen und dem empfangenden Vermögen das bestimmende unterschieben. </text:span><text:span text:style-name="T34">In dem ersten Fall wird er nie </text:span><text:span text:style-name="T29">Er selbst</text:span><text:span text:style-name="T34">, in dem zweiten wird er nie </text:span><text:span text:style-name="T29">etwas Anderes</text:span><text:span text:style-name="T34"> sein</text:span><text:span text:style-name="T26">, mithin eben darum in beiden Fällen </text:span><text:span text:style-name="T28">Keines</text:span><text:span text:style-name="T26"> von </text:span><text:span text:style-name="T28">Beiden</text:span><text:span text:style-name="T26">, folglich – Null sein.</text:span><text:span text:style-name="Endnote_20_Symbol"><text:span text:style-name="T26"><text:note text:id="ftn66" text:note-class="endnote"><text:note-citation>59</text:note-citation><text:note-body><text:p text:style-name="Quotations"><text:span text:style-name="T5"/></text:p><text:p text:style-name="Quotations"><text:span text:style-name="T5"/></text:p><text:p text:style-name="Quotations"><text:span text:style-name="T5"/></text:p><text:p text:style-name="Quotations"/></text:note-body></text:note></text:span></text:span><text:a xlink:type="simple" xlink:href="http://gutenberg.spiegel.de/schiller/aesterz/Druckversion_aesterz3.htm#Anm2"><text:span text:style-name="T67">2)</text:span></text:a><text:span text:style-name="T26"> </text:span></text:p>
      <text:p text:style-name="Text_20_body"><text:span text:style-name="Référence_20_intense">[53]</text:span> <text:span text:style-name="T26">Wird nämlich </text:span><text:span text:style-name="T34">der sinnliche Trieb</text:span><text:alphabetical-index-mark text:string-value="Trieb"/><text:span text:style-name="T34"> bestimmend</text:span><text:span text:style-name="T26">, macht der Sinn den Gesetzgeber, und unterdrückt die Welt die Person</text:span><text:alphabetical-index-mark text:string-value="Person"/><text:span text:style-name="T26">, so hört sie in demselben Verhältnisse auf, Objekt zu sein, als sie Macht wird. Sobald </text:span><text:span text:style-name="T34">der Mensch nur Inhalt der Zeit ist, so </text:span><text:span text:style-name="T29">ist</text:span><text:span text:style-name="T34"> er nicht, und er </text:span><text:span text:style-name="T29">hat</text:span><text:span text:style-name="T34"> folglich auch keinen Inhalt</text:span><text:span text:style-name="T26">. Mit seiner Persönlichkeit ist auch sein Zustand aufgehoben, weil Beides Wechselbegriffe sind – weil die Veränderung ein Beharrliches und die begrenzte Realität eine unendliche fordert. </text:span><text:span text:style-name="T34">Wird der Formtrieb</text:span><text:alphabetical-index-mark text:string-value="Formtrieb" text:key1="Trieb"/><text:span text:style-name="T34"> empfangend,</text:span><text:span text:style-name="T26"> das heißt, kommt die Denkkraft der Empfindung zuvor und unterschiebt die Person</text:span><text:alphabetical-index-mark text:string-value="Person"/><text:span text:style-name="T26"> sich der Welt, so hört sie in demselben Verhältniß </text:span><text:span text:style-name="Référence_20_intense">[54]</text:span> <text:span text:style-name="T26">auf, selbständige Kraft und Subjekt zu sein, als sie sich in den Platz des Objekts drängt, weil das Beharrliche die Veränderung und die absolute Realität zu ihrer Verkündigung Schranken fordert. </text:span><text:span text:style-name="T34">Sobald der Mensch nur Form </text:span><text:span text:style-name="T29">ist</text:span><text:span text:style-name="T34">, so </text:span><text:span text:style-name="T29">hat</text:span><text:span text:style-name="T34"> er keine Form, und mit dem Zustand ist folglich auch die Person</text:span><text:alphabetical-index-mark text:string-value="Person"/><text:span text:style-name="T34"> aufgehoben</text:span><text:span text:style-name="T26">. Mit </text:span><text:span text:style-name="T28">einem</text:span><text:span text:style-name="T26"> Wort: nur insofern er selbständig ist, ist Realität außer ihm, ist er empfänglich; nur, insofern er empfänglich ist, ist Realität in ihm, ist er eine denkende Kraft.</text:span></text:p>
      <text:p text:style-name="Text_20_body"><text:span text:style-name="T34">Beide Triebe</text:span><text:alphabetical-index-mark text:string-value="Trieb"/><text:span text:style-name="T34"> haben also Einschränkung</text:span><text:span text:style-name="T26"> und, insofern sie als Energieen gedacht werden, Abspannung nöthig; jener, daß er sich nicht ins Gebiet der Gesetzgebung, dieser, daß </text:span><text:span text:style-name="Référence_20_intense">[55]</text:span> <text:span text:style-name="T26">er sich nicht ins Gebiet der Empfindung eindringe. Jene Abspannung des sinnlichen Triebes</text:span><text:alphabetical-index-mark text:string-value="Trieb"/><text:span text:style-name="T26"> darf aber keineswegs die Wirkung eines physischen Unvermögens und einer Stumpfheit der Empfindungen sein, welche überall nur Verachtung verdient; sie muß eine Handlung der Freiheit, eine Thätigkeit der Person</text:span><text:alphabetical-index-mark text:string-value="Person"/><text:span text:style-name="T26"> sein, die </text:span><text:span text:style-name="T34">durch ihre moralische Intensität jene sinnliche mäßigt</text:span><text:span text:style-name="T26"> und </text:span><text:span text:style-name="T34">durch Beherrschung der Eindrücke ihnen an Tiefe nimmt, um ihnen an Fläche zu geben. Der Charakter</text:span><text:alphabetical-index-mark text:string-value="Charakter"/><text:span text:style-name="T34"> muß dem Temperament seine Grenzen bestimmen</text:span><text:span text:style-name="T26">, denn </text:span><text:span text:style-name="T28">nur an den Geist</text:span><text:span text:style-name="T26"> darf der Sinn verlieren. Jene Abspannung des Formtriebs</text:span><text:alphabetical-index-mark text:string-value="Formtrieb" text:key1="Trieb"/><text:span text:style-name="T26"> darf eben so wenig die Wirkung eines geistigen Unvermögens und einer Schlaffheit der Denk- oder Willenskräfte sein, welche die Menschheit</text:span><text:alphabetical-index-mark text:string-value="Menschheit"/><text:span text:style-name="T26"> erniedrigen würde. Fülle </text:span><text:soft-page-break/><text:span text:style-name="T26">der Empfindungen muß ihre rühmliche Quelle sein; die Sinnlichkeit selbst muß mit siegender Kraft ihr Gebiet behaupten und der Gewalt widerstreben, die ihr der Geist durch seine vorgreifende Thätigkeit gerne zufügen möchte. Mit einem Wort: </text:span><text:span text:style-name="T34">den Stofftrieb</text:span><text:alphabetical-index-mark text:string-value="Stofftrieb" text:key1="Trieb"/><text:span text:style-name="T34"> muß die Persönlichkeit, und den Formtrieb</text:span><text:alphabetical-index-mark text:string-value="Formtrieb" text:key1="Trieb"/><text:span text:style-name="T34"> die Empfänglichkeit oder die Natur in seinen gehörigen Schranken halten.</text:span></text:p>
      <text:h text:style-name="P2" text:outline-level="1"><text:bookmark-start text:name="__RefHeading__31_1800196833"/><text:span text:style-name="Référence_20_intense">[55]</text:span> Vierzehnter Brief [der Spieltrieb als Mittler zwischen sinnlichem Trieb und Formtrieb]<text:bookmark-end text:name="__RefHeading__31_1800196833"/></text:h>
      <text:p text:style-name="Text_20_body"><text:span text:style-name="T26">Wir sind nunmehr zu dem Begriff einer solchen </text:span><text:span text:style-name="T34">Wechselwirkung zwischen beiden Trieben</text:span><text:alphabetical-index-mark text:string-value="Trieb"/><text:span text:style-name="T26"> geführt worden, wo die Wirksamkeit des einen die Wirksamkeit des andern zugleich </text:span><text:span text:style-name="T34">begründet und begrenzt</text:span><text:span text:style-name="T26">, und wo jeder einzelne für sich gerade dadurch zu seiner höchsten Verkündigung gelangt, daß der andere thätig ist.</text:span></text:p>
      <text:p text:style-name="Text_20_body"><text:span text:style-name="T26">Dieses </text:span><text:span text:style-name="T34">Wechselverhältniß beider Triebe</text:span><text:alphabetical-index-mark text:string-value="Trieb"/><text:span text:style-name="T26"> ist zwar bloß eine Aufgabe der Vernunft, die der Mensch nur in der Vollendung seines Daseins ganz zu lösen im Stand ist. Es ist im eigentlichsten Sinne des Worts </text:span><text:span text:style-name="T29">die Idee seiner Menschheit</text:span><text:alphabetical-index-mark text:string-value="Menschheit"/><text:span text:style-name="T26">, mithin ein Unendliches, dem er sich im Laufe der Zeit</text:span><text:alphabetical-index-mark text:string-value="Zeit"/><text:span text:style-name="T26"> immer mehr nähern kann, aber ohne es jemals zu erreichen.</text:span><text:span text:style-name="Référence_20_intense"> [56]</text:span> <text:span text:style-name="T26"><text:s/>»</text:span><text:span text:style-name="T34">Er soll nicht auf Kosten seiner Realität nach Form, und nicht auf Kosten der Form nach Realität streben</text:span><text:span text:style-name="T26">; vielmehr soll er das absolute Sein durch ein bestimmtes</text:span><text:alphabetical-index-mark text:string-value="bestimmt" text:key1="bestimmen"/><text:span text:style-name="T26"> und das bestimmte</text:span><text:alphabetical-index-mark text:string-value="bestimmt" text:key1="bestimmen"/><text:span text:style-name="T26"> Sein durch ein unendliches suchen. Er soll sich eine Welt gegenüber stellen, weil er Person</text:span><text:alphabetical-index-mark text:string-value="Person"/><text:span text:style-name="T26"> ist, und soll Person</text:span><text:alphabetical-index-mark text:string-value="Person"/><text:span text:style-name="T26"> sein, weil ihm eine Welt gegenüber steht. Er soll empfinden, weil er sich bewußt ist, und soll sich bewußt sein, weil er empfindet.« – Daß er dieser Idee wirklich gemäß, folglich </text:span><text:span text:style-name="T34">in voller Bedeutung des Worts Mensch</text:span><text:span text:style-name="T26"> ist, kann er nie in Erfahrung bringen, </text:span><text:span text:style-name="T34">so lange er nur </text:span><text:span text:style-name="T29">einen</text:span><text:span text:style-name="T34"> dieser beiden Triebe</text:span><text:alphabetical-index-mark text:string-value="Trieb"/><text:span text:style-name="T34"> ausschließend oder nur einen nach dem andern befriedigt</text:span><text:span text:style-name="T26">; denn, so lange er nur empfindet, bleibt ihm seine </text:span><text:alphabetical-index-mark text:string-value="Person"/><text:span text:style-name="T26"><text:s/>oder seine absolute Existenz, und, so lange er nur denkt, bleibt ihm seine Existenz in der Zeit</text:span><text:alphabetical-index-mark text:string-value="Zeit"/><text:span text:style-name="T26"> oder sein Zustand Geheimniß. Gäbe es aber Fälle, wo er diese doppelte Erfahrung </text:span><text:span text:style-name="T28">zugleich</text:span><text:span text:style-name="T26"> machte, </text:span><text:span text:style-name="T34">wo er sich zugleich seiner Freiheit bewußt würde und sein Dasein empfände, wo er sich zugleich als Materie fühlte und als Geist kennen lernte</text:span><text:span text:style-name="T26">, so hätte er in diesen Fällen, und schlechterdings nur in diesen, eine vollständige Anschauung seiner Menschheit</text:span><text:alphabetical-index-mark text:string-value="Menschheit"/><text:span text:style-name="T26">, und der Gegenstand, der diese Anschauung ihm verschaffte, würde ihm zu einem </text:span><text:span text:style-name="T34">Symbol seiner </text:span><text:span text:style-name="T29">ausgeführten Bestimmung</text:span><text:alphabetical-index-mark text:string-value="Bestimmung"/><text:span text:style-name="T26">, folglich (weil diese nur in der Allheit der Zeit</text:span><text:alphabetical-index-mark text:string-value="Zeit"/><text:span text:style-name="T26"> zu erreichen ist) zu einer Darstellung des Unendlichen dienen.</text:span></text:p>
      <text:p text:style-name="Text_20_body"><text:span text:style-name="T26">Vorausgesetzt, daß </text:span><text:span text:style-name="T34">Fälle dieser Art in der Erfahrung</text:span><text:span text:style-name="T26"> vorkommen können, so würden sie einen neuen Trieb</text:span><text:alphabetical-index-mark text:string-value="Trieb"/><text:span text:style-name="T26"> in ihm aufwecken, der eben darum, weil die beiden andern in ihm zusammenwirken, einem jeden derselben, einzeln betrachtet, entgegengesetzt sein</text:span><text:span text:style-name="Endnote_20_Symbol"><text:span text:style-name="T26"><text:note text:id="ftn67" text:note-class="endnote"><text:note-citation>60</text:note-citation><text:note-body><text:p text:style-name="Quotations"/></text:note-body></text:note></text:span></text:span><text:span text:style-name="T26"> und mit Recht für einen neuen Trieb</text:span><text:alphabetical-index-mark text:string-value="Trieb"/><text:span text:style-name="T26"> gelten würde. </text:span><text:span text:style-name="T34">Der sinnliche Trieb</text:span><text:alphabetical-index-mark text:string-value="Trieb"/><text:span text:style-name="T34"> will, daß Veränderung sei, daß die Zeit</text:span><text:alphabetical-index-mark text:string-value="Zeit"/><text:span text:style-name="T34"> einen Inhalt habe; der Formtrieb</text:span><text:alphabetical-index-mark text:string-value="Formtrieb" text:key1="Trieb"/><text:span text:style-name="T34"> will, daß die Zeit aufgehoben, daß keine Veränderung sei</text:span><text:span text:style-name="T26">. Derjenige </text:span><text:span text:style-name="T34">Trieb</text:span><text:alphabetical-index-mark text:string-value="Trieb"/><text:span text:style-name="T34"> also, in welchem beide verbunden wirken</text:span><text:span text:style-name="T26"> (es sei mir einstweilen, bis ich diese Benennung gerechtfertigt haben werde, vergönnt, ihn </text:span><text:span text:style-name="T28">Spieltrieb</text:span><text:alphabetical-index-mark text:string-value="Spieltrieb" text:key1="Trieb"/><text:span text:style-name="T26"> zu nennen), der </text:span><text:span text:style-name="Référence_20_intense">[57]</text:span> <text:span text:style-name="T34">Spieltrieb</text:span><text:alphabetical-index-mark text:string-value="Spieltrieb" text:key1="Trieb"/><text:span text:style-name="T26"> also würde dahin gerichtet sein, </text:span><text:span text:style-name="T34">die Zeit</text:span><text:alphabetical-index-mark text:string-value="Zeit"/><text:span text:style-name="T34"> </text:span><text:span text:style-name="T29">in der Zeit</text:span><text:alphabetical-index-mark text:string-value="Zeit"/><text:span text:style-name="T34"> aufzuheben</text:span><text:span text:style-name="T26">, Werden mit absolutem Sein, Veränderung mit Identität zu vereinbaren.</text:span></text:p>
      <text:p text:style-name="Text_20_body"><text:span text:style-name="T26">Der sinnliche Trieb</text:span><text:alphabetical-index-mark text:string-value="Trieb"/><text:span text:style-name="T26"> will bestimmt</text:span><text:alphabetical-index-mark text:string-value="bestimmt" text:key1="bestimmen"/><text:span text:style-name="T26"> </text:span><text:span text:style-name="T28">werden</text:span><text:span text:style-name="T26">, er will sein Objekt empfangen; der Formtrieb</text:span><text:alphabetical-index-mark text:string-value="Formtrieb" text:key1="Trieb"/><text:span text:style-name="T26"> will </text:span><text:span text:style-name="T28">selbst</text:span><text:span text:style-name="T26"> bestimmen, er will sein Objekt hervorbringen; der </text:span><text:soft-page-break/><text:span text:style-name="T26">Spieltrieb</text:span><text:alphabetical-index-mark text:string-value="Spieltrieb" text:key1="Trieb"/><text:span text:style-name="T26"> wird also bestrebt sein, so zu empfangen, wie er selbst hervorgebracht hätte, und so hervorzubringen, wie der Sinn zu empfangen trachtet.</text:span></text:p>
      <text:p text:style-name="Text_20_body"><text:span text:style-name="T26">Der sinnliche Trieb</text:span><text:alphabetical-index-mark text:string-value="Trieb"/><text:span text:style-name="T26"> schließt aus seinem Subjekt alle Selbsttätigkeit und Freiheit, der Formtrieb</text:span><text:alphabetical-index-mark text:string-value="Formtrieb" text:key1="Trieb"/><text:span text:style-name="T26"> schließt aus dem seinigen alle Abhängigkeit, alles Leiden aus. Ausschließung der Freiheit ist aber physische, Ausschließung des Leidens ist moralische Nothwendigkeit. </text:span><text:span text:style-name="T34">Beide Triebe</text:span><text:alphabetical-index-mark text:string-value="Trieb"/><text:span text:style-name="T34"> nöthigen also das Gemüth, jener durch Naturgesetze, dieser durch Gesetze der Vernunft</text:span><text:span text:style-name="T26">. Der Spieltrieb</text:span><text:alphabetical-index-mark text:string-value="Spieltrieb" text:key1="Trieb"/><text:span text:style-name="T26"> also, als in welchem </text:span><text:span text:style-name="T34">beide verbunden wirken</text:span><text:span text:style-name="T26">, wird das Gemüth zugleich moralisch und physisch nöthigen; er wird also, weil er alle Zufälligkeit aufhebt, auch alle Nöthigung aufheben und den Menschen sowohl physisch als moralisch in Freiheit setzen. Wenn wir Jemand mit Leidenschaft umfassen, der unsrer Verachtung würdig ist, so empfinden wir peinlich die </text:span><text:span text:style-name="T28">Nöthigung der Natur</text:span><text:span text:style-name="T26">. Wenn wir gegen einen Andern feindlich gesinnt sind, der uns Achtung abnöthigt, so empfinden wir peinlich die </text:span><text:span text:style-name="T28">Nöthigung der Vernunft</text:span><text:span text:style-name="T26">. So bald er aber zugleich unsre Neigung interessiert und unsre Achtung sich erworben, so verschwindet sowohl der Zwang der Empfindung als der Zwang der Vernunft, und wir fangen an, ihn zu lieben, d. h., zugleich mit unsrer Neigung und mit unsrer Achtung zu spielen.</text:span></text:p>
      <text:p text:style-name="Text_20_body"><text:span text:style-name="T26">Indem uns ferner der sinnliche Trieb</text:span><text:alphabetical-index-mark text:string-value="Trieb"/><text:span text:style-name="T26"> physisch und der Formtrieb</text:span><text:alphabetical-index-mark text:string-value="Formtrieb" text:key1="Trieb"/><text:span text:style-name="T26"> moralisch nöthigt, so läßt jener unsre formale, dieser unsre materiale Beschaffenheit zufällig, das heißt, es ist zufällig, ob unsre Glückseligkeit mit unserer Vollkommenheit, oder ob diese mit jener übereinstimmen werde. Der Spieltrieb</text:span><text:alphabetical-index-mark text:string-value="Spieltrieb" text:key1="Trieb"/><text:span text:style-name="T26"> also, in welchem beide vereinigt wirken, </text:span><text:span text:style-name="Référence_20_intense">[58]</text:span> <text:span text:style-name="T26">wird zugleich unsre formale und unsere materiale Beschaffenheit, zugleich unsre Vollkommenheit und unsre Glückseligkeit zufällig machen; er wird also, eben weil er </text:span><text:span text:style-name="T28">beide</text:span><text:span text:style-name="T26"> zufällig macht, und weil mit der Nothwendigkeit auch die Zufälligkeit verschwindet, die Zufälligkeit in beiden wieder aufheben, mithin </text:span><text:span text:style-name="T34">Form in die Materie und Realität in die Form bringen</text:span><text:span text:style-name="T26">. In demselben Maße, als er den Empfindungen und Affekten ihren dynamischen Einfluß nimmt, wird er sie mit Ideen der Vernunft in Uebereinstimmung bringen, und in demselben Maße, als er den Gesetzen der Vernunft ihre moralische Nöthigung benimmt, wird er sie mit dem Interesse der Sinne versöhnen.</text:span></text:p>
      <text:h text:style-name="P2" text:outline-level="1"><text:bookmark-start text:name="__RefHeading__33_1800196833"/>Fünfzehnter Brief [Der Gegenstand des Spieltriebs ist lebende Gestalt; Juno Ludovisi]<text:bookmark-end text:name="__RefHeading__33_1800196833"/></text:h>
      <text:p text:style-name="Text_20_body">Immer näher komm' ich dem Ziel, dem ich Sie auf einem wenig ermunternden Pfade entgegenführe. Lassen Sie es sich gefallen, mir noch einige Schritte weiter zu folgen, so wird ein desto freierer Gesichtskreis sich aufthun und eine muntere Aussicht die Mühe des Wegs vielleicht belohnen.</text:p>
      <text:p text:style-name="Text_20_body"><text:span text:style-name="T34">Der Gegenstand des sinnlichen Triebes</text:span><text:alphabetical-index-mark text:string-value="Trieb"/><text:span text:style-name="T26">, in einem allgemeinen</text:span><text:alphabetical-index-mark text:string-value="allgemein"/><text:span text:style-name="T26"> Begriff ausgedrückt, </text:span><text:span text:style-name="T34">heißt </text:span><text:span text:style-name="T29">Leben</text:span><text:span text:style-name="T34"> </text:span><text:span text:style-name="T26">in weitester Bedeutung; ein Begriff, der alles materiale Sein und alle unmittelbare Gegenwart in den Sinnen bedeutet. </text:span><text:span text:style-name="T34">Der Gegenstand des Formtriebes</text:span><text:alphabetical-index-mark text:string-value="Formtrieb" text:key1="Trieb"/><text:span text:style-name="T26">, in einem allgemeinen</text:span><text:alphabetical-index-mark text:string-value="allgemein"/><text:span text:style-name="T26"> Begriff ausgedrückt, </text:span><text:span text:style-name="T34">heißt </text:span><text:span text:style-name="T29">Gestalt</text:span><text:span text:style-name="T26">, sowohl in uneigentlicher als in eigentlicher Bedeutung; ein Begriff, der alle formalen Beschaffenheiten der Dinge und alle Beziehungen derselben auf die Denkkräfte unter sich faßt. </text:span><text:span text:style-name="T34">Der Gegenstand des Spieltriebes</text:span><text:alphabetical-index-mark text:string-value="Spieltrieb" text:key1="Trieb"/><text:span text:style-name="T26">, in einem allgemeinen</text:span><text:alphabetical-index-mark text:string-value="allgemein"/><text:span text:style-name="T26"> Schema vorgestellt, </text:span><text:span text:style-name="T34">wird also </text:span><text:span text:style-name="T29">lebende Gestalt</text:span><text:span text:style-name="T34"> heißen können</text:span><text:span text:style-name="T26">; ein Begriff, der allen ästhetischen Beschaffenheiten der Erscheinungen und, mit </text:span><text:span text:style-name="T28">einem</text:span><text:span text:style-name="T26"> Worte, dem, was man in weitester Bedeutung </text:span><text:span text:style-name="T29">Schönheit</text:span><text:span text:style-name="T26"> nennt, zur Bezeichnung dient.</text:span></text:p>
      <text:p text:style-name="Text_20_body"><text:span text:style-name="Référence_20_intense">[59]</text:span> <text:span text:style-name="T26">Durch diese Erklärung, wenn es eine wäre, wird die Schönheit weder auf das ganze Gebiet des Lebendigen ausgedehnt, noch bloß in dieses Gebiet eingeschlossen. Ein </text:span><text:span text:style-name="T34">Marmorblock</text:span><text:span text:style-name="T26">, obgleich er leblos ist und bleibt, kann darum nichts desto weniger </text:span><text:span text:style-name="T34">lebende Gestalt durch den Architekt und Bildhauer werden</text:span><text:span text:style-name="T26">; ein Mensch, wiewohl er lebt und Gestalt hat, ist darum noch lange keine lebende Gestalt. Dazu gehört, daß seine Gestalt Leben und sein Leben Gestalt sei. So lange wir über seine Gestalt bloß denken, ist sie leblos, bloße Abstraktion; so lange wir sein Leben bloß fühlen, ist es gestaltlos, bloße Impression. Nur, indem </text:span><text:span text:style-name="T34">seine Form in unsrer Empfindung lebt und sein Leben in unserm Verstande</text:span><text:alphabetical-index-mark text:string-value="Verstand"/><text:span text:style-name="T34"> sich formt</text:span><text:span text:style-name="T26">, ist er lebende Gestalt, und dies wird überall der Fall sein, wo wir ihn als schön beurteilen.</text:span></text:p>
      <text:p text:style-name="Text_20_body"><text:span text:style-name="T26">Dadurch aber, daß wir </text:span><text:span text:style-name="T34">die Bestandteile anzugeben</text:span><text:span text:style-name="T26"> wissen, die in ihrer Vereinigung die Schönheit hervorbringen, ist </text:span><text:span text:style-name="T34">die Genesis derselben auf keine Weise noch erklärt</text:span><text:span text:style-name="T26">; denn dazu würde erfordert, daß man </text:span><text:span text:style-name="T28">jene Vereinigung</text:span><text:span text:style-name="T26"> selbst begriffe, die uns, wie überhaupt </text:span><text:span text:style-name="T34">alle Wechselwirkung zwischen dem Endlichen und Unendlichen</text:span><text:span text:style-name="T26">, unerforschlich bleibt. Die Vernunft stellt aus transcendentalen Gründen die Forderung auf, es soll </text:span><text:span text:style-name="T34">eine Gemeinschaft zwischen Formtrieb</text:span><text:alphabetical-index-mark text:string-value="Formtrieb" text:key1="Trieb"/><text:span text:style-name="T34"> und Stofftrieb</text:span><text:alphabetical-index-mark text:string-value="Stofftrieb" text:key1="Trieb"/><text:span text:style-name="T34">, das heißt, ein Spieltrieb</text:span><text:alphabetical-index-mark text:string-value="Spieltrieb" text:key1="Trieb"/><text:span text:style-name="T34"> sein, weil nur die Einheit der Realität mit der Form, der Zufälligkeit mit der Nothwendigkeit, des Leidens mit der </text:span><text:span text:style-name="T35">Freiheit</text:span><text:span text:style-name="T34"> den Begriff der Menschheit</text:span><text:alphabetical-index-mark text:string-value="Menschheit"/><text:span text:style-name="T34"> vollendet</text:span><text:span text:style-name="T26">. Sie muß diese Forderung aufstellen, weil sie ihrem Wesen nach auf Vollendung und auf Wegräumung aller Schranken dringt, jede ausschließende Thätigkeit des einen oder des andern Triebes</text:span><text:alphabetical-index-mark text:string-value="Trieb"/><text:span text:style-name="T26"> aber die menschliche Natur unvollendet läßt und eine Schranke in derselben begründet. Sobald sie demnach den Ausspruch thut: es soll eine Menschheit</text:span><text:alphabetical-index-mark text:string-value="Menschheit"/><text:span text:style-name="T26"> existieren, so hat sie eben dadurch das Gesetz aufgestellt: es soll eine Schönheit sein. Die Erfahrung kann uns beantworten, ob eine Schönheit ist, und wir werden es wissen, </text:span><text:soft-page-break/><text:span text:style-name="T26">sobald sie uns belehrt hat, ob </text:span><text:span text:style-name="Référence_20_intense">[60]</text:span> <text:span text:style-name="T26">eine Menschheit</text:span><text:alphabetical-index-mark text:string-value="Menschheit"/><text:span text:style-name="T26"> ist. </text:span><text:span text:style-name="T34">Wie aber eine Schönheit sein kann, und wie eine Menschheit</text:span><text:alphabetical-index-mark text:string-value="Menschheit"/><text:span text:style-name="T34"> möglich ist, kann uns weder Vernunft noch Erfahrung lehren</text:span><text:span text:style-name="T26">.</text:span></text:p>
      <text:p text:style-name="Text_20_body"><text:span text:style-name="T26">Der Mensch, wissen wir, ist weder ausschließend Materie, noch ist er ausschließend Geist. Die Schönheit, als Consummation seiner Menschheit</text:span><text:alphabetical-index-mark text:string-value="Menschheit"/><text:span text:style-name="T26">, kann also weder ausschließend bloßes Leben sein, wie von scharfsinnigen Beobachtern, die sich zu genau an die Zeugnisse der Erfahrung hielten, behauptet worden ist, und wozu der Geschmack der Zeit</text:span><text:alphabetical-index-mark text:string-value="Zeit"/><text:span text:style-name="T26"> sie gern herabziehen möchte; noch kann sie ausschließend bloße Gestalt sein, wie von spekulativen Weltweisen, die sich zu weit von der Erfahrung entfernten, und von philosophirenden Künstlern, die sich in Erklärung derselben allzusehr durch das Bedürfniß der Kunst leiten ließen, geurtheilt worden ist:</text:span><text:span text:style-name="Endnote_20_Symbol"><text:span text:style-name="T26"><text:note text:id="ftn68" text:note-class="endnote"><text:note-citation>61</text:note-citation><text:note-body><text:p text:style-name="Quotations"><text:span text:style-name="T5"/></text:p></text:note-body></text:note></text:span></text:span><text:a xlink:type="simple" xlink:href="http://gutenberg.spiegel.de/schiller/aesterz/Druckversion_aesterz3.htm#Anm3"><text:span text:style-name="T67">3)</text:span></text:a><text:span text:style-name="T26"> sie ist </text:span><text:span text:style-name="T34">das gemeinschaftliche Objekt beider Triebe</text:span><text:alphabetical-index-mark text:string-value="Trieb"/><text:span text:style-name="T34">, das heißt des Spieltriebs</text:span><text:alphabetical-index-mark text:string-value="Spieltrieb" text:key1="Trieb"/><text:span text:style-name="T26">. Diesen Namen rechtfertigt der Sprachgebrauch vollkommen, der alles das, was weder subjektiv noch objektiv zufällig ist und doch weder äußerlich noch innerlich nöthigt, mit dem Wort Spiel zu bezeichnen pflegt. Da sich </text:span><text:span text:style-name="T34">das Gemüth bei Anschauung des Schönen in einer glücklichen Mitte zwischen dem Gesetz und Bedürfniß befindet</text:span><text:span text:style-name="T26">, so ist es eben darum, weil es sich zwischen beiden theilt, dem Zwange sowohl des einen als des andern entzogen. Dem Stofftrieb</text:span><text:alphabetical-index-mark text:string-value="Stofftrieb" text:key1="Trieb"/><text:span text:style-name="T26"> wie dem Formtrieb</text:span><text:alphabetical-index-mark text:string-value="Formtrieb" text:key1="Trieb"/><text:span text:style-name="T26"> ist es mit ihren Forderungen </text:span><text:span text:style-name="T28">ernst</text:span><text:span text:style-name="T26">, weil der eine sich, beim Erkennen, auf die Wirklichkeit, der andere auf die Nothwendigkeit der Dinge bezieht; weil, </text:span><text:span text:style-name="T34">beim Handeln, der erste auf Erhaltung des Lebens, der zweite auf Bewahrung der </text:span><text:span text:style-name="Référence_20_intense">[61]</text:span> <text:span text:style-name="T34">Würde</text:span><text:alphabetical-index-mark text:string-value="W¸rde"/><text:span text:style-name="T26">, beide also auf Wahrheit und Vollkommenheit gerichtet sind. Aber das Leben wird gleichgültiger, so wie die Würde</text:span><text:alphabetical-index-mark text:string-value="W¸rde"/><text:span text:style-name="T26"> sich einmischt, und die Pflicht nöthigt nicht mehr, sobald die Neigung zieht; eben so nimmt das Gemüth die Wirklichkeit der Dinge, die materiale Wahrheit, freier und ruhiger auf, sobald solche der formalen Wahrheit, dem Gesetz der Nothwendigkeit, begegnet, und fühlt sich durch Abstraktion nicht mehr angespannt, sobald die unmittelbare Anschauung sie begleiten kann. Mit </text:span><text:span text:style-name="T28">einem</text:span><text:span text:style-name="T26"> Wort: indem es mit Ideen in Gemeinschaft kommt, verliert alles Wirkliche seinen Ernst, weil es </text:span><text:span text:style-name="T28">klein</text:span><text:span text:style-name="T26"> wird, und indem es mit der Empfindung zusammentrifft, legt das Nothwendige den seinigen ab, weil es </text:span><text:span text:style-name="T28">leicht</text:span><text:span text:style-name="T26"> wird.</text:span></text:p>
      <text:p text:style-name="Text_20_body"><text:span text:style-name="T26">Wird aber, möchten Sie längst schon versucht gewesen sein mir entgegenzusetzen, wird nicht </text:span><text:span text:style-name="T34">das Schöne</text:span><text:span text:style-name="T26"> dadurch, daß man </text:span><text:span text:style-name="T34">es zum bloßen Spiel macht</text:span><text:span text:style-name="T26">, erniedrigt und </text:span><text:span text:style-name="T34">den frivolen Gegenständen gleichgestellt</text:span><text:span text:style-name="T26">, die von jeher im Besitz dieses Namens waren? Widerspricht es nicht dem Vernunftbegriff und der </text:span><text:span text:style-name="T34">Würde</text:span><text:alphabetical-index-mark text:string-value="W¸rde"/><text:span text:style-name="T34"> der Schönheit, die doch als ein Instrument der Kultur</text:span><text:alphabetical-index-mark text:string-value="Kultur"/><text:span text:style-name="T34"> betrachtet wird</text:span><text:span text:style-name="T26">, sie auf ein </text:span><text:span text:style-name="T28">bloßes Spiel</text:span><text:span text:style-name="T26"> einzuschränken, und widerspricht es nicht dem Erfahrungsbegriffe des Spiels, das mit Ausschließung alles Geschmackes zusammen bestehen kann, es bloß auf Schönheit einzuschränken?</text:span></text:p>
      <text:p text:style-name="Text_20_body"><text:span text:style-name="T26">Aber was heißt denn ein </text:span><text:span text:style-name="T28">bloßes</text:span><text:span text:style-name="T26"> Spiel, nachdem wir wissen, daß unter allen Zuständen des Menschen </text:span><text:span text:style-name="T34">gerade das Spiel, und </text:span><text:span text:style-name="T29">nur</text:span><text:span text:style-name="T34"> das Spiel es ist, was ihn vollständig macht und seine doppelte Natur auf einmal entfaltet</text:span><text:span text:style-name="T26">? Was Sie, nach Ihrer Vorstellung der Sache, </text:span><text:span text:style-name="T28">Einschränkung</text:span><text:span text:style-name="T26"> </text:span><text:soft-page-break/><text:span text:style-name="T26">nennen, das nenne ich, nach der meinen, die ich durch Beweise gerechtfertigt habe, </text:span><text:span text:style-name="T28">Erweiterung</text:span><text:span text:style-name="T26">. Ich würde also vielmehr gerade umgekehrt sagen: mit dem Angenehmen, mit dem Guten, mit dem Vollkommenen ist es dem Menschen </text:span><text:span text:style-name="T28">nur</text:span><text:span text:style-name="T26"> ernst; aber mit der Schönheit spielt er. Freilich dürfen wir uns hier nicht an die Spiele erinnern, die in dem wirklichen Leben im Gange sind und die sich gewöhnlich nur </text:span><text:span text:style-name="Référence_20_intense">[62]</text:span> <text:span text:style-name="T26">auf sehr materielle Gegenstände richten; aber in dem wirklichen Leben würden wir auch die Schönheit vergebens suchen, von der hier die Rede ist. Die wirklich vorhandene Schönheit ist des wirklich vorhandenen Spieltriebes</text:span><text:alphabetical-index-mark text:string-value="Spieltrieb" text:key1="Trieb"/><text:span text:style-name="T26"> werth; aber </text:span><text:span text:style-name="T34">durch das Ideal der Schönheit, welches die Vernunft aufstellt, ist auch ein Ideal des Spieltriebes</text:span><text:alphabetical-index-mark text:string-value="Spieltrieb" text:key1="Trieb"/><text:span text:style-name="T34"> aufgegeben</text:span><text:span text:style-name="T26">, das der Mensch in allen seinen Spielen vor Augen haben soll.</text:span></text:p>
      <text:p text:style-name="Text_20_body"><text:span text:style-name="T26">Man wird niemals irren, wenn man </text:span><text:span text:style-name="T34">das Schönheitsideal eines Menschen</text:span><text:span text:style-name="T26"> auf dem nämlichen </text:span><text:span text:style-name="T34">Wege sucht, auf dem er seinen Spieltrieb</text:span><text:alphabetical-index-mark text:string-value="Spieltrieb" text:key1="Trieb"/><text:span text:style-name="T34"> befriedigt</text:span><text:span text:style-name="T26">. Wenn sich die griechischen Völkerschaften in den Kampfspielen zu Olympia an den unblutigen Wettkämpfen der Kraft, der Schnelligkeit, der Gelenkigkeit und an dem edlern</text:span><text:alphabetical-index-mark text:string-value="edel"/><text:span text:style-name="T26"> Wechselstreit der Talente ergötzen, und wenn das römische Volk</text:span><text:alphabetical-index-mark text:string-value="Volk"/><text:span text:style-name="T26"> an dem Todeskampf eines erlegten Gladiators oder seines libyschen Gegners sich labt, so wird es uns auf diesem einzigen Zuge begreiflich, </text:span><text:span text:style-name="T34">warum wir die Idealgestalten einer Venus, einer Juno, eines Apolls nicht in Rom, sondern in Griechenland aufsuchen müssen</text:span><text:span text:style-name="T26">.</text:span><text:span text:style-name="Endnote_20_Symbol"><text:span text:style-name="T26"><text:note text:id="ftn69" text:note-class="endnote"><text:note-citation>62</text:note-citation><text:note-body><text:p text:style-name="Quotations"><text:span text:style-name="T5"/></text:p></text:note-body></text:note></text:span></text:span><text:a xlink:type="simple" xlink:href="http://gutenberg.spiegel.de/schiller/aesterz/Druckversion_aesterz3.htm#Anm4"><text:span text:style-name="T67">4)</text:span></text:a><text:span text:style-name="T26"> Nun spricht aber die Vernunft: </text:span><text:span text:style-name="T34">das Schöne soll nicht bloßes Leben und nicht bloße Gestalt, sondern lebende Gestalt</text:span><text:span text:style-name="T26">, d. i. Schönheit sein, indem sie ja dem Menschen das doppelte Gesetz der absoluten Formalität und der absoluten Realität diktiert. Mithin thut sie auch den Ausspruch: </text:span><text:span text:style-name="T34">der Mensch soll mit der Schönheit </text:span><text:span text:style-name="T29">nur spielen</text:span><text:span text:style-name="T34">, und er soll </text:span><text:span text:style-name="T29">nur mit der Schönheit</text:span><text:span text:style-name="T34"> spielen</text:span><text:span text:style-name="T26">.</text:span></text:p>
      <text:p text:style-name="Text_20_body"><text:span text:style-name="T26">Denn, um es endlich auf einmal herauszusagen, </text:span><text:span text:style-name="T34">der Mensch spielt nur, wo er in voller Bedeutung des Worts Mensch ist, und </text:span><text:span text:style-name="T29">er ist nur da ganz Mensch, wo er </text:span><text:span text:style-name="Référence_20_intense">[63]</text:span> <text:span text:style-name="T29">spielt</text:span><text:span text:style-name="T26">. Dieser Satz, der in diesem Augenblicke vielleicht paradox erscheint, wird eine große und tiefe Bedeutung erhalten, wenn wir erst dahin gekommen sein werden, </text:span><text:span text:style-name="T34">ihn auf den doppelten Ernst der Pflicht und des Schicksals anzuwenden</text:span><text:span text:style-name="T26">; er wird, ich verspreche es Ihnen, </text:span><text:span text:style-name="T34">das ganze Gebäude der ästhetischen Kunst und der noch schwierigern Lebenskunst tragen</text:span><text:span text:style-name="T26">. Aber dieser Satz ist auch </text:span><text:span text:style-name="T40">nur in der Wissenschaft unerwartet</text:span><text:span text:style-name="T26">; längst schon lebte und wirkte er </text:span><text:span text:style-name="T34">in der Kunst und in dem Gefühle der Griechen</text:span><text:span text:style-name="T26">, ihrer vornehmsten Meister; nur, daß sie in den Olympus versetzten, was auf der Erde sollte ausgeführt werden. Von der Wahrheit desselben geleitet, ließen sie sowohl den Ernst und die Arbeit, welche die Wangen der Sterblichen furchen, als die nichtige Lust, die das leere Angesicht glättet, aus der Stirne der seligen Götter verschwinden, gaben die Ewigzufriedenen von den Fesseln jedes Zweckes, jeder Pflicht, jeder Sorge frei und machten den </text:span><text:span text:style-name="T28">Müßiggang</text:span><text:span text:style-name="T26"> und die </text:span><text:span text:style-name="T28">Gleichgültigkeit</text:span><text:span text:style-name="T26"> zum beneideten Loose des Götterstandes: ein bloß menschlicherer Name für das freieste und erhabenste Sein. Sowohl der materielle Zwang der Naturgesetze, als der geistige Zwang der Sittengesetze verlor sich in ihrem höhern Begriff von Nothwendigkeit, der beide Welten zugleich umfaßte, und aus der Einheit jener beiden </text:span><text:soft-page-break/><text:span text:style-name="T26">Nothwendigkeiten ging ihnen erst die wahre Freiheit hervor. Beseelt von diesem Geiste, löschten sie aus den Gesichtszügen ihres Ideals zugleich mit der </text:span><text:span text:style-name="T28">Neigung</text:span><text:span text:style-name="T26"> auch alle Spuren des </text:span><text:span text:style-name="T28">Willens</text:span><text:span text:style-name="T26"> aus, oder besser, sie machten beide unkenntlich, weil sie beide in dem innigsten Bund zu verknüpfen wußten. Es ist </text:span><text:span text:style-name="T34">weder Anmuth, noch ist es Würde</text:span><text:alphabetical-index-mark text:string-value="W¸rde"/><text:span text:style-name="T26">, was auf dem herrlichen </text:span><text:span text:style-name="T34">Antlitz einer Juno Ludovisi</text:span><text:span text:style-name="T26"> zu uns spricht; es ist keines von beiden, weil es beides zugleich ist. Indem der weibliche Gott unsre Anbetung heischt, entzündet das gottgleiche Weib unsre Liebe; aber, indem wir uns der himmlischen Holdseligkeit aufgelöst hingeben, schreckt die himmlische Selbstgenügsamkeit uns zurück. In sich selbst ruhet und wohnt die ganze Gestalt, </text:span><text:span text:style-name="Référence_20_intense">[64]</text:span> <text:span text:style-name="T26">eine völlig geschlossene Schöpfung, und als wenn sie jenseits des Raumes wäre, ohne Nachgeben, ohne Widerstand; da ist keine Kraft, die mit Kräften kämpfte, keine Blöße, wo die Zeitlichkeit einbrechen könnte. Durch jenes unwiderstehlich ergriffen und angezogen, durch dieses in der Ferne gehalten, befinden wir uns </text:span><text:span text:style-name="T34">zugleich in dem Zustand der höchsten Ruhe und der höchsten Bewegung</text:span><text:span text:style-name="T26">, und es entsteht jene wunderbare </text:span><text:span text:style-name="T34">Rührung</text:span><text:span text:style-name="T26">, für welche der Verstand</text:span><text:alphabetical-index-mark text:string-value="Verstand"/><text:span text:style-name="T26"> keinen Begriff und die Sprache keinen Namen hat.</text:span></text:p>
      <text:h text:style-name="P13" text:outline-level="1"><text:bookmark-start text:name="__RefHeading__35_1800196833"/>Sechzehnter Brief.<text:bookmark-end text:name="__RefHeading__35_1800196833"/></text:h>
      <text:p text:style-name="Text_20_body"><text:span text:style-name="Référence_20_intense">[64]</text:span> <text:span text:style-name="T26">Aus der Wechselwirkung zwei entgegengesetzter Triebe und auf der Verbindung zwei entgegengesetzter Principien haben wir </text:span><text:span text:style-name="T34">das Schöne</text:span><text:span text:style-name="T26"> hervorgehen sehen, dessen </text:span><text:span text:style-name="T34">höchstes Ideal also in dem möglichst vollkommensten Bunde und </text:span><text:span text:style-name="T29">Gleichgewicht</text:span><text:span text:style-name="T34"> der Realität und der Form</text:span><text:span text:style-name="T26"> wird zu suchen sein. Dieses Gleichgewicht bleibt aber immer nur Idee, die von der Wirklichkeit nie ganz erreicht werden kann. In der Wirklichkeit wird immer ein Uebergewicht des einen Elements über das andere übrig bleiben, und das Höchste, was die Erfahrung leistet, wird in einer </text:span><text:span text:style-name="T28">Schwankung</text:span><text:span text:style-name="T26"> zwischen beiden Principien bestehen, wo bald die Realität, bald die Form überwiegend ist. Die Schönheit in der Idee ist also ewig nur eine untheilbare einzige, weil es nur ein einziges Gleichgewicht geben kann; die Schönheit in der Erfahrung hingegen wird ewig eine doppelte sein, weil bei einer Schwankung das Gleichgewicht auf eine doppelte Art, nämlich diesseits und jenseits, kann übertreten werden.</text:span></text:p>
      <text:p text:style-name="Text_20_body"><text:span text:style-name="T26">Ich habe in einem der vorhergehenden Briefe bemerkt, auch läßt es sich aus dem Zusammenhange des Bisherigen mit strenger Nothwendigkeit folgern, daß </text:span><text:span text:style-name="T34">von dem Schönen zugleich eine auflösende und eine anspannende Wirkung zu erwarten</text:span><text:span text:style-name="T26"> sei: eine </text:span><text:span text:style-name="T28">auflösende</text:span><text:span text:style-name="T26">, um sowohl den sinnlichen Trieb</text:span><text:alphabetical-index-mark text:string-value="Trieb"/><text:span text:style-name="T26"> als den Formtrieb</text:span><text:alphabetical-index-mark text:string-value="Formtrieb" text:key1="Trieb"/><text:span text:style-name="T26"> in ihren Grenzen zu </text:span><text:span text:style-name="Référence_20_intense">[65]</text:span> <text:span text:style-name="T26">halten; eine </text:span><text:span text:style-name="T28">anspannende</text:span><text:span text:style-name="T26">, um beide in ihrer Kraft zu erhalten. Diese beiden Wirkungsarten der Schönheit sollen aber, der Idee nach, schlechterdings nur eine einzige sein. Sie soll auflösen, dadurch daß sie beide Naturen gleichförmig anspannt, und soll anspannen, dadurch daß sie beide Naturen gleichförmig auflöst. Dieses folgt schon aus dem Begriff einer Wechselwirkung, vermöge dessen beide Theile einander zugleich nothwendig bedingen und durch einander bedingt werden, und deren reinstes Produkt die Schönheit ist. Aber die Erfahrung bietet uns kein Beispiel einer so vollkommenen Wechselwirkung dar, sondern hier wird jederzeit, mehr oder weniger, das Uebergewicht einen Mangel und der Mangel ein Uebergewicht begründen. Was also in dem Ideal-Schönen nur in der Vorstellung unterschieden wird, das </text:span><text:span text:style-name="T28">ist</text:span><text:span text:style-name="T26"> in dem Schönen der Erfahrung der Existenz nach verschieden. Das Ideal-Schöne, obgleich untheilbar und einfach, zeigt in verschiedener Beziehung sowohl eine schmelzende als energische Eigenschaft; in der Erfahrung </text:span><text:span text:style-name="T28">gibt</text:span><text:span text:style-name="T26"> es eine schmelzende und energische Schönheit. So ist es, und so wird es in allen den Fällen sein, wo das Absolute in die Schranken der Zeit</text:span><text:alphabetical-index-mark text:string-value="Zeit"/><text:span text:style-name="T26"> gesetzt ist und Ideen der Vernunft in der Menschheit</text:span><text:alphabetical-index-mark text:string-value="Menschheit"/><text:span text:style-name="T26"> realisiert werden sollen. So denkt der reflektierende Mensch sich die Tugend, die Wahrheit, die Glückseligkeit; aber der handelnde Mensch wird bloß </text:span><text:span text:style-name="T28">Tugenden</text:span><text:span text:style-name="T26"> üben, bloß </text:span><text:span text:style-name="T28">Wahrheiten</text:span><text:span text:style-name="T26"> fassen, bloß </text:span><text:span text:style-name="T28">glückselige</text:span><text:span text:style-name="T26"> Tage genießen. Diese auf jene zurück zu führen – an die Stelle der Sitten die Sittlichkeit, an die Stelle der Kenntnisse die Erkenntniß, an die Stelle des Glückes die Glückseligkeit zu setzen, ist das Geschäft</text:span><text:alphabetical-index-mark text:string-value="Gesch‰ft"/><text:span text:style-name="T26"> der physischen und moralischen Bildung; </text:span><text:span text:style-name="T34">aus Schönheiten Schönheit zu machen, ist die Aufgabe der ästhetischen</text:span><text:span text:style-name="T26">.</text:span></text:p>
      <text:p text:style-name="Text_20_body"><text:span text:style-name="T26">Die energische Schönheit kann den Menschen eben so wenig vor einem gewissen Ueberrest von Wildheit und Härte bewahren, als ihn die </text:span><text:soft-page-break/><text:span text:style-name="T26">schmelzende vor einem gewissen Grade der Weichlichkeit und Entnervung schützt. Denn, da die Wirkung der erstern ist, das Gemüth sowohl im </text:span><text:span text:style-name="Référence_20_intense">[66]</text:span> <text:span text:style-name="T26">physischen als moralischen anzuspannen und seine Schnellkraft zu vermehren, so geschieht es nur gar zu leicht, daß der Widerstand des Temperaments und Charakters</text:span><text:alphabetical-index-mark text:string-value="Charakter"/><text:span text:style-name="T26"> die Empfänglichkeit für Eindrücke mindert, daß auch die zartere Humanität eine Unterdrückung erfährt, die nur die rohe Natur treffen sollte, und daß die rohe Natur an einem Kraftgewinn Theil nimmt, der nur der freien Person</text:span><text:alphabetical-index-mark text:string-value="Person"/><text:span text:style-name="T26"> gelten sollte; </text:span><text:span text:style-name="T34">daher findet man in den Zeitaltern</text:span><text:alphabetical-index-mark text:string-value="Zeitalter"/><text:span text:style-name="T34"> der Kraft und der Fülle das wahrhaft Große der Vorstellung mit dem Gigantesken und Abenteuerlichen </text:span><text:span text:style-name="T26">und das Erhabene der Gesinnung mit den schauderhaftesten Ausbrüchen der Leidenschaft gepaart; daher wird man in den Zeitaltern</text:span><text:alphabetical-index-mark text:string-value="Zeitalter"/><text:span text:style-name="T26"> der Regel und der Form die Natur eben so oft unterdrückt als beherrscht, eben so oft beleidigt als übertroffen finden. Und weil die Wirkung der schmelzenden Schönheit ist, das Gemüth im Moralischen wie im Physischen aufzulösen, so begegnet es eben so leicht, daß mit der Gewalt der Begierden auch Energie der Gefühle erstickt wird, und daß auch der Charakter</text:span><text:alphabetical-index-mark text:string-value="Charakter"/><text:span text:style-name="T26"> einen Kraftverlust theilt, der nur die Leidenschaft treffen sollte: daher wird man in den sogenannten verfeinerten Weltaltern Weichheit nicht selten in Weichlichkeit, Fläche in Flachheit, Korrektheit in Leerheit, Liberalität in Willkürlichkeit</text:span><text:alphabetical-index-mark text:string-value="Willk¸rlichkeit" text:key1="Willk¸r"/><text:span text:style-name="T26">, Leichtigkeit in Frivolität, Ruhe in Apathie ausarten und die verächtlichste Caricatur zunächst an die herrlichste Menschlichkeit grenzen sehen. Für den Menschen unter dem Zwange entweder der Materie oder der Formen ist also die schmelzende Schönheit Bedürfniß; denn von Größe und Kraft ist er längst gerührt, ehe er für Harmonie und Grazie anfängt empfindlich zu werden. </text:span><text:span text:style-name="T34">Für den Menschen unter der Indulgenz des Geschmacks ist die energische Schönheit Bedürfniß</text:span><text:span text:style-name="T26">; denn nur allzugern verscherzt er im Stand der Verfeinerung eine Kraft, die er aus dem Stand der Wildheit herüberbrachte.</text:span></text:p>
      <text:p text:style-name="Text_20_body"><text:span text:style-name="T26">Und nunmehr, glaube ich, wird </text:span><text:span text:style-name="T34">jener Widerspruch erklärt und beantwortet</text:span><text:span text:style-name="T26"> sein, den man in den Urtheilen der Menschen über den Einfluß des Schönen und in Würdigung der ästhetischen Kultur</text:span><text:alphabetical-index-mark text:string-value="Kultur"/><text:span text:style-name="T26"> anzutreffen pflegt. Er ist erklärt, dieser </text:span><text:span text:style-name="Référence_20_intense">[67]</text:span> <text:span text:style-name="T26">Widerspruch, sobald man sich erinnert, daß es in der Erfahrung eine zweifache Schönheit gibt, und daß beide Theile von der ganzen Gattung behaupten, was jeder nur von einer besondern Art derselben zu beweisen im Stande ist. Er ist gehoben, dieser Widerspruch, sobald man das doppelte Bedürfniß der Menschheit</text:span><text:alphabetical-index-mark text:string-value="Menschheit"/><text:span text:style-name="T26"> unterscheidet</text:span><text:alphabetical-index-mark text:string-value="unterscheiden"/><text:span text:style-name="T26">, dem jene doppelte Schönheit entspricht. Beide Theile werden also wahrscheinlich Recht behalten, wenn sie nur erst mit einander verständigt sind, welche Art der Schönheit und welche Form der Menschheit</text:span><text:alphabetical-index-mark text:string-value="Menschheit"/><text:span text:style-name="T26"> sie in Gedanken haben.</text:span></text:p>
      <text:p text:style-name="Text_20_body"><text:span text:style-name="T26">Ich werde daher im Fortgange meiner Untersuchungen </text:span><text:span text:style-name="T34">den Weg, den die Natur in ästhetischer Hinsicht mit dem Menschen einschlägt</text:span><text:span text:style-name="T26">, auch zu dem meinigen machen und </text:span><text:span text:style-name="T34">mich von den Arten der Schönheit zu dem Gattungsbegriff derselben erheben</text:span><text:span text:style-name="T26">. Ich werde </text:span><text:span text:style-name="T34">die Wirkungen der schmelzenden Schönheit an dem angespannten Menschen und die Wirkungen der energischen an dem abgespannten prüfen, um zuletzt beide entgegengesetzte Arten der Schönheit in der Einheit des Ideal-Schönen auszulöschen</text:span><text:span text:style-name="T26">, so wie jene zwei entgegengesetzten </text:span><text:soft-page-break/><text:span text:style-name="T26">Formen der Menschheit</text:span><text:alphabetical-index-mark text:string-value="Menschheit"/><text:span text:style-name="T26"> in der Einheit des Idealmenschen untergehn.</text:span></text:p>
      <text:h text:style-name="P14" text:outline-level="1"><text:bookmark-start text:name="__RefHeading__37_1800196833"/>Siebzehnter Brief [von der Idee der Schönheit zur Schönheit in der Wirklichkeit.<text:bookmark-end text:name="__RefHeading__37_1800196833"/></text:h>
      <text:p text:style-name="Text_20_body"><text:span text:style-name="T26">So lange es bloß darauf ankam, </text:span><text:span text:style-name="T34">die allgemeine</text:span><text:alphabetical-index-mark text:string-value="allgemein"/><text:span text:style-name="T34"> Idee der Schönheit aus dem Begriffe der menschlichen Natur überhaupt abzuleiten</text:span><text:span text:style-name="T26">, durften wir uns an keine andern Schranken der letztern erinnern, als die unmittelbar in dem Wesen derselben gegründet und von dem Begriffe der Endlichkeit unzertrennlich sind. Unbekümmert um die zufälligen Einschränkungen, die sie in der wirklichen Erscheinung erleiden möchte, schöpften wir den Begriff derselben unmittelbar aus der Vernunft, als der Quelle aller Nothwendigkeit, und mit dem Ideale der Menschheit</text:span><text:alphabetical-index-mark text:string-value="Menschheit"/><text:span text:style-name="T26"> war zugleich auch das Ideal der Schönheit gegeben.</text:span></text:p>
      <text:p text:style-name="Text_20_body"><text:span text:style-name="Référence_20_intense">[68]</text:span> <text:span text:style-name="T26">Jetzt aber </text:span><text:span text:style-name="T34">steigen wir aus der Region der Ideen auf den Schauplatz der Wirklichkeit herab</text:span><text:span text:style-name="T26">, um den Menschen </text:span><text:span text:style-name="T28">in einem bestimmten</text:span><text:alphabetical-index-mark text:string-value="bestimmt" text:key1="bestimmen"/><text:span text:style-name="T26"> Zustand, mithin unter Einschränkungen, anzutreffen, die nicht ursprünglich aus seinem bloßen Begriff, sondern aus äußern Umständen und aus einem zufälligen Gebrauch seiner Freiheit fließen. Auf wie vielfache Weise aber auch die Idee der Menschheit</text:span><text:alphabetical-index-mark text:string-value="Menschheit"/><text:span text:style-name="T26"> in ihm eingeschränkt sein mag, so lehret uns schon der bloße Inhalt derselben, daß im Ganzen nur </text:span><text:span text:style-name="T28">zwei</text:span><text:span text:style-name="T26"> entgegengesetzte Abweichungen von derselben statt haben können. Liegt nämlich </text:span><text:span text:style-name="T34">seine Vollkommenheit in der übereinstimmenden Energie seiner sinnlichen und geistigen Kräfte</text:span><text:span text:style-name="T26">, so kann er diese Vollkommenheit nur entweder durch einen Mangel an Uebereinstimmung oder durch einen Mangel an Energie verfehlen. Ehe wir also noch die Zeugnisse der Erfahrung darüber abgehört haben, sind wir schon im voraus durch bloße Vernunft gewiß, daß wir </text:span><text:span text:style-name="T34">den wirklichen, folglich beschränkten Menschen entweder in einem Zustande der Anspannung oder in einem Zustande der Abspannung</text:span><text:span text:style-name="T26"> finden werden, je nachdem </text:span><text:span text:style-name="T34">entweder die einseitige Thätigkeit einzelner Kräfte die Harmonie seines Wesens stört</text:span><text:span text:style-name="T26"> oder die Einheit seiner Natur sich auf die </text:span><text:span text:style-name="T34">gleichförmige Erschlaffung seiner sinnlichen und geistigen Kräfte</text:span><text:span text:style-name="T26"> gründet. Beide entgegengesetzte Schranken werden, wie nun bewiesen werden soll, durch die </text:span><text:span text:style-name="T34">Schönheit</text:span><text:span text:style-name="T26"> gehoben, die </text:span><text:span text:style-name="T34">in dem angespannten Menschen die Harmonie, in dem abgespannten die Energie</text:span><text:span text:style-name="T26"> wieder herstellt und auf diese Art, ihrer Natur gemäß, den eingeschränkten Zustand auf einen absoluten zurückführt und den Menschen zu einem in sich selbst vollendeten Ganzen macht.</text:span></text:p>
      <text:p text:style-name="Text_20_body"><text:span text:style-name="T26">Sie verleugnet also </text:span><text:span text:style-name="T34">in der Wirklichkeit</text:span><text:span text:style-name="T26"> auf keine Weise den Begriff, den wir </text:span><text:span text:style-name="T34">in der Spekulation</text:span><text:span text:style-name="T26"> von ihr faßten; nur, daß sie hier ungleich weniger freie Hand hat, als dort, wo wir sie auf den reinen Begriff der Menschheit</text:span><text:alphabetical-index-mark text:string-value="Menschheit"/><text:span text:style-name="T26"> anwenden durften. </text:span><text:span text:style-name="T34">An dem Menschen, wie die Erfahrung ihn aufstellt</text:span><text:span text:style-name="T26">, findet sie einen schon verdorbenen und widerstrebenden </text:span><text:span text:style-name="Référence_20_intense">[69]</text:span> Stoff<text:alphabetical-index-mark text:string-value="Stoff"/><text:span text:style-name="T26">, der ihr gerade </text:span><text:span text:style-name="T34">so viel von ihrer </text:span><text:span text:style-name="T29">idealen</text:span><text:span text:style-name="T34"> Vollkommenheit raubt, als er von seiner </text:span><text:span text:style-name="T29">individualen</text:span><text:span text:style-name="T34"> Beschaffenheit</text:span><text:span text:style-name="T26"> einmischt. Sie wird daher in der Wirklichkeit überall nur als </text:span><text:span text:style-name="T34">eine besondere und eingeschränkte Species, nie als reine Gattung</text:span><text:span text:style-name="T26"> sich zeigen; sie wird in angespannten Gemüthern von ihrer Freiheit und Mannigfaltigkeit, sie wird in abgespannten von ihrer belebenden Kraft ablegen; uns aber, die wir nunmehr mit ihrem wahren Charakter</text:span><text:alphabetical-index-mark text:string-value="Charakter"/><text:span text:style-name="T26"> vertrauter geworden sind, wird </text:span><text:soft-page-break/><text:span text:style-name="T26">diese widersprechende Erscheinung nicht irre machen. Weit entfernt, mit dem großen Haufen der Beurteiler aus einzelnen Erfahrungen ihren Begriff zu bestimmen und sie für die Mängel verantwortlich zu machen, die der Mensch unter ihrem Einflusse zeigt, wissen wir vielmehr, daß es </text:span><text:span text:style-name="T34">der Mensch ist, der die Unvollkommenheiten seines Individuums auf sie überträgt, der durch seine subjektive Begrenzung ihrer Vollendung unaufhörlich im Wege steht </text:span><text:span text:style-name="T26">und ihr absolutes Ideal auf zwei eingeschränkte Formen der Erscheinung herabsetzt.</text:span></text:p>
      <text:p text:style-name="Text_20_body"><text:span text:style-name="T34">Die schmelzende Schönheit, wurde behauptet, sei für ein angespanntes Gemüth und für ein abgespanntes die energische</text:span><text:span text:style-name="T26">. </text:span><text:span text:style-name="T34">Angespannt</text:span><text:span text:style-name="T26"> aber nenne ich den Menschen sowohl, wenn er sich </text:span><text:span text:style-name="T34">unter dem Zwange von Empfindungen</text:span><text:span text:style-name="T26">, als, wenn er sich </text:span><text:span text:style-name="T34">unter dem Zwange von Begriffen</text:span><text:span text:style-name="T26"> befindet. Jede </text:span><text:span text:style-name="T29">ausschließende</text:span><text:span text:style-name="T34"> Herrschaft eines seiner beiden Grundtriebe</text:span><text:alphabetical-index-mark text:string-value="Trieb"/><text:span text:style-name="T26"> ist für ihn ein Zustand des Zwanges und der Gewalt; und </text:span><text:span text:style-name="T34">Freiheit liegt nur in der Zusammenwirkung seiner beiden Naturen</text:span><text:span text:style-name="T26">. Der von Gefühlen einseitig beherrschte oder sinnlich angespannte Mensch wird also aufgelöst und in Freiheit gesetzt durch Form; der von Gesetzen einseitig beherrschte oder geistig angespannte Mensch wird aufgelöst und in Freiheit gesetzt durch Materie. Die </text:span><text:span text:style-name="T34">schmelzende Schönheit</text:span><text:span text:style-name="T26">, um dieser doppelten Aufgabe ein Genüge zu thun, wird sich also </text:span><text:span text:style-name="T34">unter zwei verschiedenen Gestalten</text:span><text:span text:style-name="T26"> zeigen. Sie wird </text:span><text:span text:style-name="T28">erstlich</text:span><text:span text:style-name="T26">, als </text:span><text:span text:style-name="T34">ruhige Form</text:span><text:span text:style-name="T26">, das wilde</text:span><text:alphabetical-index-mark text:string-value="wild"/><text:span text:style-name="T26"> Leben besänftigen und von Empfindungen zu Gedanken den Uebergang bahnen; sie wird </text:span><text:span text:style-name="T28">zweitens</text:span><text:span text:style-name="T26">, </text:span><text:span text:style-name="T34">als le-</text:span><text:span text:style-name="Référence_20_intense"> [69]</text:span> <text:span text:style-name="T34">lebendes Bild</text:span><text:span text:style-name="T26">, die abgezogene Form mit sinnlicher Kraft ausrüsten, den Begriff zur Anschauung und das Gesetz zum Gefühl zurückführen. Den ersten Dienst leistet sie dem Naturmenschen, den zweiten dem künstlichen Menschen. Aber weil sie in beiden Fällen über ihren Stoff</text:span><text:alphabetical-index-mark text:string-value="Stoff"/><text:span text:style-name="T26"> nicht ganz frei gebietet, sondern von demjenigen abhängt, den ihr entweder die formlose Natur oder die naturwidrige Kunst darbietet, so wird sie in beiden Fällen noch Spuren ihres Ursprunges tragen und dort mehr in das materielle Leben, hier mehr in die bloße abgezogene Form sich verlieren.</text:span></text:p>
      <text:p text:style-name="Text_20_body"><text:span text:style-name="T26">Um uns einen Begriff davon machen zu können, wie die Schönheit ein Mittel werden kann, jene doppelte Anspannung zu heben, müssen wir </text:span><text:span text:style-name="T34">den Ursprung derselben in dem menschlichen Gemüth</text:span><text:span text:style-name="T26"> zu erforschen suchen. Entschließen Sie sich also noch zu einem kurzen Aufenthalt im Gebiete der Spekulation, um es alsdann auf immer zu verlassen und mit desto sichererem Schritt auf dem Feld der Erfahrung fortzuschreiten.</text:span></text:p>
      <text:h text:style-name="P2" text:outline-level="1"><text:bookmark-start text:name="__RefHeading__39_1800196833"/>Achtzehnter Brief [noch ein Exkurs in der Spekulation.<text:bookmark-end text:name="__RefHeading__39_1800196833"/></text:h>
      <text:p text:style-name="Text_20_body"><text:span text:style-name="T57">Durch die Schönheit wird der sinnliche Mensch zur Form und zum Denken geleitet; durch die Schönheit wird der geistige Mensch zur Materie zurückgeführt und der Sinnenwelt wieder gegeben</text:span>.</text:p>
      <text:p text:style-name="Text_20_body"><text:span text:style-name="T26">Aus diesem scheint zu folgen, daß es </text:span><text:span text:style-name="T34">zwischen Materie und Form</text:span><text:span text:style-name="T26">, zwischen Leiden und Thätigkeit einen </text:span><text:span text:style-name="T28">mittleren Zustand</text:span><text:span text:style-name="T26"> geben müsse, und daß </text:span><text:span text:style-name="T34">uns die Schönheit in diesen mittleren Zustand versetze</text:span><text:span text:style-name="T26">. Diesen Begriff bildet sich auch wirklich der größte Theil der Menschen von der Schönheit, sobald er angefangen hat, über ihre Wirkungen zu reflektieren, und alle Erfahrungen weisen darauf hin. Auf der andern Seite aber ist nichts ungereimter und widersprechender, als ein solcher Begriff, da der Abstand zwischen Materie und Form, zwischen Leiden und Thätigkeit, </text:span><text:span text:style-name="Référence_20_intense">[71]</text:span> <text:span text:style-name="T26">zwischen Empfinden und Denken </text:span><text:span text:style-name="T28">unendlich</text:span><text:span text:style-name="T26"> ist und schlechterdings durch nichts kann vermittelt werden. Wie heben wir nun diesen Widerspruch? </text:span><text:span text:style-name="T34">Die Schönheit verknüpft die zwei entgegengesetzten Zustände des Empfindens und des Denkens</text:span><text:span text:style-name="T26">, und doch gibt es schlechterdings kein Mittleres zwischen beiden. Jenes ist durch Erfahrung, dieses ist unmittelbar durch Vernunft gewiß.</text:span></text:p>
      <text:p text:style-name="Text_20_body">Dies ist <text:span text:style-name="T57">der eigentliche Punkt, auf den zuletzt die ganze Frage über die Schönheit hinausläuft</text:span>, und gelingt es uns, dieses Problem befriedigend aufzulösen, so haben wir zugleich den <text:span text:style-name="T57">Faden</text:span> gefunden, der uns durch das ganze <text:span text:style-name="T57">Labyrinth der Aesthetik</text:span> führt.</text:p>
      <text:p text:style-name="Text_20_body"><text:span text:style-name="T26">Es kommt aber hiebei auf zwei höchst verschiedene Operationen an, welche bei dieser Untersuchung einander nothwendig unterstützen müssen. </text:span><text:span text:style-name="T34">Die Schönheit, heißt es, verknüpft zwei Zustände mit einander, </text:span><text:span text:style-name="T29">die einander entgegengesetzt sind</text:span><text:span text:style-name="T34"> und niemals Eins werden können</text:span><text:span text:style-name="T26">. Von dieser Entgegensetzung müssen wir ausgehen; wir müssen sie in ihrer ganzen Reinheit und Strengigkeit auffassen und anerkennen, so daß beide Zustände sich auf das bestimmteste</text:span><text:alphabetical-index-mark text:string-value="bestimmt" text:key1="bestimmen"/><text:span text:style-name="T26"> scheiden</text:span><text:alphabetical-index-mark text:string-value="scheiden"/><text:span text:style-name="T26">; sonst vermischen wir, aber vereinigen nicht. Zweitens heißt es: jene zwei entgegengesetzten Zustände </text:span><text:span text:style-name="T29">verbindet</text:span><text:span text:style-name="T26"> die Schönheit und hebt also die Entgegensetzung auf. Weil aber beide Zustände einander ewig entgegengesetzt bleiben, so sind sie </text:span><text:span text:style-name="T34">nicht anders zu verbinden, als indem sie aufgehoben werden</text:span><text:span text:style-name="T26">. Unser zweites Geschäft</text:span><text:alphabetical-index-mark text:string-value="Gesch‰ft"/><text:span text:style-name="T26"> ist also, diese Verbindung vollkommen zu machen, sie so rein und vollständig durchzuführen, daß beide Zustände in einem dritten gänzlich verschwinden und keine Spur der Theilung in dem Ganzen zurückbleibt; sonst vereinzeln wir, aber vereinigen nicht. Alle </text:span><text:span text:style-name="T34">Streitigkeiten, welche jemals in der philosophischen Welt über den Begriff der Schönheit</text:span><text:span text:style-name="T26"> geherrscht haben und zum Theil noch heut zu Tag herrschen, haben keinen andern Ursprung, als daß man die Untersuchung entweder nicht von einer gehörig strengen Unterscheidung</text:span><text:alphabetical-index-mark text:string-value="Unterscheidung" text:key1="unterscheiden"/><text:span text:style-name="T26"> anfing oder sie nicht bis zu einer völ- </text:span><text:span text:style-name="Référence_20_intense">[72]</text:span> <text:span text:style-name="T26">völlig reinen Vereinigung durchführte. Diejenigen unter den Philosophen, welche sich bei der Reflexion über diesen Gegenstand der </text:span><text:span text:style-name="T34">Leitung ihres </text:span><text:span text:style-name="T29">Gefühls</text:span><text:span text:style-name="T26"> blindlings anvertrauen, können </text:span><text:span text:style-name="T34">von der Schönheit keinen </text:span><text:span text:style-name="T29">Begriff</text:span><text:span text:style-name="T26"> erlangen, weil sie in dem Total des sinnlichen Eindrucks nichts Einzelnes unterscheiden</text:span><text:alphabetical-index-mark text:string-value="unterscheiden"/><text:span text:style-name="T26">. Die andern, welche </text:span><text:span text:style-name="T34">den Verstand</text:span><text:alphabetical-index-mark text:string-value="Verstand"/><text:span text:style-name="T34"> ausschließend zum Führer</text:span><text:span text:style-name="T26"> nehmen, können </text:span><text:span text:style-name="T34">nie einen Begriff von der </text:span><text:span text:style-name="T29">Schönheit</text:span><text:span text:style-name="T26"> erlangen, weil sie in dem Total derselben nie </text:span><text:soft-page-break/><text:span text:style-name="T26">etwas Anderes als die Theile sehen und Geist und Materie auch in ihrer vollkommensten Einheit ihnen ewig geschieden bleiben. Die Ersten fürchten, die Schönheit </text:span><text:span text:style-name="T28">dynamisch</text:span><text:span text:style-name="T26">, d. h. als wirkende Kraft aufzuheben, wenn sie trennen sollen, was im Gefühl doch verbunden ist; die Andern fürchten, die Schönheit </text:span><text:span text:style-name="T28">logisch</text:span><text:span text:style-name="T26">, d. h. als Begriff aufzuheben, wenn sie zusammenfassen sollen, was im Verstand</text:span><text:alphabetical-index-mark text:string-value="Verstand"/><text:span text:style-name="T26"> doch geschieden ist. </text:span><text:span text:style-name="T34">Jene wollen die Schönheit auch eben so denken, wie sie wirkt; diese wollen sie eben so wirken lassen, wie sie gedacht wird</text:span><text:span text:style-name="T26">. Beide müssen also die Wahrheit verfehlen: jene, weil sie es mit ihrem eingeschränkten Denkvermögen der unendlichen Natur nachthun; diese, weil sie die unendliche Natur nach ihren Denkgesetzen einschränken wollen. Die Ersten fürchten, durch eine zu strenge Zergliederung der Schönheit von ihrer Freiheit zu rauben; die Andern fürchten, durch eine zu kühne Vereinigung die Bestimmtheit ihres Begriffs zu zerstören. Jene bedenken aber nicht, daß die </text:span><text:span text:style-name="T34">Freiheit</text:span><text:span text:style-name="T26">, in welche sie mit allem Recht das Wesen der Schönheit setzen, </text:span><text:span text:style-name="T34">nicht Gesetzlosigkeit, sondern Harmonie von Gesetzen</text:span><text:span text:style-name="T26">, nicht Willkürlichkeit</text:span><text:alphabetical-index-mark text:string-value="Willk¸rlichkeit" text:key1="Willk¸r"/><text:span text:style-name="T26">, sondern höchste innere Nothwendigkeit ist; diese bedenken nicht, daß die </text:span><text:span text:style-name="T34">Bestimmtheit</text:span><text:span text:style-name="T26">, welche sie mit gleichem Recht von der Schönheit fordern, </text:span><text:span text:style-name="T34">nicht in der </text:span><text:span text:style-name="T29">Ausschließung gewisser Realitäten</text:span><text:span text:style-name="T34">, sondern in der </text:span><text:span text:style-name="T29">absoluten Einschließung aller</text:span><text:span text:style-name="T26"> besteht, daß sie also nicht Begrenzung, sondern Unendlichkeit ist. Wir werden die Klippen vermeiden, an welchen beide gescheitert sind, wenn wir von den zwei Elementen begin- </text:span><text:span text:style-name="Référence_20_intense">[73]</text:span> <text:span text:style-name="T26">beginnen, in welche die Schönheit sich vor dem Verstande</text:span><text:alphabetical-index-mark text:string-value="Verstand"/><text:span text:style-name="T26"> theilt, aber uns alsdann auch zu der reinen ästhetischen Einheit erheben, durch die sie auf die Empfindung wirkt, und in welcher jene beiden Zustände gänzlich verschwinden.</text:span><text:span text:style-name="Endnote_20_Symbol"><text:span text:style-name="T26"><text:note text:id="ftn70" text:note-class="endnote"><text:note-citation>63</text:note-citation><text:note-body><text:p text:style-name="Quotations"><text:span text:style-name="T5"/></text:p></text:note-body></text:note></text:span></text:span></text:p>
      <text:h text:style-name="P2" text:outline-level="1"><text:bookmark-start text:name="__RefHeading__41_1800196833"/>Neunzehnter Brief.<text:bookmark-end text:name="__RefHeading__41_1800196833"/></text:h>
      <text:p text:style-name="Text_20_body"><text:span text:style-name="T26">Es lassen sich </text:span><text:span text:style-name="T34">in dem Menschen überhaupt zwei verschiedene Zustände der passiven und aktiven Bestimmbarkeit und eben so viele Zustände der passiven und aktiven Bestimmung</text:span><text:alphabetical-index-mark text:string-value="Bestimmung"/><text:span text:style-name="T26"> unterscheiden</text:span><text:alphabetical-index-mark text:string-value="unterscheiden"/><text:span text:style-name="T26">. Die Erklärung dieses Satzes führt uns am kürzesten zum Ziel.</text:span></text:p>
      <text:p text:style-name="Text_20_body"><text:span text:style-name="T26">Der Zustand des menschlichen Geistes vor aller Bestimmung</text:span><text:alphabetical-index-mark text:string-value="Bestimmung"/><text:span text:style-name="T26">, die ihm durch Eindrücke der Sinne gegeben wird, ist eine Bestimmbarkeit ohne Grenzen. Das Endlose des Raumes und der Zeit</text:span><text:alphabetical-index-mark text:string-value="Zeit"/><text:span text:style-name="T26"> ist seiner Einbildungskraft</text:span><text:alphabetical-index-mark text:string-value="Einbildungskraft"/><text:span text:style-name="T26"> zu freiem Gebrauch hingegeben, und weil, der Voraussetzung nach, in diesem weiten Reiche des Möglichen nichts gesetzt, folglich auch noch nichts ausgeschlossen ist, so kann man diesen </text:span><text:span text:style-name="Référence_20_intense">[74]</text:span> <text:span text:style-name="T34">Zustand der Bestimmungslosigkeit</text:span><text:alphabetical-index-mark text:string-value="Bestimmungslosigkeit" text:key1="Bestimmung"/><text:span text:style-name="T34"> eine </text:span><text:span text:style-name="T29">leere Unendlichkeit</text:span><text:span text:style-name="T26"> nennen, welches mit einer unendlichen Leere keineswegs zu verwechseln ist.</text:span></text:p>
      <text:p text:style-name="Text_20_body"><text:span text:style-name="T26">Jetzt soll sein Sinn gerührt werden, und aus der unendlichen Menge möglicher Bestimmungen</text:span><text:alphabetical-index-mark text:string-value="Bestimmungen" text:key1="Bestimmung"/><text:span text:style-name="T26"> soll eine einzelne Wirklichkeit erhalten. Eine Vorstellung soll in ihm entstehen. Was in dem vorhergegangenen Zustand der bloßen Bestimmbarkeit nichts als ein leeres Vermögen war, das wird jetzt zu einer wirkenden Kraft, das bekommt einen Inhalt; zugleich aber erhält es, als wirkende Kraft, eine Grenze, da es, als bloßes Vermögen, unbegrenzt war. </text:span><text:span text:style-name="T34">Realität ist also da, aber die Unendlichkeit ist verloren</text:span><text:span text:style-name="T26">. Um eine </text:span><text:span text:style-name="T34">Gestalt</text:span><text:span text:style-name="T26"> im Raum zu beschreiben, müssen wir </text:span><text:span text:style-name="T34">den endlosen Raum </text:span><text:span text:style-name="T29">begrenzen</text:span><text:span text:style-name="T26">; um uns eine </text:span><text:span text:style-name="T34">Veränderung in der Zeit</text:span><text:alphabetical-index-mark text:string-value="Zeit"/><text:span text:style-name="T26"> vorzustellen, müssen wir </text:span><text:span text:style-name="T34">das Zeitganze </text:span><text:span text:style-name="T29">theilen</text:span><text:span text:style-name="T26">. Wir gelangen also </text:span><text:span text:style-name="T34">nur durch Schranken zur Realität</text:span><text:span text:style-name="T26">, nur durch </text:span><text:span text:style-name="T28">Negation</text:span><text:span text:style-name="T26"> oder Ausschließung zur </text:span><text:span text:style-name="T28">Position</text:span><text:span text:style-name="T26"> oder wirklichen Setzung, nur durch Aufhebung unsrer freien Bestimmbarkeit zur Bestimmung</text:span><text:alphabetical-index-mark text:string-value="Bestimmung"/><text:span text:style-name="T26">.</text:span></text:p>
      <text:p text:style-name="Text_20_body">Aber aus einer bloßen Ausschließung würde in Ewigkeit keine Realität und aus einer bloßen Sinnenempfindung in Ewigkeit keine Vorstellung werden, wenn nicht etwas vorhanden wäre, <text:span text:style-name="T54">von welchem</text:span> abgeschlossen wird, wenn nicht durch eine absolute Thathandlung des Geistes die Negation auf etwas Positives bezogen und aus Nichtsetzung Entgegensetzung würde; <text:span text:style-name="T57">diese Handlung des Gemüths heißt urtheilen oder denken, und das Resultat derselben der </text:span><text:span text:style-name="T56">Gedanke</text:span>.</text:p>
      <text:p text:style-name="Text_20_body"><text:span text:style-name="T26">Ehe wir im Raum einen Ort bestimmen, gibt es überhaupt keinen Raum für uns; aber ohne den absoluten Raum würden wir nimmermehr einen Ort bestimmen. Eben so mit der Zeit</text:span><text:alphabetical-index-mark text:string-value="Zeit"/><text:span text:style-name="T26">. Ehe wir den Augenblick haben, gibt es überhaupt keine Zeit</text:span><text:alphabetical-index-mark text:string-value="Zeit"/><text:span text:style-name="T26"> für uns; aber ohne die ewige Zeit</text:span><text:alphabetical-index-mark text:string-value="Zeit"/><text:span text:style-name="T26"> würden wir nie eine Vorstellung des Augenblicks haben. </text:span><text:span text:style-name="T34">Wir gelangen also freilich nur durch den Theil zum Ganzen, nur durch die Grenze zum Unbegrenzten; aber wir gelangen </text:span><text:span text:style-name="Référence_20_intense">[75]</text:span> <text:span text:style-name="T34">auch nur durch das Ganze zum Theil, nur durch das Unbegrenzte zur Grenze</text:span><text:span text:style-name="T26">.</text:span></text:p>
      <text:p text:style-name="Text_20_body"><text:span text:style-name="T26">Wenn nun also </text:span><text:span text:style-name="T34">von dem Schönen behauptet wird, daß es dem Menschen einen Uebergang vom Empfinden zum Denken bahne</text:span><text:span text:style-name="T26">, so ist dies keineswegs so zu verstehen, als ob durch das Schöne die Kluft könnte ausgefüllt werden, die das Empfinden vom Denken, die das Leiden von der Thätigkeit trennt; diese Kluft ist unendlich, und </text:span><text:span text:style-name="T34">ohne Dazwischenkunft eines neuen und selbständigen Vermögens kann aus dem Einzelnen in Ewigkeit nichts Allgemeines</text:span><text:alphabetical-index-mark text:string-value="allgemein"/><text:span text:style-name="T34">, kann aus dem Zufälligen nichts Nothwendiges, aus dem Augenblicklichen nichts </text:span><text:soft-page-break/><text:span text:style-name="T34">Beständiges werden</text:span><text:span text:style-name="T26">. Der Gedanke ist die unmittelbare Handlung dieses absoluten Vermögens, welches zwar durch die Sinne veranlaßt werden muß, sich zu äußern, in seiner Aeußerung selbst aber so wenig von der Sinnlichkeit abhängt, daß es sich vielmehr nur durch Entgegensetzung gegen dieselbe verkündiget. Die Selbständigkeit, mit der es handelt, schließt jede fremde Einwirkung aus; und nicht insofern sie beim Denken </text:span><text:span text:style-name="T28">hilft</text:span><text:span text:style-name="T26"> (welches einen offenbaren Widerspruch enthält), bloß </text:span><text:span text:style-name="T34">insofern sie den Denkkräften Freiheit verschafft, ihren eigenen Gesetzen gemäß sich zu äußern, kann die Schönheit ein Mittel werden, den Menschen von der Materie zur Form, von Empfindungen zu Gesetzen, von einem beschränkten zu einem absoluten Dasein zu führen</text:span><text:span text:style-name="T26">.</text:span></text:p>
      <text:p text:style-name="Text_20_body"><text:span text:style-name="T26">Dies aber setzt voraus, daß die Freiheit der Denkkräfte gehemmt werden könne, welches mit dem Begriff eines selbständigen Vermögens zu streiten scheint. Ein Vermögen nämlich, welches von außen nichts als den Stoff</text:span><text:alphabetical-index-mark text:string-value="Stoff"/><text:span text:style-name="T26"> seines Wirkens empfängt, kann nur durch Entziehung des Stoffes</text:span><text:alphabetical-index-mark text:string-value="Stoff"/><text:span text:style-name="T26">, also nur negativ an seinem Wirken gehindert werden, und </text:span><text:span text:style-name="T34">es heißt die Natur eines Geistes verkennen, wenn man den sinnlichen Passionen eine Macht beilegt, die Freiheit des Gemüths positiv unterdrücken zu können</text:span><text:span text:style-name="T26">. Zwar stellt die Erfahrung Beispiele in Menge auf, wo die Vernunftkräfte in demselben Maß unterdrückt erscheinen, als die sinnlichen Kräfte feuriger wirken; aber, anstatt jene Geistesschwäche </text:span><text:span text:style-name="Référence_20_intense">[76]</text:span> <text:span text:style-name="T26">von der Stärke des Affekts abzuleiten, muß man vielmehr diese überwiegende Stärke des Affekts durch jene Schwäche des Geistes erklären; denn die Sinne können nicht anders eine Macht gegen den Menschen vorstellen, als insofern der Geist frei unterlassen hat, sich als eine solche zu beweisen.</text:span></text:p>
      <text:p text:style-name="Text_20_body">Indem ich aber durch diese Erklärung einem Einwurfe zu begegnen suche, habe ich mich, wie es scheint, in einen andern verwickelt und die Selbständigkeit des Gemüths nur auf Kosten seiner Einheit gerettet. Denn wie kann das Gemüth <text:span text:style-name="T54">aus sich selbst</text:span> zugleich Gründe der Nichtthätigkeit und der Thätigkeit nehmen, wenn es nicht selbst getheilt, wenn es nicht sich selbst entgegengesetzt ist?</text:p>
      <text:p text:style-name="Text_20_body"><text:span text:style-name="T26">Hier müssen wir uns nun erinnern, daß wir den endlichen, nicht den unendlichen Geist vor uns haben. Der endliche Geist ist derjenige, der nicht anders als durch Leiden thätig wird, nur durch Schranken zum Absoluten gelangt, nur, insofern er Stoff</text:span><text:alphabetical-index-mark text:string-value="Stoff"/><text:span text:style-name="T26"> empfängt, handelt und bildet. Ein solcher Geist wird also mit dem Triebe</text:span><text:alphabetical-index-mark text:string-value="Trieb"/><text:span text:style-name="T26"> nach Form oder nach dem Absoluten einen Trieb</text:span><text:alphabetical-index-mark text:string-value="Trieb"/><text:span text:style-name="T26"> nach Stoff</text:span><text:alphabetical-index-mark text:string-value="Stoff"/><text:span text:style-name="T26"> oder nach Schranken verbinden, als welche die Bedingungen sind, ohne welche er den ersten Trieb</text:span><text:alphabetical-index-mark text:string-value="Trieb"/><text:span text:style-name="T26"> weder haben noch befriedigen könnte. Inwiefern in demselben Wesen zwei so entgegengesetzte Tendenzen zusammen bestehen können, ist eine Aufgabe, die zwar den Metaphysiker, aber nicht den Transcendentalphilosophen in Verlegenheit setzen kann. Dieser gibt sich keineswegs dafür aus, die Möglichkeit der Dinge zu erklären, sondern begnügt sich, die Kenntnisse festzusetzen, aus welchen die Möglichkeit der Erfahrung begriffen wird. Und da nun Erfahrung eben so wenig ohne jene Entgegensetzung im Gemüthe als ohne die absolute Einheit desselben möglich wäre, so stellt er beide Begriffe mit vollkommener Befugniß als gleich nothwendige Bedingungen der Erfahrung auf, ohne sich weiter um ihre Vereinbarkeit zu bekümmern. Diese Inwohnung zweier Grundtriebe</text:span><text:alphabetical-index-mark text:string-value="Trieb"/><text:span text:style-name="T26"> widerspricht übrigens auf keine Weise der absoluten Einheit </text:span><text:soft-page-break/><text:span text:style-name="T26">des Geistes, sobald man nur von beiden Trieben</text:span><text:alphabetical-index-mark text:string-value="Trieb"/><text:span text:style-name="T26"> </text:span><text:span text:style-name="T28">ihn </text:span><text:span text:style-name="Référence_20_intense">[77]</text:span> <text:span text:style-name="T28">selbst</text:span><text:span text:style-name="T26"> unterscheidet. Beide Triebe</text:span><text:alphabetical-index-mark text:string-value="Trieb"/><text:span text:style-name="T26"> existieren und wirken zwar </text:span><text:span text:style-name="T28">in ihm</text:span><text:span text:style-name="T26">, aber er selbst ist weder Materie noch Form, weder Sinnlichkeit noch Vernunft, welches Diejenigen, die den menschlichen Geist nur da selbst handeln lassen, wo sein Verfahren mit der Vernunft übereinstimmt, und, wo dieses der Vernunft widerspricht, ihn bloß für passiv erklären, nicht immer bedacht zu haben scheinen.</text:span></text:p>
      <text:p text:style-name="Text_20_body"><text:span text:style-name="T26">Jeder dieser beiden Grundtriebe</text:span><text:alphabetical-index-mark text:string-value="Trieb"/><text:span text:style-name="T26"> strebt, sobald er zur Entwicklung gekommen, seiner Natur nach und nothwendig nach Befriedigung; aber eben darum, weil beide nothwendig und beide doch nach entgegengesetzten Objekten streben, so hebt diese doppelte Nöthigung sich gegenseitig auf, und </text:span><text:span text:style-name="T34">der Wille behauptet eine vollkommene Freiheit zwischen beiden</text:span><text:span text:style-name="T26">. Der Wille ist es also, der sich gegen beide Triebe</text:span><text:alphabetical-index-mark text:string-value="Trieb"/><text:span text:style-name="T26"> als eine </text:span><text:span text:style-name="T28">Macht</text:span><text:span text:style-name="T26"> (als Grund der Wirklichkeit) verhält, aber keiner von beiden kann sich für sich selbst als eine Macht gegen den andern verhalten. Durch den positivsten Antrieb</text:span><text:alphabetical-index-mark text:string-value="Antrieb" text:key1="Trieb"/><text:span text:style-name="T26"> zur Gerechtigkeit, woran es ihm keineswegs mangelt, wird der Gewaltthätige nicht von Unrecht abgehalten, und durch die lebhafteste Versuchung zum Genuß der Starkmüthige nicht zum Bruch seiner Grundsätze gebracht. Es gibt in dem Menschen keine andere Macht als seinen Willen, und nur, was den Menschen aufhebt, der Tod und jeder Raub des Bewußtseins, kann die innere Freiheit aufheben.</text:span></text:p>
      <text:p text:style-name="Text_20_body"><text:span text:style-name="T26">Eine Nothwendigkeit </text:span><text:span text:style-name="T28">außer uns</text:span><text:span text:style-name="T26"> bestimmt</text:span><text:alphabetical-index-mark text:string-value="bestimmt" text:key1="bestimmen"/><text:span text:style-name="T26"> unsern Zustand, unser Dasein in der Zeit</text:span><text:alphabetical-index-mark text:string-value="Zeit"/><text:span text:style-name="T26"> vermittelst der Sinnenempfindung. Diese ist ganz unwillkürlich</text:span><text:alphabetical-index-mark text:string-value="unwillk¸rlich" text:key1="Willk¸r"/><text:span text:style-name="T26">, und so, wie auf uns gewirkt wird, müssen wir leiden. Eben </text:span><text:span text:style-name="T34">so eröffnet eine Nothwendigkeit </text:span><text:span text:style-name="T29">in uns</text:span><text:span text:style-name="T34"> unsre Persönlichkeit, auf Veranlassung jener Sinnenempfindung und durch Entgegensetzung gegen dieselbe</text:span><text:span text:style-name="T26">; denn das Selbstbewußtsein kann von dem Willen, der es voraussetzt, nicht abhängen. Diese </text:span><text:span text:style-name="T34">ursprüngliche Verkündigung der Persönlichkeit</text:span><text:span text:style-name="T26"> ist nicht unser Verdienst, und der Mangel derselben nicht unser Fehler. Nur von Demjenigen, der sich bewußt ist, wird Vernunft, </text:span><text:span text:style-name="Référence_20_intense">[78]</text:span> <text:span text:style-name="T26">das heißt, absolute Consequenz und Universalität des Bewußtseins gefordert; vorher ist er nicht Mensch, und kein Akt der Menschheit</text:span><text:alphabetical-index-mark text:string-value="Menschheit"/><text:span text:style-name="T26"> kann von ihm erwartet werden. So wenig nun der </text:span><text:span text:style-name="T28">Metaphysiker</text:span><text:span text:style-name="T26"> sich die Schranken erklären kann, die der freie und selbständige Geist durch die Empfindung erleidet, so wenig begreift der </text:span><text:span text:style-name="T28">Physiker</text:span><text:span text:style-name="T26"> die Unendlichkeit, die sich aus Veranlassung dieser Schranken in der Persönlichkeit offenbart. Weder Abstraktion noch Erfahrung leiten uns bis zu der Quelle zurück, aus der unsre Begriffe von Allgemeinheit</text:span><text:alphabetical-index-mark text:string-value="Allgemeinheit" text:key1="allgemein"/><text:span text:style-name="T26"> und Nothwendigkeit fließen; ihre frühe Erscheinung in der Zeit</text:span><text:alphabetical-index-mark text:string-value="Zeit"/><text:span text:style-name="T26"> entzieht sie dem Beobachter und ihr übersinnlicher Ursprung dem metaphysischen Forscher. Aber genug, </text:span><text:span text:style-name="T34">das Selbstbewußtsein ist da, und zugleich mit der unveränderlichen Einheit desselben ist das Gesetz der Einheit für alles</text:span><text:span text:style-name="T26">, was </text:span><text:span text:style-name="T28">für den</text:span><text:span text:style-name="T26"> Menschen ist, und für alles, was </text:span><text:span text:style-name="T28">durch ihn</text:span><text:span text:style-name="T26"> werden soll, für sein Erkennen und Handeln aufgestellt. Unentfliehbar, unverfälschbar, unbegreiflich stellen die Begriffe von Wahrheit und Recht schon im Alter der Sinnlichkeit sich dar, und ohne daß man zu sagen wüßte, woher und wie es entstand, bemerkt man das Ewige in der Zeit</text:span><text:alphabetical-index-mark text:string-value="Zeit"/><text:span text:style-name="T26"> und das Nothwendige im Gefolge des Zufalls. So entspringen Empfindung und Selbstbewußtsein, völlig ohne Zuthun des Subjekts, und beider Ursprung liegt eben sowohl jenseits unseres Willens, als er jenseits unseres </text:span><text:soft-page-break/><text:span text:style-name="T26">Erkenntnißkreises liegt.</text:span></text:p>
      <text:p text:style-name="Text_20_body"><text:span text:style-name="T26">Sind aber beide wirklich, und hat der Mensch, vermittelst der Empfindung, die Erfahrung einer bestimmten</text:span><text:alphabetical-index-mark text:string-value="bestimmt" text:key1="bestimmen"/><text:span text:style-name="T26"> Existenz, hat er durch das Selbstbewußtsein die Erfahrung seiner absoluten Existenz gemacht, so werden mit ihren Gegenständen auch seine beiden Grundtriebe</text:span><text:alphabetical-index-mark text:string-value="Trieb"/><text:span text:style-name="T26"> rege. </text:span><text:span text:style-name="T34">Der sinnliche Trieb</text:span><text:alphabetical-index-mark text:string-value="Trieb"/><text:span text:style-name="T34"> erwacht mit der Erfahrung des Lebens (mit dem Anfang des Individuums), der vernünftige mit der Erfahrung des Gesetzes (mit dem Anfang der Persönlichkeit)</text:span><text:span text:style-name="T26">, und jetzt erst, nachdem beide zum Dasein gekommen, ist seine Menschheit</text:span><text:alphabetical-index-mark text:string-value="Menschheit"/><text:span text:style-name="T26"> aufgebaut. Bis dies geschehen ist, </text:span><text:span text:style-name="T34">erfolgt alles in ihm nach dem Gesetz der Nothwendigkeit; jetzt </text:span><text:span text:style-name="Référence_20_intense">[79]</text:span> <text:span text:style-name="T34">aber verläßt ihn die Hand der </text:span><text:span text:style-name="T29">Natur</text:span><text:span text:style-name="T34">, und es ist </text:span><text:span text:style-name="T29">seine</text:span><text:span text:style-name="T34"> Sache, die Menschheit</text:span><text:alphabetical-index-mark text:string-value="Menschheit"/><text:span text:style-name="T34"> zu behaupten, welche jene in ihm anlegte und eröffnete</text:span><text:span text:style-name="T26">. Sobald nämlich zwei entgegengesetzte Grundtriebe</text:span><text:alphabetical-index-mark text:string-value="Trieb"/><text:span text:style-name="T26"> in ihm thätig sind, so verlieren beide ihre Nöthigung, und die Entgegensetzung zweier Nothwendigkeiten gibt der </text:span><text:span text:style-name="T28">Freiheit</text:span><text:span text:style-name="T26"> den Ursprung.</text:span><text:span text:style-name="Endnote_20_Symbol"><text:span text:style-name="T26"><text:note text:id="ftn71" text:note-class="endnote"><text:note-citation>64</text:note-citation><text:note-body><text:p text:style-name="Quotations"><text:span text:style-name="T5"/></text:p></text:note-body></text:note></text:span></text:span></text:p>
      <text:h text:style-name="Heading_20_1" text:outline-level="1"><text:bookmark-start text:name="__RefHeading__43_1800196833"/>Zwanzigster Brief.<text:bookmark-end text:name="__RefHeading__43_1800196833"/></text:h>
      <text:p text:style-name="Text_20_body"><text:span text:style-name="T26">Daß auf die Freiheit nicht gewirkt werden könne, ergibt sich schon aus ihrem bloßen Begriff, daß aber </text:span><text:span text:style-name="T28">die Freiheit selbst</text:span><text:span text:style-name="T26"> eine Wirkung der </text:span><text:span text:style-name="T28">Natur</text:span><text:span text:style-name="T26"> (dieses Wort in seinem weitesten Sinne genommen) kein Werk des Menschen sei, daß sie also auch durch natürliche Mittel befördert und gehemmt werden könne, folgt gleich nothwendig aus dem Vorigen. Sie nimmt ihren Anfang erst, wenn der Mensch </text:span><text:span text:style-name="T28">vollständig</text:span><text:span text:style-name="T26"> ist und seine </text:span><text:span text:style-name="T28">beiden</text:span><text:span text:style-name="T26"> Grundtriebe</text:span><text:alphabetical-index-mark text:string-value="Trieb"/><text:span text:style-name="T26"> sich entwickelt haben; sie muß also fehlen, solang er unvollständig und einer von beiden Trieben</text:span><text:alphabetical-index-mark text:string-value="Trieb"/><text:span text:style-name="T26"> ausgeschlossen ist, und muß durch alles das, was ihm seine Vollständigkeit zurückgibt, wieder hergestellt werden können.</text:span></text:p>
      <text:p text:style-name="Text_20_body"><text:span text:style-name="T26">Nun läßt sich wirklich, sowohl in der ganzen Gattung als in dem einzelnen Menschen, </text:span><text:span text:style-name="T34">ein Moment aufzeigen, in welchem der Mensch noch nicht vollständig und einer von beiden Trieben</text:span><text:alphabetical-index-mark text:string-value="Trieb"/><text:span text:style-name="T34"> ausschließend in ihm thätig ist</text:span><text:span text:style-name="T26">. Wir wissen, daß er anfängt mit bloßem Leben, um zu endigen mit Form, daß er früher Individuum als Person</text:span><text:alphabetical-index-mark text:string-value="Person"/><text:span text:style-name="T26"> ist, daß er von den Schranken aus zur Unendlichkeit geht. </text:span><text:span text:style-name="T34">Der sinnliche Trieb</text:span><text:alphabetical-index-mark text:string-value="Trieb"/><text:span text:style-name="T34"> kommt also früher als der vernünftige zur Wirkung</text:span><text:span text:style-name="T26">, weil die Empfindung dem Bewußtsein vorhergeht, und in dieser </text:span><text:span text:style-name="T29">Priorität</text:span><text:span text:style-name="T34"> des sinnlichen Triebes</text:span><text:alphabetical-index-mark text:string-value="Trieb"/><text:span text:style-name="T26"> finden wir den </text:span><text:span text:style-name="T34">Aufschluß zu der ganzen Geschichte der menschlichen Freiheit</text:span><text:span text:style-name="T26">.</text:span></text:p>
      <text:p text:style-name="Text_20_body"><text:span text:style-name="T26">Denn es gibt nun einen Moment, wo der Lebenstrieb</text:span><text:alphabetical-index-mark text:string-value="Trieb"/><text:span text:style-name="T26">, weil ihm der Formtrieb</text:span><text:alphabetical-index-mark text:string-value="Formtrieb" text:key1="Trieb"/><text:span text:style-name="T26"> noch nicht entgegen wirkt, als Natur und als Nothwendigkeit handelt; wo die Sinnlichkeit eine Macht ist, weil der Mensch noch nicht angefangen; denn in dem Menschen selbst kann es keine andere Macht als den Willen geben. Aber im Zustand des Denkens, zu welchem der Mensch jetzt übergehen soll, soll gerade umgekehrt die Vernunft eine Macht sein, und eine logische oder moralische Nothwendigkeit soll an die Stelle jener physischen treten. </text:span><text:span text:style-name="T34">Jene Macht der Empfindung muß also vernichtet werden, ehe das Gesetz dazu erhoben werden kann</text:span><text:span text:style-name="T26">. Es ist also nicht damit gethan, daß etwas anfange, was noch nicht war; es muß zuvor etwas aufhören, welches war. </text:span><text:span text:style-name="T34">Der Mensch kann nicht unmittelbar vom Empfinden zum Denken übergehen; er muß </text:span><text:soft-page-break/><text:span text:style-name="T29">einen Schritt zurückthun</text:span><text:span text:style-name="T34">, weil nur, indem eine Determination wieder aufgehoben wird, die entgegengesetzte eintreten kann</text:span><text:span text:style-name="T26">. Er muß also, um Leiden mit Selbstthätigkeit, um eine passive Bestimmung</text:span><text:alphabetical-index-mark text:string-value="Bestimmung"/><text:span text:style-name="T26"> mit einer aktiven zu vertauschen, </text:span><text:span text:style-name="T34">augenblicklich </text:span><text:span text:style-name="T29">von aller Bestimmung</text:span><text:alphabetical-index-mark text:string-value="Bestimmung"/><text:span text:style-name="T29"> frei sein</text:span><text:span text:style-name="T34"> und einen Zustand der bloßen Bestimmbarkeit durchlaufen</text:span><text:span text:style-name="T26">. Mithin muß er auf gewisse Weise zu jenem negativen Zustand der bloßen Bestimmungslosigkeit</text:span><text:alphabetical-index-mark text:string-value="Bestimmungslosigkeit" text:key1="Bestimmung"/><text:span text:style-name="T26"> zurückkehren, in welchem er sich befand, ehe noch irgend etwas auf seinen Sinn einen Eindruck machte. Jener Zustand aber war an Inhalt völlig leer, und </text:span><text:span text:style-name="T34">jetzt kommt es darauf an, eine gleiche Bestimmungslosigkeit</text:span><text:alphabetical-index-mark text:string-value="Bestimmungslosigkeit" text:key1="Bestimmung"/><text:span text:style-name="T34"> und eine gleich unbegrenzte Bestimmbarkeit mit dem größtmöglichen Gehalt zu vereinbaren</text:span><text:span text:style-name="T26">, weil unmittelbar aus diesem Zustand etwas Positives erfolgen soll. Die Bestimmung</text:span><text:alphabetical-index-mark text:string-value="Bestimmung"/><text:span text:style-name="T26">, die er durch Sensation empfangen, muß also festgehalten werden, weil er die Realität nicht verlieren darf; zugleich aber muß sie, insofern sie Begrenzung ist, aufgehoben werden, weil eine unbegrenzte Bestimmbarkeit statt finden soll. </text:span><text:span text:style-name="T34">Die Aufgabe ist also, die Determination des Zustandes zugleich zu vernichten und beizubehalten</text:span><text:span text:style-name="T26">, welches nur auf die einzige Art möglich ist, daß man </text:span><text:span text:style-name="T29">ihr eine andere entgegensetzt</text:span><text:span text:style-name="T26">. Die Schalen einer Wage stehen gleich, wenn sie leer sind; sie stehen aber auch gleich, wenn sie gleiche Gewichte enthalten.</text:span></text:p>
      <text:p text:style-name="Text_20_body"><text:span text:style-name="T26">Das Gemüth geht also von der Empfindung zum Gedanken durch eine mittlere Stimmung über, in welcher Sinnlichkeit und Vernunft </text:span><text:span text:style-name="T28">zugleich</text:span><text:span text:style-name="T26"> thätig sind, eben deswegen aber ihre bestimmende Gewalt gegenseitig aufheben und durch eine Entgegensetzung eine Negation bewirken. </text:span><text:span text:style-name="T34">Diese mittlere Stimmung, in welcher das Gemüth weder physisch noch moralisch genöthigt und doch auf beide Art thätig ist</text:span><text:span text:style-name="T26">, verdient vorzugsweise </text:span><text:span text:style-name="T34">eine freie Stimmung</text:span><text:span text:style-name="T26"> zu heißen, und wenn man den Zustand sinnlicher Bestimmung</text:span><text:alphabetical-index-mark text:string-value="Bestimmung"/><text:span text:style-name="T26"> den physischen, den Zustand vernünftiger Bestimmung</text:span><text:alphabetical-index-mark text:string-value="Bestimmung"/><text:span text:style-name="T26"> aber den logischen und moralischen nennt, so muß man diesen </text:span><text:span text:style-name="T34">Zustand der realen und aktiven Bestimmbarkeit den </text:span><text:span text:style-name="T29">ästhetischen</text:span><text:span text:style-name="T34"> </text:span><text:span text:style-name="T26">heißen.</text:span><text:span text:style-name="Endnote_20_Symbol"><text:span text:style-name="T26"><text:note text:id="ftn72" text:note-class="endnote"><text:note-citation>65</text:note-citation><text:note-body><text:p text:style-name="Quotations"><text:span text:style-name="T5"/></text:p></text:note-body></text:note></text:span></text:span><text:a xlink:type="simple" xlink:href="http://gutenberg.spiegel.de/schiller/aesterz/Druckversion_aesterz4.htm#Anm2"><text:span text:style-name="T67">2)</text:span></text:a></text:p>
      <text:h text:style-name="Heading_20_1" text:outline-level="1"><text:bookmark-start text:name="__RefHeading__45_1800196833"/>Einundzwanzigster Brief [der ästhetische Zustand].<text:bookmark-end text:name="__RefHeading__45_1800196833"/></text:h>
      <text:p text:style-name="Text_20_body"><text:span text:style-name="Référence_20_intense">[82]</text:span> <text:span text:style-name="T26">Es gibt, wie ich am Anfange des vorigen Briefs bemerkte, </text:span><text:span text:style-name="T34">einen doppelten Zustand der Bestimmbarkeit und einen doppelten Zustand der Bestimmung</text:span><text:alphabetical-index-mark text:string-value="Bestimmung"/><text:span text:style-name="T26">. Jetzt kann ich diesen Satz deutlich machen.</text:span></text:p>
      <text:p text:style-name="Text_20_body"><text:span text:style-name="T26">Das Gemüth ist bestimmbar, bloß insofern es überhaupt nicht bestimmt</text:span><text:alphabetical-index-mark text:string-value="bestimmt" text:key1="bestimmen"/><text:span text:style-name="T26"> ist; es ist aber auch bestimmbar, insofern es nicht ausschließend bestimmt</text:span><text:alphabetical-index-mark text:string-value="bestimmt" text:key1="bestimmen"/><text:span text:style-name="T26">, d. h., bei seiner Bestimmung</text:span><text:alphabetical-index-mark text:string-value="Bestimmung"/><text:span text:style-name="T26"> nicht beschränkt ist. Jenes ist bloße Bestimmungslosigkeit</text:span><text:alphabetical-index-mark text:string-value="Bestimmungslosigkeit" text:key1="Bestimmung"/><text:span text:style-name="T26"> (es ist ohne Schranken, weil es ohne Realität ist); dieses ist die ästhetische Bestimmbarkeit (es hat </text:span><text:span text:style-name="T34">keine Schranken, weil es alle Realität vereinigt</text:span><text:span text:style-name="T26">).</text:span></text:p>
      <text:p text:style-name="Text_20_body"><text:span text:style-name="T26">Das Gemüth ist bestimmt</text:span><text:alphabetical-index-mark text:string-value="bestimmt" text:key1="bestimmen"/><text:span text:style-name="T26">, insofern es überhaupt nur beschränkt ist; es ist aber auch bestimmt</text:span><text:alphabetical-index-mark text:string-value="bestimmt" text:key1="bestimmen"/><text:span text:style-name="T26">, insofern es sich selbst aus eigenem absoluten Vermögen beschränkt. In dem ersten Falle befindet es sich, wenn es empfindet; in dem zweiten, wenn es denkt. Was also das Denken in Rücksicht auf Bestimmung</text:span><text:alphabetical-index-mark text:string-value="Bestimmung"/><text:span text:style-name="T26"> ist, das ist die ästhetische Verfassung in Rücksicht auf Bestimmbarkeit; jenes ist Beschränkung aus innrer </text:span><text:soft-page-break/><text:span text:style-name="T26">unendlicher Kraft, diese ist eine Negation aus innrer unendlicher Fülle. So wie Empfinden und Denken einander in dem einzigen Punkt berühren, daß in beiden Zuständen das Gemüth determiniert, daß der Mensch ausschließungsweise Etwas – entweder Individuum oder Person</text:span><text:alphabetical-index-mark text:string-value="Person"/><text:span text:style-name="T26"> – ist, sonst aber sich ins Unendliche von einander entfernen: gerade so trifft </text:span><text:span text:style-name="T34">die ästhetische Bestimmbarkeit mit der bloßen Bestimmungslosigkeit</text:span><text:alphabetical-index-mark text:string-value="Bestimmungslosigkeit" text:key1="Bestimmung"/><text:span text:style-name="T26"> in dem einzigen Punkt überein, daß </text:span><text:span text:style-name="T34">beide jedes bestimmte</text:span><text:alphabetical-index-mark text:string-value="bestimmt" text:key1="bestimmen"/><text:span text:style-name="T34"> Dasein ausschließen</text:span><text:span text:style-name="T26">, indem sie in allen übrigen Punkten wie Nichts und Alles, mithin unendlich verschieden sind. Wenn also die letztere, die Bestimmungslosigkeit</text:span><text:alphabetical-index-mark text:string-value="Bestimmungslosigkeit" text:key1="Bestimmung"/><text:span text:style-name="T26"> aus Mangel, als eine </text:span><text:span text:style-name="T28">leere Unendlichkeit</text:span><text:span text:style-name="T26"> vorgestellt wurde, so muß die ästhetische Bestimmungsfreiheit</text:span><text:alphabetical-index-mark text:string-value="Bestimmungsfreiheit" text:key1="Bestimmung"/><text:span text:style-name="T26">, welche das reale Gegenstück derselben ist, als eine </text:span><text:span text:style-name="T29">erfüllte Unendlichkeit</text:span><text:span text:style-name="T26"> betrachtet werden: eine Vorstellung, welche mit demjenigen, was die vorhergehenden Untersuchungen lehren, aufs genaueste zusammentrifft.</text:span></text:p>
      <text:p text:style-name="Text_20_body"><text:span text:style-name="T60">[83] </text:span><text:span text:style-name="T34">In dem ästhetischen Zustand</text:span><text:span text:style-name="T26"> ist der Mensch also </text:span><text:span text:style-name="T28">Null</text:span><text:span text:style-name="T26">, insofern man auf ein einzelnes Resultat, nicht auf das ganze Vermögen achtet und den Mangel jeder besondern Determination in ihm in Betrachtung zieht. Daher muß man Denjenigen vollkommen Recht geben, welche </text:span><text:span text:style-name="T34">das Schöne und die Stimmung, in die es unser Gemüth versetzt, in Rücksicht auf </text:span><text:span text:style-name="T29">Erkenntniß</text:span><text:span text:style-name="T34"> und </text:span><text:span text:style-name="T29">Gesinnung</text:span><text:span text:style-name="T34"> für völlig indifferent und unfruchtbar erklären</text:span><text:span text:style-name="T26">. Sie haben vollkommen Recht; denn die Schönheit gibt schlechterdings kein einzelnes Resultat, weder für den Verstand</text:span><text:alphabetical-index-mark text:string-value="Verstand"/><text:span text:style-name="T26"> noch für den Willen, sie führt keinen einzelnen, weder intellektuellen noch moralischen Zweck aus; sie findet keine einzige Wahrheit, hilft uns keine einzige Pflicht erfüllen und ist, mit </text:span><text:span text:style-name="T28">einem</text:span><text:span text:style-name="T26"> Worte, </text:span><text:span text:style-name="T34">gleich ungeschickt, den Charakter</text:span><text:alphabetical-index-mark text:string-value="Charakter"/><text:span text:style-name="T34"> zu gründen und den Kopf aufzuklären</text:span><text:span text:style-name="T26">. Durch die ästhetische Kultur</text:span><text:alphabetical-index-mark text:string-value="Kultur"/><text:span text:style-name="T26"> bleibt also der persönliche Werth eines Menschen oder seine Würde</text:span><text:alphabetical-index-mark text:string-value="W¸rde"/><text:span text:style-name="T26">, insofern diese nur von ihm selbst abhängen kann, noch völlig unbestimmt</text:span><text:alphabetical-index-mark text:string-value="unbestimmt" text:key1="bestimmen"/><text:span text:style-name="T26">, und es ist </text:span><text:span text:style-name="T34">weiter nichts erreicht, als daß es ihm nunmehr </text:span><text:span text:style-name="T29">von Natur wegen</text:span><text:span text:style-name="T34"> möglich gemacht ist, aus sich selbst zu machen, was er will – daß ihm die Freiheit, zu sein, was er sein soll, vollkommen zurückgegeben ist</text:span><text:span text:style-name="T26">.</text:span></text:p>
      <text:p text:style-name="Text_20_body"><text:span text:style-name="T26">Eben dadurch aber ist etwas Unendliches erreicht. Denn, sobald wir uns erinnern, daß ihm durch die einseitige Nöthigung der Natur beim Empfinden und durch die ausschließende Gesetzgebung der Vernunft beim Denken gerade diese Freiheit entzogen wurde, so müssen wir das Vermögen, welches ihm in der ästhetischen Stimmung zurückgegeben wird, als die höchste aller Schenkungen, als </text:span><text:span text:style-name="T34">die Schenkung der Menschheit</text:span><text:alphabetical-index-mark text:string-value="Menschheit"/><text:span text:style-name="T26"> betrachten. Freilich besitzt er diese Menschheit</text:span><text:alphabetical-index-mark text:string-value="Menschheit"/><text:span text:style-name="T26"> der Anlage nach schon vor jedem bestimmten</text:span><text:alphabetical-index-mark text:string-value="bestimmt" text:key1="bestimmen"/><text:span text:style-name="T26"> Zustand, in den er kommen kann; aber der That nach verliert er sie mit jedem bestimmten</text:span><text:alphabetical-index-mark text:string-value="bestimmt" text:key1="bestimmen"/><text:span text:style-name="T26"> Zustand, in den er kommt, und sie muß ihm, wenn er zu einem entgegengesetzten soll übergehen können, jedesmal aufs neue durch das ästhetische Leben zurückgegeben werden.</text:span><text:span text:style-name="Endnote_20_Symbol"><text:span text:style-name="T26"><text:note text:id="ftn73" text:note-class="endnote"><text:note-citation>66</text:note-citation><text:note-body><text:p text:style-name="Quotations"><text:span text:style-name="T5"/></text:p></text:note-body></text:note></text:span></text:span><text:a xlink:type="simple" xlink:href="http://gutenberg.spiegel.de/schiller/aesterz/Druckversion_aesterz4.htm#Anm3"><text:span text:style-name="T67">3)</text:span></text:a><text:span text:style-name="T26"> </text:span></text:p>
      <text:p text:style-name="Text_20_body"><text:span text:style-name="T26">Es ist also </text:span><text:span text:style-name="T34">nicht bloß poetisch erlaubt, sondern auch philosophisch richtig, wenn man die Schönheit unsre zweite Schöpferin nennt</text:span><text:span text:style-name="T26">. Denn, ob sie uns gleich die Menschheit</text:span><text:alphabetical-index-mark text:string-value="Menschheit"/><text:span text:style-name="T26"> bloß möglich macht und es im Uebrigen unserm freien Willen anheimstellt, in wie weit wir sie wirklich machen wollen, so hat sie dieses ja mit unsrer ursprünglichen Schöpferin, der Natur, gemein, die uns gleichfalls nichts weiter als das Vermögen zur Menschheit</text:span><text:alphabetical-index-mark text:string-value="Menschheit"/><text:span text:style-name="T26"> ertheilte, den Gebrauch desselben aber auf unsere eigene </text:span><text:soft-page-break/><text:span text:style-name="T26">Willensbestimmung ankommen läßt.</text:span></text:p>
      <text:h text:style-name="P15" text:outline-level="1"><text:bookmark-start text:name="__RefHeading__47_1800196833"/>Zweiundzwanzigster Brief [Ästhetische Erfahrung]<text:bookmark-end text:name="__RefHeading__47_1800196833"/></text:h>
      <text:p text:style-name="Text_20_body"><text:span text:style-name="T26">Wenn also die ästhetische Stimmung des Gemüths in </text:span><text:span text:style-name="T28">einer</text:span><text:span text:style-name="T26"> Rücksicht als </text:span><text:span text:style-name="T28">Null</text:span><text:span text:style-name="T26"> betrachtet werden muß, sobald man nämlich sein Augenmerk auf einzelne und bestimmte</text:span><text:alphabetical-index-mark text:string-value="bestimmt" text:key1="bestimmen"/><text:span text:style-name="T26"> Wirkungen richtet, so ist sie </text:span><text:span text:style-name="T34">in anderer Rücksicht wieder als ein Zustand der </text:span><text:span text:style-name="T29">höchsten</text:span><text:span text:style-name="T34"> Realität</text:span><text:span text:style-name="T26"> anzusehen, insofern man dabei auf die </text:span><text:span text:style-name="T34">Abwesenheit aller Schranken und auf die Summe der Kräfte</text:span><text:span text:style-name="T26"> achtet, die in derselben gemeinschaftlich thätig sind. Man kann also Denjenigen eben so wenig Unrecht geben, die den ästhetischen Zustand für den fruchtbarsten in Rücksicht auf Erkenntniß und Moralität erklären. Sie haben vollkommen Recht; denn </text:span><text:span text:style-name="T34">eine Gemüthsstimmung, welche das Ganze der Menschheit</text:span><text:alphabetical-index-mark text:string-value="Menschheit"/><text:span text:style-name="T34"> in sich begreift, muß nothwendig auch jede einzelne Aeußerung derselben, dem Vermögen nach, in sich schließen</text:span><text:span text:style-name="T26">; eine Gemüthsstimmung, welche von dem Ganzen der menschlichen Natur alle Schranken entfernt, muß diese nothwendig auch von jeder einzelnen Aeußerung derselben entfernen. Ebendeßwegen, weil sie keine einzelne Funktion der Menschheit</text:span><text:alphabetical-index-mark text:string-value="Menschheit"/><text:span text:style-name="T26"> ausschließend in Schutz nimmt, so ist sie einer jeden ohne Unterschied günstig, und sie begünstigt ja nur deswegen keine einzelne vorzugsweise, weil sie </text:span><text:span text:style-name="T34">der Grund der Möglichkeit von allen</text:span><text:span text:style-name="T26"> ist. </text:span><text:span text:style-name="T34">Alle anderen Uebungen geben dem Gemüth irgend ein besonderes Geschick, aber setzen ihm dafür auch eine besondere Grenze; die ästhetische allein führt zum Unbegrenzten</text:span><text:span text:style-name="T26">. Jeder andere Zustand, in den wir kommen können, weist uns auf einen vorhergehenden zurück und bedarf zu seiner Auflösung eines folgenden; nur der ästhetische ist ein Ganzes in sich selbst, da er alle Bedingungen seines Ursprungs und seiner Fortdauer in sich vereinigt. Hier allein fühlen wir uns </text:span><text:span text:style-name="T34">wie aus der Zeit</text:span><text:alphabetical-index-mark text:string-value="Zeit"/><text:span text:style-name="T34"> gerissen</text:span><text:span text:style-name="T26">, und unsere Menschheit</text:span><text:alphabetical-index-mark text:string-value="Menschheit"/><text:span text:style-name="T26"> äußert sich mit einer </text:span><text:span text:style-name="T34">Reinheit und </text:span><text:span text:style-name="T29">Integrität</text:span><text:span text:style-name="T26">, als hätte sie von der Einwirkung äußrer Kräfte noch keinen Abbruch erfahren.</text:span></text:p>
      <text:p text:style-name="Text_20_body"><text:span text:style-name="T26">Was unsere Sinnen in der unmittelbaren Empfindung schmeichelt, das öffnet unser weiches und bewegliches Gemüth jedem Eindruck, aber macht uns auch in demselben Grad zur Anstrengung weniger tüchtig. Was unsre Denkkräfte anspannt und zu abgezogenen Begriffen einladet, das stärkt unsern Geist zu jeder Art des Widerstandes, aber verhärtet ihn auch in demselben Verhältniß und raubt uns eben so viel an Empfänglichkeit, als es uns zu einer größern Selbstthätigkeit verhilft. Eben deßwegen führt auch das Eine wie das Andre zuletzt nothwendig zur Erschöpfung, weil </text:span><text:span text:style-name="T34">der Stoff</text:span><text:alphabetical-index-mark text:string-value="Stoff"/><text:span text:style-name="T34"> nicht lange der bildenden Kraft, weil die Kraft nicht lange des bildsamen Stoffes</text:span><text:alphabetical-index-mark text:string-value="Stoff"/><text:span text:style-name="T34"> entrathen</text:span><text:span text:style-name="T26"> kann. Haben wir uns hingegen dem Genuß echter Schönheit dahingegeben, so sind wir in einem solchen Augenblick unsrer leidenden und thätigen Kräfte in gleichem Grad Meister, und </text:span><text:span text:style-name="T34">mit gleicher Leichtigkeit werden wir uns zum Ernst und zum Spiele, zur Ruhe und zur Bewegung</text:span><text:span text:style-name="T26">, zur Nachgiebigkeit und zum Widerstand, zum abstrakten Denken und zur Anschauung wenden.</text:span></text:p>
      <text:p text:style-name="Text_20_body">Diese <text:span text:style-name="T57">hohe Gleichmütigkeit und Freiheit des Geistes</text:span>, mit Kraft und Rüstigkeit verbunden, ist die Stimmung, in der uns ein echtes Kunstwerk entlassen soll, und es gibt keinen sicherern <text:soft-page-break/>Probierstein der wahren ästhetischen Güte. Finden wir uns nach einem Genuß dieser Art zu irgend einer besondern Empfindungsweise oder Handlungsweise vorzugsweise aufgelegt, zu einer andern hingegen ungeschickt und verdrossen, so dient dies zu einem untrüglichen Beweise, daß wir keine <text:span text:style-name="T54">rein ästhetische</text:span> Wirkung erfahren haben, es sei nun, daß es an dem Gegenstand oder an unserer Empfindungsweise oder (wie fast immer der Fall ist) an beiden zugleich gelegen habe.</text:p>
      <text:p text:style-name="Text_20_body"><text:span text:style-name="T26">Da </text:span><text:span text:style-name="T34">in der Wirklichkeit keine rein ästhetische Wirkung</text:span><text:span text:style-name="T26"> anzutreffen ist (denn der Mensch kann nie aus der Abhängigkeit der Kräfte treten), so kann die Vortrefflichkeit eines Kunstwerks bloß in seiner größern Annäherung zu jenem Ideale ästhetischer Reinigkeit bestehen, und bei aller Freiheit, zu der man es steigern mag, werden wir es doch immer in einer besondern Stimmung und mit einer eigentümlichen Richtung verlassen. Je allgemeiner</text:span><text:alphabetical-index-mark text:string-value="allgemein"/><text:span text:style-name="T26"> nun die Stimmung und je weniger eingeschränkt die Richtung ist, welche unserm Gemüth durch eine bestimmte</text:span><text:alphabetical-index-mark text:string-value="bestimmt" text:key1="bestimmen"/><text:span text:style-name="T26"> Gattung der Künste und durch ein bestimmtes</text:span><text:alphabetical-index-mark text:string-value="bestimmt" text:key1="bestimmen"/><text:span text:style-name="T26"> Produkt aus derselben gegeben wird, desto edler</text:span><text:alphabetical-index-mark text:string-value="edel"/><text:span text:style-name="T26"> ist jene Gattung, und desto vortrefflicher ein solches Produkt. Man kann dies mit Werken aus verschiedenen Künsten und mit verschiedenen Werken der nämlichen Kunst versuchen. Wir verlassen eine schöne </text:span><text:span text:style-name="T34">Musik</text:span><text:span text:style-name="T26"> mit reger Empfindung, ein schönes </text:span><text:span text:style-name="T34">Gedicht</text:span><text:span text:style-name="T26"> mit belebter Einbildungskraft</text:span><text:alphabetical-index-mark text:string-value="Einbildungskraft"/><text:span text:style-name="T26">, ein schönes Bildwerk und Gebäude mit aufgewecktem Verstand</text:span><text:alphabetical-index-mark text:string-value="Verstand"/><text:span text:style-name="T26">; wer uns aber unmittelbar nach einem hohen musikalischen Genuß zu abgezogenem Denken einladen, unmittelbar nach einem hohen poetischen Genuß in einem abgemessenen Geschäft</text:span><text:alphabetical-index-mark text:string-value="Gesch‰ft"/><text:span text:style-name="T26"> des gemeinen Lebens gebrauchen, unmittelbar nach Betrachtung schöner Malereien und Bildhauerwerke unsre Einbildungskraft</text:span><text:alphabetical-index-mark text:string-value="Einbildungskraft"/><text:span text:style-name="T26"> erhitzen und unser Gefühl überraschen wollte, der würde seine Zeit</text:span><text:alphabetical-index-mark text:string-value="Zeit"/><text:span text:style-name="T26"> nicht gut wählen. Die Ursache ist, weil auch die geistreichste Musik </text:span><text:span text:style-name="T28">durch ihre Materie</text:span><text:span text:style-name="T26"> noch immer in einer größern Affinität zu den Sinnen steht, als die wahre ästhetische Freiheit duldet, weil auch das glücklichste Gedicht von dem willkürlichen und zufälligen Spiele der Imagination, </text:span><text:span text:style-name="T28">als seines Mediums</text:span><text:span text:style-name="T26">, noch immer mehr participiert, als die innere Nothwendigkeit des wahrhaft Schönen verstattet, weil auch das trefflichste Bildwerk, und dieses vielleicht am meisten, </text:span><text:span text:style-name="T28">durch die Bestimmtheit seines Begriffs</text:span><text:span text:style-name="T26"> an die ernste Wissenschaft grenzt. Indessen verlieren sich diese besondern Affinitäten mit jedem höhern Grade, den ein Werk aus diesen drei Kunstgattungen erreicht, und </text:span><text:span text:style-name="T34">es ist eine nothwendige und natürliche Folge ihrer Vollendung, daß, ohne Verrückung ihrer objektiven Grenzen, die verschiedenen Künste in </text:span><text:span text:style-name="T29">ihrer Wirkung auf das Gemüth</text:span><text:span text:style-name="T34"> einander immer ähnlicher werden</text:span><text:span text:style-name="T26">. Die Musik in ihrer höchsten Veredlung</text:span><text:alphabetical-index-mark text:string-value="Veredlung" text:key1="edel"/><text:span text:style-name="T26"> muß Gestalt werden und mit der ruhigen Macht der Antike auf uns wirken; die bildende Kunst in ihrer höchsten Vollendung muß Musik werden und uns durch unmittelbare sinnliche Gegenwart rühren; die Poesie in ihrer vollkommensten Ausbildung</text:span><text:alphabetical-index-mark text:string-value="Ausbildung"/><text:span text:style-name="T26"> muß uns, wie die Tonkunst, mächtig fassen, zugleich aber, wie die Plastik, mit ruhiger Klarheit umgeben. Darin eben zeigt sich der vollkommene Styl in jeglicher Kunst, daß er die specifischen Schranken derselben zu entfernen weiß, ohne doch ihre specifischen Vorzüge mit aufzuheben, und durch eine weise Benutzung ihrer Eigentümlichkeit ihr einen mehr allgemeinen</text:span><text:alphabetical-index-mark text:string-value="allgemein"/><text:span text:style-name="T26"> Charakter</text:span><text:alphabetical-index-mark text:string-value="Charakter"/><text:span text:style-name="T26"> ertheilt.</text:span></text:p>
      <text:p text:style-name="Text_20_body"><text:span text:style-name="T26">Und nicht bloß die Schranken, welche der specifische Charakter</text:span><text:alphabetical-index-mark text:string-value="Charakter"/><text:span text:style-name="T26"> seiner </text:span><text:soft-page-break/><text:span text:style-name="T26">Kunstgattung mit sich bringt, auch diejenigen, welche dem besondern Stoffe</text:span><text:alphabetical-index-mark text:string-value="Stoff"/><text:span text:style-name="T26">, den er bearbeitet, anhängig sind, muß der Künstler durch die Behandlung überwinden. </text:span><text:span text:style-name="T34">In einem wahrhaft schönen Kunstwerk soll der Inhalt nichts, die Form aber alles thun</text:span><text:span text:style-name="T26">; denn durch die Form allein wird auf das Ganze des Menschen, durch den Inhalt hingegen nur auf einzelne Kräfte gewirkt. Der Inhalt, wie erhaben und weitumfassend er auch sei, wirkt also jederzeit einschränkend auf den Geist, und nur von der Form ist wahre ästhetische Freiheit zu erwarten. Darin also besteht das eigentliche Kunstgeheimniß des Meisters, </text:span><text:span text:style-name="T28">daß er den Stoff</text:span><text:alphabetical-index-mark text:string-value="Stoff"/><text:span text:style-name="T28"> durch die Form vertilgt</text:span><text:span text:style-name="T26">; und je imposanter, anmaßender, verführerischer der Stoff</text:span><text:alphabetical-index-mark text:string-value="Stoff"/><text:span text:style-name="T26"> an sich selbst ist, je eigenmächtiger derselbe mit seiner Wirkung sich vordrängt, oder je mehr der Betrachter geneigt ist, sich unmittelbar mit dem Stoff</text:span><text:alphabetical-index-mark text:string-value="Stoff"/><text:span text:style-name="T26"> einzulassen, desto triumphierender ist die Kunst, welche jenen zurückzwingt und über diesen die Herrschaft behauptet. Das Gemüth des Zuschauers und Zuhörers muß völlig frei und unverletzt bleiben, es muß aus dem Zauberkreise des Künstlers rein und vollkommen wie aus den Händen des Schöpfers gehn. Der frivolste Gegenstand muß so behandelt werden, daß wir aufgelegt bleiben, unmittelbar von demselben zu dem strengsten Ernste überzugehen. </text:span><text:span text:style-name="T34">Der ernsteste Stoff</text:span><text:alphabetical-index-mark text:string-value="Stoff"/><text:span text:style-name="T34"> muß so behandelt werden, daß wir die Fähigkeit behalten, ihn unmittelbar mit dem leichtesten Spiele zu vertauschen</text:span><text:span text:style-name="T26">. </text:span><text:span text:style-name="T34">Künste des Affekts, dergleichen die Tragödie</text:span><text:span text:style-name="T26"> ist, sind kein Einwurf: denn </text:span><text:span text:style-name="T28">erstlich</text:span><text:span text:style-name="T26"> sind es keine ganz freien Künste, da sie unter der Dienstbarkeit eines besondern Zweckes (des </text:span><text:span text:style-name="T34">Pathetischen</text:span><text:span text:style-name="T26">) stehen, und </text:span><text:span text:style-name="T28">dann</text:span><text:span text:style-name="T26"> wird wohl kein wahrer Kunstkenner leugnen, daß </text:span><text:span text:style-name="T34">Werke, auch selbst aus dieser Klasse, um so vollkommener sind, je mehr sie auch im höchsten Sturme des Affekts die Gemüthsfreiheit schonen</text:span><text:span text:style-name="T26">. </text:span><text:span text:style-name="T34">Eine schöne Kunst der Leidenschaft gibt es; aber eine schöne leidenschaftliche Kunst ist ein Widerspruch</text:span><text:span text:style-name="T26">, denn </text:span><text:span text:style-name="T34">der unausbleibliche Effekt des Schönen ist Freiheit von Leidenschaften</text:span><text:span text:style-name="T26">. </text:span><text:span text:style-name="T34">Nicht weniger widersprechend ist der Begriff einer schönen lehrenden (didaktischen) oder bessernden (moralischen) Kunst, denn nichts streitet mehr mit dem Begriff der Schönheit, als dem Gemüth eine bestimmte </text:span><text:alphabetical-index-mark text:string-value="bestimmt" text:key1="bestimmen"/><text:span text:style-name="T34">Tendenz zu geben.</text:span></text:p>
      <text:p text:style-name="Text_20_body"><text:span text:style-name="T26">Nicht immer beweist es indessen eine Formlosigkeit in dem Werke, wenn es bloß durch seinen Inhalt Effekt macht; es kann eben so oft von einem Mangel an Form in dem Beurtheiler zeugen. Ist dieser entweder zu gespannt oder zu schlaff; ist er gewohnt, entweder bloß mit dem Verstand</text:span><text:alphabetical-index-mark text:string-value="Verstand"/><text:span text:style-name="T26"> oder bloß mit den Sinnen aufzunehmen, so wird er sich auch bei dem glücklichsten Ganzen nur an die Theile und bei der schönsten Form nur an die Materie halten. Nur für das rohe </text:span><text:span text:style-name="T28">Element</text:span><text:span text:style-name="T26"> empfänglich, muß er die ästhetische Organisation eines Werks erst zerstören, ehe er einen Genuß daran findet, und das Einzelne sorgfältig aufscharren, das der Meister mit unendlicher Kunst in der Harmonie des Ganzen verschwinden machte. Sein Interesse daran ist schlechterdings entweder moralisch oder physisch; nur gerade, was es sein soll, ästhetisch ist es nicht. Solche Leser genießen ein ernsthaftes und pathetisches Gedicht, wie eine Predigt, und ein naives oder scherzhaftes, wie ein berauschendes Getränk; und waren sie geschmacklos genug, von einer Tragödie und Epopöe, wenn es auch </text:span><text:soft-page-break/><text:span text:style-name="T26">eine Messiade wäre, </text:span><text:span text:style-name="T28">Erbauung</text:span><text:span text:style-name="T26"> zu verlangen, so werden sie an einem anakreontischen oder catullischen Lied unfehlbar ein Aergerniß nehmen.</text:span></text:p>
      <text:h text:style-name="P16" text:outline-level="1"><text:bookmark-start text:name="__RefHeading__49_1800196833"/>Dreiundzwanzigster Brief [reprise<text:span text:style-name="T69"> </text:span><text:span text:style-name="T49">es gibt keinen andern Weg, den sinnlichen Menschen vernünftig zu machen, als daß man denselben zuvor ästhetisch macht</text:span><text:span text:style-name="T25">.</text:span><text:span text:style-name="T69"> „</text:span>Der Schritt von dem ästhetischen Zustand zu dem logischen und moralischen (von der Schönheit zur Wahrheit und zur Pflicht)“]. <text:span text:style-name="T49">nur aus dem ästhetischen, nicht aber aus dem physischen Zustand der moralische sich entwickeln kann</text:span><text:bookmark-end text:name="__RefHeading__49_1800196833"/></text:h>
      <text:p text:style-name="Text_20_body"><text:span text:style-name="Référence_20_intense">[90]</text:span> <text:span text:style-name="T38">Ich nehme den Faden meiner Untersuchung wieder auf</text:span><text:span text:style-name="T26">, den ich nur darum abgerissen habe, um von den aufgestellten Sätzen die </text:span><text:span text:style-name="T38">Anwendung auf die ausübende Kunst</text:span><text:span text:style-name="T44"> und auf die </text:span><text:span text:style-name="T38">Beurtheilung ihrer Werke</text:span><text:span text:style-name="T44"> zu machen</text:span><text:span text:style-name="T26">.</text:span></text:p>
      <text:p text:style-name="Text_20_body"><text:span text:style-name="T26">Der Uebergang von dem leidenden Zustande des Empfindens zu dem thätigen des Denkens und Wollens geschieht also nicht anders, als durch einen mittleren Zustand ästhetischer </text:span><text:span text:style-name="T33">Freiheit</text:span><text:span text:style-name="T26">, und obgleich dieser Zustand an sich selbst weder für unsere Einsichten noch Gesinnungen etwas entscheidet</text:span><text:alphabetical-index-mark text:string-value="entscheiden" text:key1="scheiden"/><text:span text:style-name="T26">, mithin unsern intellektuellen und moralischen Werth ganz und gar problematisch läßt, so ist er doch die nothwendige Bedingung, unter welcher allein wir zu einer Einsicht und zu einer Gesinnung gelangen können. Mit </text:span><text:span text:style-name="T28">einem</text:span><text:span text:style-name="T26"> Wort: </text:span><text:span text:style-name="T34">es gibt keinen andern Weg, den sinnlichen Menschen vernünftig zu machen, als daß man denselben zuvor ästhetisch macht</text:span><text:span text:style-name="T26">.</text:span></text:p>
      <text:p text:style-name="Text_20_body"><text:span text:style-name="T44">Aber, möchten Sie mir einwenden</text:span><text:span text:style-name="T26">, sollte diese Vermittlung durchaus unentbehrlich sein? </text:span><text:span text:style-name="T34">Sollten Wahrheit und Pflicht nicht auch schon für sich allein und durch sich selbst bei dem sinnlichen Menschen Eingang finden können?</text:span><text:span text:style-name="T26"> Hierauf muß ich antworten: sie können nicht nur, sie sollen schlechterdings ihre bestimmende Kraft bloß sich selbst zu verdanken haben, und nichts würde meinen bisherigen Behauptungen widersprechender sein, als wenn sie das Ansehen hätten, die entgegengesetzte Meinung in Schutz zu nehmen. Es ist ausdrücklich bewiesen worden, daß die Schönheit kein Resultat weder für den Verstand</text:span><text:alphabetical-index-mark text:string-value="Verstand"/><text:span text:style-name="T26"> noch den Willen gebe, daß sie sich in kein Geschäft</text:span><text:alphabetical-index-mark text:string-value="Gesch‰ft"/><text:span text:style-name="T26"> weder des Denkens noch des Entschließens mische, daß </text:span><text:span text:style-name="T34">sie zu beiden bloß das Vermögen ertheile, aber über den wirklichen Gebrauch dieses Vermögens durchaus nichts bestimme</text:span><text:span text:style-name="T26">. Bei diesem fällt alle fremde Hilfe hinweg, und die reine logische Form, der Begriff, muß unmittelbar zu dem Verstand</text:span><text:alphabetical-index-mark text:string-value="Verstand"/><text:span text:style-name="T26">, die reine moralische Form, das Gesetz, unmittelbar zu dem Willen reden.</text:span></text:p>
      <text:p text:style-name="Text_20_body"><text:span text:style-name="T26">Aber daß sie dieses überhaupt nur könne – daß es überhaupt nur eine reine Form für den sinnlichen Menschen gebe, dies, behaupte ich, muß </text:span><text:span text:style-name="T34">durch die ästhetische Stimmung des Gemüths</text:span><text:span text:style-name="T26"> erst möglich gemacht werden. Die Wahrheit ist nichts, was so, wie die Wirklichkeit oder das sinnliche Dasein der Dinge von außen empfangen werden kann; sie ist </text:span><text:soft-page-break/><text:span text:style-name="T26">etwas, das die Denkkraft selbstthätig und in ihrer Freiheit hervorbringt, und </text:span><text:span text:style-name="T34">diese Selbstthätigkeit, diese Freiheit ist es ja eben, was wir bei dem sinnlichen Menschen vermissen</text:span><text:span text:style-name="T26">. Der sinnliche Mensch ist schon (physisch) bestimmt</text:span><text:alphabetical-index-mark text:string-value="bestimmt" text:key1="bestimmen"/><text:span text:style-name="T26"> und hat folglich keine freie Bestimmbarkeit mehr: diese </text:span><text:span text:style-name="T34">verlorne Bestimmbarkeit muß er nothwendig erst zurückerhalten</text:span><text:span text:style-name="T26">, eh' er die leidende Bestimmung</text:span><text:alphabetical-index-mark text:string-value="Bestimmung"/><text:span text:style-name="T26"> mit einer thätigen vertauschen kann. Er kann sie aber nicht anders zurückerhalten, als entweder indem er die passive Bestimmung</text:span><text:alphabetical-index-mark text:string-value="Bestimmung"/><text:span text:style-name="T26"> verliert, die er hatte, oder </text:span><text:span text:style-name="T28">indem er die aktive schon in sich enthält</text:span><text:span text:style-name="T26">, zu welcher er übergehen soll. Verlöre er bloß die passive Bestimmung</text:span><text:alphabetical-index-mark text:string-value="Bestimmung"/><text:span text:style-name="T26">, so würde er zugleich mit derselben auch die Möglichkeit einer aktiven verlieren, weil der Gedanke einen Körper braucht und die Form nur an einem Stoffe</text:span><text:alphabetical-index-mark text:string-value="Stoff"/><text:span text:style-name="T26"> realisiert werden kann. Er wird also die letztere schon in sich enthalten, er wird zugleich leidend und thätig bestimmt</text:span><text:alphabetical-index-mark text:string-value="bestimmt" text:key1="bestimmen"/><text:span text:style-name="T26"> sein, das heißt, er wird ästhetisch werden müssen.</text:span></text:p>
      <text:p text:style-name="Text_20_body"><text:span text:style-name="T34">Durch die ästhetische Gemüthsstimmung wird also die Selbstthätigkeit der Vernunft schon auf dem Felde der Sinnlichkeit eröffnet</text:span><text:span text:style-name="T26">, </text:span><text:span text:style-name="T34">die Macht der Empfindung schon innerhalb ihrer eigenen Grenzen gebrochen</text:span><text:span text:style-name="T26"> und der physische Mensch so weit veredelt</text:span><text:alphabetical-index-mark text:string-value="veredeln" text:key1="edel"/><text:span text:style-name="T26">, daß nunmehr der geistige sich nach Gesetzen der Freiheit auf demselben bloß zu entwickeln braucht. </text:span><text:span text:style-name="T34">Der Schritt von dem ästhetischen Zustand zu dem logischen und moralischen (von der Schönheit zur Wahrheit und zur Pflicht) ist daher unendlich leichter, als der Schritt von dem physischen Zustande zu dem ästhetischen (von dem bloßen blinden Leben zur Form) war</text:span><text:span text:style-name="T26">. Jenen Schritt kann der Mensch durch seine bloße Freiheit vollbringen, da er sich bloß zu nehmen, und nicht zu geben, bloß seine Natur zu vereinzeln, nicht zu erweitern braucht; der ästhetisch gestimmte Mensch wird allgemein</text:span><text:alphabetical-index-mark text:string-value="allgemein"/><text:span text:style-name="T26"> gültig urtheilen und allgemein</text:span><text:alphabetical-index-mark text:string-value="allgemein"/><text:span text:style-name="T26"> gültig handeln, sobald er es wollen wird. Den Schritt von der rohen Materie zur Schönheit, wo eine ganz neue Thätigkeit in ihm eröffnet werden soll, muß die Natur ihm erleichtern, und sein Wille kann über eine Stimmung nichts gebieten, die ja dem Willen selbst erst das Dasein gibt. Um den ästhetischen Menschen zur Einsicht und großen Gesinnungen zu führen, darf man ihm weiter nichts als wichtige Anlässe geben; um von dem sinnlichen Menschen eben das zu erhalten, muß man erst seine Natur verändern. Bei jenem braucht es oft nichts als die </text:span><text:span text:style-name="T34">Aufforderung einer erhabenen Situation (die am unmittelbarsten auf das Willensvermögen wirkt), um ihn zum Helden und zum Weisen zu machen</text:span><text:span text:style-name="T26">; diesen muß man erst unter einen andern Himmel versetzen.</text:span></text:p>
      <text:p text:style-name="Text_20_body"><text:span text:style-name="T26">Es gehört also </text:span><text:span text:style-name="T34">zu den wichtigsten Aufgaben der Kultur</text:span><text:alphabetical-index-mark text:string-value="Kultur"/><text:span text:style-name="T34">, den Menschen auch schon in seinem bloß physischen Leben der Form zu unterwerfen</text:span><text:span text:style-name="T26"> und ihn, so weit das Reich der Schönheit nur immer reichen kann, ästhetisch zu machen, </text:span><text:span text:style-name="T34">weil nur aus dem ästhetischen, nicht aber aus dem physischen Zustand der moralische sich entwickeln kann</text:span><text:span text:style-name="T26">. Soll der Mensch in jedem einzelnen Fall das Vermögen besitzen, sein Urtheil und seinen Willen zum Urtheil der Gattung zu machen, soll er aus jedem beschränkten Dasein den Durchgang zu einem unendlichen finden, </text:span><text:span text:style-name="T34">aus jedem abhängigen Zustand zur </text:span><text:soft-page-break/><text:span text:style-name="T34">Selbständigkeit und Freiheit den Aufschwung nehmen können</text:span><text:span text:style-name="T26">, so muß dafür gesorgt werden, daß er </text:span><text:span text:style-name="T34">in keinem Momente bloß Individuum sei und bloß dem Naturgesetz diene</text:span><text:span text:style-name="T26">. Soll er fähig und fertig sein, auf dem engen Kreis der Naturzwecke sich zu Vernunftzwecken zu erheben, so muß er sich schon </text:span><text:span text:style-name="T28">innerhalb der erstern</text:span><text:span text:style-name="T26"> für die letztern geübt und schon seine physische Bestimmung</text:span><text:alphabetical-index-mark text:string-value="Bestimmung"/><text:span text:style-name="T26"> mit einer gewissen Freiheit der Geister, d. i. nach Gesetzen der Schönheit, ausgeführt haben.</text:span></text:p>
      <text:p text:style-name="Text_20_body"><text:span text:style-name="T26">Und zwar kann er dieses, ohne dadurch im geringsten seinem physischen Zweck zu widersprechen. Die Anforderungen der Natur an ihn gehen bloß auf das, </text:span><text:span text:style-name="T28">was er wirkt, auf den Inhalt</text:span><text:span text:style-name="T26"> seines Handelns; über die Art, </text:span><text:span text:style-name="T28">wie er wirkt, über die Form</text:span><text:span text:style-name="T26"> desselben, ist durch die Naturzwecke nichts bestimmt</text:span><text:alphabetical-index-mark text:string-value="bestimmt" text:key1="bestimmen"/><text:span text:style-name="T26">. Die Anforderungen der Vernunft hingegen sind streng auf die Form seiner Thätigkeit gerichtet. So nothwendig es also für seine moralische Bestimmung</text:span><text:alphabetical-index-mark text:string-value="Bestimmung"/><text:span text:style-name="T26"> ist, daß er rein moralisch sei, daß er eine absolute Selbstthätigkeit beweise, so gleichgültig ist es für seine physische Bestimmung</text:span><text:alphabetical-index-mark text:string-value="Bestimmung"/><text:span text:style-name="T26">, ob er rein physisch ist, ob er sich absolut leidend verhält. In Rücksicht auf diese letztere ist es also ganz in seine Willkür</text:span><text:alphabetical-index-mark text:string-value="Willk¸r"/><text:span text:style-name="T26"> gestellt, ob er sie bloß als Sinnenwesen und als Naturkraft (als eine Kraft nämlich, welche nur wirkt, je nachdem sie erleidet) oder ob er sie zugleich als absolute Kraft, als Vernunftwesen ausführen will, und es dürfte wohl keine Frage sein, welches von beiden seiner Würde</text:span><text:alphabetical-index-mark text:string-value="W¸rde"/><text:span text:style-name="T26"> mehr entspricht. Vielmehr, so sehr es ihn erniedrigt und schändet, dasjenige aus sinnlichem Antriebe</text:span><text:alphabetical-index-mark text:string-value="Antrieb" text:key1="Trieb"/><text:span text:style-name="T26"> zu thun, wozu er sich aus reinen Motiven der Pflicht bestimmt</text:span><text:alphabetical-index-mark text:string-value="bestimmt" text:key1="bestimmen"/><text:span text:style-name="T26"> haben sollte, so sehr </text:span><text:span text:style-name="T34">ehrt und adelt</text:span><text:alphabetical-index-mark text:string-value="adeln" text:key1="adel"/><text:span text:style-name="T34"> es ihn, auch da nach Gesetzmäßigkeit, nach Harmonie, nach Unbeschränktheit zu streben, wo der gemeine Mensch nur sein erlaubtes Verlangen stillt</text:span><text:span text:style-name="T26">.</text:span><text:span text:style-name="Endnote_20_Symbol"><text:span text:style-name="T26"><text:note text:id="ftn74" text:note-class="endnote"><text:note-citation>67</text:note-citation><text:note-body><text:p text:style-name="Text_20_body"><text:span text:style-name="T6"><text:s/></text:span><text:span text:style-name="T5">Diese </text:span><text:span text:style-name="T11">geistreiche und ästhetisch freie Behandlung gemeiner Wirklichkeit ist</text:span><text:span text:style-name="T5">, wo man sie auch antrifft, das </text:span><text:span text:style-name="T11">Kennzeichen einer </text:span><text:span text:style-name="T9">edeln</text:span><text:span text:style-name="T11"> Seele</text:span><text:span text:style-name="T5">. Edel ist überhaupt ein Gemüth zu nennen, welches die Gabe besitzt, auch das beschränkteste Geschäft und den kleinlichsten Gegenstand durch die Behandlungsweise in ein unendliches zu verwandeln. </text:span><text:span text:style-name="T11">Edel heißt jede Form, welche dem, was seiner Natur nach bloß </text:span><text:span text:style-name="T9">dient</text:span><text:span text:style-name="T11"> (bloßes Mittel ist), das Gepräge der Selbständigkeit ausdrückt</text:span><text:span text:style-name="T5">. Ein edler Geist begnügt sich nicht damit, selbst frei zu sein; er muß alles Andere um sich her, auch das Leblose in Freiheit sehen. </text:span><text:span text:style-name="T11">Schönheit aber ist der einzig mögliche Ausdruck der Freiheit in der Erscheinung</text:span><text:span text:style-name="T5">. Der vorherrschende Ausdruck des </text:span><text:span text:style-name="T7">Verstandes</text:span><text:span text:style-name="T5"> in einem Gesicht, einem Kunstwerk u. dergl. kann daher niemals edel ausfallen, wie er denn auch niemals schön ist, weil er die Abhängigkeit (welche von der Zweckmäßigkeit nicht zu trennen ist) heraushebt, anstatt sie zu verbergen.</text:span></text:p><text:p text:style-name="Text_20_body">Der Moralphilosoph lehrt uns zwar, daß man nie mehr thun könne als seine Pflicht, und er hat vollkommen Recht, wenn er bloß die Beziehung meint, welche Handlungen auf das Moralgesetz haben. Aber bei Handlungen, welche sich bloß auf einen Zweck beziehen, <text:span text:style-name="T54">über diesen Zweck noch hinaus</text:span> ins Uebersinnliche gehen (welches hier nichts anders heißen kann, als <text:span text:style-name="T57">das Physische ästhetisch ausführen</text:span>), heißt zugleich <text:span text:style-name="T54">über die Pflicht hinaus</text:span> gehen, indem diese nur verschreiben kann, daß der <text:span text:style-name="T54">Wille</text:span> heilig sei, nicht daß auch schon die <text:span text:style-name="T54">Natur</text:span> sich geheiligt habe. <text:span text:style-name="T57">Es gibt also zwar kein moralisches, aber es gibt ein ästhetisches Uebertreffen der Pflicht, und ein solches Betragen heißt edel</text:span>. Eben deßwegen aber, weil <text:span text:style-name="T57">bei dem Edeln immer ein Ueberfluß</text:span> wahrgenommen wird, indem dasjenige auch einen freien formalen Werth besitzt, was bloß einen materialen zu haben brauchte, oder mit dem innern Werth, den es haben soll, noch einen äußern, der ihm fehlen dürfte, vereinigt, so haben Manche ästhetischen Ueberfluß mit einem moralischen verwechselt und, von der Erscheinung des Edeln verführt, eine Willkür und Zufälligkeit in die Moralität selbst hineingetragen, wodurch sie ganz würde aufgehoben werden.</text:p><text:p text:style-name="Text_20_body"><text:span text:style-name="T11">Von einem edeln Betragen ist ein erhabenes zu unterscheiden</text:span><text:span text:style-name="T5">. Das erste geht über die sittliche Verbindlichkeit noch hinaus, aber nicht so das letztere, obgleich wir es ungleich höher als jenes achten. Wir achten es aber nicht deßwegen, weil es den Vernunftbegriff seines Objekts (des Moralgesetzes), sondern weil es den Erfahrungsbegriff seines Subjekts (unsere Kenntnisse menschlicher Willensgüte und Willensstärke) übertrifft; so schätzen wir umgekehrt ein edles Betragen nicht darum, weil es die Natur des Subjekts überschreitet, aus der es vielmehr völlig zwanglos hervorfließen muß, sondern weil es </text:span><text:span text:style-name="T11">über die Natur seines Objekts (den physischen Zweck) hinaus in das Geisterreich schreitet</text:span><text:span text:style-name="T5">. Dort, möchte man sagen, erstaunen wir über den Sieg, den der Gegenstand über den Menschen davon trägt; </text:span><text:span text:style-name="T11">hier bewundern wir den Schwung, den der Mensch dem Gegenstande gibt</text:span><text:span text:style-name="T5">.</text:span></text:p></text:note-body></text:note></text:span></text:span><text:span text:style-name="T26"> Mit </text:span><text:span text:style-name="T28">einem</text:span><text:span text:style-name="T26"> Wort: im Gebiete der Wahrheit und Moralität darf die Empfindung nichts zu bestimmen haben; aber </text:span><text:span text:style-name="T34">im Bezirke der Glückseligkeit darf Form sein und darf der Spieltrieb</text:span><text:alphabetical-index-mark text:string-value="Spieltrieb" text:key1="Trieb"/><text:span text:style-name="T34"> gebieten</text:span><text:span text:style-name="T26">.</text:span></text:p>
      <text:p text:style-name="Text_20_body"><text:span text:style-name="T26">Also hier schon, </text:span><text:span text:style-name="T34">auf dem gleichgültigen Felde des physischen Lebens, muß der Mensch sein moralisches anfangen</text:span><text:span text:style-name="T26">; noch in seinem Leiden muß er seine Selbstthätigkeit, noch innerhalb seiner sinnlichen Schranken seine Vernunftfreiheit beginnen. Schon seinen Neigungen muß er das Gesetz seines Willens auflegen; er muß, wenn Sie mir den Ausdruck verstatten wollen, </text:span><text:span text:style-name="T34">den Krieg gegen die Materie in ihre eigene Grenze spielen, damit er es überhoben sei</text:span><text:span text:style-name="T26">, auf dem heiligen Boden der Freiheit gegen diesen furchtbaren Feind zu fechten; </text:span><text:span text:style-name="T34">er muß lernen </text:span><text:span text:style-name="T29">edler</text:span><text:alphabetical-index-mark text:string-value="edel"/><text:span text:style-name="T34"> begehren, damit er nicht nöthig habe, </text:span><text:span text:style-name="T29">erhaben zu wollen</text:span><text:span text:style-name="T26">. Dieses wird geleistet durch ästhetische</text:span><text:alphabetical-index-mark text:string-value="Kultur"/><text:span text:style-name="T26">, welche alles das, worüber weder Naturgesetze die menschliche Willkür</text:span><text:alphabetical-index-mark text:string-value="Willk¸r"/><text:span text:style-name="T26"> binden noch Vernunftgesetze, Gesetzen der Schönheit unterwirft und in der Form, die sie dem äußern Leben gibt, schon das innere eröffnet.</text:span></text:p>
      <text:h text:style-name="P17" text:outline-level="1"><text:bookmark-start text:name="__RefHeading__51_1800196833"/>Vierundzwanzigster Brief.<text:span text:style-name="T25"> drei verschiedene Momente oder Stufen der Entwicklung <text:s/>bei dem einzelnen Menschen sowie bei der ganzen Gattung Der Mensch in seinem </text:span><text:span text:style-name="T48">physischen</text:span><text:span text:style-name="T25"> Zustand erleidet bloß die Macht der Natur; er entledigt sich dieser Macht in dem </text:span><text:span text:style-name="T48">ästhetischen</text:span><text:span text:style-name="T25"> Zustand, und er beherrscht sie in dem </text:span><text:span text:style-name="T48">moralischen</text:span><text:span text:style-name="T25">.mannigfaltigen Abweichungen des Menschen von dem Ideale seiner Bestimmung</text:span><text:bookmark-end text:name="__RefHeading__51_1800196833"/></text:h>
      <text:p text:style-name="Text_20_body"><text:span text:style-name="Référence_20_intense">[95]</text:span><text:span text:style-name="T57"> </text:span><text:span text:style-name="T26">Es lassen sich also </text:span><text:span text:style-name="T38">drei verschiedene Momente oder Stufen der Entwicklung unterscheiden</text:span><text:alphabetical-index-mark text:string-value="unterscheiden"/><text:span text:style-name="T34">, die sowohl der einzelne Mensch als die ganze Gattung nothwendig und in einer bestimmten</text:span><text:alphabetical-index-mark text:string-value="bestimmt" text:key1="bestimmen"/><text:span text:style-name="T34"> Ordnung durchlaufen müssen</text:span><text:span text:style-name="T26">, wenn sie den ganzen Kreis ihrer Bestimmung</text:span><text:alphabetical-index-mark text:string-value="Bestimmung"/><text:span text:style-name="T26"> erfüllen sollen. Durch zufällige Ursachen, die entweder in dem Einfluß der äußern Dinge oder in der freien Willkür</text:span><text:alphabetical-index-mark text:string-value="Willk¸r"/><text:span text:style-name="T26"> des Menschen liegen, können zwar die einzelnen Perioden bald verlängert, bald abgekürzt, aber keine kann ganz übersprungen, und auch die Ordnung, in welcher sie aufeinander folgen, kann weder durch die Natur noch durch den Willen umgekehrt werden. </text:span><text:span text:style-name="T34">Der Mensch in seinem </text:span><text:span text:style-name="T29">physischen</text:span><text:span text:style-name="T34"> Zustand erleidet bloß die Macht der Natur; er entledigt sich dieser Macht in dem </text:span><text:span text:style-name="T29">ästhetischen</text:span><text:span text:style-name="T34"> Zustand, und er beherrscht sie in dem </text:span><text:span text:style-name="T29">moralischen</text:span><text:span text:style-name="T34">.</text:span></text:p>
      <text:p text:style-name="Text_20_body"><text:span text:style-name="T26">Was ist der Mensch, ehe die Schönheit die freie Lust ihm entlockt und die ruhige Form das wilde</text:span><text:alphabetical-index-mark text:string-value="wild"/><text:span text:style-name="T26"> Leben besänftigt? </text:span><text:span text:style-name="Référence_20_intense">[96]</text:span><text:span text:style-name="T57"> </text:span><text:span text:style-name="T26">Ewig einförmig</text:span><text:alphabetical-index-mark text:string-value="einfˆrmig"/><text:span text:style-name="T26"> in seinen Zwecken, ewig wechselnd in seinen Urtheilen, selbstsüchtig, ohne er selbst zu sein, ungebunden, ohne frei zu sein, Sklave, ohne einer Regel zu dienen. </text:span><text:span text:style-name="T34">In dieser Epoche ist ihm die Welt bloß Schicksal, noch nicht Gegenstand</text:span><text:span text:style-name="T26">; alles hat nur Existenz für ihn, insofern es ihm Existenz verschafft; was ihm weder gibt noch nimmt, ist ihm gar nicht vorhanden. Einzeln und abgeschnitten, wie er sich selbst in der Reihe der Wesen findet, steht jede Erscheinung vor ihm da. Alles, was ist, ist ihm durch das Machtwort des Augenblicks; jede Veränderung ist ihm eine ganz frische Schöpfung, weil mit dem Nothwendigen </text:span><text:span text:style-name="T28">in ihm</text:span><text:span text:style-name="T26"> die Nothwendigkeit </text:span><text:span text:style-name="T28">außer ihm</text:span><text:span text:style-name="T26"> fehlt, welche die wechselnden Gestalten in ein Weltall zusammenbindet und, indem das Individuum flieht, das Gesetz auf dem Schauplatze festhält. Umsonst läßt die Natur ihre reiche Mannigfaltigkeit an seinen Sinnen vorübergehen; er sieht in ihrer herrlichen Fülle nichts als seine Beute, in ihrer Macht und Größe nichts als seinen Feind. Entweder er stürzt auf die Gegenstände und will sie an sich reißen, in der Begierde; oder die Gegenstände dringen zerstörend auf ihn ein, und er stößt sie von sich, in der Verabscheuung. In beiden Fällen ist </text:span><text:span text:style-name="T34">sein Verhältniß zur Sinnenwelt unmittelbare </text:span><text:span text:style-name="T29">Berührung</text:span><text:span text:style-name="T34">, </text:span><text:span text:style-name="T26">und ewig von ihrem Andrang geängstigt, rastlos von dem gebieterischen Bedürfniß gequält, findet er nirgends Ruhe als in der Ermattung und nirgends Grenzen als in der erschöpften Begier.</text:span></text:p>
      <text:p text:style-name="Text_20_body"><text:soft-page-break/>Zwar die gewalt'ge Brust und der Titanen</text:p>
      <text:p text:style-name="Text_20_body">Kraftvolles Mark ist sein . . . . .</text:p>
      <text:p text:style-name="Text_20_body">Gewisses Erbtheil; doch es schmiedete</text:p>
      <text:p text:style-name="Text_20_body">Der Gott um seine Stirn ein ehern Band,</text:p>
      <text:p text:style-name="Text_20_body">Rath, Mäßigung und Weisheit und Geduld</text:p>
      <text:p text:style-name="Text_20_body">Verbarg er seinem scheuen, düstern Blick.</text:p>
      <text:p text:style-name="Text_20_body">Es wird zur Wuth ihm jegliche Begier,</text:p>
      <text:p text:style-name="Text_20_body">Und grenzenlos dringt seine Wuth umher.</text:p>
      <text:p text:style-name="Text_20_body"><text:span text:style-name="T54">Iphigenie auf Tauris</text:span>.</text:p>
      <text:p text:style-name="Text_20_body"><text:span text:style-name="Référence_20_intense">[97]</text:span><text:span text:style-name="T57"> </text:span><text:span text:style-name="T26">Mit </text:span><text:span text:style-name="T28">seiner</text:span><text:span text:style-name="T26"> Menschenwürde</text:span><text:alphabetical-index-mark text:string-value="W¸rde"/><text:span text:style-name="T26"> unbekannt, ist er weit entfernt, sie in Andern zu ehren, und der eigenen wilden</text:span><text:alphabetical-index-mark text:string-value="wild"/><text:span text:style-name="T26"> Gier sich bewußt, fürchtet er sie in jedem Geschöpf, das ihm ähnlich sieht. Nie erblickt er Andre in sich, nur sich in Andern, und </text:span><text:span text:style-name="T34">die Gesellschaft, anstatt ihn zur Gattung auszudehnen, schließt ihn nur enger und enger in sein Individuum ein</text:span><text:span text:style-name="T26">. In dieser </text:span><text:span text:style-name="T34">dumpfen Beschränkung</text:span><text:span text:style-name="T26"> irrt er durch das nachtvolle Leben, </text:span><text:span text:style-name="T34">bis eine günstige Natur</text:span><text:span text:style-name="T26"> die Last des Stoffes</text:span><text:alphabetical-index-mark text:string-value="Stoff"/><text:span text:style-name="T26"> von seinen verfinsterten Sinnen wälzt, die Reflexion </text:span><text:span text:style-name="T28">ihn selbst</text:span><text:span text:style-name="T26"> von den Dingen scheidet und im Wiederscheine des Bewußtseins sich endlich die Gegenstände zeigen.</text:span></text:p>
      <text:p text:style-name="Text_20_body"><text:span text:style-name="T26">Dieser </text:span><text:span text:style-name="T34">Zustand roher Natur</text:span><text:span text:style-name="T26"> läßt sich freilich, so wie er hier geschildert wird, bei keinem bestimmten</text:span><text:alphabetical-index-mark text:string-value="bestimmt" text:key1="bestimmen"/><text:span text:style-name="T26"> Volk</text:span><text:alphabetical-index-mark text:string-value="Volk"/><text:span text:style-name="T26"> und Zeitalter</text:span><text:alphabetical-index-mark text:string-value="Zeitalter"/><text:span text:style-name="T26"> nachweisen; er ist </text:span><text:span text:style-name="T34">bloß Idee,</text:span><text:span text:style-name="T26"> aber eine Idee, mit der die Erfahrung in einzelnen Zügen aufs genaueste zusammenstimmt. Der Mensch, kann man sagen, war nie ganz in diesem thierischen Zustand, aber er ist ihm auch nie ganz entflohen. Auch in den rohesten Subjekten findet man unverkennbare Spuren von Vernunftfreiheit, so wie es in den gebildetsten nicht an Momenten fehlt, die an jenen düstern Naturstand erinnern. Es ist dem Menschen einmal eigen, das Höchste und das Niedrigste in seiner Natur zu vereinigen, und wenn seine </text:span><text:span text:style-name="T28">Würde</text:span><text:alphabetical-index-mark text:string-value="W¸rde"/><text:span text:style-name="T26"> auf einer strengen Unterscheidung</text:span><text:alphabetical-index-mark text:string-value="Unterscheidung" text:key1="unterscheiden"/><text:span text:style-name="T26"> des einen von dem andern beruht, so beruht auf einer geschickten Aufhebung dieses Unterschieds seine </text:span><text:span text:style-name="T28">Glückseligkeit</text:span><text:span text:style-name="T26">. </text:span><text:span text:style-name="T34">Die Kultur</text:span><text:alphabetical-index-mark text:string-value="Kultur"/><text:span text:style-name="T34">, welche seine Würde</text:span><text:alphabetical-index-mark text:string-value="W¸rde"/><text:span text:style-name="T34"> mit seiner Glückseligkeit in Uebereinstimmung bringen soll,</text:span><text:span text:style-name="T26"> wird also für die höchste Reinheit jener beiden Principien in ihrer innigsten Vermischung zu sorgen haben.</text:span></text:p>
      <text:p text:style-name="Text_20_body"><text:span text:style-name="T34">Die erste Erscheinung der Vernunft in dem Menschen ist darum noch nicht auch der Anfang seiner Menschheit</text:span><text:alphabetical-index-mark text:string-value="Menschheit"/><text:span text:style-name="T34">.</text:span><text:span text:style-name="T26"> Diese wird erst durch seine Freiheit entschieden</text:span><text:alphabetical-index-mark text:string-value="entschieden" text:key1="entscheiden"/><text:span text:style-name="T26">, und die Vernunft fängt erstlich damit an, seine sinnliche Abhängigkeit grenzenlos zu machen; </text:span><text:span text:style-name="T44">ein Phänomen, das mir für seine Wichtigkeit und Allgemeinheit</text:span><text:alphabetical-index-mark text:string-value="Allgemeinheit" text:key1="allgemein"/><text:span text:style-name="T44"> noch nicht gehörig </text:span><text:span text:style-name="Référence_20_intense"><text:span text:style-name="T68">[98]</text:span></text:span><text:span text:style-name="T59"> </text:span><text:span text:style-name="T44">entwickelt scheint</text:span><text:span text:style-name="T26">. Die Vernunft, wissen wir, gibt sich in dem Menschen durch die Forderung des Absoluten (aus sich selbst Gegründeten und Nothwendigen) zu erkennen, welche, da ihr in keinem einzelnen Zustand seines physischen Lebens Genüge geleistet werden kann, ihn das Physische ganz und gar zu verlassen und von einer beschränkten Wirklichkeit zu Ideen aufzusteigen nöthigt. Aber obgleich der wahre Sinn jener Forderung ist, </text:span><text:soft-page-break/><text:span text:style-name="T26">ihn den Schranken der Zeit</text:span><text:alphabetical-index-mark text:string-value="Zeit"/><text:span text:style-name="T26"> zu entreißen und von der sinnlichen Welt zu einer Idealwelt empor zu führen, so kann sie doch durch eine (in dieser Epoche der herrschenden Sinnlichkeit kaum zu vermeidende) Mißdeutung auf das physische Leben sich richten und den Menschen, anstatt ihn unabhängig zu machen, in die furchtbarste Knechtschaft stürzen.</text:span></text:p>
      <text:p text:style-name="Text_20_body"><text:span text:style-name="T26">Und so verhält es sich auch in der That. Auf den Flügeln der Einbildungskraft</text:span><text:alphabetical-index-mark text:string-value="Einbildungskraft"/><text:span text:style-name="T26"> verläßt der Mensch die engen Schranken der Gegenwart, in welche die bloße Thierheit sich einschließt, um vorwärts nach einer unbeschränkten Zukunft zu streben; aber </text:span><text:span text:style-name="T34">indem vor seiner schwindelnden </text:span><text:span text:style-name="T29">Imagination</text:span><text:span text:style-name="T34"> das Unendliche aufgeht, hat sein Herz noch nicht aufgehört, im Einzelnen zu leben und dem Augenblick zu dienen</text:span><text:span text:style-name="T26">. </text:span><text:span text:style-name="T34">Mitten in seiner Thierheit überrascht ihn der Trieb</text:span><text:alphabetical-index-mark text:string-value="Trieb"/><text:span text:style-name="T34"> zum Absoluten</text:span><text:span text:style-name="T26"> – und da in diesem dumpfen Zustande alle seine Bestrebungen bloß auf das Materielle und Zeitliche gehen und bloß auf sein Individuum sich begrenzen, so wird er durch jene Forderung bloß veranlaßt, </text:span><text:span text:style-name="T34">sein Individuum, anstatt von demselben zu abstrahieren, ins Endlose auszudehnen, anstatt nach Form, nach einem unversiegenden Stoff</text:span><text:alphabetical-index-mark text:string-value="Stoff"/><text:span text:style-name="T34">, anstatt nach dem Unveränderlichen, nach einer ewig dauernden Veränderung und nach einer absoluten Versicherung seines zeitlichen Daseins zu streben</text:span><text:span text:style-name="T26">. Der nämliche Trieb</text:span><text:alphabetical-index-mark text:string-value="Trieb"/><text:span text:style-name="T26">, der ihn, auf sein Denken und Thun angewendet, zur Wahrheit und Moralität führen sollte, bringt jetzt, auf sein Leiden und Empfinden bezogen, nichts als ein unbegrenztes Verlangen, als ein absolutes Bedürfniß hervor. </text:span><text:span text:style-name="T34">Die ersten Früchte, die er in dem Geisterreich erntet, sind also </text:span><text:span text:style-name="Référence_20_intense"><text:span text:style-name="T70">[99]</text:span></text:span><text:span text:style-name="T57"> </text:span><text:span text:style-name="T29">Sorge</text:span><text:span text:style-name="T34"> und </text:span><text:span text:style-name="T29">Furcht</text:span><text:span text:style-name="T26">; </text:span><text:span text:style-name="T34">beides Wirkungen der Vernunft, nicht der Sinnlichkeit, aber einer Vernunft, die sich in ihrem Gegenstand vergreift und ihren Imperativ unmittelbar auf den Stoff</text:span><text:alphabetical-index-mark text:string-value="Stoff"/><text:span text:style-name="T34"> anwendet</text:span><text:span text:style-name="T26">. Früchte dieses Baumes sind </text:span><text:span text:style-name="T34">alle unbedingten Glückseligkeitssysteme</text:span><text:span text:style-name="T26">, sie mögen den heutigen Tag oder das ganze Leben oder, was sie um nichts ehrwürdiger macht, die ganze Ewigkeit zu ihrem Gegenstand haben. </text:span><text:span text:style-name="T34">Eine grenzenlose Dauer des Daseins und Wohlseins, bloß um des Daseins und Wohlseins willen, ist bloß ein Ideal der Begierde, mithin eine Forderung, die nur von einer ins Absolute strebenden Thierheit kann aufgeworfen werden</text:span><text:span text:style-name="T26">. Ohne also durch eine Vernunftäußerung dieser Art etwas für seine Menschheit</text:span><text:alphabetical-index-mark text:string-value="Menschheit"/><text:span text:style-name="T26"> zu gewinnen, verliert er dadurch bloß die glückliche Beschränktheit des Thiers, vor welchem er nun bloß den unbeneidenswerthen Vorzug besitzt, </text:span><text:span text:style-name="T34">über dem Streben in die Ferne den Besitz der Gegenwart zu verlieren</text:span><text:span text:style-name="T26">, ohne doch in der ganzen grenzenlosen Ferne je etwas anders als die Gegenwart zu suchen.</text:span></text:p>
      <text:p text:style-name="Text_20_body"><text:span text:style-name="T26">Aber </text:span><text:span text:style-name="T44">wenn sich </text:span><text:span text:style-name="T38">die Vernunft</text:span><text:span text:style-name="T44"> auch in ihrem Objekt nicht vergreift und in der Frage nicht irrt, so wird </text:span><text:span text:style-name="T38">die Sinnlichkeit</text:span><text:span text:style-name="T44"> noch lange Zeit</text:span><text:alphabetical-index-mark text:string-value="Zeit"/><text:span text:style-name="T44"> die Antwort verfälschen</text:span><text:span text:style-name="T26">. Sobald der Mensch angefangen hat, seinen Verstand</text:span><text:alphabetical-index-mark text:string-value="Verstand"/><text:span text:style-name="T26"> zu brauchen und die Erscheinungen umher nach Ursachen und Zwecken zu verknüpfen, so dringt die Vernunft, ihrem Begriffe gemäß, auf eine absolute Verknüpfung und auf einen unbedingten Grund. Um sich eine solche Forderung auch nur aufwerfen zu können, muß der Mensch über die Sinnlichkeit schon hinausgeschritten sein; aber eben dieser Forderung bedient sie sich, um den Flüchtling zurückzuholen. Hier wäre nämlich der </text:span><text:soft-page-break/><text:span text:style-name="T26">Punkt, wo er die Sinnenwelt ganz und gar verlassen und zum reinen Ideenreich sich aufschwingen mußte; denn der Verstand</text:span><text:alphabetical-index-mark text:string-value="Verstand"/><text:span text:style-name="T26"> bleibt ewig innerhalb des Bedingten stehen und frägt ewig fort, ohne je auf ein Letztes zu gerathen. Da aber der Mensch, von dem hier geredet wird, einer solchen Abstraktion noch nicht fähig ist, so wird er, was er in seinem sinnlichen </text:span><text:span text:style-name="T28">Erkenntnißkreise</text:span><text:span text:style-name="T26"> nicht findet, </text:span><text:span text:style-name="Référence_20_intense">[100]</text:span><text:span text:style-name="T26"> und über denselben hinaus in der reinen Vernunft noch nicht sucht, unter demselben in seinem </text:span><text:span text:style-name="T28">Gefühlkreise</text:span><text:span text:style-name="T26"> suchen und dem Scheine nach finden. Die Sinnlichkeit zeigt ihm zwar nichts, was sein eigener Grund wäre und sich selbst das Gesetz gäbe; aber sie zeigt ihm etwas, was von keinem Grunde weiß und kein Gesetz achtet. Da er also den fragenden Verstand</text:span><text:alphabetical-index-mark text:string-value="Verstand"/><text:span text:style-name="T26"> durch keinen letzten und innern Grund zur Ruhe bringen kann, so bringt er ihn durch den Begriff des </text:span><text:span text:style-name="T28">Grundlosen</text:span><text:span text:style-name="T26"> wenigstens zum Schweigen und bleibt innerhalb der blinden Nöthigung der Materie stehen, da er die erhabene Nothwendigkeit der Vernunft noch nicht zu erfassen vermag. Weil die Sinnlichkeit keinen andern </text:span><text:span text:style-name="T28">Zweck</text:span><text:span text:style-name="T26"> kennt als ihren Vortheil und sich durch keine andere </text:span><text:span text:style-name="T28">Ursache</text:span><text:span text:style-name="T26"> als den blinden Zufall getrieben fühlt, so macht er jenen zum Bestimmer seiner Handlungen und diesen zum Beherrscher der Welt.</text:span></text:p>
      <text:p text:style-name="Text_20_body"><text:span text:style-name="T26">Selbst das Heilige im Menschen, das Moralgesetz, kann bei seiner ersten Erscheinung in der Sinnlichkeit dieser Verfälschung nicht entgehen. Da es bloß </text:span><text:span text:style-name="T34">verbietend und gegen das Interesse seiner sinnlichen Selbstliebe</text:span><text:span text:style-name="T26"> spricht, so muß es ihm so lange als </text:span><text:span text:style-name="T34">etwas Auswärtiges</text:span><text:span text:style-name="T26"> erscheinen, als er noch nicht dahin gelangt ist, </text:span><text:span text:style-name="T34">jene Selbstliebe als das Auswärtige und die Stimme der Vernunft als sein wahres Selbst </text:span><text:span text:style-name="T26">anzusehen. Er empfindet also bloß die Fesseln, welche die letztere ihm anlegt, nicht die unendliche Befreiung, die sie ihm verschafft. </text:span><text:span text:style-name="T34">Ohne die Würde</text:span><text:alphabetical-index-mark text:string-value="W¸rde"/><text:span text:style-name="T34"> des Gesetzgebers in sich zu ahnen, empfindet er bloß den Zwang und das ohnmächtige Widerstreben des Unterthans</text:span><text:span text:style-name="T26">. Weil der sinnliche Trieb</text:span><text:alphabetical-index-mark text:string-value="Trieb"/><text:span text:style-name="T26"> dem moralischen in seiner Erfahrung </text:span><text:span text:style-name="T28">vorhergeht</text:span><text:span text:style-name="T26">, so gibt er dem Gesetz der Nothwendigkeit einen Anfang zu der Zeit</text:span><text:alphabetical-index-mark text:string-value="Zeit"/><text:span text:style-name="T26">, einen </text:span><text:span text:style-name="T28">positiven Ursprung</text:span><text:span text:style-name="T26">, und durch den unglückseligsten aller Irrthümer macht er das Unveränderliche und Ewige in sich zu einem Accidens des Vergänglichen. Er überredet sich, die Begriffe von Recht und Unrecht als Statuten anzusehen, die durch einen Willen eingeführt wurden, nicht die an sich selbst und in alle Ewigkeit gültig sind. Wie er in Er-</text:span><text:span text:style-name="Référence_20_intense"> [101]</text:span><text:span text:style-name="T57"> </text:span><text:span text:style-name="T26">Erklärung einzelner Naturphänomene über die </text:span><text:span text:style-name="T28">Natur</text:span><text:span text:style-name="T26"> hinausschreitet und außerhalb derselben sucht, was nur in ihrer innern Gesetzmäßigkeit kann gefunden werden, ebenso </text:span><text:span text:style-name="T34">schreitet er in Erklärung des Sittlichen über die </text:span><text:span text:style-name="T29">Vernunft</text:span><text:span text:style-name="T34"> hinaus und verscherzt seine Menschheit</text:span><text:alphabetical-index-mark text:string-value="Menschheit"/><text:span text:style-name="T34">, indem er auf diesem Weg eine Gottheit sucht</text:span><text:span text:style-name="T26">. Kein Wunder, wenn eine Religion, die mit Wegwerfung seiner Menschheit</text:span><text:alphabetical-index-mark text:string-value="Menschheit"/><text:span text:style-name="T26"> erkauft wurde, sich einer solchen Abstammung würdig zeigt, wenn er Gesetze, die nicht </text:span><text:span text:style-name="T28">von</text:span><text:span text:style-name="T26"> Ewigkeit her banden, auch nicht für unbedingt und </text:span><text:span text:style-name="T28">in</text:span><text:span text:style-name="T26"> alle Ewigkeit bindend hält. </text:span><text:span text:style-name="T34">Er hat es nicht mit einem heiligen, bloß mit einem mächtigen Wesen zu thun</text:span><text:span text:style-name="T26">. </text:span><text:span text:style-name="T34">Der Geist seiner Gottesverehrung ist also Furcht, die ihn erniedrigt, nicht Ehrfurcht, die ihn in seiner eigenen Schätzung erhebt</text:span><text:span text:style-name="T26">.</text:span></text:p>
      <text:p text:style-name="Text_20_body"><text:span text:style-name="T26">Obgleich </text:span><text:span text:style-name="T44">diese mannigfaltigen Abweichungen des Menschen von dem </text:span><text:soft-page-break/><text:span text:style-name="T44">Ideale seiner Bestimmung</text:span><text:alphabetical-index-mark text:string-value="Bestimmung"/><text:span text:style-name="T44"> nicht alle in der nämlichen Epoche statt haben können</text:span><text:span text:style-name="T26">, indem derselbe von der Gedankenlosigkeit zum Irrthum, von der Willenlosigkeit zur Willensverderbniß</text:span><text:alphabetical-index-mark text:string-value="Verderbniﬂ" text:key1="verderben"/><text:span text:style-name="T26"> mehrere Stufen zu durchwandern hat, so gehören doch alle </text:span><text:span text:style-name="T34">zum Gefolge des physischen Zustandes</text:span><text:span text:style-name="T26">, weil in allen </text:span><text:span text:style-name="T34">der Trieb</text:span><text:alphabetical-index-mark text:string-value="Trieb"/><text:span text:style-name="T34"> des Lebens über den Formtrieb</text:span><text:alphabetical-index-mark text:string-value="Formtrieb" text:key1="Trieb"/><text:span text:style-name="T34"> </text:span><text:span text:style-name="T26">den Meister spielt. Es sei nun, daß die Vernunft in dem Menschen noch gar nicht gesprochen habe und das Physische noch mit blinder Nothwendigkeit über ihn herrsche, oder daß sich die Vernunft noch nicht genug von den Sinnen gereinigt habe und das Moralische dem Physischen noch diene: so ist in beiden Fällen das einzige in ihm gewalthabende Princip ein materielles und der Mensch, wenigstens seiner letzten Tendenz nach, ein sinnliches Wesen; mit dem einzigen Unterschied, daß er </text:span><text:span text:style-name="T34">in dem ersten Fall ein vernunftloses, in dem zweiten ein vernünftiges Thier</text:span><text:span text:style-name="T26"> ist. Er soll aber </text:span><text:span text:style-name="T34">keines von beiden, er soll Mensch</text:span><text:span text:style-name="T26"> sein; </text:span><text:span text:style-name="T34">die Natur soll ihn nicht ausschließend und die Vernunft soll ihn nicht bedingt beherrschen</text:span><text:span text:style-name="T26">. Beide Gesetzgebungen sollen vollkommen unabhängig von einander bestehen und dennoch vollkommen einig sein.</text:span></text:p>
      <text:h text:style-name="P18" text:outline-level="1"><text:bookmark-start text:name="__RefHeading__53_1800196833"/>Fünfundzwanzigster Brief.<text:bookmark-end text:name="__RefHeading__53_1800196833"/></text:h>
      <text:p text:style-name="Text_20_body"><text:span text:style-name="Référence_20_intense">[102]</text:span><text:span text:style-name="T57"> </text:span><text:span text:style-name="T26">So lange der Mensch, in seinem ersten physischen Zustande, die Sinnenwelt bloß leidend in sich aufnimmt, bloß empfindet, ist er auch noch völlig Eins mit derselben, und eben </text:span><text:span text:style-name="T34">weil er selbst bloß Welt ist, so ist für ihn noch keine Welt</text:span><text:span text:style-name="T26">. </text:span><text:span text:style-name="T34">Erst wenn er in seinem ästhetischen Stande sie außer sich stellt oder </text:span><text:span text:style-name="T29">betrachtet</text:span><text:span text:style-name="T26">, </text:span><text:span text:style-name="T34">sondert sich seine Persönlichkeit von ihr ab</text:span><text:span text:style-name="T26">, und es erscheint ihm eine Welt, weil er aufgehört hat, mit derselben Eins auszumachen.</text:span><text:span text:style-name="Endnote_20_Symbol"><text:span text:style-name="T26"><text:note text:id="ftn75" text:note-class="endnote"><text:note-citation>68</text:note-citation><text:note-body><text:p text:style-name="Quotations"><text:span text:style-name="T5"/></text:p></text:note-body></text:note></text:span></text:span><text:a xlink:type="simple" xlink:href="http://gutenberg.spiegel.de/schiller/aesterz/Druckversion_aesterz5.htm#Anm1"><text:span text:style-name="T67">1)</text:span></text:a><text:span text:style-name="T26"> </text:span></text:p>
      <text:p text:style-name="Text_20_body"><text:span text:style-name="T34">Die Betrachtung (Reflexion)</text:span><text:span text:style-name="T26"> ist das erste liberale Verhältniß des Menschen zu dem Weltall, das ihn umgibt. Wenn die Begierde ihren Gegenstand unmittelbar ergreift, so rückt die Betrachtung den ihrigen in die Ferne und macht ihn eben dadurch zu ihrem wahren und unverlierbaren Eigenthum, daß sie ihn vor der Leidenschaft flüchtet. Die Nothwendigkeit der Natur, die ihn im Zustand der bloßen Empfindung mit ungetheilter Gewalt beherrschte, läßt bei der Reflexion von ihm ab, in den Sinnen erfolgt ein augenblicklicher Friede, die Zeit</text:span><text:alphabetical-index-mark text:string-value="Zeit"/><text:span text:style-name="T26"> selbst, das ewig Wandelnde, steht still, indem </text:span><text:span text:style-name="T34">des Bewußtseins zerstreute Strahlen</text:span><text:span text:style-name="T26"> sich sammeln, und ein Nachbild des Unendlichen, die </text:span><text:span text:style-name="T28">Form</text:span><text:span text:style-name="T26">, </text:span><text:span text:style-name="Référence_20_intense">[103]</text:span><text:span text:style-name="T57"> </text:span><text:span text:style-name="T26">reflektiert sich aus dem vergänglichen Grunde. Sobald es </text:span><text:span text:style-name="T34">Licht wird in dem Menschen</text:span><text:span text:style-name="T26">, ist auch außer ihm keine Nacht mehr; sobald es stille wird in ihm, legt sich auch der Sturm in dem Weltall, und die streitenden Kräfte der Natur finden Ruhe zwischen bleibenden Grenzen. Daher kein Wunder, wenn die uralten Dichtungen von dieser großen Begebenheit im Innern des Menschen als von einer Revolution in der Außenwelt reden und </text:span><text:span text:style-name="T34">den Gedanken, der über die Zeitgesetze siegt, unter dem Bilde des </text:span><text:span text:style-name="T29">Zeus</text:span><text:span text:style-name="T34"> versinnlichen, der das Reich des </text:span><text:span text:style-name="T29">Saturnus</text:span><text:span text:style-name="T34"> endigt</text:span><text:span text:style-name="T26">.</text:span></text:p>
      <text:p text:style-name="Text_20_body"><text:span text:style-name="T26">Aus einem Sklaven der Natur, so lang er sie bloß empfindet, wird der Mensch ihr </text:span><text:span text:style-name="T34">Gesetzgeber</text:span><text:span text:style-name="T26">, sobald er sie denkt. Die ihn vordem nur als Macht beherrschte, steht jetzt als </text:span><text:span text:style-name="T28">Objekt</text:span><text:span text:style-name="T26"> vor seinem richtenden Blick. Was ihm Objekt ist, hat keine Gewalt über ihn, denn, um Objekt zu sein, muß es die seinige erfahren. Soweit er </text:span><text:span text:style-name="T34">der Materie Form gibt</text:span><text:span text:style-name="T26"> und so lang er sie gibt, ist er ihren Wirkungen unverletzlich; denn einen Geist kann nichts verletzen, als was ihm die Freiheit raubt, und er beweist ja die seinige, indem er </text:span><text:span text:style-name="T34">das Formlose bildet</text:span><text:span text:style-name="T26">. Nur, wo die Masse schwer und gestaltlos herrscht und zwischen unsichern Grenzen die trüben Umrisse wanken, hat die </text:span><text:span text:style-name="T34">Furcht</text:span><text:span text:style-name="T26"> ihren Sitz; jedem Schreckniß der Natur ist der Mensch überlegen, sobald er ihm Form zu geben und es in sein Objekt zu verwandeln weiß. So wie er anfängt, </text:span><text:span text:style-name="T34">seine Selbständigkeit gegen die Natur als Erscheinung zu behaupten</text:span><text:span text:style-name="T26">, so behauptet er auch </text:span><text:span text:style-name="T34">gegen die Natur als Macht seine Würde</text:span><text:alphabetical-index-mark text:string-value="W¸rde"/><text:span text:style-name="T26">, und mit edler</text:span><text:alphabetical-index-mark text:string-value="edel"/><text:span text:style-name="T26"> Freiheit richtet er sich auf gegen seine Götter. Sie werfen die Gespensterlarven ab, womit sie seine Kindheit geängstigt hatten, und überraschen ihn mit seinem eigenen Bild, indem sie seine Vorstellung werden. </text:span><text:span text:style-name="T34">Das göttliche Monstrum des Morgenländers</text:span><text:span text:style-name="T26">, das mit der blinden Stärke des Raubthiers die Welt verwaltet, zieht sich </text:span><text:span text:style-name="T34">in der griechischen Phantasie</text:span><text:alphabetical-index-mark text:string-value="Phantasie"/><text:span text:style-name="T34"> in den freundlichen Contour der Menschheit</text:span><text:alphabetical-index-mark text:string-value="Menschheit"/><text:span text:style-name="T26"> zusammen, </text:span><text:span text:style-name="T34">das Reich der Titanen fällt</text:span><text:span text:style-name="T26">, und die unendliche Kraft ist durch die unendliche Form </text:span><text:soft-page-break/><text:span text:style-name="T26">gebändigt.</text:span></text:p>
      <text:p text:style-name="Text_20_body"><text:span text:style-name="Référence_20_intense">[103]</text:span><text:span text:style-name="T57"> </text:span><text:span text:style-name="T26">Aber, indem ich bloß einen </text:span><text:span text:style-name="T34">Ausgang aus der materiellen Welt</text:span><text:span text:style-name="T26"> und einen </text:span><text:span text:style-name="T34">Uebergang in die Geisterwelt</text:span><text:span text:style-name="T26"> suchte, hat mich der freie Lauf meiner Einbildungskraft</text:span><text:alphabetical-index-mark text:string-value="Einbildungskraft"/><text:span text:style-name="T26"> schon mitten in die letztere hineingeführt. Die Schönheit, die wir suchen, liegt bereits hinter uns, und wir haben sie übersprungen, indem wir von dem bloßen Leben unmittelbar zu der reinen Gestalt und zu dem reinen Objekt übergingen. </text:span><text:span text:style-name="T34">Ein solcher Sprung ist nicht in der menschlichen Natur</text:span><text:span text:style-name="T26">, und um gleichen Schritt mit dieser zu halten, werden wir zu der Sinnenwelt wieder umkehren müssen.</text:span></text:p>
      <text:p text:style-name="Text_20_body"><text:span text:style-name="T34">Die Schönheit ist allerdings das Werk der freien Betrachtung</text:span><text:span text:style-name="T26">, und wir treten mit ihr </text:span><text:span text:style-name="T34">in die Welt der Ideen</text:span><text:span text:style-name="T26"> – aber, was wohl zu bemerken ist, </text:span><text:span text:style-name="T34">ohne darum die sinnliche Welt zu verlassen</text:span><text:span text:style-name="T26">, wie bei Erkenntniß der Wahrheit geschieht. </text:span><text:span text:style-name="T34">Diese ist das reine Produkt der Absonderung von allem, was materiell und zufällig ist</text:span><text:span text:style-name="T26">, reines Objekt, in welchem keine Schranke des Subjekts zurückbleiben darf, reine Selbstthätigkeit ohne Beimischung eines Leidens. Zwar gibt es auch </text:span><text:span text:style-name="T34">von der höchsten Abstraktion einen Rückweg zur Sinnlichkeit</text:span><text:span text:style-name="T26">; denn der Gedanke rührt die innere Empfindung, und die Vorstellung logischer und moralischer Einheit geht in ein Gefühl sinnlicher Uebereinstimmung über. Aber, wenn wir uns an Erkenntnissen ergötzen, so unterscheiden</text:span><text:alphabetical-index-mark text:string-value="unterscheiden"/><text:span text:style-name="T26"> wir sehr genau unsere Vorstellung von unserer Empfindung und sehen diese letztere als etwas Zufälliges an, was gar wohl wegbleiben könnte, ohne daß deßwegen die Erkenntniß aufhörte und Wahrheit nicht Wahrheit wäre. /// Aber ein ganz vergebliches Unternehmen würde es sein, diese Beziehung auf das Empfindungsvermögen von der Vorstellung der </text:span><text:span text:style-name="T28">Schönheit</text:span><text:span text:style-name="T26"> absondern zu wollen; daher wir nicht damit ausreichen, uns die eine als den Effekt der andern zu denken, sondern beide zugleich und wechselseitig als Effekt und als Ursache ansehen müssen. In unserm Vergnügen an Erkenntnissen unterscheiden</text:span><text:alphabetical-index-mark text:string-value="unterscheiden"/><text:span text:style-name="T26"> wir ohne Mühe den </text:span><text:span text:style-name="T29">Uebergang</text:span><text:span text:style-name="T34"> von der Thätigkeit zum Leiden</text:span><text:span text:style-name="T26"> und bemerken deutlich, daß das Erste vorüber ist, wenn das Letztere eintritt. </text:span><text:span text:style-name="T34">In unserm Wohlgefallen an der Schönheit hingegen läßt sich keine solche Succession zwischen der Thätigkeit und dem Leiden unterscheiden</text:span><text:alphabetical-index-mark text:string-value="unterscheiden"/><text:span text:style-name="T26">, und </text:span><text:span text:style-name="T34">die Reflexion zerfließt hier so vollkommen mit dem Gefühle, daß wir die Form unmittelbar zu empfinden glauben</text:span><text:span text:style-name="T26">. Die Schönheit ist also zwar </text:span><text:span text:style-name="T28">Gegenstand</text:span><text:span text:style-name="T26"> für uns, weil die Reflexion die Bedingung ist, unter der wir eine Empfindung von ihr haben; zugleich aber ist sie ein </text:span><text:span text:style-name="T28">Zustand unsers Subjekts</text:span><text:span text:style-name="T26">, weil das Gefühl die Bedingung ist, unter der wir eine Vorstellung von ihr haben. Sie ist also zwar Form, weil wir sie betrachten; zugleich aber ist sie Leben, weil wir sie fühlen. Mit </text:span><text:span text:style-name="T28">einem</text:span><text:span text:style-name="T26"> Wort: sie ist zugleich unser Zustand und unsere That.</text:span></text:p>
      <text:p text:style-name="Text_20_body"><text:span text:style-name="T26">Und eben, weil sie dieses Beides zugleich ist, so dient sie uns also zu einem siegenden Beweis, daß </text:span><text:span text:style-name="T34">das Leiden die Thätigkeit, daß die Materie die Form, daß die Beschränkung die Unendlichkeit keineswegs ausschließe</text:span><text:span text:style-name="T26"> – daß mithin durch die nothwendige physische Abhängigkeit des Menschen seine moralische Freiheit keineswegs aufgehoben werde. Sie beweist dieses, und, ich muß hinzusetzen, </text:span><text:span text:style-name="T35">sie </text:span><text:span text:style-name="T30">allein</text:span><text:span text:style-name="T35"> kann es uns beweisen</text:span><text:span text:style-name="T26">. Denn da beim Genuß der Wahrheit oder der logischen Einheit die Empfindung mit dem Gedanken nicht nothwendig </text:span><text:soft-page-break/><text:span text:style-name="T26">Eins ist, sondern auf denselben zufällig folgt, so kann uns dieselbe bloß beweisen, daß auf eine vernünftige Natur eine sinnliche folgen könne, und umgekehrt, nicht, daß beide zusammen bestehen, nicht, daß sie wechselseitig auf einander wirken, nicht, daß sie absolut und nothwendig zu vereinigen sind. Vielmehr müßte sich gerade umgekehrt aus dieser Ausschließung des Gefühls, so lange gedacht wird, und des Gedankens, so lange empfunden wird, auf eine </text:span><text:span text:style-name="T28">Unvereinbarkeit</text:span><text:span text:style-name="T26"> beider Naturen schließen lassen, wie denn auch wirklich die Analysten keinen bessern Beweis für die Ausführbarkeit reiner Vernunft in der Menschheit</text:span><text:alphabetical-index-mark text:string-value="Menschheit"/><text:span text:style-name="T26"> anzuführen wissen, als den, daß sie geboten ist. Da nun aber </text:span><text:span text:style-name="T34">bei dem Genuß der Schönheit oder der </text:span><text:span text:style-name="T29">ästhetischen Einheit</text:span><text:span text:style-name="T34"> eine wirkliche </text:span><text:span text:style-name="T29">Verei</text:span><text:span text:style-name="T34">- </text:span><text:span text:style-name="Référence_20_intense"><text:span text:style-name="T70">[106]</text:span></text:span><text:span text:style-name="T57"> </text:span><text:span text:style-name="T29">Vereinigung</text:span><text:span text:style-name="T34"> und Auswechslung der Materie mit der Form und des Leidens mit der Thätigkeit </text:span><text:span text:style-name="T26">vor sich geht, so ist eben dadurch </text:span><text:span text:style-name="T34">die </text:span><text:span text:style-name="T29">Vereinbarkeit</text:span><text:span text:style-name="T34"> beider Naturen, die Ausführbarkeit des Unendlichen in der Endlichkeit, mithin die Möglichkeit der erhabensten Menschheit</text:span><text:alphabetical-index-mark text:string-value="Menschheit"/><text:span text:style-name="T26"> bewiesen.</text:span></text:p>
      <text:p text:style-name="Text_20_body">Wir dürfen also nicht mehr verlegen sein, <text:span text:style-name="T57">einen Uebergang von der sinnlichen Abhängigkeit zu der moralischen Freiheit </text:span>zu finden, nachdem durch die Schönheit der Fall gegeben ist, daß die letztere mit der erstern vollkommen zusammen bestehen könne, und daß der Mensch, <text:span text:style-name="T57">um sich als Geist zu erweisen, der Materie nicht zu entfliehen brauche</text:span>. Ist er aber schon in Gemeinschaft mit der Sinnlichkeit frei, wie das Faktum der Schönheit lehrt, und ist Freiheit etwas Absolutes und Uebersinnliches, wie ihr Begriff nothwendig mit sich bringt, so kann nicht mehr die Frage sein, wie er dazu gelange, sich von den Schranken zum Absoluten zu erheben, sich in seinem Denken und Wollen der Sinnlichkeit entgegenzusetzen, da dieses schon in der Schönheit geschehen ist. Es kann, mit <text:span text:style-name="T54">einem</text:span> Wort, <text:span text:style-name="T57">nicht mehr die Frage sein, wie er von der Schönheit zur Wahrheit übergehe</text:span>, die dem Vermögen nach schon in der ersten liegt, sondern, <text:span text:style-name="T57">wie er von einer gemeinen Wirklichkeit zu einer ästhetischen, wie er von bloßen Lebensgefühlen zu Schönheitsgefühlen den Weg sich bahne.</text:span></text:p>
      <text:h text:style-name="P19" text:outline-level="1"><text:bookmark-start text:name="__RefHeading__55_1800196833"/>Sechsundzwanzigster Brief. Ästhetische Freiheit, schöner Schein, Auge und Ohr, +<text:bookmark-end text:name="__RefHeading__55_1800196833"/></text:h>
      <text:p text:style-name="Text_20_body"><text:span text:style-name="Référence_20_intense">[106]</text:span><text:span text:style-name="T57"> </text:span><text:span text:style-name="T26">Da die ästhetische Stimmung des Gemüths, wie ich in den vorhergehenden Briefen entwickelt habe, der Freiheit erst die Entstehung gibt, so ist leicht einzusehen, daß sie nicht aus derselben entspringen und folg lich keinen moralischen Ursprung haben könne. Ein Geschenk der Natur muß sie sein, die G unst der Zufälle allein kann die Fesseln des physischen Standes lösen und </text:span><text:span text:style-name="T34">den Wilden</text:span><text:alphabetical-index-mark text:string-value="Wilde [der]"/><text:span text:style-name="T34"> zur Schönheit</text:span><text:span text:style-name="T26"> führen.</text:span></text:p>
      <text:p text:style-name="Text_20_body"><text:span text:style-name="Référence_20_intense">[107]</text:span><text:span text:style-name="T57"> </text:span><text:span text:style-name="T26">Der </text:span><text:span text:style-name="T34">Keim der letztern</text:span><text:span text:style-name="T26"> wird sich </text:span><text:span text:style-name="T44">gleich wenig</text:span><text:span text:style-name="T26"> entwickeln, </text:span><text:span text:style-name="T44">wo</text:span><text:span text:style-name="T26"> eine karge Natur den Menschen jeder Erquickung beraubt, </text:span><text:span text:style-name="T44">und wo</text:span><text:span text:style-name="T26"> eine verschwenderische ihn von jeder eigenen Anstrengung losspricht </text:span><text:span text:style-name="T44">– wo</text:span><text:span text:style-name="T26"> die stumpfe Sinnlichkeit kein Bedürfniß fühlt, </text:span><text:span text:style-name="T44">und wo</text:span><text:span text:style-name="T26"> die heftige Begier keine Sättigung findet. </text:span><text:span text:style-name="T44">Nicht da, wo</text:span><text:span text:style-name="T26"> der Mensch sich </text:span><text:span text:style-name="T28">troglodytisch</text:span><text:span text:style-name="T26"> in Höhlen birgt, ewig einzeln ist und die Menschheit</text:span><text:alphabetical-index-mark text:string-value="Menschheit"/><text:span text:style-name="T26"> nie </text:span><text:span text:style-name="T28">außer sich</text:span><text:span text:style-name="T26"> findet, </text:span><text:span text:style-name="T44">auch nicht da, wo</text:span><text:span text:style-name="T26"> er </text:span><text:span text:style-name="T28">nomadisch</text:span><text:span text:style-name="T26"> in großen Heermassen zieht, ewig nur Zahl ist und die Menschheit</text:span><text:alphabetical-index-mark text:string-value="Menschheit"/><text:span text:style-name="T26"> nie </text:span><text:span text:style-name="T28">in sich</text:span><text:span text:style-name="T26"> findet – </text:span><text:span text:style-name="T44">da allein, wo</text:span><text:span text:style-name="T26"> er in eigener Hütte still mit sich selbst und, sobald er heraustritt, mit dem ganzen Geschlechte spricht, wird sich ihre liebliche Knospe entfalten. //</text:span><text:span text:style-name="T44">Da wo</text:span><text:span text:style-name="T26"> ein leichter Aether die Sinne jeder leisen Berührung eröffnet und den üppigen Stoff</text:span><text:alphabetical-index-mark text:string-value="Stoff"/><text:span text:style-name="T26"> eine energische Wärme beseelt </text:span><text:span text:style-name="T44">– wo</text:span><text:span text:style-name="T26"> das Reich der blinden Masse schon in der leblosen Schöpfung gestürzt ist und die siegende Form auch die niedrigsten Naturen veredelt</text:span><text:alphabetical-index-mark text:string-value="veredeln" text:key1="edel"/><text:span text:style-name="T26"> </text:span><text:span text:style-name="T44">– dort</text:span><text:span text:style-name="T26"> in den fröhlichen Verhältnissen und in der gesegneten Zone</text:span><text:span text:style-name="T44">, wo</text:span><text:span text:style-name="T26"> nur die Thätigkeit zum Genusse und nur der Genuß zur Thätigkeit führt, wo aus dem Leben selbst die heilige Ordnung quillt und aus dem Gesetz der Ordnung sich nur Leben entwickelt </text:span><text:span text:style-name="T44">– wo</text:span><text:span text:style-name="T26"> die Einbildungskraft</text:span><text:alphabetical-index-mark text:string-value="Einbildungskraft"/><text:span text:style-name="T26"> der Wirklichkeit ewig entflieht und dennoch von der Einfalt der Natur nie verirret </text:span><text:span text:style-name="T44">– hier allein</text:span><text:span text:style-name="T26"> werden sich Sinne und Geist, empfangende und bildende Kraft in dem glücklichen Gleichmaß entwickeln, welches die Seele</text:span><text:alphabetical-index-mark text:string-value="Seele"/><text:span text:style-name="T26"> der Schönheit und die Bedingung der Menschheit</text:span><text:alphabetical-index-mark text:string-value="Menschheit"/><text:span text:style-name="T26"> ist.</text:span></text:p>
      <text:p text:style-name="Text_20_body"><text:span text:style-name="T26">Und was ist es für ein Phänomen, durch welches sich </text:span><text:span text:style-name="T34">bei dem Wilden</text:span><text:alphabetical-index-mark text:string-value="Wilde [der]"/><text:span text:style-name="T34"> der Eintritt in die Menschheit</text:span><text:alphabetical-index-mark text:string-value="Menschheit"/><text:span text:style-name="T34"> </text:span><text:span text:style-name="T26">verkündigt? So weit wir auch </text:span><text:span text:style-name="T34">die Geschichte befragen</text:span><text:span text:style-name="T26">, es ist dasselbe bei allen Völkerstämmen, welche der Sklaverei des tierischen Standes entsprungen sind: </text:span><text:span text:style-name="T34">die Freude am Schein, die Neigung zum </text:span><text:span text:style-name="T29">Putz</text:span><text:span text:style-name="T34"> und zum </text:span><text:span text:style-name="T29">Spiele</text:span><text:span text:style-name="T26">.</text:span></text:p>
      <text:p text:style-name="Text_20_body"><text:span text:style-name="T34">Die höchste Stupidität und der höchste Verstand</text:span><text:alphabetical-index-mark text:string-value="Verstand"/><text:span text:style-name="T26"> haben darin eine gewisse Affinität mit einander, daß beide nur das </text:span><text:span text:style-name="T28">Reelle</text:span><text:span text:style-name="T26"> suchen und </text:span><text:span text:style-name="T34">für den bloßen Schein gänzlich un- </text:span><text:span text:style-name="Référence_20_intense">[108]</text:span><text:span text:style-name="T57"> </text:span><text:span text:style-name="T34">unempfindlich</text:span><text:span text:style-name="T26"> sind. Nur durch die unmittelbare Gegenwart eines Objekts in den Sinnen wird jene aus ihrer Ruhe gerissen, und nur durch Zurückführung seiner Begriffe auf Thatsachen der Erfahrung wird der letztere zur Ruhe gebracht; mit </text:span><text:span text:style-name="T28">einem</text:span><text:span text:style-name="T26"> Wort, die Dummheit kann sich nicht über die Wirklichkeit erheben und der Verstand</text:span><text:alphabetical-index-mark text:string-value="Verstand"/><text:span text:style-name="T26"> nicht unter der Wahrheit stehen bleiben. Was dort der Mangel der Einbildungskraft</text:span><text:alphabetical-index-mark text:string-value="Einbildungskraft"/><text:span text:style-name="T26"> bewirkt, das bewirkt hier die absolute Beherrschung derselben. Insofern also das Bedürfniß der Realität und die Anhänglichkeit an das Wirkliche bloße Folgen des Mangels sind, ist die </text:span><text:span text:style-name="T34">Gleichgültigkeit </text:span><text:soft-page-break/><text:span text:style-name="T34">gegen Realität und das Interesse am Schein eine wahre Erweiterung der Menschheit</text:span><text:alphabetical-index-mark text:string-value="Menschheit"/><text:span text:style-name="T34"> und ein entschiedener</text:span><text:alphabetical-index-mark text:string-value="entschieden" text:key1="entscheiden"/><text:span text:style-name="T34"> Schritt zur Kultur</text:span><text:alphabetical-index-mark text:string-value="Kultur"/><text:span text:style-name="T26">. Fürs erste zeugt es </text:span><text:span text:style-name="T44">von einer äußern Freiheit</text:span><text:span text:style-name="T26">: denn so lange die Noth gebietet und das Bedürfniß drängt, ist die Einbildungskraft</text:span><text:alphabetical-index-mark text:string-value="Einbildungskraft"/><text:span text:style-name="T26"> mit strengen Fesseln an das Wirkliche gebunden; erst, wenn das Bedürfniß gestillt ist, entwickelt sie ihr ungebundenes Vermögen. Es zeugt aber auch </text:span><text:span text:style-name="T44">von einer innern Freiheit</text:span><text:span text:style-name="T26">; weil es uns eine Kraft sehen läßt, die unabhängig von einem äußern Stoffe</text:span><text:alphabetical-index-mark text:string-value="Stoff"/><text:span text:style-name="T26"> sich durch sich selbst in Bewegung setzt und die Energie genug besitzt, die andringende Materie von sich zu halten. </text:span><text:span text:style-name="T34">Die Realität der Dinge ist ihr (der Dinge) Werk; der Schein der Dinge ist des Menschen Werk</text:span><text:span text:style-name="T26">, und ein Gemüth, das sich am Scheine weidet, ergötzt sich schon nicht mehr an dem, was es empfängt, sondern an dem, was es thut.</text:span></text:p>
      <text:p text:style-name="Text_20_body"><text:span text:style-name="T44">Es versteht sich wohl von selbst, daß hier </text:span><text:span text:style-name="T38">nur</text:span><text:span text:style-name="T34"> von dem ästhetischen Schein</text:span><text:span text:style-name="T26"> die Rede ist, den man von der Wirklichkeit und Wahrheit unterscheidet</text:span><text:alphabetical-index-mark text:string-value="unterscheiden"/><text:span text:style-name="T26">, </text:span><text:span text:style-name="T44">nicht von</text:span><text:span text:style-name="T26"> dem </text:span><text:span text:style-name="T28">logischen</text:span><text:span text:style-name="T26">, den man mit derselben verwechselt – den man folglich liebt, weil er Schein ist, und nicht, weil man ihn für etwas Besseres hält. Nur der erste ist Spiel, da der letzte bloß Betrug ist. Den Schein der erstern Art für etwas gelten lassen, kann der Wahrheit niemals Eintrag thun, weil man nie Gefahr läuft, ihn derselben unterzuschieben, was doch die einzige Art ist, wie der Wahrheit geschadet werden kann; </text:span><text:span text:style-name="T34">ihn verachten, heißt alle schöne Kunst überhaupt verachten</text:span><text:span text:style-name="T26">, deren Wesen der Schein ist. Indessen begegnet es </text:span><text:span text:style-name="T34">dem Verstande zuwei-</text:span><text:alphabetical-index-mark text:string-value="Verstand"/><text:span text:style-name="T34"> </text:span><text:span text:style-name="T60">[109]</text:span><text:span text:style-name="T34"> zuweilen</text:span><text:span text:style-name="T26">, seinen Eifer für Realität bis zu einer solchen Unduldsamkeit zu treiben und </text:span><text:span text:style-name="T34">über die ganze Kunst des schönen Scheins</text:span><text:span text:style-name="T26">, weil sie bloß Schein ist, </text:span><text:span text:style-name="T34">ein wegwerfendes Urtheil zu sprechen</text:span><text:span text:style-name="T26">; dies begegnet aber dem Verstande</text:span><text:alphabetical-index-mark text:string-value="Verstand"/><text:span text:style-name="T26"> nur alsdann, wenn er sich der obengedachten Affinität nicht erinnert. Von den nothwendigen </text:span><text:span text:style-name="T34">Grenzen des schönen Scheins</text:span><text:span text:style-name="T26"> werde ich noch einmal insbesondere zu reden Veranlassung nehmen.</text:span></text:p>
      <text:p text:style-name="Text_20_body"><text:span text:style-name="T26">Die Natur selbst ist es, die </text:span><text:span text:style-name="T34">den Menschen von der Realität zum Scheine</text:span><text:span text:style-name="T26"> emporhebt, indem sie ihn </text:span><text:span text:style-name="T34">mit zwei Sinnen</text:span><text:span text:style-name="T26"> ausrüstete, die ihn bloß durch den Schein zur Erkenntniß des Wirklichen führen. </text:span><text:span text:style-name="T34">In dem Auge und dem Ohr</text:span><text:span text:style-name="T26"> ist die andringende Materie schon hinweggewälzt von den Sinnen, und das Objekt entfernt sich von uns, das wir in den thierischen Sinnen unmittelbar berühren. Was wir durch das Auge </text:span><text:span text:style-name="T28">sehen</text:span><text:span text:style-name="T26">, ist von dem verschieden, was wir </text:span><text:span text:style-name="T29">empfinden</text:span><text:span text:style-name="T26">; denn der Verstand</text:span><text:alphabetical-index-mark text:string-value="Verstand"/><text:span text:style-name="T26"> springt über das Licht hinaus zu den Gegenständen. </text:span><text:span text:style-name="T34">Der Gegenstand des Takts ist eine Gewalt, die wir erleiden; der Gegenstand des Auges und des Ohrs ist eine Form, die wir erzeugen</text:span><text:span text:style-name="T26">. So lange der Mensch noch ein </text:span><text:span text:style-name="T34">Wilder</text:span><text:alphabetical-index-mark text:string-value="Wilde [der]"/><text:span text:style-name="T26"> ist, genießt er bloß </text:span><text:span text:style-name="T34">mit den Sinnen des Gefühls</text:span><text:span text:style-name="T26">, denen die </text:span><text:span text:style-name="T34">Sinne des Scheins</text:span><text:span text:style-name="T26"> in dieser Periode bloß dienen. Er erhebt sich entweder gar nicht zum Sehen, oder er befriedigt sich doch nicht mit demselben. </text:span><text:span text:style-name="T34">Sobald er anfängt, mit dem Auge zu genießen, und das Sehen für ihn einen selbständigen Werth erlangt, so ist er auch schon ästhetisch frei, und der Spieltrieb</text:span><text:alphabetical-index-mark text:string-value="Spieltrieb" text:key1="Trieb"/><text:span text:style-name="T34"> hat sich entfaltet</text:span><text:span text:style-name="T26">.</text:span></text:p>
      <text:p text:style-name="Text_20_body"><text:span text:style-name="T26">Gleich, </text:span><text:span text:style-name="T34">sowie der Spieltrieb</text:span><text:alphabetical-index-mark text:string-value="Spieltrieb" text:key1="Trieb"/><text:span text:style-name="T34"> sich regt</text:span><text:span text:style-name="T26">, der </text:span><text:span text:style-name="T34">am Scheine Gefallen</text:span><text:span text:style-name="T26"> findet, wird ihm auch </text:span><text:span text:style-name="T34">der nachahmende Bildungstrieb</text:span><text:alphabetical-index-mark text:string-value="Bildungstrieb" text:key1="Trieb"/><text:span text:style-name="T26"> folgen, der den </text:span><text:soft-page-break/><text:span text:style-name="T26">Schein als etwas Selbständiges behandelt. Sobald der Mensch einmal so weit gekommen ist, den Schein von der Wirklichkeit, die Form von dem Körper zu </text:span><text:span text:style-name="T34">unterscheiden</text:span><text:alphabetical-index-mark text:string-value="unterscheiden"/><text:span text:style-name="T26">, so ist er auch im Stande, sie von ihm </text:span><text:span text:style-name="T34">abzusondern</text:span><text:span text:style-name="T26">; denn das hat er schon gethan. indem er sie unterscheidet</text:span><text:alphabetical-index-mark text:string-value="unterscheiden"/><text:span text:style-name="T26">. Das </text:span><text:span text:style-name="T34">Vermögen</text:span><text:span text:style-name="T26"> zur nachahmenden Kunst ist also mit dem Vermögen zur Form überhaupt gegeben; der </text:span><text:span text:style-name="T60">[110]</text:span><text:span text:style-name="T26"> </text:span><text:span text:style-name="T34">Drang</text:span><text:span text:style-name="T26"> zu derselben beruht auf einer andern Anlage, von der ich hier nicht zu handeln brauche. Wie frühe oder wie spät sich </text:span><text:span text:style-name="T34">der ästhetische Kunsttrieb </text:span><text:span text:style-name="T26">entwickeln soll, das wird bloß von dem Grade der Liebe abhängen, mit der der Mensch fähig ist, sich bei dem bloßen Schein zu verweilen.</text:span></text:p>
      <text:p text:style-name="Text_20_body"><text:span text:style-name="T26">Da alles wirkliche Dasein von der Natur, als einer fremden Macht, aller Schein aber ursprünglich von dem Menschen, als vorstellendem Subjekte, sich herschreibt, so </text:span><text:span text:style-name="T34">bedient er sich bloß seines absoluten Eigenthumsrechts</text:span><text:span text:style-name="T26">, wenn er den Schein von dem Wesen zurücknimmt und mit demselben </text:span><text:span text:style-name="T34">nach eigenen Gesetzen</text:span><text:span text:style-name="T26"> schaltet. Mit ungebundener Freiheit kann er, was die Natur trennte, zusammenfügen, sobald er es nur irgend zusammendenken kann, und trennen, was die Natur verknüpfte, sobald er es nur in seinem Verstande</text:span><text:alphabetical-index-mark text:string-value="Verstand"/><text:span text:style-name="T26"> absondern kann. Nichts darf ihm hier heilig sein, als sein eigenes Gesetz, sobald er nur die Markung</text:span><text:span text:style-name="Endnote_20_Symbol"><text:span text:style-name="T26"><text:note text:id="ftn76" text:note-class="endnote"><text:note-citation>69</text:note-citation><text:note-body><text:p text:style-name="Quotations"><text:span text:style-name="dwbsenseitalicsbase"/></text:p></text:note-body></text:note></text:span></text:span><text:span text:style-name="T26"> in Acht nimmt, welche </text:span><text:span text:style-name="T28">sein</text:span><text:span text:style-name="T26"> Gebiet von dem Dasein der Dinge oder dem Naturgebiete scheidet.</text:span></text:p>
      <text:p text:style-name="Text_20_body">Dieses <text:span text:style-name="T57">menschliche Herrscherrecht</text:span> übt er aus <text:span text:style-name="T57">in der </text:span><text:span text:style-name="T56">Kunst des Scheins</text:span>, und je strenger er hier das Mein und Dein von einander sondert, je sorgfältiger er die Gestalt von dem Wesen trennt, und je mehr Selbständigkeit er derselben zu geben weiß, desto mehr wird er nicht bloß <text:span text:style-name="T57">das Reich der Schönheit erweitern</text:span>, sondern selbst die Grenzen der Wahrheit bewahren; denn er kann den Schein nicht von der Wirklichkeit reinigen, ohne zugleich die Wirklichkeit von dem Schein frei zu machen.</text:p>
      <text:p text:style-name="Text_20_body"><text:span text:style-name="T26">Aber er besitzt dieses souveräne Recht schlechterdings auch nur in der </text:span><text:span text:style-name="T28">Welt des Scheins</text:span><text:span text:style-name="T26">, </text:span><text:span text:style-name="T34">in dem wesenlosen Reich der Einbildungskraft</text:span><text:alphabetical-index-mark text:string-value="Einbildungskraft"/><text:span text:style-name="T26">, und nur, solang er sich im Theoretischen gewissenhaft enthält, Existenz davon auszusagen, und so lang er im Praktischen darauf Verzicht thut, Existenz dadurch zu ertheilen. Sie sehen hieraus, daß </text:span><text:span text:style-name="T34">der Dichter auf gleiche Weise aus seinen Grenzen tritt, wenn er seinem Ideal Existenz beilegt</text:span><text:span text:style-name="T26">, und wenn er eine bestimmte</text:span><text:alphabetical-index-mark text:string-value="bestimmt" text:key1="bestimmen"/><text:span text:style-name="T26"> Existenz damit bezweckt. Denn Beides kann er nicht an- </text:span><text:span text:style-name="T60">[111] </text:span><text:span text:style-name="T26">anders zu Stande bringen, als indem er entweder sein Dichterrecht überschreitet, durch das Ideal in das Gebiet der Erfahrung greift und durch die bloße Möglichkeit wirkliches Dasein zu bestimmen sich anmaßt, oder, indem er sein Dichterrecht aufgibt, </text:span><text:span text:style-name="T34">die Erfahrung in das Gebiet des Ideals greifen läßt</text:span><text:span text:style-name="T26"> und die Möglichkeit auf die Bedingungen der Wirklichkeit einschränkt.</text:span></text:p>
      <text:p text:style-name="Text_20_body"><text:span text:style-name="T26">Nur, soweit er </text:span><text:span text:style-name="T28">aufrichtig</text:span><text:span text:style-name="T26"> ist (sich von allem Anspruch auf Realität ausdrücklich lossagt), und nur, soweit er </text:span><text:span text:style-name="T28">selbständig</text:span><text:span text:style-name="T26"> ist (allen Beistand der Realität entbehrt), ist der Schein ästhetisch. Sobald er </text:span><text:span text:style-name="T34">falsch ist und Realität heuchelt</text:span><text:span text:style-name="T26">, und sobald er unrein und der Realität zu seiner Wirkung bedürftig ist, ist er nichts als </text:span><text:span text:style-name="T34">ein niedriges Werkzeug zu materiellen Zwecken</text:span><text:span text:style-name="T26"> und kann </text:span><text:span text:style-name="T34">nichts für die Freiheit des Geistes</text:span><text:span text:style-name="T26"> beweisen. Uebrigens ist es gar nicht nöthig, daß der Gegenstand, an dem wir den schönen Schein finden, ohne Realität sei, </text:span><text:span text:style-name="T34">wenn nur unser </text:span><text:soft-page-break/><text:span text:style-name="T34">Urtheil darüber auf diese Realität keine Rücksicht nimmt</text:span><text:span text:style-name="T26">; denn, soweit es diese Rücksicht nimmt, ist es kein ästhetisches. Eine lebende weibliche Schönheit wird uns freilich eben so gut und noch ein wenig besser als eine eben so schöne bloß gemalte gefallen; aber, insoweit sie uns besser gefällt als die letztere, gefällt sie nicht mehr als selbständiger Schein, gefällt sie nicht mehr dem reinen ästhetischen Gefühl</text:span><text:span text:style-name="Endnote_20_Symbol"><text:span text:style-name="T26"><text:note text:id="ftn77" text:note-class="endnote"><text:note-citation>70</text:note-citation><text:note-body><text:p text:style-name="Quotations"/></text:note-body></text:note></text:span></text:span><text:span text:style-name="T26">: diesem darf auch </text:span><text:span text:style-name="T34">das Lebendige nur als Erscheinung, auch das Wirkliche nur als Idee gefallen</text:span><text:span text:style-name="T26">; aber freilich erfordert es noch einen ungleich höhern Grad der schönen Kultur</text:span><text:alphabetical-index-mark text:string-value="Kultur"/><text:span text:style-name="T26">, in dem Lebendigen selbst nur den reinen Schein zu empfinden, als das Leben an dem Schein zu entbehren.</text:span></text:p>
      <text:p text:style-name="Text_20_body"><text:span text:style-name="T26">Bei welchem einzelnen Menschen oder ganzen Volk</text:span><text:alphabetical-index-mark text:string-value="Volk"/><text:span text:style-name="T26"> man den aufrichtigen und selbständigen Schein findet, da darf man auf Geist und Geschmack und jede damit verwandte Trefflichkeit schließen – da wird man </text:span><text:span text:style-name="T34">das Ideal das wirkliche Leben regieren, die Ehre über den Besitz, den Gedanken über den Genuß, den Traum der Unsterblichkeit über die Existenz triumphieren sehen</text:span><text:span text:style-name="T26">. Da wird die öffentliche </text:span><text:span text:style-name="T60">[112]</text:span><text:span text:style-name="T26"> Stimme das einzig Furchtbare sein und ein Olivenkranz höher als ein Purpurkleid ehren. Zum falschen und bedürftigen Schein nimmt nur die Ohnmacht und die Verkehrtheit ihre Zuflucht, und einzelne Menschen sowohl als ganze Völker, welche entweder »der Realität durch den Schein oder dem (ästhetischen) Schein durch Realität nachhelfen« – beides ist gerne verbunden – beweisen zugleich ihren moralischen Unwerth und ihr ästhetisches Unvermögen.</text:span></text:p>
      <text:p text:style-name="Text_20_body"><text:span text:style-name="T26">Auf die Frage: »</text:span><text:span text:style-name="T28">Inwieweit darf Schein in der moralischen Welt sein?</text:span><text:span text:style-name="T26">« ist also die Antwort so kurz als bündig diese: </text:span><text:span text:style-name="T28">Insoweit es </text:span><text:span text:style-name="T29">ästhetischer Schein</text:span><text:span text:style-name="T28"> ist</text:span><text:span text:style-name="T26">, d. h. </text:span><text:span text:style-name="T34">Schein, der weder Realität vertreten will, noch von derselben vertreten zu werden braucht</text:span><text:span text:style-name="T26">. Der ästhetische Schein kann </text:span><text:span text:style-name="T34">der Wahrheit der Sitten niemals gefährlich</text:span><text:span text:style-name="Endnote_20_Symbol"><text:span text:style-name="T34"><text:note text:id="ftn78" text:note-class="endnote"><text:note-citation>71</text:note-citation><text:note-body><text:p text:style-name="Quotations"/></text:note-body></text:note></text:span></text:span><text:span text:style-name="T26"> werden, und wo man es anders findet, da wird sich ohne Schwierigkeit zeigen lassen, daß der Schein nicht ästhetisch war. Nur ein Fremdling im schönen Umgang z. B. wird Versicherungen der Höflichkeit, die eine allgemeine</text:span><text:alphabetical-index-mark text:string-value="allgemein"/><text:span text:style-name="T26"> Form ist, als Merkmale persönlicher Zuneigung aufnehmen und, wenn er getäuscht wird, über Verstellung klagen. Aber auch nur ein Stümper im schönen Umgang wird, um höflich zu sein, die Falschheit zu Hilfe rufen und schmeicheln, um gefällig zu sein. Dem Ersten fehlt noch der Sinn für den selbständigen Schein, daher kann er demselben nur durch die Wahrheit Bedeutung geben; dem Zweiten fehlt es an Realität, und er möchte sie gern durch den Schein ersetzen.</text:span></text:p>
      <text:p text:style-name="Text_20_body"><text:span text:style-name="T26">Nichts ist gewöhnlicher, als </text:span><text:span text:style-name="T34">von gewissen trivialen Kritikern des Zeitalters</text:span><text:alphabetical-index-mark text:string-value="Zeitalter"/><text:span text:style-name="T26"> die Klage zu vernehmen, daß alle Solidität aus der Welt verschwunden sei und </text:span><text:span text:style-name="T34">das Wesen über dem Schein vernachlässigt</text:span><text:span text:style-name="T26"> werde. Obgleich ich mich gar nicht berufen fühle, das Zeitalter</text:span><text:alphabetical-index-mark text:string-value="Zeitalter"/><text:span text:style-name="T26"> gegen diesen Vorwurf zu rechtfertigen, so geht doch schon aus der weiten Ausdehnung, welche </text:span><text:span text:style-name="T34">diese strengen Sittenrichter</text:span><text:span text:style-name="T26"> ihrer Anklage geben, sattsam hervor, daß sie dem Zeitalter</text:span><text:alphabetical-index-mark text:string-value="Zeitalter"/><text:span text:style-name="T26"> nicht bloß den falschen, sondern auch den aufrichtigen Schein verargen; und </text:span><text:span text:style-name="T60">[113] </text:span><text:span text:style-name="T26">sogar die Ausnahmen, welche sie noch etwa zu Gunsten der Schönheit machen, gehen mehr auf den bedürftigen, als auf den selbständigen Schein. Sie greifen </text:span><text:span text:style-name="T44">nicht bloß</text:span><text:span text:style-name="T26"> </text:span><text:soft-page-break/><text:span text:style-name="T34">die betrügerische Schminke</text:span><text:span text:style-name="T26"> an, welche die Wahrheit verbirgt, welche die Wirklichkeit zu vertreten sich anmaßt; sie ereifern sich </text:span><text:span text:style-name="T44">auch gegen</text:span><text:span text:style-name="T26"> den </text:span><text:span text:style-name="T34">wohlthätigen Schein</text:span><text:span text:style-name="T26">, der die Leerheit ausfüllt und die Armseligkeit zudeckt, </text:span><text:span text:style-name="T44">auch gegen</text:span><text:span text:style-name="T26"> den idealischen, der </text:span><text:span text:style-name="T34">eine gemeine Wirklichkeit veredelt</text:span><text:alphabetical-index-mark text:string-value="veredeln" text:key1="edel"/><text:span text:style-name="T26">. Die Falschheit der Sitten beleidigt mit Recht ihr strenges Wahrheitsgefühl; nur Schade, daß </text:span><text:span text:style-name="T34">sie zu dieser Falschheit auch schon die Höflichkeit rechnen</text:span><text:span text:style-name="T26">. Es </text:span><text:span text:style-name="T44">mißfällt</text:span><text:span text:style-name="T26"> ihnen, daß äußerer Flitterglanz</text:span><text:span text:style-name="Endnote_20_Symbol"><text:span text:style-name="T26"><text:note text:id="ftn79" text:note-class="endnote"><text:note-citation>72</text:note-citation><text:note-body><text:p text:style-name="Text_20_body"><text:s/><text:span text:style-name="adelungformrectebase">Der </text:span><text:span text:style-name="adelunglemmarectebase">Flitter</text:span><text:span text:style-name="adelungsenserectebase">, des -s, </text:span><text:span text:style-name="adelungsenseitalicsbase">plur. ut nom. sing.</text:span><text:span text:style-name="adelungsenserectebase"> oder die Flitter, </text:span><text:span text:style-name="adelungsenseitalicsbase">plur.</text:span><text:span text:style-name="adelungsenserectebase"> die -n, Diminut. das Flitterchen, die Hochdeutsche Benennung derjenigen dünnen glänzenden Stückchen Messing, welche im Oberdeutschen unter dem Nahmen der Flinder am bekanntesten sind; S. dieses Wort. Die Flittern, die Gebräme, die Schnürlein, Es. 3, 20. </text:span><text:line-break/>   <text:span text:style-name="adelungparrectebase">Anm. Dieses Wort, welches im Dän. und Schwed. gleichfalls </text:span><text:span text:style-name="adelungparitalicsbase">Flitter</text:span><text:span text:style-name="adelungparrectebase"> lautet, druckt eigentlich die zitternde Bewegung, und figürlich auch den zitternden, funkelnden Glanz dieser dünnen Messingblättchen aus. S. </text:span><text:a xlink:type="simple" xlink:href="http://woerterbuchnetz.de/cgi-bin/WBNetz/wbgui_py?sigle=DWB&amp;mode=Vernetzung&amp;hitlist=&amp;patternlist=&amp;lemid=DF01703"><text:span text:style-name="linksigle"><text:span text:style-name="T72">Adelung</text:span></text:span></text:a><text:a xlink:type="simple" xlink:href="http://woerterbuchnetz.de/cgi-bin/WBNetz/wbgui_py?sigle=DWB&amp;mode=Vernetzung&amp;hitlist=&amp;patternlist=&amp;lemid=DF01703"><text:span text:style-name="Internet_20_link"> </text:span></text:a><text:a xlink:type="simple" xlink:href="http://woerterbuchnetz.de/cgi-bin/WBNetz/wbgui_py?sigle=DWB&amp;mode=Vernetzung&amp;hitlist=&amp;patternlist=&amp;lemid=DF01703"><text:span text:style-name="adelungrefrectebase"><text:span text:style-name="T71">Flattern</text:span></text:span></text:a><text:span text:style-name="adelungparrectebase">, Flimmern, Flinken. </text:span>[Bd. 2, Sp. 214]</text:p><text:p text:style-name="Quotations"/></text:note-body></text:note></text:span></text:span><text:span text:style-name="T26"> so oft das wahre Verdienst verdunkelt; aber es </text:span><text:span text:style-name="T44">verdrießt</text:span><text:span text:style-name="T26"> sie nicht weniger, daß man auch Schein vom Verdienste fordert und dem innern Gehalte die gefällige Form nicht erläßt. </text:span><text:span text:style-name="T34">Sie vermissen das Herzliche, Kernhafte</text:span><text:span text:style-name="Endnote_20_Symbol"><text:span text:style-name="T34"><text:note text:id="ftn80" text:note-class="endnote"><text:note-citation>73</text:note-citation><text:note-body><text:p text:style-name="Quotations"><text:span text:style-name="dwbsenserectebase"/></text:p></text:note-body></text:note></text:span></text:span><text:span text:style-name="T34"> und Gediegene</text:span><text:span text:style-name="Endnote_20_Symbol"><text:span text:style-name="T34"><text:note text:id="ftn81" text:note-class="endnote"><text:note-citation>74</text:note-citation><text:note-body><text:p text:style-name="Quotations"/></text:note-body></text:note></text:span></text:span><text:span text:style-name="T34"> der vorigen Zeiten</text:span><text:alphabetical-index-mark text:string-value="Zeit"/><text:span text:style-name="T26">; aber sie möchten auch das Eckigte</text:span><text:span text:style-name="Endnote_20_Symbol"><text:span text:style-name="T26"><text:note text:id="ftn82" text:note-class="endnote"><text:note-citation>75</text:note-citation><text:note-body><text:p text:style-name="Quotations"><text:span text:style-name="dwbsenserectebase"/></text:p></text:note-body></text:note></text:span></text:span><text:span text:style-name="T26"> und Derbe</text:span><text:span text:style-name="Endnote_20_Symbol"><text:span text:style-name="T26"><text:note text:id="ftn83" text:note-class="endnote"><text:note-citation>76</text:note-citation><text:note-body><text:p text:style-name="Text_20_body"><text:s/><text:span text:style-name="T57">derb</text:span>, se dit à l’origine du pain sans levain ; (Grimm)<text:span text:style-name="dwbgramitalicsbase"> adj. und adv.</text:span><text:span text:style-name="dwbsenserectebase"> </text:span><text:span text:style-name="dwbsenseitalicsbase">fest, tüchtig, solidus, gravis, vehemens […]</text:span> <text:span text:style-name="T73">das ungesäuerte backwerk ist dicht, hart und fest, und diese allgemeine bedeutung tritt am ende des 16 ten und im anfang des 17 ten jahrh. hervor. […] derb brot panis densus Stieler. so sagen wir heute derber boden harter, ungelockerter, derbes leder, derbes tuch starkes, dauerhaftes, derbe leinwand, derbe kost nahrhafte, kräftige. […] dieser fisch hat ein derbes (festes, nicht weichliches) fleisch. gedigen oder derb silber, das rein und schier fein ist und das sich schneiden und prägen läszt, ehe es ins feuer kompt Mathesius 28</text:span><text:span text:style-name="T74">a</text:span><text:span text:style-name="T73">. […]</text:span></text:p><text:p text:style-name="Text_20_body">3. <text:span text:style-name="T56">steht es uneigentlich, so heiszt es mutig, kühn, offen, stark, tüchtig, auch grob, im gegensatz zu fein, doch ohne damit zu tadeln</text:span>. er tritt derb auf er macht sich geltend, nimmt keine rücksicht. er gibt eine derbe antwort, einen derben verweis. er sagt die wahrheit derb und trocken. er greift die sache derb an. er hat ein derbes fell er kann etwas vertragen.</text:p><text:p text:style-name="Text_20_body"><text:span text:style-name="T2">[…]</text:span><text:span text:style-name="T75"> </text:span><text:span text:style-name="T2">ich werde mir heute einen derben rausch trinken Gellert 2, 258. um bei ein derbes stück schwarzbrod zu kommen Bode Tristram Sh. 7, 28. der prinz hatte unter andern einen derben stolz Claudius 8, 41. </text:span><text:span text:style-name="T3">ein gesunder und derber geschmack Kant 7, 432. 414. 416. wer sucht den heuchler in dem manne, der immer derb, mutig, offen vor euch steht? wer fürchtet den mann, der eben so derb und gerade mit den fürsten und den groszen [Bd. 2, Sp. 1013] umgeht? Klinger 11, 205</text:span><text:span text:style-name="T2">. der kühnste und der derbste unter allen Göthe. <text:s/></text:span></text:p><text:p text:style-name="Text_20_body"><text:span text:style-name="T4">(Adelung) </text:span><text:span text:style-name="adelunglemmarectebase">Dêrb</text:span><text:span text:style-name="adelungsenserectebase">, -er, -este, oder -ste, </text:span><text:span text:style-name="adelungsenseitalicsbase">adj. et adv.</text:span><text:span text:style-name="adelungsenserectebase"> I. Eigentlich, dessen Theile nahe und fest auf einander liegen, im Gegensatze des locker. Derbes Brot. Derbes Leder. Der Erdboden ist sehr derb. Der höchste Grad des Derben ist die Härte. 2. Figürlich. 1) Im Bergbaue, in fester Gestalt in ein anderes Mineral eingewachsen. Derbes Erz; in weiterer Bedeutung auch nur für reichhaltiges Erz. 2) Im gemeinen Leben, einen hohen Grad einer Handlung auszudrucken, doch nur in einigen Fällen. Derb angreifen, derb auftreten. Jemanden derbe Schläge, eine derbe Maulschelle geben, ihn derb abprügeln. Nach einer noch weitern Figur auch von unkörperlichen Empfindungen. Er sagt einem jeden die Wahrheit sehr derb und trocken. Ich werde mir heute einen derben Rausch trinken, Gell. 3) Munter, gesund, rasch. Sie ist ein derbes frisches Mädchen. Nach einer noch weitern Figur wurde dieses Wort ehedem auch für gut, fromm, rechtschaffen gebraucht, besonders in der Zusammensetzung Biderb; S. </text:span><text:a xlink:type="simple" xlink:href="http://woerterbuchnetz.de/cgi-bin/WBNetz/wbgui_py?sigle=DWB&amp;mode=Vernetzung&amp;hitlist=&amp;patternlist=&amp;lemid=DB02442"><text:span text:style-name="linksigle"><text:span text:style-name="T72">Adelung</text:span></text:span></text:a><text:a xlink:type="simple" xlink:href="http://woerterbuchnetz.de/cgi-bin/WBNetz/wbgui_py?sigle=DWB&amp;mode=Vernetzung&amp;hitlist=&amp;patternlist=&amp;lemid=DB02442"><text:span text:style-name="Internet_20_link"> </text:span></text:a><text:a xlink:type="simple" xlink:href="http://woerterbuchnetz.de/cgi-bin/WBNetz/wbgui_py?sigle=DWB&amp;mode=Vernetzung&amp;hitlist=&amp;patternlist=&amp;lemid=DB02442"><text:span text:style-name="adelungrefrectebase"><text:span text:style-name="T71">Bieder</text:span></text:span></text:a><text:span text:style-name="adelungsenserectebase">.</text:span></text:p></text:note-body></text:note></text:span></text:span><text:span text:style-name="T26"> der ersten Sitten, das Schwerfällige der alten Formen und den ehemaligen </text:span><text:span text:style-name="T34">gothischen</text:span><text:span text:style-name="Endnote_20_Symbol"><text:span text:style-name="T34"><text:note text:id="ftn84" text:note-class="endnote"><text:note-citation>77</text:note-citation><text:note-body><text:p text:style-name="Quotations"/></text:note-body></text:note></text:span></text:span><text:span text:style-name="T26"> Ueberfluß wieder eingeführt sehen. Sie beweisen durch Urtheile dieser Art </text:span><text:span text:style-name="T28">dem Stoff</text:span><text:alphabetical-index-mark text:string-value="Stoff"/><text:span text:style-name="T28"> an sich selbst</text:span><text:span text:style-name="T26"> eine Achtung, die der </text:span><text:span text:style-name="T34">Menschheit</text:span><text:alphabetical-index-mark text:string-value="Menschheit"/><text:span text:style-name="T26"> nicht würdig ist, </text:span><text:span text:style-name="T34">welche vielmehr das Materielle nur insoferne schätzen soll, als es Gestalt zu empfangen und das Reich der Ideen zu verbreiten im Stande ist</text:span><text:span text:style-name="T26">. Auf solche Stimmen braucht also der Geschmack des Jahrhunderts</text:span><text:alphabetical-index-mark text:string-value="Jahrhundert"/><text:span text:style-name="T26"> nicht sehr zu hören, wenn er nur sonst vor einer bessern Instanz besteht. Nicht, daß wir einen Werth auf den ästhetischen Schein legen (wir thun dies noch lange nicht genug), sondern daß wir es noch nicht bis zu dem reinen Schein gebracht haben, daß wir das Dasein noch nicht genug von der Erscheinung geschieden und dadurch beider Grenzen auf ewig gesichert haben, dies ist es, was uns ein rigoristischer Richter der Schönheit zum Vorwurf machen kann. Diesen Vorwurf werden wir so lange verdienen, als wir das Schöne der lebendigen Natur nicht genießen können, ohne es zu begehren, das Schöne der nachahmenden Kunst nicht bewundern können, ohne nach einem Zwecke zu fra- </text:span><text:span text:style-name="T60">[114] </text:span><text:span text:style-name="T26">fragen – als wir der Einbildungskraft</text:span><text:alphabetical-index-mark text:string-value="Einbildungskraft"/><text:span text:style-name="T26"> noch keine eigene absolute Gesetzgebung zugestehen und durch die Achtung, die wir ihren Werken erzeigen, sie auf ihre Würde</text:span><text:alphabetical-index-mark text:string-value="W¸rde"/><text:span text:style-name="T26"> hinweisen.</text:span></text:p>
      <text:h text:style-name="P20" text:outline-level="1"><text:bookmark-start text:name="__RefHeading__57_1800196833"/>Siebenundzwanzigster Brief.<text:bookmark-end text:name="__RefHeading__57_1800196833"/></text:h>
      <text:p text:style-name="Text_20_body"><text:span text:style-name="T26">Fürchten Sie nichts für Realität und Wahrheit. wenn der hohe Begriff, den ich in dem vorhergehenden Briefe von dem ästhetischen Schein aufstellte, allgemein</text:span><text:alphabetical-index-mark text:string-value="allgemein"/><text:span text:style-name="T26"> werden sollte. Er wird nicht allgemein</text:span><text:alphabetical-index-mark text:string-value="allgemein"/><text:span text:style-name="T26"> werden, so lange der Mensch noch ungebildet genug ist, um einen Mißbrauch davon machen zu können; und würde er allgemein</text:span><text:alphabetical-index-mark text:string-value="allgemein"/><text:span text:style-name="T26">, so könnte dies nur durch eine Kultur</text:span><text:alphabetical-index-mark text:string-value="Kultur"/><text:span text:style-name="T26"> bewirkt werden, die zugleich jeden Mißbrauch unmöglich machte. </text:span><text:span text:style-name="T34">Dem selbständigen Schein nachzustreben</text:span><text:span text:style-name="T26">, erfordert mehr Abstraktionsvermögen, mehr </text:span><text:span text:style-name="T33">Freiheit</text:span><text:span text:style-name="T26"> des Herzens, mehr Energie des Willens, als der Mensch nöthig hat, um sich auf die Realität einzuschränken, und er muß diese schon hinter sich haben, wenn er bei jenem anlangen will. Wie übel würde er sich also rathen, wenn er den Weg zum Ideale einschlagen wollte, um sich den Weg zur Wirklichkeit und Wahrheit zu ersparen! Von dem Schein, so wie er hier genommen wird, möchten wir also für die Wirklichkeit nicht viel zu besorgen haben; desto mehr dürfte aber von der Wirklichkeit für den Schein zu befürchten sein. An das Materielle gefesselt, läßt der Mensch diesen lange Zeit</text:span><text:alphabetical-index-mark text:string-value="Zeit"/><text:span text:style-name="T26"> bloß seinen Zwecken dienen, ehe er ihm in der Kunst des Ideals eine eigene Persönlichkeit zugesteht. Zu dem letztern bedarf es einer totalen Revolution in seiner ganzen Empfindungsweise, ohne welche er auch nicht einmal </text:span><text:span text:style-name="T28">auf dem Wege</text:span><text:span text:style-name="T26"> zum Ideal sich befinden würde. Wo wir also Spuren einer uninteressierten freien Schätzung des reinen Scheins entdecken, da können wir auf eine solche Umwälzung seiner Natur und den eigentlichen Anfang der Menschheit</text:span><text:alphabetical-index-mark text:string-value="Menschheit"/><text:span text:style-name="T26"> in ihm schließen. Spuren dieser Art finden sich </text:span><text:span text:style-name="T60">[115] </text:span><text:span text:style-name="T26">aber wirklich schon in den ersten rohen Versuchen, die er zur </text:span><text:span text:style-name="T28">Verschönerung</text:span><text:span text:style-name="T26"> seines Daseins macht, selbst auf die Gefahr macht, daß er es dem sinnlichen Gehalt nach dadurch verschlechtern sollte. Sobald er überhaupt nur anfängt, dem Stoff</text:span><text:alphabetical-index-mark text:string-value="Stoff"/><text:span text:style-name="T26"> die Gestalt vorzuziehen und an den Schein (den er aber dafür erkennen muß) Realität zu wagen, so ist sein thierischer Kreis aufgethan, und er befindet sich auf einer Bahn, die nicht endet.</text:span></text:p>
      <text:p text:style-name="Text_20_body"><text:span text:style-name="T26">Mit dem allein nicht zufrieden, was der Natur genügt, und was das Bedürfniß fordert, verlangt er Ueberfluß; anfangs zwar bloß einen Ueberfluß des </text:span><text:span text:style-name="T28">Stoffes</text:span><text:alphabetical-index-mark text:string-value="Stoff"/><text:span text:style-name="T26">, um der Begier ihre Schranken zu verbergen, um den Genuß über das gegenwärtige Bedürfniß hinaus zu versichern, bald aber einen Ueberfluß </text:span><text:span text:style-name="T28">an dem Stoffe</text:span><text:alphabetical-index-mark text:string-value="Stoff"/><text:span text:style-name="T26">, eine ästhetische Zugabe, um auch dem Formtrieb</text:span><text:alphabetical-index-mark text:string-value="Formtrieb" text:key1="Trieb"/><text:span text:style-name="T26"> genug zu thun, um den Genuß über jedes Bedürfniß hinaus zu erweitern. Indem er bloß für einen künftigen Gebrauch Vorräthe sammelt und in der Einbildung dieselben voraus genießt, so überschreitet er zwar den jetzigen Augenblick, aber, ohne die Zeit</text:span><text:alphabetical-index-mark text:string-value="Zeit"/><text:span text:style-name="T26"> überhaupt zu überschreiten; er genießt </text:span><text:span text:style-name="T28">mehr</text:span><text:span text:style-name="T26">, aber er genießt nicht </text:span><text:span text:style-name="T28">anders</text:span><text:span text:style-name="T26">. Indem er aber zugleich die Gestalt in seinen Genuß zieht und auf die Formen der Gegenstände merkt, die seine Begierden befriedigen, hat er seinen Genuß nicht bloß dem Umfang und dem Grad nach erhöht, sondern auch der Art nach veredelt</text:span><text:alphabetical-index-mark text:string-value="veredeln" text:key1="edel"/><text:span text:style-name="T26">.</text:span></text:p>
      <text:p text:style-name="Text_20_body"><text:span text:style-name="T44">Zwar</text:span><text:span text:style-name="T26"> hat die Natur auch schon dem Vernunftlosen über die Nothdurft gegeben und in das dunkle thierische Leben einen Schimmer von </text:span><text:span text:style-name="T33">Freiheit</text:span><text:span text:style-name="T26"> </text:span><text:soft-page-break/><text:span text:style-name="T26">gestreut. Wenn den Löwen kein Hunger nagt und kein Raubthier zum Kampf herausfordert, so erschafft sich die müßige</text:span><text:span text:style-name="T26"> Stärke selbst einen Gegenstand; mit muthvollem Gebrüll erfüllt er die hallende Wüste, und in zwecklosem Aufwand genießt sich die üppige Kraft. Mit frohem Leben schwärmt</text:span><text:alphabetical-index-mark text:string-value="schw‰rmen"/><text:span text:style-name="T26"> das Insekt in dem Sonnenstrahl; auch ist es sicherlich nicht der Schrei der Begierde, den wir in dem melodischen Schlag des Singvogels hören. Unleugbar ist in diesen Bewegungen Freyheit, aber </text:span><text:span text:style-name="T60">[116]</text:span><text:span text:style-name="T26"> nicht Freyheit von dem Bedürfniß überhaupt, bloß von einem bestimmten</text:span><text:alphabetical-index-mark text:string-value="bestimmt" text:key1="bestimmen"/><text:span text:style-name="T26">, von einem äußern Bedürfniß. Das Thier </text:span><text:span text:style-name="T28">arbeitet</text:span><text:span text:style-name="T26">, wenn ein Mangel die Triebfeder seiner Thätigkeit ist, und es </text:span><text:span text:style-name="T28">spielt</text:span><text:span text:style-name="T26">, wenn der Reichthum der Kraft diese Triebfeder ist, wenn das überflüssige Leben sich selbst zur Thätigkeit stachelt. Selbst in der unbeseelten Natur zeigt sich ein solcher Luxus der Kräfte und eine Laxität der Bestimmung</text:span><text:alphabetical-index-mark text:string-value="Bestimmung"/><text:span text:style-name="T26">, die man in jenem materiellen Sinn gar wohl Spiel nennen könnte. Der Baum treibt unzählige Keime, die unentwickelt verderben</text:span><text:alphabetical-index-mark text:string-value="verderben"/><text:span text:style-name="T26">, und streckt weit mehr Wurzeln, Zweige und Blätter nach Nahrung aus, als zu Erhaltung seines Individuums und seiner Gattung verwendet werden. Was er von seiner verschwenderischen Fülle ungebraucht und ungenossen dem Elementarreich zurückgibt, das darf das Lebendige in fröhlicher Bewegung verschwelgen. So gibt uns die Natur schon in ihrem materiellen Reich ein Vorspiel des Unbegrenzten und hebt hier schon </text:span><text:span text:style-name="T28">zum Theil</text:span><text:span text:style-name="T26"> die Fesseln auf, deren sie sich im Reich der Form ganz und gar entledigt. Von dem Zwang des Bedürfnisses oder dem </text:span><text:span text:style-name="T28">physischen Ernste</text:span><text:span text:style-name="T26"> nimmt sie durch den Zwang des Ueberflusses oder das </text:span><text:span text:style-name="T28">physische Spiel</text:span><text:span text:style-name="T26"> den Uebergang zum ästhetischen Spiele, und ehe sie sich in der hohen </text:span><text:span text:style-name="T33">Freiheit</text:span><text:span text:style-name="T26"> des Schönen über die Fessel jedes Zwecks erhebt, nähert sie sich dieser Unabhängigkeit wenigstens von ferne schon in der </text:span><text:span text:style-name="T28">freien Bewegung</text:span><text:span text:style-name="T26">, die sich selbst Zweck und Mittel ist.</text:span></text:p>
      <text:p text:style-name="Text_20_body"><text:span text:style-name="T44">Wie die körperlichen Werkzeuge</text:span><text:span text:style-name="T26">, so hat in dem Menschen </text:span><text:span text:style-name="T44">auch die Einbildungskraft</text:span><text:alphabetical-index-mark text:string-value="Einbildungskraft"/><text:span text:style-name="T44"> ihre freie Bewegung</text:span><text:span text:style-name="T26"> und ihr materielles Spiel, in welchem sie, ohne alle Beziehung auf Gestalt, bloß ihrer Eigenmacht und Fessellosigkeit sich freut. Insofern sich noch gar nichts von Form in diese </text:span><text:span text:style-name="T34">Phantasiespiele</text:span><text:alphabetical-index-mark text:string-value="Phantasie"/><text:span text:style-name="T34"> </text:span><text:span text:style-name="T26">mischt und eine ungezwungene Folge von Bildern den ganzen Reiz derselben ausmacht, gehören sie, obgleich sie dem Menschen allein zukommen können, bloß zu seinem animalischen Leben und beweisen bloß seine Befreiung von jedem äußern sinnlichen Zwang, ohne noch auf </text:span><text:span text:style-name="T60">[117]</text:span><text:span text:style-name="T26"> eine selbständige bildende Kraft in ihm schließen zu lassen.</text:span><text:span text:style-name="Footnote_20_Symbol"><text:span text:style-name="T26"><text:note text:id="ftn86" text:note-class="footnote"><text:note-citation text:label="*">*</text:note-citation><text:note-body><text:p text:style-name="P21"><text:span text:style-name="T62"><text:s/></text:span><text:span text:style-name="T61">[117] </text:span><text:span text:style-name="T5">Die mehreren Spiele, welche im gemeinen Leben im Gange sind, beruhen entweder ganz und gar auf diesem Gefühle der freiem Ideenfolge, oder entlehnen doch ihren größten Reiz von demselben. So wenig es aber auch an sich selbst für eine höhere Natur beweist, und so gerne sich gerade die schlafferen Seelen diesem freien Bilderstrome zu überlassen pflegen, so ist doch eben diese Unabhängigkeit der Phantasie von äußern Eindrucken wenigstens die negative Bedingung ihres schöpferischen Vermögens. Nur indem sie sich von der Wirklichkeit losreißt, erhebt sich die bildende Kraft zum Ideale, und ehe die Imagination in ihrer produktiven Qualität nach eigenen Gesetzen handeln kann, muß sie sich schon bei ihrem reproduktiven Verfahren von fremden Gesetzen frei gemacht haben. Freilich ist von der bloßen Gesetzlosigkeit zu einer selbständigen innern Gesetzgebung noch ein sehr großer Schritt zu thun, und eine ganz neue Kraft, das Vermögen der Ideen, muß hier ins Spiel gemischt werden – aber diese Kraft kann sich nunmehr auch mit mehrerer Leichtigkeit entwickeln, da die Sinne ihr nicht entgegenwirken und das Unbestimmte wenigstens negativ an das Unendliche grenzt.</text:span></text:p></text:note-body></text:note></text:span></text:span><text:span text:style-name="Footnote_20_Symbol"><text:span text:style-name="T26"> </text:span></text:span><text:span text:style-name="T34">Von diesem </text:span><text:span text:style-name="T29">Spiel der freien Ideenfolge</text:span><text:span text:style-name="T34">, welches noch ganz </text:span><text:soft-page-break/><text:span text:style-name="T34">materieller Art ist und aus bloßen Naturgesetzen sich erklärt, macht endlich die Einbildungskraft</text:span><text:alphabetical-index-mark text:string-value="Einbildungskraft"/><text:span text:style-name="T34"> in dem Versuch einer </text:span><text:span text:style-name="T29">freien Form</text:span><text:span text:style-name="T34"> den Sprung zum ästhetischen Spiele. </text:span><text:span text:style-name="T26">Einen Sprung muß man es nennen, weil sich eine ganz neue Kraft hier in Handlung setzt; denn hier zum erstenmal mischt sich </text:span><text:span text:style-name="T34">der gesetzgebende Geist in die Handlungen eines blinden Instinktes</text:span><text:span text:style-name="T26">, unterwirft das willkürliche Verfahren der Einbildungskraft</text:span><text:alphabetical-index-mark text:string-value="Einbildungskraft"/><text:span text:style-name="T26"> seiner unveränderlichen ewigen Einheit, legt seine Selbständigkeit in das Wandelbare und seine Unendlichkeit in das Sinnliche. Aber, so lange die rohe Natur noch zu mächtig ist, die kein anderes Gesetz kennt, als rastlos von Veränderung zu Veränderung fortzueilen, wird sie durch ihre unstete Willkür</text:span><text:alphabetical-index-mark text:string-value="Willk¸r"/><text:span text:style-name="T26"> jener Nothwendigkeit, durch ihre Unruhe jener Stetigkeit, durch ihre Bedürftigkeit jener Selbständigkeit, durch ihre Ungenügsamkeit jener erhabenen Einfalt entgegenstreben. </text:span><text:span text:style-name="T34">Der ästhetische Spieltrieb</text:span><text:alphabetical-index-mark text:string-value="Spieltrieb" text:key1="Trieb"/><text:span text:style-name="T34"> wird also in seinen ersten Versuchen noch kaum zu erkennen sein, da der sinnliche mit seiner eigensinnigen Laune und seiner wilden</text:span><text:alphabetical-index-mark text:string-value="wild"/><text:span text:style-name="T34"> Begierde unaufhörlich dazwischen tritt</text:span><text:span text:style-name="T26">. Daher sehen wir den rohen </text:span><text:span text:style-name="T60">[118] </text:span><text:span text:style-name="T26">Geschmack das Neue und Ueberraschende, das Bunte, Abenteuerliche und Bizarre, das Heftige und Wilde</text:span><text:alphabetical-index-mark text:string-value="wild"/><text:span text:style-name="T26"> zuerst ergreifen und vor nichts so sehr als </text:span><text:span text:style-name="T34">vor der Einfalt und Ruhe fliehen</text:span><text:span text:style-name="T26">. Er bildet </text:span><text:span text:style-name="T34">groteske</text:span><text:span text:style-name="T26"> Gestalten, liebt rasche Uebergänge, üppige Formen, grelle Contraste, schreiende Lichter, einen pathetischen Gesang. Schon heißt ihm in dieser Epoche bloß, was ihn aufregt, was ihm Stoff</text:span><text:alphabetical-index-mark text:string-value="Stoff"/><text:span text:style-name="T26"> gibt – aber aufregt zu einem selbsttätigen Widerstand, aber Stoff</text:span><text:alphabetical-index-mark text:string-value="Stoff"/><text:span text:style-name="T26"> gibt für ein </text:span><text:span text:style-name="T28">mögliches Bilden</text:span><text:span text:style-name="T26">, denn sonst würde es selbst ihm nicht das Schöne sein. Mit der Form seiner Urtheile ist also eine merkwürdige Veränderung vorgegangen; er sucht diese Gegenstände nicht, weil sie ihm etwas zu erleiden, sondern weil sie ihm zu handeln geben; sie gefallen ihm nicht, weil sie einem Bedürfniß begegnen, sondern weil sie einem Gesetze Genüge leisten, welches, obgleich noch leise, in seinem Busen spricht.</text:span></text:p>
      <text:p text:style-name="Text_20_body"><text:span text:style-name="T44">Bald ist er nicht mehr damit zufrieden, daß ihm die Dinge gefallen</text:span><text:span text:style-name="T26">; er will selbst gefallen, anfangs zwar nur durch das, was </text:span><text:span text:style-name="T28">sein</text:span><text:span text:style-name="T26"> ist, endlich durch das, was </text:span><text:span text:style-name="T28">er</text:span><text:span text:style-name="T26"> ist. Was er besitzt, was er hervorbringt, darf nicht mehr bloß die Spuren der Dienstbarkeit, die ängstliche Form seines Zwecks an sich tragen; neben dem Dienst, zu dem es da ist, muß es zugleich den geistreichen Verstand</text:span><text:alphabetical-index-mark text:string-value="Verstand"/><text:span text:style-name="T26">, der es dachte, die liebende Hand, die es ausführte, den heitern und freien Geist, der es wählte und aufstellte, wiederscheinen. Jetzt sucht sich </text:span><text:span text:style-name="T34">der alte Germanier</text:span><text:span text:style-name="T26"> glänzendere Thierfelle, prächtigere Geweihe, zierlichere Trinkhörner aus, und </text:span><text:span text:style-name="T34">der Caledonier</text:span><text:span text:style-name="T26"> wählt die nettesten Muscheln für seine Feste. Selbst die Waffen dürfen jetzt nicht mehr bloß Gegenstände des Schreckens, sondern auch des Wohlgefallens sein, und das kunstreiche Wehrgehänge will nicht weniger bemerkt sein, als des Schwertes tödtende Schneide. </text:span><text:span text:style-name="T38">Nicht zufrieden</text:span><text:span text:style-name="T34">, einen ästhetischen Ueberfluß in das Nothwendige zu bringen, reißt sich der freiere Spieltrieb</text:span><text:alphabetical-index-mark text:string-value="Spieltrieb" text:key1="Trieb"/><text:span text:style-name="T34"> endlich ganz von den Fesseln der Nothdurft los</text:span><text:span text:style-name="T26">, und das Schöne wird für sich allein ein Objekt seines Strebens. Er </text:span><text:span text:style-name="T29">schmückt</text:span><text:span text:style-name="T26"> sich. Die </text:span><text:span text:style-name="T60">[119] </text:span><text:span text:style-name="T26">freye Lust wird in die Zahl seiner Bedürfnisse aufgenommen, und das Unnöthige ist bald der beste Theil seiner Freuden.</text:span></text:p>
      <text:p text:style-name="Text_20_body"><text:soft-page-break/><text:span text:style-name="T26">So wie sich ihm von außen her, in seiner Wohnung, seinem Hausgeräthe, seiner Bekleidung allmählich die Form nähert, so fängt sie endlich an, von ihm selbst Besitz zu nehmen und </text:span><text:span text:style-name="T44">anfangs bloß den äußern, zuletzt auch den innern Menschen zu verwandeln</text:span><text:span text:style-name="T26">. Der gesetzlose Sprung der Freude wird zum Tanz, die ungestalte Geste zu einer anmuthigen, harmonischen Geberdensprache; die verworrenen Laute der Empfindung entfalten sich, fangen an, dem Takt zu gehorchen und sich zum Gesange zu biegen. Wenn </text:span><text:span text:style-name="T34">das trojanische Heer</text:span><text:span text:style-name="T26"> mit gellendem Geschrei gleich einem Zug von Kranichen ins Schlachtfeld heranstürmt, so nähert sich das griechische demselben still und mit edlem</text:span><text:alphabetical-index-mark text:string-value="edel"/><text:span text:style-name="T26"> Schritt. </text:span><text:span text:style-name="T34">Dort sehen wir bloß den Uebermuth blinder Kräfte, hier den Sieg der Form und die simple Majestät des Gesetzes</text:span><text:span text:style-name="T26">.</text:span></text:p>
      <text:p text:style-name="Text_20_body"><text:span text:style-name="T34">Eine schönere Nothwendigkeit</text:span><text:span text:style-name="T26"> kettet jetzt die Geschlechter zusammen, und der Herzen Antheil hilft das Bündniß bewahren, das die Begierde nur launisch und wandelbar knüpft. Aus ihren düstern Fesseln entlassen, ergreift das ruhigere Auge die Gestalt, die Seele</text:span><text:alphabetical-index-mark text:string-value="Seele"/><text:span text:style-name="T26"> schaut in die Seele</text:span><text:alphabetical-index-mark text:string-value="Seele"/><text:span text:style-name="T26">, und </text:span><text:span text:style-name="T34">aus einem eigennützigen Tausche der Lust wird ein großmüthiger Wechsel der Neigung</text:span><text:span text:style-name="T26">. Die Begierde erweitert und erhebt sich zur Liebe, so wie die Menschheit</text:span><text:alphabetical-index-mark text:string-value="Menschheit"/><text:span text:style-name="T26"> in ihrem Gegenstand aufgeht, und der niedrige Vortheil über den Sinn wird verschmäht, um über den Willen einen edleren</text:span><text:alphabetical-index-mark text:string-value="edel"/><text:span text:style-name="T26"> Sieg zu erkämpfen. Das Bedürfniß, zu gefallen, unterwirft den Mächtigen des Geschmackes zartem Gericht; die Lust kann er rauben, aber die Liebe muß eine Gabe sein. Um diesen höhern Preis kann er nur durch Form, nicht durch Materie ringen. Er muß aufhören, das Gefühl als Kraft zu berühren, und als Erscheinung dem Verstand</text:span><text:alphabetical-index-mark text:string-value="Verstand"/><text:span text:style-name="T26"> gegenüber stehen; er muß </text:span><text:span text:style-name="T33">Freiheit</text:span><text:span text:style-name="T26"> lassen, weil er der </text:span><text:span text:style-name="T33">Freiheit</text:span><text:span text:style-name="T26"> gefallen will. So wie die Schönheit den Streit der Naturen in seinem einfachsten und reinsten Exempel, in dem ewigen Gegen- </text:span><text:span text:style-name="T60">[120] </text:span><text:span text:style-name="T26">Gegensatz der Geschlechter löst, so löst sie ihn – oder zielt wenigstens dahin, ihn auch </text:span><text:span text:style-name="T34">in dem verwickelten Ganzen der Gesellschaft zu lösen und nach dem Muster des freien Bundes</text:span><text:span text:style-name="T26">, den sie dort zwischen der männlichen Kraft und der weiblichen Milde knüpft, alles Sanfte und Heftige in der moralischen Welt zu versöhnen. Jetzt wird die Schwäche heilig. und die nicht gebändigte Stärke entehrt; das Unrecht der Natur wird durch die Großmuth ritterlicher Sitten verbessert. Den keine Gewalt erschrecken darf, entwaffnet die holde Röthe der Scham, und Thränen ersticken eine Rache, die kein Blut löschen konnte. Selbst der Haß merkt auf der Ehre zarte Stimme, das Schwert des Ueberwinders verschont den entwaffneten Feind, und ein gastlicher Herd raucht dem Fremdling an der gefürchteten Küste, wo ihn sonst nur der Mord empfing.</text:span></text:p>
      <text:p text:style-name="Text_20_body"><text:span text:style-name="T26">Mitten in dem furchtbaren Reich der Kräfte und mitten in dem heiligen Reich der Gesetze baut der ästhetische Bildungstrieb</text:span><text:alphabetical-index-mark text:string-value="Bildungstrieb" text:key1="Trieb"/><text:span text:style-name="T26"> unvermerkt an einem dritten, fröhlichen Reiche des Spiels und des Scheins, worin er dem Menschen die Fesseln aller Verhältnisse abnimmt und ihn von allem, was Zwang heißt, sowohl im Physischen als im Moralischen entbindet.</text:span></text:p>
      <text:p text:style-name="Text_20_body"><text:span text:style-name="T26">Wenn in dem </text:span><text:span text:style-name="T28">dynamischen</text:span><text:span text:style-name="T26"> Staat</text:span><text:alphabetical-index-mark text:string-value="Staat"/><text:span text:style-name="T26"> der Rechte der Mensch dem Menschen als Kraft begegnet und sein Wirken beschränkt – wenn er sich ihm in dem ethischen Staat</text:span><text:alphabetical-index-mark text:string-value="Staat"/><text:span text:style-name="T26"> der Pflichten mit der Majestät des Gesetzes entgegenstellt </text:span><text:soft-page-break/><text:span text:style-name="T26">und sein Wollen fesselt, so darf er ihm im Kreise des schönen Umgangs, in dem </text:span><text:span text:style-name="T28">ästhetischen</text:span><text:span text:style-name="T26"> Staat</text:span><text:alphabetical-index-mark text:string-value="Staat"/><text:span text:style-name="T26">, nur als Gestalt erscheinen, nur als Objekt des freien Spiels gegenüber stehen. </text:span><text:span text:style-name="T31">Freiheit</text:span><text:span text:style-name="T28"> zu geben durch </text:span><text:span text:style-name="T31">Freiheit</text:span><text:span text:style-name="T26"> ist das Grundgesetz dieses Reichs.</text:span></text:p>
      <text:p text:style-name="Text_20_body"><text:span text:style-name="T34">Der dynamische Staat</text:span><text:alphabetical-index-mark text:string-value="Staat"/><text:span text:style-name="T26"> kann die Gesellschaft bloß möglich machen, indem er die Natur durch Natur bezähmt; </text:span><text:span text:style-name="T34">der ethische Staat</text:span><text:alphabetical-index-mark text:string-value="Staat"/><text:span text:style-name="T26"> kann sie bloß (moralisch) nothwendig machen, indem er den einzelnen Willen dem allgemeinen</text:span><text:alphabetical-index-mark text:string-value="allgemein"/><text:span text:style-name="T26"> unterwirft; der ästhetische Staat</text:span><text:alphabetical-index-mark text:string-value="Staat"/><text:span text:style-name="T26"> allein kann sie wirklich </text:span><text:span text:style-name="T60">[121]</text:span><text:span text:style-name="T26"> machen, weil er </text:span><text:span text:style-name="T34">den Willen des Ganzen durch die Natur des Individuums vollzieht</text:span><text:span text:style-name="T26">. Wenn schon das Bedürfniß den Menschen in die Gesellschaft nöthigt und die Vernunft gesellige Grundsätze in ihm pflanzt, so kann die Schönheit allein ihm einen </text:span><text:span text:style-name="T28">geselligen Charakter</text:span><text:alphabetical-index-mark text:string-value="Charakter"/><text:span text:style-name="T26"> ertheilen. Der Geschmack allein bringt Harmonie in die Gesellschaft, weil er Harmonie in dem Individuum stiftet. Alle andern Formen der Vorstellung trennen den Menschen, weil sie sich anschließend entweder auf den sinnlichen oder auf den geistigen Theil seines Wesens gründen; nur die schöne Vorstellung macht ein Ganzes aus ihm, weil seine beiden Naturen dazu zusammenstimmen müssen. Alle andern Formen der Mittheilung trennen die Gesellschaft, weil sie sich ausschließend entweder auf die Privatempfänglichkeit oder auf die Privatfertigkeit der einzelnen Glieder, also auf das Unterscheidende</text:span><text:alphabetical-index-mark text:string-value="das Unterscheidende" text:key1="unterscheiden"/><text:span text:style-name="T26"> zwischen Menschen und Menschen, beziehen; </text:span><text:span text:style-name="T34">nur die schöne Mittheilung vereinigt die Gesellschaft, weil sie sich auf das Gemeinsame Aller bezieht</text:span><text:span text:style-name="T26">. Die Freuden der Sinne genießen wir bloß als Individuen, ohne daß die Gattung, die in uns wohnt, daran Antheil nähme; wir können also unsere sinnlichen Freuden nicht zu allgemeinen</text:span><text:alphabetical-index-mark text:string-value="allgemein"/><text:span text:style-name="T26"> erweitern, weil wir unser Individuum nicht allgemein machen können. </text:span><text:span text:style-name="T34">Die Freuden der Erkenntniß genießen wir bloß als Gattung</text:span><text:span text:style-name="T26">, und indem wir jede Spur des Individuums sorgfältig aus unserm Urtheil entfernen; wir können also unsere Vernunftfreuden nicht allgemein</text:span><text:alphabetical-index-mark text:string-value="allgemein"/><text:span text:style-name="T26"> machen, weil wir die Spuren des Individuums aus dem Urtheile Anderer nicht so, wie aus dem unsrigen, ausschließen können. </text:span><text:span text:style-name="T34">Das Schöne allein genießen wir als Individuum und als Gattung zugleich, d. h. als </text:span><text:span text:style-name="T29">Repräsentanten</text:span><text:span text:style-name="T34"> der Gattung</text:span><text:span text:style-name="T26">. Das sinnliche Gute kann nur </text:span><text:span text:style-name="T28">einen</text:span><text:span text:style-name="T26"> Glücklichen machen, da es sich auf Zueignung gründet, welche immer eine Ausschließung mit sich führt; es kann diesen Einen auch nur einseitig glücklich machen, weil die Persönlichkeit nicht daran Theil <text:s/>nimmt. Das absolut Gute kann nur unter Bedingungen glücklich machen, die allgemein</text:span><text:alphabetical-index-mark text:string-value="allgemein"/><text:span text:style-name="T26"> nicht vorauszusetzen sind; denn die </text:span><text:span text:style-name="T60">[122] </text:span><text:span text:style-name="T26">Wahrheit ist nur der Preis der Verleugnung, und an den reinen Willen glaubt nur ein reines Herz. Die Schönheit allein beglückt alle Welt, und jedes Wesen vergißt seiner Schranken, so lang es ihren Zauber erfährt.</text:span></text:p>
      <text:p text:style-name="Text_20_body"><text:span text:style-name="T34">Kein Vorzug, keine Alleinherrschaft wird geduldet, soweit der Geschmack regiert und das Reich des schönen Scheins sich verbreitet. </text:span><text:span text:style-name="T26">Dieses Reich erstreckt sich aufwärts, bis wo die Vernunft mit unbedingter Nothwendigkeit herrscht und alle Materie aufhört; es erstreckt sich niederwärts, bis wo der Naturtrieb mit blinder Nöthigung waltet und die Form noch nicht anfängt; ja selbst auf diesen äußersten Grenzen, wo die gesetzgebende Macht ihm genommen ist, läßt sich der </text:span><text:span text:style-name="T44">Geschmack</text:span><text:span text:style-name="T26"> doch die vollziehende nicht entreißen. Die ungesellige Begierde muß ihrer </text:span><text:soft-page-break/><text:span text:style-name="T26">Selbstsucht entsagen und das Angenehme, welches sonst nur die Sinne lockt, das Netz der Anmuth auch über die Geister auswerfen. Der Nothwendigkeit strenge Stimme, die Pflicht, muß ihre vorweisende Formel verändern, die nur der Widerstand rechtfertigt, und die willige Natur durch ein edleres</text:span><text:alphabetical-index-mark text:string-value="edel"/><text:span text:style-name="T26"> Zutrauen ehren. </text:span><text:span text:style-name="T34">Aus den Mysterien der Wissenschaft führt der Geschmack die Erkenntniß unter den offenen Himmel des Gemeinsinns</text:span><text:span text:style-name="Endnote_20_Symbol"><text:span text:style-name="T26"><text:note text:id="ftn87" text:note-class="endnote"><text:note-citation>78</text:note-citation><text:note-body><text:p text:style-name="Quotations"/><text:p text:style-name="Quotations"/></text:note-body></text:note></text:span></text:span><text:span text:style-name="T26"> heraus und verwandelt das Eigenthum der Schulen in ein Gemeingut der ganzen menschlichen Gesellschaft. In seinem Gebiete muß auch der mächtigste Genius sich seiner Hoheit begeben und zu dem Kindersinn vertraulich herniedersteigen. Die Kraft muß sich binden lassen durch die Huldgöttinnen und der trotzige Löwe dem Zaum eines Amors gehorchen. Dafür breitet er über das physische Bedürfniß, das in seiner nackten Gestalt die Würde</text:span><text:alphabetical-index-mark text:string-value="W¸rde"/><text:span text:style-name="T26"> freier Geister beleidigt, seinen mildernden Schleier aus und verbirgt uns die entehrende Verwandtschaft mit dem Stoff</text:span><text:alphabetical-index-mark text:string-value="Stoff"/><text:span text:style-name="T26"> in einem lieblichen Blendwerk von </text:span><text:span text:style-name="T33">Freiheit</text:span><text:span text:style-name="T26">. Beflügelt durch ihn entschwingt sich auch die kriechende Lohnkunst dem Staube, und die Fesseln der Leibeigenschaft fallen, von seinem Stabe berührt, von dem </text:span><text:span text:style-name="T44">Leblosen</text:span><text:span text:style-name="T26"> wie </text:span><text:span text:style-name="T44">von dem Lebendigen</text:span><text:span text:style-name="T26"> ab. In dem ästhetischen Staate</text:span><text:alphabetical-index-mark text:string-value="Staat"/><text:span text:style-name="T26"> ist alles </text:span><text:span text:style-name="T60">[123]</text:span><text:span text:style-name="T26"> – auch das dienende Werkzeug, ein freier Bürger</text:span><text:alphabetical-index-mark text:string-value="B¸rger"/><text:span text:style-name="T26">, der mit dem edelsten</text:span><text:alphabetical-index-mark text:string-value="edel"/><text:span text:style-name="T26"> gleiche Rechte hat, und </text:span><text:span text:style-name="T44">der Verstand</text:span><text:alphabetical-index-mark text:string-value="Verstand"/><text:span text:style-name="T26">, </text:span><text:span text:style-name="T44">der die duldende Masse</text:span><text:span text:style-name="T26"> unter seine Zwecke gewaltthätig beugt, muß sie hier um ihre Beistimmung fragen. Hier also, </text:span><text:span text:style-name="T44">in dem Reiche des ästhetischen Scheins</text:span><text:span text:style-name="T26">, wird </text:span><text:span text:style-name="T44">das Ideal der Gleichheit</text:span><text:span text:style-name="T26"> erfüllt, welches der Schwärmer</text:span><text:alphabetical-index-mark text:string-value="schw‰rmen"/><text:span text:style-name="T26"> so gern auch dem Wesen nach realisiert sehen möchte; und wenn es wahr ist, daß der schöne Ton </text:span><text:span text:style-name="T44">in der Nähe des Thrones</text:span><text:span text:style-name="T26"> am frühesten und am vollkommensten reift, so müßte man auch hier die gütige Schickung erkennen, die den Menschen oft nur deßwegen in der Wirklichkeit einzuschränken scheint, um ihn in eine idealische Welt zu treiben.</text:span></text:p>
      <text:p text:style-name="Text_20_body"><text:span text:style-name="T26">Existiert aber auch </text:span><text:span text:style-name="T44">ein solcher Staat</text:span><text:alphabetical-index-mark text:string-value="Staat"/><text:span text:style-name="T44"> des schönen Scheins</text:span><text:span text:style-name="T26">, und wo ist er zu finden? Dem Bedürfniß nach existiert er in jeder feingestimmten Seele</text:span><text:alphabetical-index-mark text:string-value="Seele"/><text:span text:style-name="T26">; der That nach möchte man ihn wohl nur, </text:span><text:span text:style-name="T44">wie die reine Kirche und die reine Republik</text:span><text:span text:style-name="T26">, in einigen wenigen auserlesenen Zirkeln finden, wo nicht die geistlose Nachahmung fremder Sitten, sondern </text:span><text:span text:style-name="T44">eigene schöne Natur</text:span><text:span text:style-name="T26"> das Betragen lenkt, wo der Mensch durch die verwickeltsten Verhältnisse </text:span><text:span text:style-name="T44">mit kühner Einfalt und ruhiger Unschuld</text:span><text:span text:style-name="T26"> geht und weder nöthig hat, fremde </text:span><text:span text:style-name="T33">Freiheit</text:span><text:span text:style-name="T26"> zu kränken, um die seinige zu behaupten, noch seine Würde</text:span><text:alphabetical-index-mark text:string-value="W¸rde"/><text:span text:style-name="T26"> wegzuwerfen, um Anmuth zu zeig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êpÂ'C0Ê‹" svg:font-family="êpÂ'C0Ê‹, Cambria"/>
    <style:font-face style:name="Helvetica-Bold" svg:font-family="Helvetica-Bold, Helvetica" style:font-family-generic="swiss"/>
    <style:font-face style:name="Calibri" svg:font-family="Calibri" style:font-pitch="variable"/>
    <style:font-face style:name="Cambria" svg:font-family="Cambria" style:font-pitch="variable"/>
    <style:font-face style:name="Courier New" svg:font-family="'Courier New'" style:font-pitch="variable"/>
    <style:font-face style:name="Lucida Grande" svg:font-family="'Lucida Grande'" style:font-pitch="variable"/>
    <style:font-face style:name="Times" svg:font-family="Times" style:font-pitch="variable"/>
    <style:font-face style:name="ＭＳ 明朝" svg:font-family="'ＭＳ 明朝'"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fr" fo:country="F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fo:color="#4f81bd" style:font-name="Calibri" fo:font-size="16pt" fo:font-weight="bold" style:letter-kerning="true"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fo:color="#4f81bd" style:font-name="Calibri" fo:font-size="14pt" fo:font-style="italic" fo:font-weight="bold" style:font-size-asian="14pt" style:font-style-asian="italic" style:font-weight-asian="bold" style:font-name-complex="Calibri"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fo:color="#4f81bd" style:font-name="Calibri" fo:font-size="13pt" fo:font-weight="bold" style:font-size-asian="13pt" style:font-weight-asian="bold" style:font-name-complex="Calibri"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color="#4f81bd" style:font-name="Calibri" fo:font-style="italic" fo:font-weight="bold" style:font-name-asian="Times New Roman" style:font-style-asian="italic" style:font-weight-asian="bold" style:font-name-complex="Times New Roman" style:font-size-complex="14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note" style:family="paragraph" style:parent-style-name="Standard" style:class="extra"/>
    <style:style style:name="Contents_20_1" style:display-name="Contents 1" style:family="paragraph" style:parent-style-name="Standard" style:next-style-name="Standard" style:class="index">
      <style:paragraph-properties fo:margin-top="0.212cm" fo:margin-bottom="0cm"/>
      <style:text-properties style:font-name="Cambria" fo:font-weight="bold" style:font-weight-asian="bold" style:font-name-complex="Cambria"/>
    </style:style>
    <style:style style:name="Contents_20_2" style:display-name="Contents 2" style:family="paragraph" style:parent-style-name="Standard" style:next-style-name="Standard" style:class="index">
      <style:paragraph-properties fo:margin="100%" fo:margin-left="0.423cm" fo:margin-right="0cm" fo:text-indent="0cm" style:auto-text-indent="false"/>
      <style:text-properties style:font-name="Cambria" fo:font-size="11pt" fo:font-weight="bold" style:font-size-asian="11pt" style:font-weight-asian="bold" style:font-name-complex="Cambria" style:font-size-complex="11pt"/>
    </style:style>
    <style:style style:name="Contents_20_3" style:display-name="Contents 3" style:family="paragraph" style:parent-style-name="Standard" style:next-style-name="Standard" style:class="index">
      <style:paragraph-properties fo:margin="100%" fo:margin-left="0.847cm" fo:margin-right="0cm" fo:text-indent="0cm" style:auto-text-indent="false"/>
      <style:text-properties style:font-name="Cambria" fo:font-size="11pt" style:font-size-asian="11pt" style:font-name-complex="Cambria" style:font-size-complex="11pt"/>
    </style:style>
    <style:style style:name="Contents_20_4" style:display-name="Contents 4" style:family="paragraph" style:parent-style-name="Standard" style:next-style-name="Standard" style:class="index">
      <style:paragraph-properties fo:margin="100%" fo:margin-left="1.27cm" fo:margin-right="0cm" fo:text-indent="0cm" style:auto-text-indent="false"/>
      <style:text-properties style:font-name="Cambria" fo:font-size="10pt" style:font-size-asian="10pt" style:font-name-complex="Cambria" style:font-size-complex="10pt"/>
    </style:style>
    <style:style style:name="Contents_20_5" style:display-name="Contents 5" style:family="paragraph" style:parent-style-name="Standard" style:next-style-name="Standard" style:class="index">
      <style:paragraph-properties fo:margin="100%" fo:margin-left="1.693cm" fo:margin-right="0cm" fo:text-indent="0cm" style:auto-text-indent="false"/>
      <style:text-properties style:font-name="Cambria" fo:font-size="10pt" style:font-size-asian="10pt" style:font-name-complex="Cambria" style:font-size-complex="10pt"/>
    </style:style>
    <style:style style:name="Contents_20_6" style:display-name="Contents 6" style:family="paragraph" style:parent-style-name="Standard" style:next-style-name="Standard" style:class="index">
      <style:paragraph-properties fo:margin="100%" fo:margin-left="2.117cm" fo:margin-right="0cm" fo:text-indent="0cm" style:auto-text-indent="false"/>
      <style:text-properties style:font-name="Cambria" fo:font-size="10pt" style:font-size-asian="10pt" style:font-name-complex="Cambria" style:font-size-complex="10pt"/>
    </style:style>
    <style:style style:name="Contents_20_7" style:display-name="Contents 7" style:family="paragraph" style:parent-style-name="Standard" style:next-style-name="Standard" style:class="index">
      <style:paragraph-properties fo:margin="100%" fo:margin-left="2.54cm" fo:margin-right="0cm" fo:text-indent="0cm" style:auto-text-indent="false"/>
      <style:text-properties style:font-name="Cambria" fo:font-size="10pt" style:font-size-asian="10pt" style:font-name-complex="Cambria" style:font-size-complex="10pt"/>
    </style:style>
    <style:style style:name="Contents_20_8" style:display-name="Contents 8" style:family="paragraph" style:parent-style-name="Standard" style:next-style-name="Standard" style:class="index">
      <style:paragraph-properties fo:margin="100%" fo:margin-left="2.963cm" fo:margin-right="0cm" fo:text-indent="0cm" style:auto-text-indent="false"/>
      <style:text-properties style:font-name="Cambria" fo:font-size="10pt" style:font-size-asian="10pt" style:font-name-complex="Cambria" style:font-size-complex="10pt"/>
    </style:style>
    <style:style style:name="Contents_20_9" style:display-name="Contents 9" style:family="paragraph" style:parent-style-name="Standard" style:next-style-name="Standard" style:class="index">
      <style:paragraph-properties fo:margin="100%" fo:margin-left="3.387cm" fo:margin-right="0cm" fo:text-indent="0cm" style:auto-text-indent="false"/>
      <style:text-properties style:font-name="Cambria" fo:font-size="10pt" style:font-size-asian="10pt" style:font-name-complex="Cambria" style:font-size-complex="10pt"/>
    </style:style>
    <style:style style:name="Endnote" style:family="paragraph" style:parent-style-name="Standard" style:class="extra"/>
    <style:style style:name="Index_20_1" style:display-name="Index 1" style:family="paragraph" style:parent-style-name="Standard" style:next-style-name="Standard" style:class="index">
      <style:paragraph-properties fo:margin="100%" fo:margin-left="0.423cm" fo:margin-right="0cm" fo:text-indent="-0.423cm" style:auto-text-indent="false"/>
      <style:text-properties style:font-name="Cambria" fo:font-size="9pt" style:font-size-asian="9pt" style:font-name-complex="Cambria" style:font-size-complex="9pt"/>
    </style:style>
    <style:style style:name="Index_20_2" style:display-name="Index 2" style:family="paragraph" style:parent-style-name="Standard" style:next-style-name="Standard" style:class="index">
      <style:paragraph-properties fo:margin="100%" fo:margin-left="0.847cm" fo:margin-right="0cm" fo:text-indent="-0.423cm" style:auto-text-indent="false"/>
      <style:text-properties style:font-name="Cambria" fo:font-size="9pt" style:font-size-asian="9pt" style:font-name-complex="Cambria" style:font-size-complex="9pt"/>
    </style:style>
    <style:style style:name="Index_20_3" style:display-name="Index 3" style:family="paragraph" style:parent-style-name="Standard" style:next-style-name="Standard" style:class="index">
      <style:paragraph-properties fo:margin="100%" fo:margin-left="1.27cm" fo:margin-right="0cm" fo:text-indent="-0.423cm" style:auto-text-indent="false"/>
      <style:text-properties style:font-name="Cambria" fo:font-size="9pt" style:font-size-asian="9pt" style:font-name-complex="Cambria" style:font-size-complex="9pt"/>
    </style:style>
    <style:style style:name="Index_20_4" style:display-name="Index 4" style:family="paragraph" style:parent-style-name="Standard" style:next-style-name="Standard">
      <style:paragraph-properties fo:margin="100%" fo:margin-left="1.693cm" fo:margin-right="0cm" fo:text-indent="-0.423cm" style:auto-text-indent="false"/>
      <style:text-properties style:font-name="Cambria" fo:font-size="9pt" style:font-size-asian="9pt" style:font-name-complex="Cambria" style:font-size-complex="9pt"/>
    </style:style>
    <style:style style:name="Index_20_5" style:display-name="Index 5" style:family="paragraph" style:parent-style-name="Standard" style:next-style-name="Standard">
      <style:paragraph-properties fo:margin="100%" fo:margin-left="2.117cm" fo:margin-right="0cm" fo:text-indent="-0.423cm" style:auto-text-indent="false"/>
      <style:text-properties style:font-name="Cambria" fo:font-size="9pt" style:font-size-asian="9pt" style:font-name-complex="Cambria" style:font-size-complex="9pt"/>
    </style:style>
    <style:style style:name="Index_20_6" style:display-name="Index 6" style:family="paragraph" style:parent-style-name="Standard" style:next-style-name="Standard">
      <style:paragraph-properties fo:margin="100%" fo:margin-left="2.54cm" fo:margin-right="0cm" fo:text-indent="-0.423cm" style:auto-text-indent="false"/>
      <style:text-properties style:font-name="Cambria" fo:font-size="9pt" style:font-size-asian="9pt" style:font-name-complex="Cambria" style:font-size-complex="9pt"/>
    </style:style>
    <style:style style:name="Index_20_7" style:display-name="Index 7" style:family="paragraph" style:parent-style-name="Standard" style:next-style-name="Standard">
      <style:paragraph-properties fo:margin="100%" fo:margin-left="2.963cm" fo:margin-right="0cm" fo:text-indent="-0.423cm" style:auto-text-indent="false"/>
      <style:text-properties style:font-name="Cambria" fo:font-size="9pt" style:font-size-asian="9pt" style:font-name-complex="Cambria" style:font-size-complex="9pt"/>
    </style:style>
    <style:style style:name="Index_20_8" style:display-name="Index 8" style:family="paragraph" style:parent-style-name="Standard" style:next-style-name="Standard">
      <style:paragraph-properties fo:margin="100%" fo:margin-left="3.387cm" fo:margin-right="0cm" fo:text-indent="-0.423cm" style:auto-text-indent="false"/>
      <style:text-properties style:font-name="Cambria" fo:font-size="9pt" style:font-size-asian="9pt" style:font-name-complex="Cambria" style:font-size-complex="9pt"/>
    </style:style>
    <style:style style:name="Index_20_9" style:display-name="Index 9" style:family="paragraph" style:parent-style-name="Standard" style:next-style-name="Standard">
      <style:paragraph-properties fo:margin="100%" fo:margin-left="3.81cm" fo:margin-right="0cm" fo:text-indent="-0.423cm" style:auto-text-indent="false"/>
      <style:text-properties style:font-name="Cambria" fo:font-size="9pt" style:font-size-asian="9pt" style:font-name-complex="Cambria" style:font-size-complex="9pt"/>
    </style:style>
    <style:style style:name="Index_20_Heading" style:display-name="Index Heading" style:family="paragraph" style:parent-style-name="Standard" style:next-style-name="Index_20_1" style:class="index">
      <style:paragraph-properties fo:margin-top="0.423cm" fo:margin-bottom="0.212cm" fo:text-align="center" style:justify-single-word="false"/>
      <style:text-properties style:font-name="Cambria" fo:font-size="13pt" fo:font-weight="bold" style:font-size-asian="13pt" style:font-weight-asian="bold" style:font-name-complex="Cambria" style:font-size-complex="13pt"/>
    </style:style>
    <style:style style:name="Normal_20__28_Web_29_" style:display-name="Normal (Web)" style:family="paragraph" style:parent-style-name="Standard">
      <style:paragraph-properties fo:margin-top="0.494cm" fo:margin-bottom="0.494cm"/>
      <style:text-properties style:font-name="Times" fo:font-size="10pt" fo:language="en" fo:country="GB" style:font-size-asian="10pt" style:font-name-complex="Times" style:font-size-complex="10pt"/>
    </style:style>
    <style:style style:name="Explorateur_20_de_20_document" style:display-name="Explorateur de document" style:family="paragraph" style:parent-style-name="Standard">
      <style:text-properties style:font-name="Lucida Grande" style:font-name-complex="Lucida Grande"/>
    </style:style>
    <style:style style:name="Révision" style:family="paragraph">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Texte_20_de_20_bulles" style:display-name="Texte de bulles" style:family="paragraph" style:parent-style-name="Standard">
      <style:text-properties style:font-name="Lucida Grande" fo:font-size="9pt" style:font-size-asian="9pt" style:font-name-complex="Lucida Grande" style:font-size-complex="9pt"/>
    </style:style>
    <style:style style:name="zenoplm0n0" style:family="paragraph" style:parent-style-name="Standard">
      <style:paragraph-properties fo:margin-top="0.494cm" fo:margin-bottom="0.494cm"/>
      <style:text-properties style:font-name="Times" fo:font-size="10pt" fo:language="en" fo:country="GB" style:font-size-asian="10pt" style:font-name-complex="Times" style:font-size-complex="10pt"/>
    </style:style>
    <style:style style:name="zenoplm4n4" style:family="paragraph" style:parent-style-name="Standard">
      <style:paragraph-properties fo:margin-top="0.494cm" fo:margin-bottom="0.494cm"/>
      <style:text-properties style:font-name="Times" fo:font-size="10pt" fo:language="en" fo:country="GB" style:font-size-asian="10pt" style:font-name-complex="Times" style:font-size-complex="10pt"/>
    </style:style>
    <style:style style:name="Paragraphe_20_de_20_liste" style:display-name="Paragraphe de liste" style:family="paragraph" style:parent-style-name="Standard">
      <style:paragraph-properties fo:margin="100%" fo:margin-left="1.27cm" fo:margin-right="0cm" fo:text-indent="0cm" style:auto-text-indent="false"/>
      <style:text-properties style:font-name="Cambria" style:font-name-asian="ＭＳ 明朝" style:font-name-complex="Times New Roman"/>
    </style:style>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2.508cm" style:type="right" style:leader-style="dotted" style:leader-text="."/>
        </style:tab-stops>
      </style:paragraph-properties>
    </style:style>
    <style:style style:name="Index_20_Separator" style:display-name="Index Separator" style:family="paragraph" style:parent-style-name="Index" style:class="index">
      <style:paragraph-properties fo:margin="100%" fo:margin-left="0cm" fo:margin-right="0cm" fo:text-indent="0cm" style:auto-text-indent="false"/>
    </style:style>
    <style:style style:name="Header_20_left" style:display-name="Header lef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WW8Num4z1" style:family="text">
      <style:text-properties style:font-name="Times New Roman" style:font-name-asian="Times New Roman" style:font-name-complex="Times New Roman"/>
    </style:style>
    <style:style style:name="WW8Num6z0" style:family="text">
      <style:text-properties style:font-name="Times New Roman" style:font-name-asian="Times New Roman" style:font-name-complex="Times New Roman"/>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18z0" style:family="text">
      <style:text-properties style:font-name="Times New Roman" style:font-name-asian="Times New Roman" style:font-name-complex="Times New Roman"/>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8z3" style:family="text">
      <style:text-properties style:font-name="Symbol" style:font-name-complex="Symbol"/>
    </style:style>
    <style:style style:name="WW8Num35z0" style:family="text">
      <style:text-properties style:font-name="Cambria" style:font-name-asian="Times New Roman" style:font-name-complex="Times New Roman"/>
    </style:style>
    <style:style style:name="WW8Num35z1" style:family="text">
      <style:text-properties style:font-name="Courier New" style:font-name-complex="Courier New"/>
    </style:style>
    <style:style style:name="WW8Num35z2" style:family="text">
      <style:text-properties style:font-name="Wingdings" style:font-name-complex="Wingdings"/>
    </style:style>
    <style:style style:name="WW8Num35z3" style:family="text">
      <style:text-properties style:font-name="Symbol" style:font-name-complex="Symbol"/>
    </style:style>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Titre_20_2_20_Car" style:display-name="Titre 2 Car" style:family="text">
      <style:text-properties fo:color="#4f81bd" style:font-name="Calibri" fo:font-size="14pt" fo:font-style="italic" fo:font-weight="bold" style:font-size-asian="14pt" style:font-style-asian="italic" style:font-weight-asian="bold" style:font-name-complex="Calibri" style:font-size-complex="14pt" style:font-style-complex="italic" style:font-weight-complex="bold"/>
    </style:style>
    <style:style style:name="Titre_20_3_20_Car" style:display-name="Titre 3 Car" style:family="text">
      <style:text-properties fo:color="#4f81bd" style:font-name="Calibri" fo:font-size="13pt" fo:font-weight="bold" style:font-size-asian="13pt" style:font-weight-asian="bold" style:font-name-complex="Calibri" style:font-size-complex="13pt" style:font-weight-complex="bold"/>
    </style:style>
    <style:style style:name="Visited_20_Internet_20_Link" style:display-name="Visited Internet Link" style:family="text">
      <style:text-properties fo:color="#800080" style:text-underline-style="solid" style:text-underline-width="auto" style:text-underline-color="font-color"/>
    </style:style>
    <style:style style:name="Titre_20_4_20_Car" style:display-name="Titre 4 Car" style:family="text">
      <style:text-properties fo:color="#4f81bd" style:font-name="Calibri" fo:font-size="12pt" fo:font-style="italic" fo:font-weight="bold" style:font-name-asian="Times New Roman" style:font-size-asian="12pt" style:font-style-asian="italic" style:font-weight-asian="bold" style:font-name-complex="Times New Roman" style:font-size-complex="14pt" style:font-weight-complex="bold"/>
    </style:style>
    <style:style style:name="Note_20_de_20_fin_20_Car" style:display-name="Note de fin Car" style:family="text">
      <style:text-properties fo:font-size="12pt" style:font-size-asian="12pt" style:font-size-complex="12pt"/>
    </style:style>
    <style:style style:name="Endnote_20_Symbol" style:display-name="Endnote Symbol" style:family="text">
      <style:text-properties style:text-position="super 58%"/>
    </style:style>
    <style:style style:name="Titre_20_1_20_Car" style:display-name="Titre 1 Car" style:family="text">
      <style:text-properties fo:color="#4f81bd" style:font-name="Calibri" fo:font-size="16pt" fo:font-weight="bold" style:letter-kerning="true" style:font-name-asian="Times New Roman" style:font-size-asian="16pt" style:font-weight-asian="bold" style:font-name-complex="Times New Roman" style:font-size-complex="16pt" style:font-weight-complex="bold"/>
    </style:style>
    <style:style style:name="lemma_5f_zeile" style:display-name="lemma_zeile" style:family="text"/>
    <style:style style:name="lemma" style:family="text"/>
    <style:style style:name="artikel" style:family="text"/>
    <style:style style:name="label" style:family="text"/>
    <style:style style:name="wortart" style:family="text"/>
    <style:style style:name="jump_5f_to_5f_top" style:display-name="jump_to_top" style:family="text"/>
    <style:style style:name="helpref" style:family="text"/>
    <style:style style:name="tz" style:family="text"/>
    <style:style style:name="font_5f_kursiv" style:display-name="font_kursiv" style:family="text"/>
    <style:style style:name="Explorateur_20_de_20_document_20_Car" style:display-name="Explorateur de document Car" style:family="text">
      <style:text-properties style:font-name="Lucida Grande" fo:font-size="12pt" style:font-size-asian="12pt" style:font-name-complex="Lucida Grande" style:font-size-complex="12pt"/>
    </style:style>
    <style:style style:name="Texte_20_de_20_bulles_20_Car" style:display-name="Texte de bulles Car" style:family="text">
      <style:text-properties style:font-name="Lucida Grande" fo:font-size="9pt" style:font-size-asian="9pt" style:font-name-complex="Lucida Grande" style:font-size-complex="9pt"/>
    </style:style>
    <style:style style:name="Line_20_numbering" style:display-name="Line numbering" style:family="text"/>
    <style:style style:name="content" style:family="text"/>
    <style:style style:name="font_5f_normal" style:display-name="font_normal" style:family="text"/>
    <style:style style:name="Référence_20_intense" style:display-name="Référence intense" style:family="text">
      <style:text-properties fo:font-variant="small-caps" fo:color="#c0504d" fo:letter-spacing="0.009cm" style:text-underline-style="solid" style:text-underline-width="auto" style:text-underline-color="font-color" fo:font-weight="bold" style:font-weight-asian="bold" style:font-weight-complex="bold"/>
    </style:style>
    <style:style style:name="Note_20_de_20_bas_20_de_20_page_20_Car" style:display-name="Note de bas de page Car" style:family="text">
      <style:text-properties fo:font-size="12pt" style:font-size-asian="12pt" style:font-size-complex="12pt"/>
    </style:style>
    <style:style style:name="dwblemmarectebase" style:family="text"/>
    <style:style style:name="dwbsenserectebase" style:family="text"/>
    <style:style style:name="dwbsenseitalicsbase" style:family="text"/>
    <style:style style:name="ref" style:family="text"/>
    <style:style style:name="dwbsensemark2rectebase" style:family="text"/>
    <style:style style:name="dwbauthorprosecapsbase" style:family="text"/>
    <style:style style:name="dwbbiblitalicsbase" style:family="text"/>
    <style:style style:name="dwbtitleitalicsbase" style:family="text"/>
    <style:style style:name="dwbrefrectebase" style:family="text"/>
    <style:style style:name="dwbdaterectebase" style:family="text"/>
    <style:style style:name="dwbsenserectesuper" style:family="text"/>
    <style:style style:name="adelungformrectebase" style:family="text"/>
    <style:style style:name="adelunglemmarectebase" style:family="text"/>
    <style:style style:name="adelungsenserectebase" style:family="text"/>
    <style:style style:name="adelungsenseitalicsbase" style:family="text"/>
    <style:style style:name="adelungparrectebase" style:family="text"/>
    <style:style style:name="adelungparitalicsbase" style:family="text"/>
    <style:style style:name="linksigle" style:family="text"/>
    <style:style style:name="adelungrefrectebase" style:family="text"/>
    <style:style style:name="adelungcolumnbreakrectenone" style:family="text"/>
    <style:style style:name="dwbaddverserectebase" style:family="text"/>
    <style:style style:name="dwbquotelinerectebase" style:family="text"/>
    <style:style style:name="dwbcolumnbreakrectenone" style:family="text"/>
    <style:style style:name="dwbsensecapsbase" style:family="text"/>
    <style:style style:name="dwbgramitalicsbase" style:family="text"/>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8Num4z1" style:num-suffix="." text:bullet-char="–">
        <style:list-level-properties text:list-level-position-and-space-mode="label-alignment">
          <style:list-level-label-alignment text:label-followed-by="listtab" fo:text-indent="-1.094cm" fo:margin-left="2.999cm"/>
        </style:list-level-properties>
        <style:text-properties style:font-name="Times New Roman"/>
      </text:list-level-style-bullet>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fo:text-indent="-0.635cm" fo:margin-left="1.27cm"/>
        </style:list-level-properties>
        <style:text-properties fo:font-family="Cambria" style:font-family-generic="roman" style:font-pitch="variable"/>
      </text:list-level-style-bullet>
      <text:list-level-style-bullet text:level="2" text:style-name="WW8Num35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3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3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3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style-name="Line_20_numbering"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49cm" fo:margin-bottom="2.49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499cm"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style:footer-style>
    </style:page-layout>
    <style:page-layout style:name="Mpm4">
      <style:page-layout-properties fo:page-width="21.001cm" fo:page-height="29.7cm" style:num-format="1" style:print-orientation="portrait" fo:margin="2.499cm"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style:header-style>
      <style:footer-style>
        <style:header-footer-properties fo:min-height="0cm"/>
      </style:footer-style>
    </style:page-layout>
    <style:page-layout style:name="Mpm5">
      <style:page-layout-properties fo:page-width="21.001cm" fo:page-height="29.7cm" style:num-format="1" style:print-orientation="portrait" fo:margin="2.501cm"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style:footer-style>
    </style:page-layout>
    <style:page-layout style:name="Mpm6">
      <style:page-layout-properties fo:page-width="21.001cm" fo:page-height="29.7cm" style:num-format="1" style:print-orientation="portrait" fo:margin-top="1.251cm" fo:margin-bottom="2.50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2.501cm"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style:header-style>
      <style:footer-style>
        <style:header-footer-properties fo:min-height="0cm"/>
      </style:footer-style>
    </style:page-layout>
    <style:page-layout style:name="Mpm8">
      <style:page-layout-properties fo:page-width="21.001cm" fo:page-height="29.7cm" style:num-format="1" style:print-orientation="portrait" fo:margin-top="1.251cm" fo:margin-bottom="2.50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bottom="1.152cm" style:dynamic-spacing="true"/>
      </style:header-style>
      <style:footer-style/>
    </style:page-layout>
    <style:page-layout style:name="Mpm9" style:page-usage="right">
      <style:page-layout-properties fo:page-width="21.001cm" fo:page-height="29.7cm" style:num-format="1" style:print-orientation="portrait" fo:margin-top="1.251cm" fo:margin-bottom="2.50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bottom="1.152cm" style:dynamic-spacing="true"/>
      </style:header-style>
      <style:footer-style/>
    </style:page-layout>
  </office:automatic-styles>
  <office:master-styles>
    <style:master-page style:name="Standard" style:page-layout-name="Mpm1"/>
    <style:master-page style:name="Endnote" style:page-layout-name="Mpm2"/>
    <style:master-page style:name="First_20_Page" style:display-name="First Page" style:page-layout-name="Mpm3" style:next-style-name="Standard">
      <style:footer>
        <text:p text:style-name="Footer"/>
      </style:footer>
    </style:master-page>
    <style:master-page style:name="Première_20_conversion_20_1" style:display-name="Première conversion 1" style:page-layout-name="Mpm4" style:next-style-name="Conversion_20_1">
      <style:header>
        <text:p text:style-name="Header"/>
      </style:header>
      <style:footer>
        <text:p text:style-name="Footer"/>
      </style:footer>
    </style:master-page>
    <style:master-page style:name="Conversion_20_1" style:display-name="Conversion 1" style:page-layout-name="Mpm1"/>
    <style:master-page style:name="Première_20_conversion_20_2" style:display-name="Première conversion 2" style:page-layout-name="Mpm4" style:next-style-name="Conversion_20_2">
      <style:header>
        <text:p text:style-name="Header"/>
      </style:header>
      <style:footer>
        <text:p text:style-name="Footer"/>
      </style:footer>
    </style:master-page>
    <style:master-page style:name="Conversion_20_2" style:display-name="Conversion 2" style:page-layout-name="Mpm1"/>
    <style:master-page style:name="Première_20_conversion_20_3" style:display-name="Première conversion 3" style:page-layout-name="Mpm5" style:next-style-name="Conversion_20_3">
      <style:footer>
        <text:p text:style-name="Footer"/>
      </style:footer>
    </style:master-page>
    <style:master-page style:name="Conversion_20_3" style:display-name="Conversion 3" style:page-layout-name="Mpm6"/>
    <style:master-page style:name="Première_20_conversion_20_4" style:display-name="Première conversion 4" style:page-layout-name="Mpm5" style:next-style-name="Conversion_20_4">
      <style:footer>
        <text:p text:style-name="Footer"/>
      </style:footer>
    </style:master-page>
    <style:master-page style:name="Conversion_20_4" style:display-name="Conversion 4" style:page-layout-name="Mpm6"/>
    <style:master-page style:name="Première_20_conversion_20_5" style:display-name="Première conversion 5" style:page-layout-name="Mpm5" style:next-style-name="Conversion_20_5">
      <style:footer>
        <text:p text:style-name="Footer"/>
      </style:footer>
    </style:master-page>
    <style:master-page style:name="Conversion_20_5" style:display-name="Conversion 5" style:page-layout-name="Mpm6"/>
    <style:master-page style:name="Première_20_conversion_20_6" style:display-name="Première conversion 6" style:page-layout-name="Mpm7" style:next-style-name="Conversion_20_6">
      <style:header>
        <text:p text:style-name="Header"/>
      </style:header>
      <style:footer>
        <text:p text:style-name="Footer"/>
      </style:footer>
    </style:master-page>
    <style:master-page style:name="Conversion_20_6" style:display-name="Conversion 6" style:page-layout-name="Mpm6"/>
    <style:master-page style:name="Première_20_conversion_20_7" style:display-name="Première conversion 7" style:page-layout-name="Mpm7" style:next-style-name="Conversion_20_7">
      <style:header>
        <text:p text:style-name="Header"/>
      </style:header>
      <style:footer>
        <text:p text:style-name="Footer"/>
      </style:footer>
    </style:master-page>
    <style:master-page style:name="Conversion_20_7" style:display-name="Conversion 7" style:page-layout-name="Mpm8">
      <style:header>
        <text:p text:style-name="Header"/>
      </style:header>
    </style:master-page>
    <style:master-page style:name="Première_20_conversion_20_8" style:display-name="Première conversion 8" style:page-layout-name="Mpm7" style:next-style-name="Conversion_20_8">
      <style:header>
        <text:p text:style-name="Header"/>
      </style:header>
      <style:footer>
        <text:p text:style-name="Footer"/>
      </style:footer>
    </style:master-page>
    <style:master-page style:name="Conversion_20_8" style:display-name="Conversion 8" style:page-layout-name="Mpm8">
      <style:header>
        <text:p text:style-name="Header"/>
      </style:header>
    </style:master-page>
    <style:master-page style:name="Première_20_conversion_20_9" style:display-name="Première conversion 9" style:page-layout-name="Mpm7" style:next-style-name="Conversion_20_9">
      <style:header>
        <text:p text:style-name="Header"/>
      </style:header>
      <style:footer>
        <text:p text:style-name="Footer"/>
      </style:footer>
    </style:master-page>
    <style:master-page style:name="Conversion_20_9" style:display-name="Conversion 9" style:page-layout-name="Mpm8">
      <style:header>
        <text:p text:style-name="Header"/>
      </style:header>
    </style:master-page>
    <style:master-page style:name="Première_20_conversion_20_10" style:display-name="Première conversion 10" style:page-layout-name="Mpm7" style:next-style-name="Conversion_20_10">
      <style:header>
        <text:p text:style-name="Header"/>
      </style:header>
      <style:footer>
        <text:p text:style-name="Footer"/>
      </style:footer>
    </style:master-page>
    <style:master-page style:name="Conversion_20_10" style:display-name="Conversion 10" style:page-layout-name="Mpm8">
      <style:header>
        <text:p text:style-name="Header"/>
      </style:header>
    </style:master-page>
    <style:master-page style:name="Première_20_conversion_20_11" style:display-name="Première conversion 11" style:page-layout-name="Mpm7" style:next-style-name="Conversion_20_11">
      <style:header>
        <text:p text:style-name="Header"/>
      </style:header>
      <style:footer>
        <text:p text:style-name="Footer"/>
      </style:footer>
    </style:master-page>
    <style:master-page style:name="Conversion_20_11" style:display-name="Conversion 11" style:page-layout-name="Mpm8">
      <style:header>
        <text:p text:style-name="Header"/>
      </style:header>
    </style:master-page>
    <style:master-page style:name="Première_20_conversion_20_12" style:display-name="Première conversion 12" style:page-layout-name="Mpm7" style:next-style-name="Conversion_20_12">
      <style:header>
        <text:p text:style-name="Header"/>
      </style:header>
      <style:footer>
        <text:p text:style-name="Footer"/>
      </style:footer>
    </style:master-page>
    <style:master-page style:name="Conversion_20_12" style:display-name="Conversion 12" style:page-layout-name="Mpm6"/>
    <style:master-page style:name="Première_20_conversion_20_13" style:display-name="Première conversion 13" style:page-layout-name="Mpm7" style:next-style-name="Conversion_20_13">
      <style:header>
        <text:p text:style-name="Header"/>
      </style:header>
      <style:footer>
        <text:p text:style-name="Footer"/>
      </style:footer>
    </style:master-page>
    <style:master-page style:name="Conversion_20_13" style:display-name="Conversion 13" style:page-layout-name="Mpm8">
      <style:header>
        <text:p text:style-name="Header"/>
      </style:header>
    </style:master-page>
    <style:master-page style:name="Première_20_conversion_20_14" style:display-name="Première conversion 14" style:page-layout-name="Mpm7" style:next-style-name="Conversion_20_14">
      <style:header>
        <text:p text:style-name="Header"/>
      </style:header>
      <style:footer>
        <text:p text:style-name="Footer"/>
      </style:footer>
    </style:master-page>
    <style:master-page style:name="Conversion_20_14" style:display-name="Conversion 14" style:page-layout-name="Mpm8">
      <style:header>
        <text:p text:style-name="Header"/>
      </style:header>
    </style:master-page>
    <style:master-page style:name="Première_20_conversion_20_15" style:display-name="Première conversion 15" style:page-layout-name="Mpm7" style:next-style-name="Conversion_20_15">
      <style:header>
        <text:p text:style-name="Header"/>
      </style:header>
      <style:footer>
        <text:p text:style-name="Footer"/>
      </style:footer>
    </style:master-page>
    <style:master-page style:name="Conversion_20_15" style:display-name="Conversion 15" style:page-layout-name="Mpm8">
      <style:header>
        <text:p text:style-name="Header"/>
      </style:header>
    </style:master-page>
    <style:master-page style:name="Première_20_conversion_20_16" style:display-name="Première conversion 16" style:page-layout-name="Mpm7" style:next-style-name="Conversion_20_16">
      <style:header>
        <text:p text:style-name="Header"/>
      </style:header>
      <style:footer>
        <text:p text:style-name="Footer"/>
      </style:footer>
    </style:master-page>
    <style:master-page style:name="Conversion_20_16" style:display-name="Conversion 16" style:page-layout-name="Mpm8">
      <style:header>
        <text:p text:style-name="Header"/>
      </style:header>
    </style:master-page>
    <style:master-page style:name="Première_20_conversion_20_17" style:display-name="Première conversion 17" style:page-layout-name="Mpm7" style:next-style-name="Conversion_20_17">
      <style:header>
        <text:p text:style-name="Header"/>
      </style:header>
      <style:footer>
        <text:p text:style-name="Footer"/>
      </style:footer>
    </style:master-page>
    <style:master-page style:name="Conversion_20_17" style:display-name="Conversion 17" style:page-layout-name="Mpm8">
      <style:header>
        <text:p text:style-name="Header"/>
      </style:header>
    </style:master-page>
    <style:master-page style:name="Première_20_conversion_20_18" style:display-name="Première conversion 18" style:page-layout-name="Mpm7" style:next-style-name="Conversion_20_18">
      <style:header>
        <text:p text:style-name="Header"/>
      </style:header>
      <style:footer>
        <text:p text:style-name="Footer"/>
      </style:footer>
    </style:master-page>
    <style:master-page style:name="Conversion_20_18" style:display-name="Conversion 18" style:page-layout-name="Mpm8">
      <style:header>
        <text:p text:style-name="Header"/>
      </style:header>
    </style:master-page>
    <style:master-page style:name="Première_20_conversion_20_19" style:display-name="Première conversion 19" style:page-layout-name="Mpm7" style:next-style-name="Conversion_20_19">
      <style:header>
        <text:p text:style-name="Header"/>
      </style:header>
      <style:footer>
        <text:p text:style-name="Footer"/>
      </style:footer>
    </style:master-page>
    <style:master-page style:name="Conversion_20_19" style:display-name="Conversion 19" style:page-layout-name="Mpm9" style:next-style-name="Conversion_20_20">
      <style:header>
        <text:p text:style-name="Header"><text:tab/><text:tab/>schiller/aesterz/1</text:p>
        <text:p text:style-name="Header"><text:tab/><text:tab/>Page <text:page-number text:select-page="current">97</text:page-number> sur <text:page-count style:num-format="1">87</text:page-count></text:p>
        <text:p text:style-name="Header"/>
      </style:header>
      <style:header-left>
        <text:p text:style-name="Header_20_left"/>
      </style:header-left>
    </style:master-page>
    <style:master-page style:name="Première_20_conversion_20_20" style:display-name="Première conversion 20" style:page-layout-name="Mpm7" style:next-style-name="Conversion_20_20">
      <style:header>
        <text:p text:style-name="Header"/>
      </style:header>
      <style:footer>
        <text:p text:style-name="Footer"/>
      </style:footer>
    </style:master-page>
    <style:master-page style:name="Conversion_20_20" style:display-name="Conversion 20" style:page-layout-name="Mpm8">
      <style:header>
        <text:p text:style-name="Header"><text:tab/><text:tab/>schiller/aesterz/1</text:p>
        <text:p text:style-name="Header"><text:tab/><text:tab/>Page <text:page-number text:select-page="current">98</text:page-number> sur <text:page-count style:num-format="1">87</text:page-count></text:p>
        <text:p text:style-name="Header"/>
      </style:header>
    </style:master-page>
    <style:master-page style:name="Première_20_conversion_20_21" style:display-name="Première conversion 21" style:page-layout-name="Mpm7" style:next-style-name="Conversion_20_21">
      <style:header>
        <text:p text:style-name="Header"/>
      </style:header>
      <style:footer>
        <text:p text:style-name="Footer"/>
      </style:footer>
    </style:master-page>
    <style:master-page style:name="Conversion_20_21" style:display-name="Conversion 21" style:page-layout-name="Mpm8">
      <style:header>
        <text:p text:style-name="Header"><text:tab/><text:tab/>schiller/aesterz/1</text:p>
        <text:p text:style-name="Header"><text:tab/><text:tab/>Page <text:page-number text:select-page="current">112</text:page-number> sur <text:page-count style:num-format="1">87</text:page-count></text:p>
        <text:p text:style-name="Header"/>
      </style:header>
    </style:master-page>
    <style:master-page style:name="Première_20_conversion_20_22" style:display-name="Première conversion 22" style:page-layout-name="Mpm7" style:next-style-name="Conversion_20_22">
      <style:header>
        <text:p text:style-name="Header"/>
      </style:header>
      <style:footer>
        <text:p text:style-name="Footer"/>
      </style:footer>
    </style:master-page>
    <style:master-page style:name="Conversion_20_22" style:display-name="Conversion 22" style:page-layout-name="Mpm8">
      <style:header>
        <text:p text:style-name="Header"><text:tab/><text:tab/>schiller/aesterz/1</text:p>
        <text:p text:style-name="Header"><text:tab/><text:tab/>Page <text:page-number text:select-page="current">124</text:page-number> sur <text:page-count style:num-format="1">87</text:page-count></text:p>
        <text:p text:style-name="Header"/>
      </style:header>
    </style:master-page>
    <style:master-page style:name="Première_20_conversion_20_23" style:display-name="Première conversion 23" style:page-layout-name="Mpm7" style:next-style-name="Conversion_20_23">
      <style:header>
        <text:p text:style-name="Header"/>
      </style:header>
      <style:footer>
        <text:p text:style-name="Footer"/>
      </style:footer>
    </style:master-page>
    <style:master-page style:name="Conversion_20_23" style:display-name="Conversion 23"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riedrich Schiller</dc:title>
    <meta:initial-creator>Anne LAGNY</meta:initial-creator>
    <meta:creation-date>2005-03-07T13:19:00</meta:creation-date>
    <dc:creator>Maud Ingarao</dc:creator>
    <dc:date>2013-11-18T17:23:27</dc:date>
    <meta:print-date>2012-11-07T08:29:00</meta:print-date>
    <meta:editing-cycles>114</meta:editing-cycles>
    <meta:editing-duration>P4DT19H12M5S</meta:editing-duration>
    <meta:generator>LibreOffice/3.5$Linux_x86 LibreOffice_project/350m1$Build-2</meta:generator>
    <meta:document-statistic meta:table-count="0" meta:image-count="0" meta:object-count="0" meta:page-count="87" meta:paragraph-count="258" meta:word-count="34833" meta:character-count="223740" meta:non-whitespace-character-count="190020"/>
    <meta:user-defined meta:name="Info 1"/>
    <meta:user-defined meta:name="Info 2"/>
    <meta:user-defined meta:name="Info 3"/>
    <meta:user-defined meta:name="Info 4"/>
  </office:meta>
</office:document-meta>
</file>